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5.08mm" fo:break-before="auto" style:use-optimal-row-height="false"/>
    </style:style>
    <style:style style:name="ro12" style:family="table-row">
      <style:table-row-properties style:row-height="18.71mm" fo:break-before="auto" style:use-optimal-row-height="tru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10mm" fo:break-before="auto" style:use-optimal-row-height="true"/>
    </style:style>
    <style:style style:name="ro15" style:family="table-row">
      <style:table-row-properties style:row-height="14.8mm" fo:break-before="auto" style:use-optimal-row-height="true"/>
    </style:style>
    <style:style style:name="ro16" style:family="table-row">
      <style:table-row-properties style:row-height="5.63mm" fo:break-before="auto" style:use-optimal-row-height="true"/>
    </style:style>
    <style:style style:name="ro17" style:family="table-row">
      <style:table-row-properties style:row-height="10.57mm" fo:break-before="auto" style:use-optimal-row-height="true"/>
    </style:style>
    <style:style style:name="ro18" style:family="table-row">
      <style:table-row-properties style:row-height="6.35mm" fo:break-before="auto" style:use-optimal-row-height="false"/>
    </style:style>
    <style:style style:name="ro19" style:family="table-row">
      <style:table-row-properties style:row-height="6mm" fo:break-before="auto" style:use-optimal-row-height="true"/>
    </style:style>
    <style:style style:name="ro20" style:family="table-row">
      <style:table-row-properties style:row-height="4.52mm" fo:break-before="auto" style:use-optimal-row-height="false"/>
    </style:style>
    <style:style style:name="ro21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padding="0.71mm" style:vertical-align="top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1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>
      <style:table-cell-properties fo:background-color="transparent" fo:padding="0.71mm"/>
    </style:style>
    <style:style style:name="ce17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5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1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2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2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3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3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3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89, C9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29]=&quot;Power board&quot;;[.B29]*2;[.B29])" office:value-type="float" office:value="2" calcext:value-type="float">
            <text:p>2</text:p>
          </table:table-cell>
          <table:table-cell table:style-name="ce18" office:value-type="string" calcext:value-type="string">
            <text:p>2326151</text:p>
          </table:table-cell>
          <table:table-cell table:style-name="ce30" office:value-type="string" calcext:value-type="string">
            <text:p>EEE1HA220WAP</text:p>
          </table:table-cell>
          <table:table-cell table:style-name="ce66" office:value-type="float" office:value="0.341" calcext:value-type="float">
            <text:p>0,3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93-9884-1-ND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47-UWT1H220MCL6GS</text:p>
          </table:table-cell>
          <table:table-cell table:style-name="ce92" office:value-type="float" office:value="0.339" calcext:value-type="float">
            <text:p>0,33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20-2009</text:p>
          </table:table-cell>
          <table:table-cell table:style-name="ce110" office:value-type="string" calcext:value-type="string">
            <text:p>UWT1H220MCL1GB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UWT1H220MCL6GS</text:p>
          </table:table-cell>
          <table:table-cell table:style-name="ce66" office:value-type="float" office:value="0.009314" calcext:value-type="float">
            <text:p>0,00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9]&lt;&gt;&quot;&quot;;&quot;&quot;;[.G29])" office:value-type="float" office:value="2" calcext:value-type="float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 calcext:value-type="currency">
            <text:p>0,00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9]*[.AC29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n3 50V X7R or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60, C61, C67, C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]=&quot;Power board&quot;;[.B30]*2;[.B30])" office:value-type="float" office:value="8" calcext:value-type="float">
            <text:p>8</text:p>
          </table:table-cell>
          <table:table-cell table:style-name="ce58" office:value-type="float" office:value="1759291" calcext:value-type="float">
            <text:p>1759291</text:p>
          </table:table-cell>
          <table:table-cell table:style-name="ce64" office:value-type="string" calcext:value-type="string">
            <text:p>MC0805B332K101CT</text:p>
          </table:table-cell>
          <table:table-cell table:style-name="ce67" office:value-type="float" office:value="0.0145" calcext:value-type="float">
            <text:p>0,01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332KBANNNC</text:p>
          </table:table-cell>
          <table:table-cell table:style-name="ce93" office:value-type="float" office:value="0.045" calcext:value-type="float">
            <text:p>0,045</text:p>
          </table:table-cell>
          <table:table-cell table:style-name="ce101"/>
          <table:table-cell table:style-name="ce86" office:value-type="string" calcext:value-type="string">
            <text:p>C0805C332K5RAC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/>
          <table:table-cell table:style-name="ce86" office:value-type="string" calcext:value-type="string">
            <text:p>237-7009</text:p>
          </table:table-cell>
          <table:table-cell table:style-name="ce86" office:value-type="string" calcext:value-type="string">
            <text:p>GRM216R71H332KA01D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332KBANNNC</text:p>
          </table:table-cell>
          <table:table-cell table:style-name="ce125" office:value-type="float" office:value="0.0069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0]&lt;&gt;&quot;&quot;;&quot;&quot;;[.G30])" office:value-type="float" office:value="8" calcext:value-type="float">
            <text:p>8</text:p>
          </table:table-cell>
          <table:table-cell table:style-name="ce144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1" table:formula="of:=IF([.G30]&lt;&gt;&quot;&quot;;MIN([.J30];[.M30];[.P30];[.T30];[.W30]);&quot;&quot;)" office:value-type="currency" office:currency="EUR" office:value="0.0069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30]*[.AC30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]=&quot;Power board&quot;;[.B31]*2;[.B3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87, C9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2]=&quot;Power board&quot;;[.B32]*2;[.B3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1:.G32])" office:value-type="float" office:value="4" calcext:value-type="float">
            <text:p>4</text:p>
          </table:table-cell>
          <table:table-cell table:style-name="ce18" office:value-type="float" office:value="2470492" calcext:value-type="float">
            <text:p>2470492</text:p>
          </table:table-cell>
          <table:table-cell table:style-name="ce30" office:value-type="string" calcext:value-type="string">
            <text:p>GRM21BR71H474KA88L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21B474KBFNFNE</text:p>
          </table:table-cell>
          <table:table-cell table:style-name="ce92" office:value-type="float" office:value="0.139" calcext:value-type="float">
            <text:p>0,139</text:p>
          </table:table-cell>
          <table:table-cell table:style-name="ce100"/>
          <table:table-cell table:style-name="ce85" office:value-type="string" calcext:value-type="string">
            <text:p>C0805C474K5RACTU</text:p>
          </table:table-cell>
          <table:table-cell table:style-name="ce92" office:value-type="float" office:value="0.103" calcext:value-type="float">
            <text:p>0,103</text:p>
          </table:table-cell>
          <table:table-cell table:style-name="ce100"/>
          <table:table-cell table:style-name="ce110" office:value-type="string" calcext:value-type="string">
            <text:p>766-1053</text:p>
          </table:table-cell>
          <table:table-cell table:style-name="ce110" office:value-type="string" calcext:value-type="string">
            <text:p>CL21B474KBF4PNG</text:p>
          </table:table-cell>
          <table:table-cell table:style-name="ce92" office:value-type="float" office:value="0.085" calcext:value-type="float">
            <text:p>0,08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474KBFNNNG</text:p>
          </table:table-cell>
          <table:table-cell table:style-name="ce66" office:value-type="float" office:value="0.0153" calcext:value-type="float">
            <text:p>0,015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4" calcext:value-type="float">
            <text:p>4</text:p>
          </table:table-cell>
          <table:table-cell table:style-name="ce143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0" table:formula="of:=IF([.G33]&lt;&gt;&quot;&quot;;MIN([.J33];[.M33];[.P33];[.T33];[.W33]);&quot;&quot;)" office:value-type="currency" office:currency="EUR" office:value="0.0153" calcext:value-type="currency">
            <text:p>0,01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33]*[.AC33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34]&lt;&gt;&quot;&quot;;MIN([.J34];[.M34];[.P34];[.T34];[.W34]);&quot;&quot;)">
            <text:p/>
          </table:table-cell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4, C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5]=&quot;Power board&quot;;[.B35]*2;[.B35])" office:value-type="float" office:value="4" calcext:value-type="float">
            <text:p>4</text:p>
          </table:table-cell>
          <table:table-cell table:style-name="ce18" office:value-type="float" office:value="1759217" calcext:value-type="float">
            <text:p>1759217</text:p>
          </table:table-cell>
          <table:table-cell table:style-name="ce30" office:value-type="string" calcext:value-type="string">
            <text:p>MC0805N471J500CT</text:p>
          </table:table-cell>
          <table:table-cell table:style-name="ce66" office:value-type="float" office:value="0.0233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471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A471J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78-700</text:p>
          </table:table-cell>
          <table:table-cell table:style-name="ce110" office:value-type="string" calcext:value-type="string">
            <text:p>0805CG471J9BB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L21C471JBANNNC</text:p>
          </table:table-cell>
          <table:table-cell table:style-name="ce66" office:value-type="float" office:value="0.00915" calcext:value-type="float">
            <text:p>0,009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5]&lt;&gt;&quot;&quot;;&quot;&quot;;[.G35])" office:value-type="float" office:value="4" calcext:value-type="float">
            <text:p>4</text:p>
          </table:table-cell>
          <table:table-cell table:style-name="ce143" table:formula="of:=IF([.AB35]=[.J35];&quot;Farnell&quot;; IF([.AB35]=[.M35]; &quot;Digikey&quot;; IF([.AB35]=[.P35]; &quot;Mouser&quot;; IF([.AB35]=[.T35]; &quot;RS&quot;; IF([.AB35]=[.W35]; &quot;TME&quot;)))))" office:value-type="string" office:string-value="TME" calcext:value-type="string">
            <text:p>TME</text:p>
          </table:table-cell>
          <table:table-cell table:style-name="ce150" table:formula="of:=IF([.G35]&lt;&gt;&quot;&quot;;MIN([.J35];[.M35];[.P35];[.T35];[.W35]);&quot;&quot;)" office:value-type="currency" office:currency="EUR" office:value="0.00915" calcext:value-type="currency">
            <text:p>0,00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5]*[.AC35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33, C14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6]=&quot;Power board&quot;;[.B36]*2;[.B3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7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7]=&quot;Power board&quot;;[.B37]*2;[.B3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:.G37])" office:value-type="float" office:value="3" calcext:value-type="float">
            <text:p>3</text:p>
          </table:table-cell>
          <table:table-cell table:style-name="ce58" office:value-type="float" office:value="2496983" calcext:value-type="float">
            <text:p>2496983</text:p>
          </table:table-cell>
          <table:table-cell table:style-name="ce64" office:value-type="string" calcext:value-type="string">
            <text:p>0805B473K500CT</text:p>
          </table:table-cell>
          <table:table-cell table:style-name="ce67" office:value-type="float" office:value="0.0232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473KBC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C473K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91-303</text:p>
          </table:table-cell>
          <table:table-cell table:style-name="ce86" office:value-type="string" calcext:value-type="string">
            <text:p>08055C473KAT2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C0805KRX7R9473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8]&lt;&gt;&quot;&quot;;&quot;&quot;;[.G38])" office:value-type="float" office:value="3" calcext:value-type="float">
            <text:p>3</text:p>
          </table:table-cell>
          <table:table-cell table:style-name="ce144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1" table:formula="of:=IF([.G38]&lt;&gt;&quot;&quot;;MIN([.J38];[.M38];[.P38];[.T38];[.W38]);&quot;&quot;)" office:value-type="currency" office:currency="EUR" office:value="0.0082" calcext:value-type="currency">
            <text:p>0,008 €</text:p>
          </table:table-cell>
          <table:table-cell table:style-name="ce144" office:value-type="float" office:value="3" calcext:value-type="float">
            <text:p>3</text:p>
          </table:table-cell>
          <table:table-cell table:style-name="ce163" table:formula="of:=[.AB38]*[.AC38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400V Polyester Film</text:p>
          </table:table-cell>
          <table:table-cell table:style-name="ce31" office:value-type="string" calcext:value-type="string">
            <text:p>THT <text:s text:c="2"/>R=7,5mm</text:p>
          </table:table-cell>
          <table:table-cell table:style-name="ce46" office:value-type="string" calcext:value-type="string">
            <text:p>C7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]=&quot;Power board&quot;;[.B40]*2;[.B40])" office:value-type="float" office:value="1" calcext:value-type="float">
            <text:p>1</text:p>
          </table:table-cell>
          <table:table-cell table:style-name="ce58" office:value-type="float" office:value="2468839" calcext:value-type="float">
            <text:p>2468839</text:p>
          </table:table-cell>
          <table:table-cell table:style-name="ce64" office:value-type="string" calcext:value-type="string">
            <text:p>B32520E6473K000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668-9993</text:p>
          </table:table-cell>
          <table:table-cell table:style-name="ce86" office:value-type="string" calcext:value-type="string">
            <text:p>B32520C6473K189</text:p>
          </table:table-cell>
          <table:table-cell table:style-name="ce93" office:value-type="float" office:value="0.241" calcext:value-type="float">
            <text:p>0,24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40]" office:value-type="float" office:value="1" calcext:value-type="float">
            <text:p>1</text:p>
          </table:table-cell>
          <table:table-cell table:style-name="ce101"/>
          <table:table-cell table:style-name="ce144" table:formula="of:=IF([.AB40]=[.J40];&quot;Farnell&quot;; IF([.AB40]=[.M40]; &quot;Digikey&quot;; IF([.AB40]=[.P40]; &quot;Mouser&quot;; IF([.AB40]=[.T40]; &quot;RS&quot;; IF([.AB40]=[.W40]; &quot;TME&quot;)))))" office:value-type="string" office:string-value="RS" calcext:value-type="string">
            <text:p>RS</text:p>
          </table:table-cell>
          <table:table-cell table:style-name="ce151" table:formula="of:=IF([.G40]&lt;&gt;&quot;&quot;;MIN([.J40];[.M40];[.P40];[.T40];[.W40]);&quot;&quot;)" office:value-type="currency" office:currency="EUR" office:value="0.241" calcext:value-type="currency">
            <text:p>0,241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0]*[.AC40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34, C4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1]=&quot;Power board&quot;;[.B41]*2;[.B41])" office:value-type="float" office:value="4" calcext:value-type="float">
            <text:p>4</text:p>
          </table:table-cell>
          <table:table-cell table:style-name="ce18" office:value-type="string" calcext:value-type="string">
            <text:p>1414692</text:p>
          </table:table-cell>
          <table:table-cell table:style-name="ce30" office:value-type="string" calcext:value-type="string">
            <text:p>C0805C470J5GACTU</text:p>
          </table:table-cell>
          <table:table-cell table:style-name="ce66" office:value-type="float" office:value="0.0284" calcext:value-type="float">
            <text:p>0,028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470JBANNNC</text:p>
          </table:table-cell>
          <table:table-cell table:style-name="ce92" office:value-type="float" office:value="0.043" calcext:value-type="float">
            <text:p>0,043</text:p>
          </table:table-cell>
          <table:table-cell table:style-name="ce100"/>
          <table:table-cell table:style-name="ce85" office:value-type="string" calcext:value-type="string">
            <text:p>C0805C470J5GACTU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110" office:value-type="string" calcext:value-type="string">
            <text:p>264-4270</text:p>
          </table:table-cell>
          <table:table-cell table:style-name="ce110" office:value-type="string" calcext:value-type="string">
            <text:p>C0805C470J5GACTU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C0805JRNPO9470</text:p>
          </table:table-cell>
          <table:table-cell table:style-name="ce66" office:value-type="float" office:value="0.007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41]&lt;&gt;&quot;&quot;;&quot;&quot;;[.G41])" office:value-type="float" office:value="4" calcext:value-type="float">
            <text:p>4</text:p>
          </table:table-cell>
          <table:table-cell table:style-name="ce143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0" table:formula="of:=IF([.G41]&lt;&gt;&quot;&quot;;MIN([.J41];[.M41];[.P41];[.T41];[.W41]);&quot;&quot;)" office:value-type="currency" office:currency="EUR" office:value="0.0074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41]*[.AC41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10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2]=&quot;Power board&quot;;[.B42]*2;[.B42])" office:value-type="float" office:value="1" calcext:value-type="float">
            <text:p>1</text:p>
          </table:table-cell>
          <table:table-cell table:style-name="ce58" office:value-type="float" office:value="9695850" calcext:value-type="float">
            <text:p>9695850</text:p>
          </table:table-cell>
          <table:table-cell table:style-name="ce64" office:value-type="string" calcext:value-type="string">
            <text:p>EEEFK1V470P</text:p>
          </table:table-cell>
          <table:table-cell table:style-name="ce67" office:value-type="float" office:value="0.493" calcext:value-type="float">
            <text:p>0,49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EFK1V470P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EEEFK1V470P</text:p>
          </table:table-cell>
          <table:table-cell table:style-name="ce93" office:value-type="float" office:value="0.443" calcext:value-type="float">
            <text:p>0,443</text:p>
          </table:table-cell>
          <table:table-cell table:style-name="ce101"/>
          <table:table-cell table:style-name="ce86" office:value-type="string" calcext:value-type="string">
            <text:p>565-623</text:p>
          </table:table-cell>
          <table:table-cell table:style-name="ce86" office:value-type="string" calcext:value-type="string">
            <text:p>EEEFK1V470AP</text:p>
          </table:table-cell>
          <table:table-cell table:style-name="ce93" office:value-type="float" office:value="0.165" calcext:value-type="float">
            <text:p>0,16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EEEFK1V470P</text:p>
          </table:table-cell>
          <table:table-cell table:style-name="ce125" office:value-type="float" office:value="0.1572" calcext:value-type="float">
            <text:p>0,157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42]&lt;&gt;&quot;&quot;;&quot;&quot;;[.G42])" office:value-type="float" office:value="1" calcext:value-type="float">
            <text:p>1</text:p>
          </table:table-cell>
          <table:table-cell table:style-name="ce144" table:formula="of:=IF([.AB42]=[.J42];&quot;Farnell&quot;; IF([.AB42]=[.M42]; &quot;Digikey&quot;; IF([.AB42]=[.P42]; &quot;Mouser&quot;; IF([.AB42]=[.T42]; &quot;RS&quot;; IF([.AB42]=[.W42]; &quot;TME&quot;)))))" office:value-type="string" office:string-value="TME" calcext:value-type="string">
            <text:p>TME</text:p>
          </table:table-cell>
          <table:table-cell table:style-name="ce151" table:formula="of:=IF([.G42]&lt;&gt;&quot;&quot;;MIN([.J42];[.M42];[.P42];[.T42];[.W42]);&quot;&quot;)" office:value-type="currency" office:currency="EUR" office:value="0.1572" calcext:value-type="currency">
            <text:p>0,15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42]*[.AC42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3]=&quot;Power board&quot;;[.B43]*2;[.B43])" office:value-type="float" office:value="2" calcext:value-type="float">
            <text:p>2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2" calcext:value-type="float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43]*[.AC43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<text:span text:style-name="T1"> 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, C2, C4, C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4]=&quot;Power board&quot;;[.B44]*2;[.B44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 <text:span text:style-name="T1">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88, C91, C93, C9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5]=&quot;Power board&quot;;[.B45]*2;[.B45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4:.G45])" office:value-type="float" office:value="12" calcext:value-type="float">
            <text:p>12</text:p>
          </table:table-cell>
          <table:table-cell table:style-name="ce58" office:value-type="string" calcext:value-type="string">
            <text:p>1759293</text:p>
          </table:table-cell>
          <table:table-cell table:style-name="ce64" office:value-type="string" calcext:value-type="string">
            <text:p>MC0805B472K101CT</text:p>
          </table:table-cell>
          <table:table-cell table:style-name="ce67" office:value-type="float" office:value="0.0188" calcext:value-type="float">
            <text:p>0,01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472KCA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GRM21AR72D472KW01D</text:p>
          </table:table-cell>
          <table:table-cell table:style-name="ce93" office:value-type="float" office:value="0.05" calcext:value-type="float">
            <text:p>0,050</text:p>
          </table:table-cell>
          <table:table-cell table:style-name="ce101"/>
          <table:table-cell table:style-name="ce86" office:value-type="string" calcext:value-type="string">
            <text:p>698-3364</text:p>
          </table:table-cell>
          <table:table-cell table:style-name="ce86" office:value-type="string" calcext:value-type="string">
            <text:p>08051C472KAZ2A</text:p>
          </table:table-cell>
          <table:table-cell table:style-name="ce93" office:value-type="float" office:value="0.036" calcext:value-type="float">
            <text:p>0,036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B472KCANNNC</text:p>
          </table:table-cell>
          <table:table-cell table:style-name="ce125" office:value-type="float" office:value="0.0063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6]&lt;&gt;&quot;&quot;;&quot;&quot;;[.G46])" office:value-type="float" office:value="12" calcext:value-type="float">
            <text:p>12</text:p>
          </table:table-cell>
          <table:table-cell table:style-name="ce144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51" table:formula="of:=IF([.G46]&lt;&gt;&quot;&quot;;MIN([.J46];[.M46];[.P46];[.T46];[.W46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46]*[.AC4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8]=&quot;Power board&quot;;[.B48]*2;[.B4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9]=&quot;Power board&quot;;[.B49]*2;[.B4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8:.G49])" office:value-type="float" office:value="3" calcext:value-type="float">
            <text:p>3</text:p>
          </table:table-cell>
          <table:table-cell table:style-name="ce58" office:value-type="string" calcext:value-type="string">
            <text:p>1457428</text:p>
          </table:table-cell>
          <table:table-cell table:style-name="ce64" office:value-type="string" calcext:value-type="string">
            <text:p>T491A475K016AT</text:p>
          </table:table-cell>
          <table:table-cell table:style-name="ce67" office:value-type="float" office:value="0.238" calcext:value-type="float">
            <text:p>0,23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475K010AT</text:p>
          </table:table-cell>
          <table:table-cell table:style-name="ce93" office:value-type="float" office:value="0.31" calcext:value-type="float">
            <text:p>0,310</text:p>
          </table:table-cell>
          <table:table-cell table:style-name="ce101"/>
          <table:table-cell table:style-name="ce86" office:value-type="string" calcext:value-type="string">
            <text:p>T491A475K010AT</text:p>
          </table:table-cell>
          <table:table-cell table:style-name="ce93" office:value-type="float" office:value="0.299" calcext:value-type="float">
            <text:p>0,299</text:p>
          </table:table-cell>
          <table:table-cell table:style-name="ce101"/>
          <table:table-cell table:style-name="ce86" office:value-type="string" calcext:value-type="string">
            <text:p>538-2341</text:p>
          </table:table-cell>
          <table:table-cell table:style-name="ce86" office:value-type="string" calcext:value-type="string">
            <text:p>T491A475K016AT</text:p>
          </table:table-cell>
          <table:table-cell table:style-name="ce93" office:value-type="float" office:value="0.179" calcext:value-type="float">
            <text:p>0,1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475M010AT</text:p>
          </table:table-cell>
          <table:table-cell table:style-name="ce125" office:value-type="float" office:value="0.128" calcext:value-type="float">
            <text:p>0,128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50]&lt;&gt;&quot;&quot;;&quot;&quot;;[.G50])" office:value-type="float" office:value="3" calcext:value-type="float">
            <text:p>3</text:p>
          </table:table-cell>
          <table:table-cell table:style-name="ce144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1" table:formula="of:=IF([.G50]&lt;&gt;&quot;&quot;;MIN([.J50];[.M50];[.P50];[.T50];[.W50]);&quot;&quot;)" office:value-type="currency" office:currency="EUR" office:value="0.128" calcext:value-type="currency">
            <text:p>0,128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50]*[.AC50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u7 100V X7R</text:p>
          </table:table-cell>
          <table:table-cell table:style-name="ce31" office:value-type="string" calcext:value-type="string">
            <text:p>1210, 100V, X7R</text:p>
          </table:table-cell>
          <table:table-cell table:style-name="ce46" office:value-type="string" calcext:value-type="string">
            <text:p>C5, 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52]=&quot;Power board&quot;;[.B52]*2;[.B52])" office:value-type="float" office:value="4" calcext:value-type="float">
            <text:p>4</text:p>
          </table:table-cell>
          <table:table-cell table:style-name="ce58" office:value-type="string" calcext:value-type="string">
            <text:p>2211140</text:p>
          </table:table-cell>
          <table:table-cell table:style-name="ce64" office:value-type="string" calcext:value-type="string">
            <text:p>CGA6M3X7S2A475K200AB</text:p>
          </table:table-cell>
          <table:table-cell table:style-name="ce67" office:value-type="float" office:value="1.56" calcext:value-type="float">
            <text:p>1,5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4" calcext:value-type="float">
            <text:p>1,240</text:p>
          </table:table-cell>
          <table:table-cell table:style-name="ce101"/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5" calcext:value-type="float">
            <text:p>1,250</text:p>
          </table:table-cell>
          <table:table-cell table:style-name="ce101"/>
          <table:table-cell table:style-name="ce86" office:value-type="string" calcext:value-type="string">
            <text:p>915-5415</text:p>
          </table:table-cell>
          <table:table-cell table:style-name="ce86" office:value-type="string" calcext:value-type="string">
            <text:p>CGA6M3X7S2A475K200AB</text:p>
          </table:table-cell>
          <table:table-cell table:style-name="ce93" office:value-type="float" office:value="0.686" calcext:value-type="float">
            <text:p>0,68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2]&lt;&gt;&quot;&quot;;&quot;&quot;;[.G52])" office:value-type="float" office:value="4" calcext:value-type="float">
            <text:p>4</text:p>
          </table:table-cell>
          <table:table-cell table:style-name="ce144" table:formula="of:=IF([.AB52]=[.J52];&quot;Farnell&quot;; IF([.AB52]=[.M52]; &quot;Digikey&quot;; IF([.AB52]=[.P52]; &quot;Mouser&quot;; IF([.AB52]=[.T52]; &quot;RS&quot;; IF([.AB52]=[.W52]; &quot;TME&quot;)))))" office:value-type="string" office:string-value="RS" calcext:value-type="string">
            <text:p>RS</text:p>
          </table:table-cell>
          <table:table-cell table:style-name="ce151" table:formula="of:=IF([.G52]&lt;&gt;&quot;&quot;;MIN([.J52];[.M52];[.P52];[.T52];[.W52]);&quot;&quot;)" office:value-type="currency" office:currency="EUR" office:value="0.686" calcext:value-type="currency">
            <text:p>0,686 €</text:p>
          </table:table-cell>
          <table:table-cell table:style-name="ce144" table:formula="of:=[.G52]" office:value-type="float" office:value="4" calcext:value-type="float">
            <text:p>4</text:p>
          </table:table-cell>
          <table:table-cell table:style-name="ce163" table:formula="of:=[.AB52]*[.AC52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6n8 50V X7R or NP0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117, C1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3]=&quot;Power board&quot;;[.B53]*2;[.B53])" office:value-type="float" office:value="2" calcext:value-type="float">
            <text:p>2</text:p>
          </table:table-cell>
          <table:table-cell table:style-name="ce18" office:value-type="string" calcext:value-type="string">
            <text:p>1759100</text:p>
          </table:table-cell>
          <table:table-cell table:style-name="ce30" office:value-type="string" calcext:value-type="string">
            <text:p>MC0603B682K500CT</text:p>
          </table:table-cell>
          <table:table-cell table:style-name="ce66" office:value-type="float" office:value="0.0065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10B682KB8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GRM188R71H682KA01J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147-825</text:p>
          </table:table-cell>
          <table:table-cell table:style-name="ce110" office:value-type="string" calcext:value-type="string">
            <text:p>C0603C682K5RACTU</text:p>
          </table:table-cell>
          <table:table-cell table:style-name="ce92" office:value-type="float" office:value="0.007" calcext:value-type="float">
            <text:p>0,00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682JB8NNNC</text:p>
          </table:table-cell>
          <table:table-cell table:style-name="ce66" office:value-type="float" office:value="0.00417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53]&lt;&gt;&quot;&quot;;&quot;&quot;;[.G53])" office:value-type="float" office:value="2" calcext:value-type="float">
            <text:p>2</text:p>
          </table:table-cell>
          <table:table-cell table:style-name="ce143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0" table:formula="of:=IF([.G53]&lt;&gt;&quot;&quot;;MIN([.J53];[.M53];[.P53];[.T53];[.W53]);&quot;&quot;)" office:value-type="currency" office:currency="EUR" office:value="0.00417" calcext:value-type="currency">
            <text:p>0,00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53]*[.AC5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n8 <text:s/>(X1 / Y2) PP Film 300Vac 1000Vdc</text:p>
          </table:table-cell>
          <table:table-cell table:style-name="ce31" office:value-type="string" calcext:value-type="string">
            <text:p>THT <text:s text:c="2"/>R=10mm</text:p>
          </table:table-cell>
          <table:table-cell table:style-name="ce46" office:value-type="string" calcext:value-type="string">
            <text:p>C7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54]=&quot;Power board&quot;;[.B54]*2;[.B54])" office:value-type="float" office:value="1" calcext:value-type="float">
            <text:p>1</text:p>
          </table:table-cell>
          <table:table-cell table:style-name="ce58" office:value-type="float" office:value="2478385" calcext:value-type="float">
            <text:p>2478385</text:p>
          </table:table-cell>
          <table:table-cell table:style-name="ce64" office:value-type="string" calcext:value-type="string">
            <text:p>R413F16804000M</text:p>
          </table:table-cell>
          <table:table-cell table:style-name="ce67" office:value-type="float" office:value="0.528" calcext:value-type="float">
            <text:p>0,52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5" calcext:value-type="float">
            <text:p>0,525</text:p>
          </table:table-cell>
          <table:table-cell table:style-name="ce101"/>
          <table:table-cell table:style-name="ce86" office:value-type="string" calcext:value-type="string">
            <text:p>871-2489</text:p>
          </table:table-cell>
          <table:table-cell table:style-name="ce86" office:value-type="string" calcext:value-type="string">
            <text:p>890334023003CS</text:p>
          </table:table-cell>
          <table:table-cell table:style-name="ce93" office:value-type="float" office:value="0.42" calcext:value-type="float">
            <text:p>0,42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KP-Y2-6N8</text:p>
          </table:table-cell>
          <table:table-cell table:style-name="ce125" office:value-type="float" office:value="0.1584" calcext:value-type="float">
            <text:p>0,158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54]" office:value-type="float" office:value="1" calcext:value-type="float">
            <text:p>1</text:p>
          </table:table-cell>
          <table:table-cell table:style-name="ce101"/>
          <table:table-cell table:style-name="ce144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1" table:formula="of:=IF([.G54]&lt;&gt;&quot;&quot;;MIN([.J54];[.M54];[.P54];[.T54];[.W54]);&quot;&quot;)" office:value-type="currency" office:currency="EUR" office:value="0.1584" calcext:value-type="currency">
            <text:p>0,15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54]*[.AC5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F 5,5V Backup Cap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C11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5]=&quot;Power board&quot;;[.B55]*2;[.B55])" office:value-type="float" office:value="1" calcext:value-type="float">
            <text:p>1</text:p>
          </table:table-cell>
          <table:table-cell table:style-name="ce18" office:value-type="string" calcext:value-type="string">
            <text:p>9697497</text:p>
          </table:table-cell>
          <table:table-cell table:style-name="ce30" office:value-type="string" calcext:value-type="string">
            <text:p>EEC-S5R5H105</text:p>
          </table:table-cell>
          <table:table-cell table:style-name="ce66" office:value-type="float" office:value="4.66" calcext:value-type="float">
            <text:p>4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C-S5R5H105</text:p>
          </table:table-cell>
          <table:table-cell table:style-name="ce92" office:value-type="float" office:value="3.48" calcext:value-type="float">
            <text:p>3,480</text:p>
          </table:table-cell>
          <table:table-cell table:style-name="ce100"/>
          <table:table-cell table:style-name="ce85" office:value-type="string" calcext:value-type="string">
            <text:p>EEC-S5R5H105</text:p>
          </table:table-cell>
          <table:table-cell table:style-name="ce92" office:value-type="float" office:value="3.51" calcext:value-type="float">
            <text:p>3,510</text:p>
          </table:table-cell>
          <table:table-cell table:style-name="ce100"/>
          <table:table-cell table:style-name="ce110" office:value-type="string" calcext:value-type="string">
            <text:p>339-6843</text:p>
          </table:table-cell>
          <table:table-cell table:style-name="ce110" office:value-type="string" calcext:value-type="string">
            <text:p>EECS5R5H105</text:p>
          </table:table-cell>
          <table:table-cell table:style-name="ce92" office:value-type="float" office:value="3.556" calcext:value-type="float">
            <text:p>3,5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EECS5R5H105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 table:formula="of:=[.G55]" office:value-type="float" office:value="1" calcext:value-type="float">
            <text:p>1</text:p>
          </table:table-cell>
          <table:table-cell/>
          <table:table-cell table:style-name="ce143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50" table:formula="of:=IF([.G55]&lt;&gt;&quot;&quot;;MIN([.J55];[.M55];[.P55];[.T55];[.W55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55]*[.AC5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u 63V</text:p>
          </table:table-cell>
          <table:table-cell table:style-name="ce31" office:value-type="string" calcext:value-type="string">
            <text:p>SMD ELCO; Ø10 x 10.2mm</text:p>
          </table:table-cell>
          <table:table-cell table:style-name="ce46" office:value-type="string" calcext:value-type="string">
            <text:p>C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56]=&quot;Power board&quot;;[.B56]*2;[.B56])" office:value-type="float" office:value="2" calcext:value-type="float">
            <text:p>2</text:p>
          </table:table-cell>
          <table:table-cell table:style-name="ce58" office:value-type="float" office:value="9696040" calcext:value-type="float">
            <text:p>9696040</text:p>
          </table:table-cell>
          <table:table-cell table:style-name="ce64" office:value-type="string" calcext:value-type="string">
            <text:p>EEEFK1J101P</text:p>
          </table:table-cell>
          <table:table-cell table:style-name="ce67" office:value-type="float" office:value="0.846" calcext:value-type="float">
            <text:p>0,8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E-FK1J101P</text:p>
          </table:table-cell>
          <table:table-cell table:style-name="ce93" office:value-type="float" office:value="0.93" calcext:value-type="float">
            <text:p>0,930</text:p>
          </table:table-cell>
          <table:table-cell table:style-name="ce101"/>
          <table:table-cell table:style-name="ce86" office:value-type="string" calcext:value-type="string">
            <text:p>EEE-FK1J101P</text:p>
          </table:table-cell>
          <table:table-cell table:style-name="ce93" office:value-type="float" office:value="0.932" calcext:value-type="float">
            <text:p>0,932</text:p>
          </table:table-cell>
          <table:table-cell table:style-name="ce101"/>
          <table:table-cell table:style-name="ce86" office:value-type="string" calcext:value-type="string">
            <text:p>708-3623</text:p>
          </table:table-cell>
          <table:table-cell table:style-name="ce86" office:value-type="string" calcext:value-type="string">
            <text:p>EEEFK1J101P</text:p>
          </table:table-cell>
          <table:table-cell table:style-name="ce93" office:value-type="float" office:value="0.641" calcext:value-type="float">
            <text:p>0,64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EEEFK1J101P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56]&lt;&gt;&quot;&quot;;&quot;&quot;;[.G56])" office:value-type="float" office:value="2" calcext:value-type="float">
            <text:p>2</text:p>
          </table:table-cell>
          <table:table-cell table:style-name="ce144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1" table:formula="of:=IF([.G56]&lt;&gt;&quot;&quot;;MIN([.J56];[.M56];[.P56];[.T56];[.W56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56]*[.AC5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9mm</text:p>
          </table:table-cell>
          <table:table-cell table:style-name="ce45" office:value-type="string" calcext:value-type="string">
            <text:p>C3</text:p>
            <text:p/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57]=&quot;Power board&quot;;[.B57]*2;[.B5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9mm</text:p>
          </table:table-cell>
          <table:table-cell table:style-name="ce46" office:value-type="string" calcext:value-type="string">
            <text:p>C86, C9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8]=&quot;Power board&quot;;[.B58]*2;[.B5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57:.G58])" office:value-type="float" office:value="4" calcext:value-type="float">
            <text:p>4</text:p>
          </table:table-cell>
          <table:table-cell table:style-name="ce18" office:value-type="string" calcext:value-type="string">
            <text:p>2354813</text:p>
          </table:table-cell>
          <table:table-cell table:style-name="ce30" office:value-type="string" calcext:value-type="string">
            <text:p>50SVPF18M</text:p>
          </table:table-cell>
          <table:table-cell table:style-name="ce66" office:value-type="float" office:value="1.83" calcext:value-type="float">
            <text:p>1,8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8942CT-ND</text:p>
          </table:table-cell>
          <table:table-cell table:style-name="ce92" office:value-type="float" office:value="1.43" calcext:value-type="float">
            <text:p>1,4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50SVPF18M</text:p>
          </table:table-cell>
          <table:table-cell table:style-name="ce92" office:value-type="float" office:value="1.72" calcext:value-type="float">
            <text:p>1,7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59]&lt;&gt;&quot;&quot;;&quot;&quot;;[.G59])" office:value-type="float" office:value="4" calcext:value-type="float">
            <text:p>4</text:p>
          </table:table-cell>
          <table:table-cell table:style-name="ce143" table:formula="of:=IF([.AB59]=[.J59];&quot;Farnell&quot;; IF([.AB59]=[.M59]; &quot;Digikey&quot;; IF([.AB59]=[.P59]; &quot;Mouser&quot;; IF([.AB59]=[.T59]; &quot;RS&quot;; IF([.AB59]=[.W59]; &quot;TME&quot;)))))" office:value-type="string" office:string-value="Digikey" calcext:value-type="string">
            <text:p>Digikey</text:p>
          </table:table-cell>
          <table:table-cell table:style-name="ce150" table:formula="of:=IF([.G59]&lt;&gt;&quot;&quot;;MIN([.J59];[.M59];[.P59];[.T59];[.W59]);&quot;&quot;)" office:value-type="currency" office:currency="EUR" office:value="1.43" calcext:value-type="currency">
            <text:p>1,43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59]*[.AC59]" office:value-type="float" office:value="7.15" calcext:value-type="float">
            <text:p>7,150</text:p>
          </table:table-cell>
          <table:table-cell table:style-name="ce174" table:number-columns-repeated="987"/>
          <table:table-cell table:number-columns-repeated="7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61]=&quot;Power board&quot;;[.B61]*2;[.B6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3, D14, D15, D16, D18, D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2]=&quot;Power board&quot;;[.B62]*2;[.B62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, D3, D4, D5, D6, D7, D8, D9, D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63]=&quot;Power board&quot;;[.B63]*2;[.B63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1:.G63])" office:value-type="float" office:value="25" calcext:value-type="float">
            <text:p>25</text:p>
          </table:table-cell>
          <table:table-cell table:style-name="ce58" office:value-type="string" calcext:value-type="string">
            <text:p>8734275</text:p>
          </table:table-cell>
          <table:table-cell table:style-name="ce64" office:value-type="string" calcext:value-type="string">
            <text:p>BAS316,115</text:p>
          </table:table-cell>
          <table:table-cell table:style-name="ce67" office:value-type="float" office:value="0.192" calcext:value-type="float">
            <text:p>0,19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/>
          <table:table-cell table:style-name="ce86" office:value-type="string" calcext:value-type="string">
            <text:p>BAS316,115</text:p>
          </table:table-cell>
          <table:table-cell table:style-name="ce93" office:value-type="float" office:value="0.174" calcext:value-type="float">
            <text:p>0,174</text:p>
          </table:table-cell>
          <table:table-cell table:style-name="ce101"/>
          <table:table-cell table:style-name="ce86" office:value-type="string" calcext:value-type="string">
            <text:p>397-2914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95" calcext:value-type="float">
            <text:p>0,19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BAS316,115</text:p>
          </table:table-cell>
          <table:table-cell table:style-name="ce125" office:value-type="float" office:value="0.0185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64]&lt;&gt;&quot;&quot;;&quot;&quot;;[.G64])" office:value-type="float" office:value="25" calcext:value-type="float">
            <text:p>25</text:p>
          </table:table-cell>
          <table:table-cell table:style-name="ce144" table:formula="of:=IF([.AB64]=[.J64];&quot;Farnell&quot;; IF([.AB64]=[.M64]; &quot;Digikey&quot;; IF([.AB64]=[.P64]; &quot;Mouser&quot;; IF([.AB64]=[.T64]; &quot;RS&quot;; IF([.AB64]=[.W64]; &quot;TME&quot;)))))" office:value-type="string" office:string-value="TME" calcext:value-type="string">
            <text:p>TME</text:p>
          </table:table-cell>
          <table:table-cell table:style-name="ce151" table:formula="of:=IF([.G64]&lt;&gt;&quot;&quot;;MIN([.J64];[.M64];[.P64];[.T64];[.W64]);&quot;&quot;)" office:value-type="currency" office:currency="EUR" office:value="0.0185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64]*[.AC64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T54S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D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6]=&quot;Power board&quot;;[.B66]*2;[.B66])" office:value-type="float" office:value="1" calcext:value-type="float">
            <text:p>1</text:p>
          </table:table-cell>
          <table:table-cell table:style-name="ce58" office:value-type="string" calcext:value-type="string">
            <text:p>1621835</text:p>
          </table:table-cell>
          <table:table-cell table:style-name="ce64" office:value-type="string" calcext:value-type="string">
            <text:p>BAT54S</text:p>
          </table:table-cell>
          <table:table-cell table:style-name="ce67" office:value-type="float" office:value="0.125" calcext:value-type="float">
            <text:p>0,12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BAT54SLT1G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BAT54SLT1G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70-8797</text:p>
          </table:table-cell>
          <table:table-cell table:style-name="ce86" office:value-type="string" calcext:value-type="string">
            <text:p>BAT54S</text:p>
          </table:table-cell>
          <table:table-cell table:style-name="ce93" office:value-type="float" office:value="0.202" calcext:value-type="float">
            <text:p>0,20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AT54S.215</text:p>
          </table:table-cell>
          <table:table-cell table:style-name="ce125" office:value-type="float" office:value="0.017" calcext:value-type="float">
            <text:p>0,017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66]&lt;&gt;&quot;&quot;;&quot;&quot;;[.G66])" office:value-type="float" office:value="1" calcext:value-type="float">
            <text:p>1</text:p>
          </table:table-cell>
          <table:table-cell table:style-name="ce144" table:formula="of:=IF([.AB66]=[.J66];&quot;Farnell&quot;; IF([.AB66]=[.M66]; &quot;Digikey&quot;; IF([.AB66]=[.P66]; &quot;Mouser&quot;; IF([.AB66]=[.T66]; &quot;RS&quot;; IF([.AB66]=[.W66]; &quot;TME&quot;)))))" office:value-type="string" office:string-value="TME" calcext:value-type="string">
            <text:p>TME</text:p>
          </table:table-cell>
          <table:table-cell table:style-name="ce151" table:formula="of:=IF([.G66]&lt;&gt;&quot;&quot;;MIN([.J66];[.M66];[.P66];[.T66];[.W66]);&quot;&quot;)" office:value-type="currency" office:currency="EUR" office:value="0.017" calcext:value-type="currency">
            <text:p>0,0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66]*[.AC66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67]=&quot;Power board&quot;;[.B67]*2;[.B6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8]=&quot;Power board&quot;;[.B68]*2;[.B6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7:.G68])" office:value-type="float" office:value="2" calcext:value-type="float">
            <text:p>2</text:p>
          </table:table-cell>
          <table:table-cell table:style-name="ce18" office:value-type="float" office:value="8738025" calcext:value-type="float">
            <text:p>8738025</text:p>
          </table:table-cell>
          <table:table-cell table:style-name="ce30" office:value-type="string" calcext:value-type="string">
            <text:p>PMEG4005AEA</text:p>
          </table:table-cell>
          <table:table-cell table:style-name="ce66" office:value-type="float" office:value="0.104" calcext:value-type="float">
            <text:p>0,104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PMEG4005AEA</text:p>
          </table:table-cell>
          <table:table-cell table:style-name="ce92" office:value-type="float" office:value="0.325" calcext:value-type="float">
            <text:p>0,325</text:p>
          </table:table-cell>
          <table:table-cell table:style-name="ce100"/>
          <table:table-cell table:style-name="ce85" office:value-type="string" calcext:value-type="string">
            <text:p>PMEG4005AEA</text:p>
          </table:table-cell>
          <table:table-cell table:style-name="ce92" office:value-type="float" office:value="0.286" calcext:value-type="float">
            <text:p>0,286</text:p>
          </table:table-cell>
          <table:table-cell table:style-name="ce100"/>
          <table:table-cell table:style-name="ce110" office:value-type="string" calcext:value-type="string">
            <text:p>485-729</text:p>
          </table:table-cell>
          <table:table-cell table:style-name="ce110" office:value-type="string" calcext:value-type="string">
            <text:p>PMEG4005AEA,115</text:p>
          </table:table-cell>
          <table:table-cell table:style-name="ce92" office:value-type="float" office:value="0.325" calcext:value-type="float">
            <text:p>0,325</text:p>
          </table:table-cell>
          <table:table-cell table:style-name="ce100" office:value-type="float" office:value="20" calcext:value-type="float">
            <text:p>20</text:p>
          </table:table-cell>
          <table:table-cell table:style-name="ce122" office:value-type="string" calcext:value-type="string">
            <text:p>SKL16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69]&lt;&gt;&quot;&quot;;&quot;&quot;;[.G69])" office:value-type="float" office:value="2" calcext:value-type="float">
            <text:p>2</text:p>
          </table:table-cell>
          <table:table-cell table:style-name="ce143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50" table:formula="of:=IF([.G69]&lt;&gt;&quot;&quot;;MIN([.J69];[.M69];[.P69];[.T69];[.W69]);&quot;&quot;)" office:value-type="currency" office:currency="EUR" office:value="0.0952" calcext:value-type="currency">
            <text:p>0,09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69]*[.AC69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1]=&quot;Power board&quot;;[.B71]*2;[.B71])" office:value-type="float" office:value="2" calcext:value-type="float">
            <text:p>2</text:p>
          </table:table-cell>
          <table:table-cell table:style-name="ce18" office:value-type="string" calcext:value-type="string">
            <text:p>2344052</text:p>
          </table:table-cell>
          <table:table-cell table:style-name="ce30" office:value-type="string" calcext:value-type="string">
            <text:p>STPS15H100CB-TR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TPS15H100CB</text:p>
          </table:table-cell>
          <table:table-cell table:style-name="ce92" office:value-type="float" office:value="0.9" calcext:value-type="float">
            <text:p>0,900</text:p>
          </table:table-cell>
          <table:table-cell table:style-name="ce100"/>
          <table:table-cell table:style-name="ce85" office:value-type="string" calcext:value-type="string">
            <text:p>STPS15H100CB</text:p>
          </table:table-cell>
          <table:table-cell table:style-name="ce92" office:value-type="float" office:value="0.896" calcext:value-type="float">
            <text:p>0,896</text:p>
          </table:table-cell>
          <table:table-cell table:style-name="ce100"/>
          <table:table-cell table:style-name="ce110" office:value-type="string" calcext:value-type="string">
            <text:p>795-9075</text:p>
          </table:table-cell>
          <table:table-cell table:style-name="ce110" office:value-type="string" calcext:value-type="string">
            <text:p>STPS15H100CB-TR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1]&lt;&gt;&quot;&quot;;&quot;&quot;;[.G71])" office:value-type="float" office:value="2" calcext:value-type="float">
            <text:p>2</text:p>
          </table:table-cell>
          <table:table-cell table:style-name="ce143" table:formula="of:=IF([.AB71]=[.J71];&quot;Farnell&quot;; IF([.AB71]=[.M71]; &quot;Digikey&quot;; IF([.AB71]=[.P71]; &quot;Mouser&quot;; IF([.AB71]=[.T71]; &quot;RS&quot;; IF([.AB71]=[.W71]; &quot;TME&quot;)))))" office:value-type="string" office:string-value="Mouser" calcext:value-type="string">
            <text:p>Mouser</text:p>
          </table:table-cell>
          <table:table-cell table:style-name="ce150" table:formula="of:=IF([.G71]&lt;&gt;&quot;&quot;;MIN([.J71];[.M71];[.P71];[.T71];[.W71]);&quot;&quot;)" office:value-type="currency" office:currency="EUR" office:value="0.896" calcext:value-type="currency">
            <text:p>0,89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71]*[.AC71]" office:value-type="float" office:value="1.792" calcext:value-type="float">
            <text:p>1,79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0mA, polyfuse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F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72]=&quot;Power board&quot;;[.B72]*2;[.B72])" office:value-type="float" office:value="1" calcext:value-type="float">
            <text:p>1</text:p>
          </table:table-cell>
          <table:table-cell table:style-name="ce58" office:value-type="string" calcext:value-type="string">
            <text:p>1861176</text:p>
          </table:table-cell>
          <table:table-cell table:style-name="ce64" office:value-type="string" calcext:value-type="string">
            <text:p>MC36203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507-1476-1-ND </text:p>
          </table:table-cell>
          <table:table-cell table:style-name="ce93" office:value-type="float" office:value="0.2" calcext:value-type="float">
            <text:p>0,20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0-0ZCJ0005FF2E</text:p>
          </table:table-cell>
          <table:table-cell table:style-name="ce93" office:value-type="float" office:value="0.101" calcext:value-type="float">
            <text:p>0,10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M005-60</text:p>
          </table:table-cell>
          <table:table-cell table:style-name="ce125" office:value-type="float" office:value="0.0919" calcext:value-type="float">
            <text:p>0,09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72]&lt;&gt;&quot;&quot;;&quot;&quot;;[.G72])" office:value-type="float" office:value="1" calcext:value-type="float">
            <text:p>1</text:p>
          </table:table-cell>
          <table:table-cell table:style-name="ce144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51" table:formula="of:=IF([.G72]&lt;&gt;&quot;&quot;;MIN([.J72];[.M72];[.P72];[.T72];[.W72]);&quot;&quot;)" office:value-type="currency" office:currency="EUR" office:value="0.0919" calcext:value-type="currency">
            <text:p>0,09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72]*[.AC72]" office:value-type="float" office:value="0.0919" calcext:value-type="float">
            <text:p>0,092</text:p>
          </table:table-cell>
          <table:table-cell table:style-name="ce174" table:number-columns-repeated="987"/>
          <table:table-cell table:number-columns-repeated="7"/>
        </table:table-row>
        <table:table-row table:style-name="ro8">
          <table:table-cell table:style-name="ce3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1, FB2, FB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3]=&quot;Power board&quot;;[.B73]*2;[.B73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4, FB5, FB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74]=&quot;Power board&quot;;[.B74]*2;[.B74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75]=&quot;Power board&quot;;[.B75]*2;[.B7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73:.G75])" office:value-type="float" office:value="10" calcext:value-type="float">
            <text:p>10</text:p>
          </table:table-cell>
          <table:table-cell table:style-name="ce58" office:value-type="float" office:value="1635704" calcext:value-type="float">
            <text:p>1635704</text:p>
          </table:table-cell>
          <table:table-cell table:style-name="ce64" office:value-type="string" calcext:value-type="string">
            <text:p>742792602</text:p>
          </table:table-cell>
          <table:table-cell table:style-name="ce67" office:value-type="float" office:value="0.21" calcext:value-type="float">
            <text:p>0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/>
          <table:table-cell table:style-name="ce86" office:value-type="string" calcext:value-type="string">
            <text:p>669-4049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72" calcext:value-type="float">
            <text:p>0,17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CBA-600</text:p>
          </table:table-cell>
          <table:table-cell table:style-name="ce125" office:value-type="float" office:value="0.0269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76]&lt;&gt;&quot;&quot;;&quot;&quot;;[.G76])" office:value-type="float" office:value="10" calcext:value-type="float">
            <text:p>10</text:p>
          </table:table-cell>
          <table:table-cell table:style-name="ce144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1" table:formula="of:=IF([.G76]&lt;&gt;&quot;&quot;;MIN([.J76];[.M76];[.P76];[.T76];[.W76]);&quot;&quot;)" office:value-type="currency" office:currency="EUR" office:value="0.0269" calcext:value-type="currency">
            <text:p>0,02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76]*[.AC76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77]&lt;&gt;&quot;&quot;;&quot;&quot;;[.G77])" office:value-type="float" office:value="0" calcext:value-type="float">
            <text:p>0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864EMSE#PBF</text:p>
          </table:table-cell>
          <table:table-cell table:style-name="ce31" office:value-type="string" calcext:value-type="string">
            <text:p>MSOP-12</text:p>
          </table:table-cell>
          <table:table-cell table:style-name="ce46" office:value-type="string" calcext:value-type="string">
            <text:p>I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8]=&quot;Power board&quot;;[.B78]*2;[.B78])" office:value-type="float" office:value="2" calcext:value-type="float">
            <text:p>2</text:p>
          </table:table-cell>
          <table:table-cell table:style-name="ce58" office:value-type="string" calcext:value-type="string">
            <text:p>2293128</text:p>
          </table:table-cell>
          <table:table-cell table:style-name="ce64" office:value-type="string" calcext:value-type="string">
            <text:p>LTC3864EMSE#PBF</text:p>
          </table:table-cell>
          <table:table-cell table:style-name="ce67" office:value-type="float" office:value="4.52" calcext:value-type="float">
            <text:p>4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864EMSE#PBF</text:p>
          </table:table-cell>
          <table:table-cell table:style-name="ce93" office:value-type="float" office:value="3.96" calcext:value-type="float">
            <text:p>3,9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8]&lt;&gt;&quot;&quot;;&quot;&quot;;[.G78])" office:value-type="float" office:value="2" calcext:value-type="float">
            <text:p>2</text:p>
          </table:table-cell>
          <table:table-cell table:style-name="ce144" table:formula="of:=IF([.AB78]=[.J78];&quot;Farnell&quot;; IF([.AB78]=[.M78]; &quot;Digikey&quot;; IF([.AB78]=[.P78]; &quot;Mouser&quot;; IF([.AB78]=[.T78]; &quot;RS&quot;; IF([.AB78]=[.W78]; &quot;TME&quot;)))))" office:value-type="string" office:string-value="Digikey" calcext:value-type="string">
            <text:p>Digikey</text:p>
          </table:table-cell>
          <table:table-cell table:style-name="ce151" table:formula="of:=IF([.G78]&lt;&gt;&quot;&quot;;MIN([.J78];[.M78];[.P78];[.T78];[.W78]);&quot;&quot;)" office:value-type="currency" office:currency="EUR" office:value="3.96" calcext:value-type="currency">
            <text:p>3,9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8]*[.AC78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DAC8552IDGKTG4</text:p>
          </table:table-cell>
          <table:table-cell table:style-name="ce30" office:value-type="string" calcext:value-type="string">
            <text:p>MSOP-8 (VSSOP-8)</text:p>
          </table:table-cell>
          <table:table-cell table:style-name="ce45" office:value-type="string" calcext:value-type="string">
            <text:p>IC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9]=&quot;Power board&quot;;[.B79]*2;[.B79])" office:value-type="float" office:value="2" calcext:value-type="float">
            <text:p>2</text:p>
          </table:table-cell>
          <table:table-cell table:style-name="ce18" office:value-type="float" office:value="1329584" calcext:value-type="float">
            <text:p>1329584</text:p>
          </table:table-cell>
          <table:table-cell table:style-name="ce30" office:value-type="string" calcext:value-type="string">
            <text:p>DAC8552IDGKTG4</text:p>
          </table:table-cell>
          <table:table-cell table:style-name="ce66" office:value-type="float" office:value="6.42" calcext:value-type="float">
            <text:p>6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AC8552IDGKT</text:p>
          </table:table-cell>
          <table:table-cell table:style-name="ce92" office:value-type="float" office:value="7.66" calcext:value-type="float">
            <text:p>7,660</text:p>
          </table:table-cell>
          <table:table-cell table:style-name="ce100"/>
          <table:table-cell table:style-name="ce85" office:value-type="string" calcext:value-type="string">
            <text:p>DAC8552IDGKR</text:p>
          </table:table-cell>
          <table:table-cell table:style-name="ce92" office:value-type="float" office:value="6.51" calcext:value-type="float">
            <text:p>6,510</text:p>
          </table:table-cell>
          <table:table-cell table:style-name="ce100"/>
          <table:table-cell table:style-name="ce110" office:value-type="string" calcext:value-type="string">
            <text:p>662-1498</text:p>
          </table:table-cell>
          <table:table-cell table:style-name="ce110" office:value-type="string" calcext:value-type="string">
            <text:p>DAC8552IDGKT</text:p>
          </table:table-cell>
          <table:table-cell table:style-name="ce92" office:value-type="float" office:value="6.524" calcext:value-type="float">
            <text:p>6,52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9]&lt;&gt;&quot;&quot;;&quot;&quot;;[.G79])" office:value-type="float" office:value="2" calcext:value-type="float">
            <text:p>2</text:p>
          </table:table-cell>
          <table:table-cell table:style-name="ce143" table:formula="of:=IF([.AB79]=[.J79];&quot;Farnell&quot;; IF([.AB79]=[.M79]; &quot;Digikey&quot;; IF([.AB79]=[.P79]; &quot;Mouser&quot;; IF([.AB79]=[.T79]; &quot;RS&quot;; IF([.AB79]=[.W79]; &quot;TME&quot;)))))" office:value-type="string" office:string-value="Farnell" calcext:value-type="string">
            <text:p>Farnell</text:p>
          </table:table-cell>
          <table:table-cell table:style-name="ce150" table:formula="of:=IF([.G79]&lt;&gt;&quot;&quot;;MIN([.J79];[.M79];[.P79];[.T79];[.W79]);&quot;&quot;)" office:value-type="currency" office:currency="EUR" office:value="6.42" calcext:value-type="currency">
            <text:p>6,4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79]*[.AC79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G465BRTZ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1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0]=&quot;Power board&quot;;[.B80]*2;[.B80])" office:value-type="float" office:value="2" calcext:value-type="float">
            <text:p>2</text:p>
          </table:table-cell>
          <table:table-cell table:style-name="ce58" office:value-type="float" office:value="2376952" calcext:value-type="float">
            <text:p>2376952</text:p>
          </table:table-cell>
          <table:table-cell table:style-name="ce64" office:value-type="string" calcext:value-type="string">
            <text:p>ADG465BRTZ-REEL7</text:p>
          </table:table-cell>
          <table:table-cell table:style-name="ce67" office:value-type="float" office:value="1.69" calcext:value-type="float">
            <text:p>1,6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0]&lt;&gt;&quot;&quot;;&quot;&quot;;[.G80])" office:value-type="float" office:value="2" calcext:value-type="float">
            <text:p>2</text:p>
          </table:table-cell>
          <table:table-cell table:style-name="ce144" table:formula="of:=IF([.AB80]=[.J80];&quot;Farnell&quot;; IF([.AB80]=[.M80]; &quot;Digikey&quot;; IF([.AB80]=[.P80]; &quot;Mouser&quot;; IF([.AB80]=[.T80]; &quot;RS&quot;; IF([.AB80]=[.W80]; &quot;TME&quot;)))))" office:value-type="string" office:string-value="Farnell" calcext:value-type="string">
            <text:p>Farnell</text:p>
          </table:table-cell>
          <table:table-cell table:style-name="ce151" table:formula="of:=IF([.G80]&lt;&gt;&quot;&quot;;MIN([.J80];[.M80];[.P80];[.T80];[.W80]);&quot;&quot;)" office:value-type="currency" office:currency="EUR" office:value="1.69" calcext:value-type="currency">
            <text:p>1,6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0]*[.AC80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S5A9411DCKT</text:p>
          </table:table-cell>
          <table:table-cell table:style-name="ce30" office:value-type="string" calcext:value-type="string">
            <text:p>SC-70</text:p>
          </table:table-cell>
          <table:table-cell table:style-name="ce45" office:value-type="string" calcext:value-type="string">
            <text:p>IC1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1]=&quot;Power board&quot;;[.B81]*2;[.B81])" office:value-type="float" office:value="2" calcext:value-type="float">
            <text:p>2</text:p>
          </table:table-cell>
          <table:table-cell table:style-name="ce18" office:value-type="string" calcext:value-type="string">
            <text:p>1755582</text:p>
          </table:table-cell>
          <table:table-cell table:style-name="ce30" office:value-type="string" calcext:value-type="string">
            <text:p>TS5A9411DCKT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S5A9411DCKR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TS5A9411DCKR</text:p>
          </table:table-cell>
          <table:table-cell table:style-name="ce92" office:value-type="float" office:value="0.534" calcext:value-type="float">
            <text:p>0,534</text:p>
          </table:table-cell>
          <table:table-cell table:style-name="ce100"/>
          <table:table-cell table:style-name="ce110" office:value-type="string" calcext:value-type="string">
            <text:p>459-459</text:p>
          </table:table-cell>
          <table:table-cell table:style-name="ce110" office:value-type="string" calcext:value-type="string">
            <text:p>TS5A9411DCKT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1]&lt;&gt;&quot;&quot;;&quot;&quot;;[.G81])" office:value-type="float" office:value="2" calcext:value-type="float">
            <text:p>2</text:p>
          </table:table-cell>
          <table:table-cell table:style-name="ce143" table:formula="of:=IF([.AB81]=[.J81];&quot;Farnell&quot;; IF([.AB81]=[.M81]; &quot;Digikey&quot;; IF([.AB81]=[.P81]; &quot;Mouser&quot;; IF([.AB81]=[.T81]; &quot;RS&quot;; IF([.AB81]=[.W81]; &quot;TME&quot;)))))" office:value-type="string" office:string-value="Mouser" calcext:value-type="string">
            <text:p>Mouser</text:p>
          </table:table-cell>
          <table:table-cell table:style-name="ce150" table:formula="of:=IF([.G81]&lt;&gt;&quot;&quot;;MIN([.J81];[.M81];[.P81];[.T81];[.W81]);&quot;&quot;)" office:value-type="currency" office:currency="EUR" office:value="0.534" calcext:value-type="currency">
            <text:p>0,53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1]*[.AC81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S1120IPWR</text:p>
          </table:table-cell>
          <table:table-cell table:style-name="ce31" office:value-type="string" calcext:value-type="string">
            <text:p>TSSOP-16</text:p>
          </table:table-cell>
          <table:table-cell table:style-name="ce46" office:value-type="string" calcext:value-type="string">
            <text:p>IC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2]=&quot;Power board&quot;;[.B82]*2;[.B82])" office:value-type="float" office:value="2" calcext:value-type="float">
            <text:p>2</text:p>
          </table:table-cell>
          <table:table-cell table:style-name="ce58" office:value-type="float" office:value="2402249" calcext:value-type="float">
            <text:p>2402249</text:p>
          </table:table-cell>
          <table:table-cell table:style-name="ce64" office:value-type="string" calcext:value-type="string">
            <text:p>ADS1120IPWR</text:p>
          </table:table-cell>
          <table:table-cell table:style-name="ce67" office:value-type="float" office:value="6.76" calcext:value-type="float">
            <text:p>6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S1120IPWR</text:p>
          </table:table-cell>
          <table:table-cell table:style-name="ce93" office:value-type="float" office:value="6.25" calcext:value-type="float">
            <text:p>6,250</text:p>
          </table:table-cell>
          <table:table-cell table:style-name="ce101"/>
          <table:table-cell table:style-name="ce86" office:value-type="string" calcext:value-type="string">
            <text:p>ADS1120IPWR</text:p>
          </table:table-cell>
          <table:table-cell table:style-name="ce93" office:value-type="float" office:value="6.1" calcext:value-type="float">
            <text:p>6,1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2]&lt;&gt;&quot;&quot;;&quot;&quot;;[.G82])" office:value-type="float" office:value="2" calcext:value-type="float">
            <text:p>2</text:p>
          </table:table-cell>
          <table:table-cell table:style-name="ce144" table:formula="of:=IF([.AB82]=[.J82];&quot;Farnell&quot;; IF([.AB82]=[.M82]; &quot;Digikey&quot;; IF([.AB82]=[.P82]; &quot;Mouser&quot;; IF([.AB82]=[.T82]; &quot;RS&quot;; IF([.AB82]=[.W82]; &quot;TME&quot;)))))" office:value-type="string" office:string-value="Mouser" calcext:value-type="string">
            <text:p>Mouser</text:p>
          </table:table-cell>
          <table:table-cell table:style-name="ce151" table:formula="of:=IF([.G82]&lt;&gt;&quot;&quot;;MIN([.J82];[.M82];[.P82];[.T82];[.W82]);&quot;&quot;)" office:value-type="currency" office:currency="EUR" office:value="6.1" calcext:value-type="currency">
            <text:p>6,10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2]*[.AC82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339D</text:p>
          </table:table-cell>
          <table:table-cell table:style-name="ce30" office:value-type="string" calcext:value-type="string">
            <text:p>SOIC-14</text:p>
          </table:table-cell>
          <table:table-cell table:style-name="ce45" office:value-type="string" calcext:value-type="string">
            <text:p>IC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3]=&quot;Power board&quot;;[.B83]*2;[.B83])" office:value-type="float" office:value="2" calcext:value-type="float">
            <text:p>2</text:p>
          </table:table-cell>
          <table:table-cell table:style-name="ce18" office:value-type="string" calcext:value-type="string">
            <text:p>9589686</text:p>
          </table:table-cell>
          <table:table-cell table:style-name="ce30" office:value-type="string" calcext:value-type="string">
            <text:p>LP339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339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339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661-2659</text:p>
          </table:table-cell>
          <table:table-cell table:style-name="ce110" office:value-type="string" calcext:value-type="string">
            <text:p>LP339DR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P339D</text:p>
          </table:table-cell>
          <table:table-cell table:style-name="ce66" office:value-type="float" office:value="0.2439" calcext:value-type="float">
            <text:p>0,24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83]&lt;&gt;&quot;&quot;;&quot;&quot;;[.G83])" office:value-type="float" office:value="2" calcext:value-type="float">
            <text:p>2</text:p>
          </table:table-cell>
          <table:table-cell table:style-name="ce143" table:formula="of:=IF([.AB83]=[.J83];&quot;Farnell&quot;; IF([.AB83]=[.M83]; &quot;Digikey&quot;; IF([.AB83]=[.P83]; &quot;Mouser&quot;; IF([.AB83]=[.T83]; &quot;RS&quot;; IF([.AB83]=[.W83]; &quot;TME&quot;)))))" office:value-type="string" office:string-value="RS" calcext:value-type="string">
            <text:p>RS</text:p>
          </table:table-cell>
          <table:table-cell table:style-name="ce150" table:formula="of:=IF([.G83]&lt;&gt;&quot;&quot;;MIN([.J83];[.M83];[.P83];[.T83];[.W83]);&quot;&quot;)" office:value-type="currency" office:currency="EUR" office:value="0.175" calcext:value-type="currency">
            <text:p>0,175 €</text:p>
          </table:table-cell>
          <table:table-cell table:style-name="ce143" table:formula="of:=[.G83]" office:value-type="float" office:value="2" calcext:value-type="float">
            <text:p>2</text:p>
          </table:table-cell>
          <table:table-cell table:style-name="ce163" table:formula="of:=[.AB83]*[.AC83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4E002DRLR</text:p>
          </table:table-cell>
          <table:table-cell table:style-name="ce31"/>
          <table:table-cell table:style-name="ce46" office:value-type="string" calcext:value-type="string">
            <text:p>IC1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4]=&quot;Power board&quot;;[.B84]*2;[.B84])" office:value-type="float" office:value="1" calcext:value-type="float">
            <text:p>1</text:p>
          </table:table-cell>
          <table:table-cell table:style-name="ce58" office:value-type="string" calcext:value-type="string">
            <text:p>1755329</text:p>
          </table:table-cell>
          <table:table-cell table:style-name="ce64" office:value-type="string" calcext:value-type="string">
            <text:p>TPD4E002DRLR</text:p>
          </table:table-cell>
          <table:table-cell table:style-name="ce67" office:value-type="float" office:value="0.275" calcext:value-type="float">
            <text:p>0,27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1694-1-ND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4E002DRLR</text:p>
          </table:table-cell>
          <table:table-cell table:style-name="ce93" office:value-type="float" office:value="0.594" calcext:value-type="float">
            <text:p>0,5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09-9060</text:p>
          </table:table-cell>
          <table:table-cell table:style-name="ce86" office:value-type="string" calcext:value-type="string">
            <text:p>TPD4E002DRLR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4]&lt;&gt;&quot;&quot;;&quot;&quot;;[.G84])" office:value-type="float" office:value="1" calcext:value-type="float">
            <text:p>1</text:p>
          </table:table-cell>
          <table:table-cell table:style-name="ce144" table:formula="of:=IF([.AB84]=[.J84];&quot;Farnell&quot;; IF([.AB84]=[.M84]; &quot;Digikey&quot;; IF([.AB84]=[.P84]; &quot;Mouser&quot;; IF([.AB84]=[.T84]; &quot;RS&quot;; IF([.AB84]=[.W84]; &quot;TME&quot;)))))" office:value-type="string" office:string-value="RS" calcext:value-type="string">
            <text:p>RS</text:p>
          </table:table-cell>
          <table:table-cell table:style-name="ce151" table:formula="of:=IF([.G84]&lt;&gt;&quot;&quot;;MIN([.J84];[.M84];[.P84];[.T84];[.W84]);&quot;&quot;)" office:value-type="currency" office:currency="EUR" office:value="0.199" calcext:value-type="currency">
            <text:p>0,199 €</text:p>
          </table:table-cell>
          <table:table-cell table:style-name="ce144" table:formula="of:=[.G84]=[.G85]" office:value-type="float" office:value="1" calcext:value-type="float">
            <text:p>1</text:p>
          </table:table-cell>
          <table:table-cell table:style-name="ce163" table:formula="of:=[.AB84]*[.AC84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2E001DZDR</text:p>
          </table:table-cell>
          <table:table-cell table:style-name="ce30"/>
          <table:table-cell table:style-name="ce45" office:value-type="string" calcext:value-type="string">
            <text:p>IC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5]=&quot;Power board&quot;;[.B85]*2;[.B85])" office:value-type="float" office:value="1" calcext:value-type="float">
            <text:p>1</text:p>
          </table:table-cell>
          <table:table-cell table:style-name="ce18" office:value-type="string" calcext:value-type="string">
            <text:p>2335446</text:p>
          </table:table-cell>
          <table:table-cell table:style-name="ce30" office:value-type="string" calcext:value-type="string">
            <text:p>TPD2E001DZDR</text:p>
          </table:table-cell>
          <table:table-cell table:style-name="ce66" office:value-type="float" office:value="0.506" calcext:value-type="float">
            <text:p>0,50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4770-1-ND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2E001DZDR </text:p>
          </table:table-cell>
          <table:table-cell table:style-name="ce92" office:value-type="float" office:value="0.519" calcext:value-type="float">
            <text:p>0,51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12-0171</text:p>
          </table:table-cell>
          <table:table-cell table:style-name="ce110" office:value-type="string" calcext:value-type="string">
            <text:p>TPD2E001DZDR</text:p>
          </table:table-cell>
          <table:table-cell table:style-name="ce92" office:value-type="float" office:value="0.193" calcext:value-type="float">
            <text:p>0,19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5]&lt;&gt;&quot;&quot;;&quot;&quot;;[.G85])" office:value-type="float" office:value="1" calcext:value-type="float">
            <text:p>1</text:p>
          </table:table-cell>
          <table:table-cell table:style-name="ce143" table:formula="of:=IF([.AB85]=[.J85];&quot;Farnell&quot;; IF([.AB85]=[.M85]; &quot;Digikey&quot;; IF([.AB85]=[.P85]; &quot;Mouser&quot;; IF([.AB85]=[.T85]; &quot;RS&quot;; IF([.AB85]=[.W85]; &quot;TME&quot;)))))" office:value-type="string" office:string-value="RS" calcext:value-type="string">
            <text:p>RS</text:p>
          </table:table-cell>
          <table:table-cell table:style-name="ce150" table:formula="of:=IF([.G85]&lt;&gt;&quot;&quot;;MIN([.J85];[.M85];[.P85];[.T85];[.W85]);&quot;&quot;)" office:value-type="currency" office:currency="EUR" office:value="0.193" calcext:value-type="currency">
            <text:p>0,193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85]*[.AC85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UM3160BRWZ</text:p>
          </table:table-cell>
          <table:table-cell table:style-name="ce31"/>
          <table:table-cell table:style-name="ce46" office:value-type="string" calcext:value-type="string">
            <text:p>IC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6]=&quot;Power board&quot;;[.B86]*2;[.B86])" office:value-type="float" office:value="1" calcext:value-type="float">
            <text:p>1</text:p>
          </table:table-cell>
          <table:table-cell table:style-name="ce58" office:value-type="string" calcext:value-type="string">
            <text:p>1843660</text:p>
          </table:table-cell>
          <table:table-cell table:style-name="ce64" office:value-type="string" calcext:value-type="string">
            <text:p>ADUM3160BRWZ</text:p>
          </table:table-cell>
          <table:table-cell table:style-name="ce67" office:value-type="float" office:value="7.07" calcext:value-type="float">
            <text:p>7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UM3160BRWZ-ND</text:p>
          </table:table-cell>
          <table:table-cell table:style-name="ce93" office:value-type="float" office:value="7.29" calcext:value-type="float">
            <text:p>7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84-ADUM3160BRWZ</text:p>
          </table:table-cell>
          <table:table-cell table:style-name="ce93" office:value-type="float" office:value="6.66" calcext:value-type="float">
            <text:p>6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96-9041</text:p>
          </table:table-cell>
          <table:table-cell table:style-name="ce86" office:value-type="string" calcext:value-type="string">
            <text:p>ADUM3160BRWZ</text:p>
          </table:table-cell>
          <table:table-cell table:style-name="ce93" office:value-type="float" office:value="5.88" calcext:value-type="float">
            <text:p>5,8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ADUM3160BRWZ-RL</text:p>
          </table:table-cell>
          <table:table-cell table:style-name="ce125" office:value-type="float" office:value="4.04" calcext:value-type="float">
            <text:p>4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86]&lt;&gt;&quot;&quot;;&quot;&quot;;[.G86])" office:value-type="float" office:value="1" calcext:value-type="float">
            <text:p>1</text:p>
          </table:table-cell>
          <table:table-cell table:style-name="ce144" table:formula="of:=IF([.AB86]=[.J86];&quot;Farnell&quot;; IF([.AB86]=[.M86]; &quot;Digikey&quot;; IF([.AB86]=[.P86]; &quot;Mouser&quot;; IF([.AB86]=[.T86]; &quot;RS&quot;; IF([.AB86]=[.W86]; &quot;TME&quot;)))))" office:value-type="string" office:string-value="TME" calcext:value-type="string">
            <text:p>TME</text:p>
          </table:table-cell>
          <table:table-cell table:style-name="ce151" table:formula="of:=IF([.G86]&lt;&gt;&quot;&quot;;MIN([.J86];[.M86];[.P86];[.T86];[.W86]);&quot;&quot;)" office:value-type="currency" office:currency="EUR" office:value="4.04" calcext:value-type="currency">
            <text:p>4,040 €</text:p>
          </table:table-cell>
          <table:table-cell table:style-name="ce144" table:formula="of:=[.G86]" office:value-type="float" office:value="1" calcext:value-type="float">
            <text:p>1</text:p>
          </table:table-cell>
          <table:table-cell table:style-name="ce163" table:formula="of:=[.AB86]*[.AC86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925IDBQR</text:p>
          </table:table-cell>
          <table:table-cell table:style-name="ce30" office:value-type="string" calcext:value-type="string">
            <text:p>SSOP-24</text:p>
          </table:table-cell>
          <table:table-cell table:style-name="ce45" office:value-type="string" calcext:value-type="string">
            <text:p>IC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87]=&quot;Power board&quot;;[.B87]*2;[.B87])" office:value-type="float" office:value="1" calcext:value-type="float">
            <text:p>1</text:p>
          </table:table-cell>
          <table:table-cell table:style-name="ce18" office:value-type="float" office:value="1694438" calcext:value-type="float">
            <text:p>1694438</text:p>
          </table:table-cell>
          <table:table-cell table:style-name="ce30" office:value-type="string" calcext:value-type="string">
            <text:p>TLC5925IDBQR</text:p>
          </table:table-cell>
          <table:table-cell table:style-name="ce66" office:value-type="float" office:value="1.52" calcext:value-type="float">
            <text:p>1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LC5925IDBQR</text:p>
          </table:table-cell>
          <table:table-cell table:style-name="ce92" office:value-type="float" office:value="1.37" calcext:value-type="float">
            <text:p>1,370</text:p>
          </table:table-cell>
          <table:table-cell table:style-name="ce100"/>
          <table:table-cell table:style-name="ce85" office:value-type="string" calcext:value-type="string">
            <text:p>TLC5925IDBQR</text:p>
          </table:table-cell>
          <table:table-cell table:style-name="ce92" office:value-type="float" office:value="1.33" calcext:value-type="float">
            <text:p>1,330</text:p>
          </table:table-cell>
          <table:table-cell table:style-name="ce100"/>
          <table:table-cell table:style-name="ce110" office:value-type="string" calcext:value-type="string">
            <text:p>812-3984</text:p>
          </table:table-cell>
          <table:table-cell table:style-name="ce110" office:value-type="string" calcext:value-type="string">
            <text:p>TLC5925IDBQR</text:p>
          </table:table-cell>
          <table:table-cell table:style-name="ce92" office:value-type="float" office:value="1.109" calcext:value-type="float">
            <text:p>1,10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7]&lt;&gt;&quot;&quot;;&quot;&quot;;[.G87])" office:value-type="float" office:value="1" calcext:value-type="float">
            <text:p>1</text:p>
          </table:table-cell>
          <table:table-cell table:style-name="ce143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0" table:formula="of:=IF([.G87]&lt;&gt;&quot;&quot;;MIN([.J87];[.M87];[.P87];[.T87];[.W87]);&quot;&quot;)" office:value-type="currency" office:currency="EUR" office:value="1.109" calcext:value-type="currency">
            <text:p>1,10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87]*[.AC87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4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19, IC2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88]=&quot;Power board&quot;;[.B88]*2;[.B88])" office:value-type="float" office:value="2" calcext:value-type="float">
            <text:p>2</text:p>
          </table:table-cell>
          <table:table-cell table:style-name="ce58" office:value-type="string" calcext:value-type="string">
            <text:p>2423294</text:p>
          </table:table-cell>
          <table:table-cell table:style-name="ce64" office:value-type="string" calcext:value-type="string">
            <text:p>Si8641EC-B-IS1</text:p>
          </table:table-cell>
          <table:table-cell table:style-name="ce67" office:value-type="float" office:value="3.21" calcext:value-type="float">
            <text:p>3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41EC-B-IS1</text:p>
          </table:table-cell>
          <table:table-cell table:style-name="ce93" office:value-type="float" office:value="2.78" calcext:value-type="float">
            <text:p>2,780</text:p>
          </table:table-cell>
          <table:table-cell table:style-name="ce101"/>
          <table:table-cell table:style-name="ce86" office:value-type="string" calcext:value-type="string">
            <text:p>Si8641EC-B-IS1</text:p>
          </table:table-cell>
          <table:table-cell table:style-name="ce93" office:value-type="float" office:value="2.72" calcext:value-type="float">
            <text:p>2,720</text:p>
          </table:table-cell>
          <table:table-cell table:style-name="ce101"/>
          <table:table-cell table:style-name="ce86" office:value-type="string" calcext:value-type="string">
            <text:p>753-2438</text:p>
          </table:table-cell>
          <table:table-cell table:style-name="ce86" office:value-type="string" calcext:value-type="string">
            <text:p>Out of stock</text:p>
          </table:table-cell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8]&lt;&gt;&quot;&quot;;&quot;&quot;;[.G88])" office:value-type="float" office:value="2" calcext:value-type="float">
            <text:p>2</text:p>
          </table:table-cell>
          <table:table-cell table:style-name="ce144" table:formula="of:=IF([.AB88]=[.J88];&quot;Farnell&quot;; IF([.AB88]=[.M88]; &quot;Digikey&quot;; IF([.AB88]=[.P88]; &quot;Mouser&quot;; IF([.AB88]=[.T88]; &quot;RS&quot;; IF([.AB88]=[.W88]; &quot;TME&quot;)))))" office:value-type="string" office:string-value="Mouser" calcext:value-type="string">
            <text:p>Mouser</text:p>
          </table:table-cell>
          <table:table-cell table:style-name="ce151" table:formula="of:=IF([.G88]&lt;&gt;&quot;&quot;;MIN([.J88];[.M88];[.P88];[.T88];[.W88]);&quot;&quot;)" office:value-type="currency" office:currency="EUR" office:value="2.72" calcext:value-type="currency">
            <text:p>2,7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8]*[.AC88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2951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9]=&quot;Power board&quot;;[.B89]*2;[.B89])" office:value-type="float" office:value="2" calcext:value-type="float">
            <text:p>2</text:p>
          </table:table-cell>
          <table:table-cell table:style-name="ce18" office:value-type="float" office:value="1755066" calcext:value-type="float">
            <text:p>1755066</text:p>
          </table:table-cell>
          <table:table-cell table:style-name="ce30" office:value-type="string" calcext:value-type="string">
            <text:p>LP2951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2951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2951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796-8095</text:p>
          </table:table-cell>
          <table:table-cell table:style-name="ce110" office:value-type="string" calcext:value-type="string">
            <text:p>LP2951D</text:p>
          </table:table-cell>
          <table:table-cell table:style-name="ce92" office:value-type="float" office:value="0.613" calcext:value-type="float">
            <text:p>0,61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P2951CM/NOPB</text:p>
          </table:table-cell>
          <table:table-cell table:style-name="ce66" office:value-type="float" office:value="0.495" calcext:value-type="float">
            <text:p>0,495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89]&lt;&gt;&quot;&quot;;&quot;&quot;;[.G89])" office:value-type="float" office:value="2" calcext:value-type="float">
            <text:p>2</text:p>
          </table:table-cell>
          <table:table-cell table:style-name="ce143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0" table:formula="of:=IF([.G89]&lt;&gt;&quot;&quot;;MIN([.J89];[.M89];[.P89];[.T89];[.W89]);&quot;&quot;)" office:value-type="currency" office:currency="EUR" office:value="0.495" calcext:value-type="currency">
            <text:p>0,49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9]*[.AC89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5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20, IC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0]=&quot;Power board&quot;;[.B90]*2;[.B90])" office:value-type="float" office:value="2" calcext:value-type="float">
            <text:p>2</text:p>
          </table:table-cell>
          <table:table-cell table:style-name="ce58" office:value-type="float" office:value="2423323" calcext:value-type="float">
            <text:p>2423323</text:p>
          </table:table-cell>
          <table:table-cell table:style-name="ce64" office:value-type="string" calcext:value-type="string">
            <text:p>SI8651EC-B-IS1</text:p>
          </table:table-cell>
          <table:table-cell table:style-name="ce67" office:value-type="float" office:value="3.15" calcext:value-type="float">
            <text:p>3,1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19" calcext:value-type="float">
            <text:p>3,190</text:p>
          </table:table-cell>
          <table:table-cell table:style-name="ce101"/>
          <table:table-cell table:style-name="ce86" office:value-type="string" calcext:value-type="string">
            <text:p>SI8651EC-B-IS1</text:p>
          </table:table-cell>
          <table:table-cell table:style-name="ce93" office:value-type="float" office:value="3.06" calcext:value-type="float">
            <text:p>3,060</text:p>
          </table:table-cell>
          <table:table-cell table:style-name="ce101"/>
          <table:table-cell table:style-name="ce86" office:value-type="string" calcext:value-type="string">
            <text:p>753-2497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038" calcext:value-type="float">
            <text:p>3,03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0]&lt;&gt;&quot;&quot;;&quot;&quot;;[.G90])" office:value-type="float" office:value="2" calcext:value-type="float">
            <text:p>2</text:p>
          </table:table-cell>
          <table:table-cell table:style-name="ce144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1" table:formula="of:=IF([.G90]&lt;&gt;&quot;&quot;;MIN([.J90];[.M90];[.P90];[.T90];[.W90]);&quot;&quot;)" office:value-type="currency" office:currency="EUR" office:value="3.038" calcext:value-type="currency">
            <text:p>3,03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90]*[.AC90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1117ADT33TR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IC2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1]=&quot;Power board&quot;;[.B91]*2;[.B91])" office:value-type="float" office:value="1" calcext:value-type="float">
            <text:p>1</text:p>
          </table:table-cell>
          <table:table-cell table:style-name="ce18" office:value-type="float" office:value="1087169" calcext:value-type="float">
            <text:p>1087169</text:p>
          </table:table-cell>
          <table:table-cell table:style-name="ce30" office:value-type="string" calcext:value-type="string">
            <text:p>LD1117DT33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LD1117ADT33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LD1117ADT33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686-9123</text:p>
          </table:table-cell>
          <table:table-cell table:style-name="ce110" office:value-type="string" calcext:value-type="string">
            <text:p>LD1117ADT33TR</text:p>
          </table:table-cell>
          <table:table-cell table:style-name="ce92" office:value-type="float" office:value="0.294" calcext:value-type="float">
            <text:p>0,29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D1117ADT33</text:p>
          </table:table-cell>
          <table:table-cell table:style-name="ce66" office:value-type="float" office:value="0.315" calcext:value-type="float">
            <text:p>0,31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1]&lt;&gt;&quot;&quot;;&quot;&quot;;[.G91])" office:value-type="float" office:value="1" calcext:value-type="float">
            <text:p>1</text:p>
          </table:table-cell>
          <table:table-cell table:style-name="ce143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0" table:formula="of:=IF([.G91]&lt;&gt;&quot;&quot;;MIN([.J91];[.M91];[.P91];[.T91];[.W91]);&quot;&quot;)" office:value-type="currency" office:currency="EUR" office:value="0.294" calcext:value-type="currency">
            <text:p>0,29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1]*[.AC91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21125T/Q900/1,1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2]=&quot;Power board&quot;;[.B92]*2;[.B92])" office:value-type="float" office:value="1" calcext:value-type="float">
            <text:p>1</text:p>
          </table:table-cell>
          <table:table-cell table:style-name="ce58" office:value-type="float" office:value="2400445" calcext:value-type="float">
            <text:p>2400445</text:p>
          </table:table-cell>
          <table:table-cell table:style-name="ce64" office:value-type="string" calcext:value-type="string">
            <text:p>PCA21125T/Q900/1,1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1" calcext:value-type="float">
            <text:p>1,610</text:p>
          </table:table-cell>
          <table:table-cell table:style-name="ce101"/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6" calcext:value-type="float">
            <text:p>1,6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2]&lt;&gt;&quot;&quot;;&quot;&quot;;[.G92])" office:value-type="float" office:value="1" calcext:value-type="float">
            <text:p>1</text:p>
          </table:table-cell>
          <table:table-cell table:style-name="ce144" table:formula="of:=IF([.AB92]=[.J92];&quot;Farnell&quot;; IF([.AB92]=[.M92]; &quot;Digikey&quot;; IF([.AB92]=[.P92]; &quot;Mouser&quot;; IF([.AB92]=[.T92]; &quot;RS&quot;; IF([.AB92]=[.W92]; &quot;TME&quot;)))))" office:value-type="string" office:string-value="Digikey" calcext:value-type="string">
            <text:p>Digikey</text:p>
          </table:table-cell>
          <table:table-cell table:style-name="ce151" table:formula="of:=IF([.G92]&lt;&gt;&quot;&quot;;MIN([.J92];[.M92];[.P92];[.T92];[.W92]);&quot;&quot;)" office:value-type="currency" office:currency="EUR" office:value="1.61" calcext:value-type="currency">
            <text:p>1,6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2]*[.AC92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T25256B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3]=&quot;Power board&quot;;[.B93]*2;[.B93])" office:value-type="float" office:value="1" calcext:value-type="float">
            <text:p>1</text:p>
          </table:table-cell>
          <table:table-cell table:style-name="ce18" office:value-type="string" calcext:value-type="string">
            <text:p>1841577</text:p>
          </table:table-cell>
          <table:table-cell table:style-name="ce30" office:value-type="string" calcext:value-type="string">
            <text:p>AT25256B-SSHL-B</text:p>
          </table:table-cell>
          <table:table-cell table:style-name="ce66" office:value-type="float" office:value="1.19" calcext:value-type="float">
            <text:p>1,1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T25256B-SSHL-B</text:p>
          </table:table-cell>
          <table:table-cell table:style-name="ce92" office:value-type="float" office:value="1.3" calcext:value-type="float">
            <text:p>1,300</text:p>
          </table:table-cell>
          <table:table-cell table:style-name="ce100"/>
          <table:table-cell table:style-name="ce85" office:value-type="string" calcext:value-type="string">
            <text:p>AT25256B-SSHL-B</text:p>
          </table:table-cell>
          <table:table-cell table:style-name="ce92" office:value-type="float" office:value="1.29" calcext:value-type="float">
            <text:p>1,290</text:p>
          </table:table-cell>
          <table:table-cell table:style-name="ce100"/>
          <table:table-cell table:style-name="ce110" office:value-type="string" calcext:value-type="string">
            <text:p>738-0079</text:p>
          </table:table-cell>
          <table:table-cell table:style-name="ce110" office:value-type="string" calcext:value-type="string">
            <text:p>AT25256B-SSHL-B</text:p>
          </table:table-cell>
          <table:table-cell table:style-name="ce92" office:value-type="float" office:value="1.267" calcext:value-type="float">
            <text:p>1,267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25AA256-I/SN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.29" calcext:value-type="float">
            <text:p>1</text:p>
          </table:table-cell>
          <table:table-cell/>
          <table:table-cell table:formula="of:=IF([.Y93]&lt;&gt;&quot;&quot;;&quot;&quot;;[.G93])" office:value-type="float" office:value="1" calcext:value-type="float">
            <text:p>1</text:p>
          </table:table-cell>
          <table:table-cell table:style-name="ce143" table:formula="of:=IF([.AB93]=[.J93];&quot;Farnell&quot;; IF([.AB93]=[.M93]; &quot;Digikey&quot;; IF([.AB93]=[.P93]; &quot;Mouser&quot;; IF([.AB93]=[.T93]; &quot;RS&quot;; IF([.AB93]=[.W93]; &quot;TME&quot;)))))" office:value-type="string" office:string-value="Farnell" calcext:value-type="string">
            <text:p>Farnell</text:p>
          </table:table-cell>
          <table:table-cell table:style-name="ce150" table:formula="of:=IF([.G93]&lt;&gt;&quot;&quot;;MIN([.J93];[.M93];[.P93];[.T93];[.W93]);&quot;&quot;)" office:value-type="currency" office:currency="EUR" office:value="1.19" calcext:value-type="currency">
            <text:p>1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3]*[.AC93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5500</text:p>
          </table:table-cell>
          <table:table-cell table:style-name="ce31" office:value-type="string" calcext:value-type="string">
            <text:p>LQFP-48</text:p>
          </table:table-cell>
          <table:table-cell table:style-name="ce46" office:value-type="string" calcext:value-type="string">
            <text:p>IC2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4]=&quot;Power board&quot;;[.B94]*2;[.B9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W5500</text:p>
          </table:table-cell>
          <table:table-cell table:style-name="ce93" office:value-type="float" office:value="3.75" calcext:value-type="float">
            <text:p>3,750</text:p>
          </table:table-cell>
          <table:table-cell table:style-name="ce101"/>
          <table:table-cell table:style-name="ce86" office:value-type="string" calcext:value-type="string">
            <text:p>W5500</text:p>
          </table:table-cell>
          <table:table-cell table:style-name="ce93" office:value-type="float" office:value="2.39" calcext:value-type="float">
            <text:p>2,39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W5500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94]&lt;&gt;&quot;&quot;;&quot;&quot;;[.G94])" office:value-type="float" office:value="1" calcext:value-type="float">
            <text:p>1</text:p>
          </table:table-cell>
          <table:table-cell table:style-name="ce144" table:formula="of:=IF([.AB94]=[.J94];&quot;Farnell&quot;; IF([.AB94]=[.M94]; &quot;Digikey&quot;; IF([.AB94]=[.P94]; &quot;Mouser&quot;; IF([.AB94]=[.T94]; &quot;RS&quot;; IF([.AB94]=[.W94]; &quot;TME&quot;)))))" office:value-type="string" office:string-value="TME" calcext:value-type="string">
            <text:p>TME</text:p>
          </table:table-cell>
          <table:table-cell table:style-name="ce151" table:formula="of:=IF([.G94]&lt;&gt;&quot;&quot;;MIN([.J94];[.M94];[.P94];[.T94];[.W94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4]*[.AC94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BS</text:p>
          </table:table-cell>
          <table:table-cell table:style-name="ce30" office:value-type="string" calcext:value-type="string">
            <text:p>SOT-363</text:p>
          </table:table-cell>
          <table:table-cell table:style-name="ce45" office:value-type="string" calcext:value-type="string">
            <text:p>IC2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5]=&quot;Power board&quot;;[.B95]*2;[.B95])" office:value-type="float" office:value="1" calcext:value-type="float">
            <text:p>1</text:p>
          </table:table-cell>
          <table:table-cell table:style-name="ce18" office:value-type="float" office:value="1653608" calcext:value-type="float">
            <text:p>1653608</text:p>
          </table:table-cell>
          <table:table-cell table:style-name="ce30" office:value-type="string" calcext:value-type="string">
            <text:p>BC857BDW1T1G</text:p>
          </table:table-cell>
          <table:table-cell table:style-name="ce66" office:value-type="float" office:value="0.141" calcext:value-type="float">
            <text:p>0,1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857BDW1T1G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BC857BDW1T1G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/>
          <table:table-cell table:style-name="ce110" office:value-type="string" calcext:value-type="string">
            <text:p>690-0101</text:p>
          </table:table-cell>
          <table:table-cell table:style-name="ce110" office:value-type="string" calcext:value-type="string">
            <text:p>BC857BDW1T1G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BS</text:p>
          </table:table-cell>
          <table:table-cell table:style-name="ce66" office:value-type="float" office:value="0.0268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95]&lt;&gt;&quot;&quot;;&quot;&quot;;[.G95])" office:value-type="float" office:value="1" calcext:value-type="float">
            <text:p>1</text:p>
          </table:table-cell>
          <table:table-cell table:style-name="ce143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0" table:formula="of:=IF([.G95]&lt;&gt;&quot;&quot;;MIN([.J95];[.M95];[.P95];[.T95];[.W95]);&quot;&quot;)" office:value-type="currency" office:currency="EUR" office:value="0.022" calcext:value-type="currency">
            <text:p>0,02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5]*[.AC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55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6]=&quot;Power board&quot;;[.B96]*2;[.B96])" office:value-type="float" office:value="1" calcext:value-type="float">
            <text:p>1</text:p>
          </table:table-cell>
          <table:table-cell table:style-name="ce58" office:value-type="string" calcext:value-type="string">
            <text:p>9589880</text:p>
          </table:table-cell>
          <table:table-cell table:style-name="ce64" office:value-type="string" calcext:value-type="string">
            <text:p>NE555DR</text:p>
          </table:table-cell>
          <table:table-cell table:style-name="ce67" office:value-type="float" office:value="0.3" calcext:value-type="float">
            <text:p>0,3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E555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NE555D</text:p>
          </table:table-cell>
          <table:table-cell table:style-name="ce93" office:value-type="float" office:value="0.353" calcext:value-type="float">
            <text:p>0,353</text:p>
          </table:table-cell>
          <table:table-cell table:style-name="ce101"/>
          <table:table-cell table:style-name="ce86" office:value-type="string" calcext:value-type="string">
            <text:p>662-4006</text:p>
          </table:table-cell>
          <table:table-cell table:style-name="ce86" office:value-type="string" calcext:value-type="string">
            <text:p>TLC555CDR</text:p>
          </table:table-cell>
          <table:table-cell table:style-name="ce93" office:value-type="float" office:value="0.218" calcext:value-type="float">
            <text:p>0,2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LC555CDR</text:p>
          </table:table-cell>
          <table:table-cell table:style-name="ce125" office:value-type="float" office:value="0.384" calcext:value-type="float">
            <text:p>0,38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96]&lt;&gt;&quot;&quot;;&quot;&quot;;[.G96])" office:value-type="float" office:value="1" calcext:value-type="float">
            <text:p>1</text:p>
          </table:table-cell>
          <table:table-cell table:style-name="ce144" table:formula="of:=IF([.AB96]=[.J96];&quot;Farnell&quot;; IF([.AB96]=[.M96]; &quot;Digikey&quot;; IF([.AB96]=[.P96]; &quot;Mouser&quot;; IF([.AB96]=[.T96]; &quot;RS&quot;; IF([.AB96]=[.W96]; &quot;TME&quot;)))))" office:value-type="string" office:string-value="RS" calcext:value-type="string">
            <text:p>RS</text:p>
          </table:table-cell>
          <table:table-cell table:style-name="ce151" table:formula="of:=IF([.G96]&lt;&gt;&quot;&quot;;MIN([.J96];[.M96];[.P96];[.T96];[.W96]);&quot;&quot;)" office:value-type="currency" office:currency="EUR" office:value="0.218" calcext:value-type="currency">
            <text:p>0,21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6]*[.AC96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08APWR</text:p>
          </table:table-cell>
          <table:table-cell table:style-name="ce30" office:value-type="string" calcext:value-type="string">
            <text:p>TSSOP-14</text:p>
          </table:table-cell>
          <table:table-cell table:style-name="ce45" office:value-type="string" calcext:value-type="string">
            <text:p>IC2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7]=&quot;Power board&quot;;[.B97]*2;[.B97])" office:value-type="float" office:value="1" calcext:value-type="float">
            <text:p>1</text:p>
          </table:table-cell>
          <table:table-cell table:style-name="ce18" office:value-type="string" calcext:value-type="string">
            <text:p>1102978</text:p>
          </table:table-cell>
          <table:table-cell table:style-name="ce30" office:value-type="string" calcext:value-type="string">
            <text:p>SN74LVC08APWR</text:p>
          </table:table-cell>
          <table:table-cell table:style-name="ce66" office:value-type="float" office:value="0.236" calcext:value-type="float">
            <text:p>0,23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1221-1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SN74LVC08APWR</text:p>
          </table:table-cell>
          <table:table-cell table:style-name="ce92" office:value-type="float" office:value="0.335" calcext:value-type="float">
            <text:p>0,3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2-8588</text:p>
          </table:table-cell>
          <table:table-cell table:style-name="ce110" office:value-type="string" calcext:value-type="string">
            <text:p>SN74LVC08APWR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7]&lt;&gt;&quot;&quot;;&quot;&quot;;[.G97])" office:value-type="float" office:value="1" calcext:value-type="float">
            <text:p>1</text:p>
          </table:table-cell>
          <table:table-cell table:style-name="ce143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0" table:formula="of:=IF([.G97]&lt;&gt;&quot;&quot;;MIN([.J97];[.M97];[.P97];[.T97];[.W97]);&quot;&quot;)" office:value-type="currency" office:currency="EUR" office:value="0.236" calcext:value-type="currency">
            <text:p>0,236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7]*[.AC97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783CKTTR</text:p>
          </table:table-cell>
          <table:table-cell table:style-name="ce31" office:value-type="string" calcext:value-type="string">
            <text:p>TO-263-3</text:p>
          </table:table-cell>
          <table:table-cell table:style-name="ce46" office:value-type="string" calcext:value-type="string">
            <text:p>IC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98]=&quot;Power board&quot;;[.B98]*2;[.B98])" office:value-type="float" office:value="2" calcext:value-type="float">
            <text:p>2</text:p>
          </table:table-cell>
          <table:table-cell table:style-name="ce58" office:value-type="string" calcext:value-type="string">
            <text:p>2075436</text:p>
          </table:table-cell>
          <table:table-cell table:style-name="ce64" office:value-type="string" calcext:value-type="string">
            <text:p>TL783CKTTR</text:p>
          </table:table-cell>
          <table:table-cell table:style-name="ce67" office:value-type="float" office:value="2.07" calcext:value-type="float">
            <text:p>2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0778-1-ND</text:p>
          </table:table-cell>
          <table:table-cell table:style-name="ce93" office:value-type="float" office:value="2.27" calcext:value-type="float">
            <text:p>2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L783CKTTR</text:p>
          </table:table-cell>
          <table:table-cell table:style-name="ce93" office:value-type="float" office:value="2.22" calcext:value-type="float">
            <text:p>2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7455</text:p>
          </table:table-cell>
          <table:table-cell table:style-name="ce86" office:value-type="string" calcext:value-type="string">
            <text:p>TL783CKTTR</text:p>
          </table:table-cell>
          <table:table-cell table:style-name="ce93" office:value-type="float" office:value="1.904" calcext:value-type="float">
            <text:p>1,90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8]&lt;&gt;&quot;&quot;;&quot;&quot;;[.G98])" office:value-type="float" office:value="2" calcext:value-type="float">
            <text:p>2</text:p>
          </table:table-cell>
          <table:table-cell table:style-name="ce144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1" table:formula="of:=IF([.G98]&lt;&gt;&quot;&quot;;MIN([.J98];[.M98];[.P98];[.T98];[.W98]);&quot;&quot;)" office:value-type="currency" office:currency="EUR" office:value="1.904" calcext:value-type="currency">
            <text:p>1,904 €</text:p>
          </table:table-cell>
          <table:table-cell table:style-name="ce144" table:formula="of:=[.G98]" office:value-type="float" office:value="2" calcext:value-type="float">
            <text:p>2</text:p>
          </table:table-cell>
          <table:table-cell table:style-name="ce163" table:formula="of:=[.AB98]*[.AC98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1T34DBVR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9]=&quot;Power board&quot;;[.B99]*2;[.B99])" office:value-type="float" office:value="1" calcext:value-type="float">
            <text:p>1</text:p>
          </table:table-cell>
          <table:table-cell table:style-name="ce18" office:value-type="float" office:value="2499914" calcext:value-type="float">
            <text:p>2499914</text:p>
          </table:table-cell>
          <table:table-cell table:style-name="ce30" office:value-type="string" calcext:value-type="string">
            <text:p>SN74LV1T34DBVR</text:p>
          </table:table-cell>
          <table:table-cell table:style-name="ce66" office:value-type="float" office:value="0.457" calcext:value-type="float">
            <text:p>0,45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1T34DBVR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/>
          <table:table-cell table:style-name="ce85" office:value-type="string" calcext:value-type="string">
            <text:p>SN74LV1T34DBVR</text:p>
          </table:table-cell>
          <table:table-cell table:style-name="ce92" office:value-type="float" office:value="0.398" calcext:value-type="float">
            <text:p>0,398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9]&lt;&gt;&quot;&quot;;&quot;&quot;;[.G99])" office:value-type="float" office:value="1" calcext:value-type="float">
            <text:p>1</text:p>
          </table:table-cell>
          <table:table-cell table:style-name="ce143" table:formula="of:=IF([.AB99]=[.J99];&quot;Farnell&quot;; IF([.AB99]=[.M99]; &quot;Digikey&quot;; IF([.AB99]=[.P99]; &quot;Mouser&quot;; IF([.AB99]=[.T99]; &quot;RS&quot;; IF([.AB99]=[.W99]; &quot;TME&quot;)))))" office:value-type="string" office:string-value="Mouser" calcext:value-type="string">
            <text:p>Mouser</text:p>
          </table:table-cell>
          <table:table-cell table:style-name="ce150" table:formula="of:=IF([.G99]&lt;&gt;&quot;&quot;;MIN([.J99];[.M99];[.P99];[.T99];[.W99]);&quot;&quot;)" office:value-type="currency" office:currency="EUR" office:value="0.398" calcext:value-type="currency">
            <text:p>0,39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9]*[.AC99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S3705-33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3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0]=&quot;Power board&quot;;[.B100]*2;[.B100])" office:value-type="float" office:value="1" calcext:value-type="float">
            <text:p>1</text:p>
          </table:table-cell>
          <table:table-cell table:style-name="ce58" office:value-type="string" calcext:value-type="string">
            <text:p>2296066</text:p>
          </table:table-cell>
          <table:table-cell table:style-name="ce64" office:value-type="string" calcext:value-type="string">
            <text:p>TPS3705-33D</text:p>
          </table:table-cell>
          <table:table-cell table:style-name="ce67" office:value-type="float" office:value="1.33" calcext:value-type="float">
            <text:p>1,3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PS3705-33DR</text:p>
          </table:table-cell>
          <table:table-cell table:style-name="ce93" office:value-type="float" office:value="1.58" calcext:value-type="float">
            <text:p>1,580</text:p>
          </table:table-cell>
          <table:table-cell table:style-name="ce101"/>
          <table:table-cell table:style-name="ce86" office:value-type="string" calcext:value-type="string">
            <text:p>TPS3705-33D</text:p>
          </table:table-cell>
          <table:table-cell table:style-name="ce93" office:value-type="float" office:value="1.84" calcext:value-type="float">
            <text:p>1,840</text:p>
          </table:table-cell>
          <table:table-cell table:style-name="ce101"/>
          <table:table-cell table:style-name="ce86" office:value-type="string" calcext:value-type="string">
            <text:p>662-3331</text:p>
          </table:table-cell>
          <table:table-cell table:style-name="ce86" office:value-type="string" calcext:value-type="string">
            <text:p>TPS3705-33D</text:p>
          </table:table-cell>
          <table:table-cell table:style-name="ce93" office:value-type="float" office:value="0.528" calcext:value-type="float">
            <text:p>0,5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0]&lt;&gt;&quot;&quot;;&quot;&quot;;[.G100])" office:value-type="float" office:value="1" calcext:value-type="float">
            <text:p>1</text:p>
          </table:table-cell>
          <table:table-cell table:style-name="ce144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1" table:formula="of:=IF([.G100]&lt;&gt;&quot;&quot;;MIN([.J100];[.M100];[.P100];[.T100];[.W100]);&quot;&quot;)" office:value-type="currency" office:currency="EUR" office:value="0.528" calcext:value-type="currency">
            <text:p>0,52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00]*[.AC100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2G02DCTR</text:p>
          </table:table-cell>
          <table:table-cell table:style-name="ce30" office:value-type="string" calcext:value-type="string">
            <text:p>SSOP-8</text:p>
          </table:table-cell>
          <table:table-cell table:style-name="ce45" office:value-type="string" calcext:value-type="string">
            <text:p>IC3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1]=&quot;Power board&quot;;[.B101]*2;[.B101])" office:value-type="float" office:value="1" calcext:value-type="float">
            <text:p>1</text:p>
          </table:table-cell>
          <table:table-cell table:style-name="ce18" office:value-type="string" calcext:value-type="string">
            <text:p>1236358</text:p>
          </table:table-cell>
          <table:table-cell table:style-name="ce30" office:value-type="string" calcext:value-type="string">
            <text:p>SN74LVC2G02DCTR</text:p>
          </table:table-cell>
          <table:table-cell table:style-name="ce66" office:value-type="float" office:value="0.452" calcext:value-type="float">
            <text:p>0,45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N74LVC2G02DCTR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01]&lt;&gt;&quot;&quot;;&quot;&quot;;[.G101])" office:value-type="float" office:value="1" calcext:value-type="float">
            <text:p>1</text:p>
          </table:table-cell>
          <table:table-cell table:style-name="ce143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50" table:formula="of:=IF([.G101]&lt;&gt;&quot;&quot;;MIN([.J101];[.M101];[.P101];[.T101];[.W101]);&quot;&quot;)" office:value-type="currency" office:currency="EUR" office:value="0.252" calcext:value-type="currency">
            <text:p>0,25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01]*[.AC101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260EMSE#PBF</text:p>
          </table:table-cell>
          <table:table-cell table:style-name="ce31" office:value-type="string" calcext:value-type="string">
            <text:p>MSOP-16</text:p>
          </table:table-cell>
          <table:table-cell table:style-name="ce46" office:value-type="string" calcext:value-type="string">
            <text:p>IC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2]=&quot;Power board&quot;;[.B102]*2;[.B102])" office:value-type="float" office:value="2" calcext:value-type="float">
            <text:p>2</text:p>
          </table:table-cell>
          <table:table-cell table:style-name="ce58" office:value-type="string" calcext:value-type="string">
            <text:p>2115838</text:p>
          </table:table-cell>
          <table:table-cell table:style-name="ce64" office:value-type="string" calcext:value-type="string">
            <text:p>LTC3260EMSE#PBF</text:p>
          </table:table-cell>
          <table:table-cell table:style-name="ce67" office:value-type="float" office:value="7.66" calcext:value-type="float">
            <text:p>7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260EMSE#PBF-ND</text:p>
          </table:table-cell>
          <table:table-cell table:style-name="ce93" office:value-type="float" office:value="6.78" calcext:value-type="float">
            <text:p>6,7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851-6768</text:p>
          </table:table-cell>
          <table:table-cell table:style-name="ce86" office:value-type="string" calcext:value-type="string">
            <text:p>LTC3260EMSE#PBF</text:p>
          </table:table-cell>
          <table:table-cell table:style-name="ce93" office:value-type="float" office:value="5.8" calcext:value-type="float">
            <text:p>5,8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2]&lt;&gt;&quot;&quot;;&quot;&quot;;[.G102])" office:value-type="float" office:value="2" calcext:value-type="float">
            <text:p>2</text:p>
          </table:table-cell>
          <table:table-cell table:style-name="ce144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1" table:formula="of:=IF([.G102]&lt;&gt;&quot;&quot;;MIN([.J102];[.M102];[.P102];[.T102];[.W102]);&quot;&quot;)" office:value-type="currency" office:currency="EUR" office:value="5.8" calcext:value-type="currency">
            <text:p>5,800 €</text:p>
          </table:table-cell>
          <table:table-cell table:style-name="ce144" table:formula="of:=[.G102]" office:value-type="float" office:value="2" calcext:value-type="float">
            <text:p>2</text:p>
          </table:table-cell>
          <table:table-cell table:style-name="ce163" table:formula="of:=[.AB102]*[.AC102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L072C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5, I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3]=&quot;Power board&quot;;[.B103]*2;[.B103])" office:value-type="float" office:value="4" calcext:value-type="float">
            <text:p>4</text:p>
          </table:table-cell>
          <table:table-cell table:style-name="ce18" office:value-type="float" office:value="1467663" calcext:value-type="float">
            <text:p>1467663</text:p>
          </table:table-cell>
          <table:table-cell table:style-name="ce30" office:value-type="string" calcext:value-type="string">
            <text:p>TL072CDT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L072CDT</text:p>
          </table:table-cell>
          <table:table-cell table:style-name="ce92" office:value-type="float" office:value="0.43" calcext:value-type="float">
            <text:p>0,430</text:p>
          </table:table-cell>
          <table:table-cell table:style-name="ce100"/>
          <table:table-cell table:style-name="ce85" office:value-type="string" calcext:value-type="string">
            <text:p>TL072CDT</text:p>
          </table:table-cell>
          <table:table-cell table:style-name="ce92" office:value-type="float" office:value="0.416" calcext:value-type="float">
            <text:p>0,416</text:p>
          </table:table-cell>
          <table:table-cell table:style-name="ce100"/>
          <table:table-cell table:style-name="ce110" office:value-type="string" calcext:value-type="string">
            <text:p>857-907P</text:p>
          </table:table-cell>
          <table:table-cell table:style-name="ce110" office:value-type="string" calcext:value-type="string">
            <text:p>TL072CD</text:p>
          </table:table-cell>
          <table:table-cell table:style-name="ce92" office:value-type="float" office:value="0.252" calcext:value-type="float">
            <text:p>0,25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L072CD</text:p>
          </table:table-cell>
          <table:table-cell table:style-name="ce66" office:value-type="float" office:value="0.1635" calcext:value-type="float">
            <text:p>0,16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103]&lt;&gt;&quot;&quot;;&quot;&quot;;[.G103])" office:value-type="float" office:value="4" calcext:value-type="float">
            <text:p>4</text:p>
          </table:table-cell>
          <table:table-cell table:style-name="ce143" table:formula="of:=IF([.AB103]=[.J103];&quot;Farnell&quot;; IF([.AB103]=[.M103]; &quot;Digikey&quot;; IF([.AB103]=[.P103]; &quot;Mouser&quot;; IF([.AB103]=[.T103]; &quot;RS&quot;; IF([.AB103]=[.W103]; &quot;TME&quot;)))))" office:value-type="string" office:string-value="TME" calcext:value-type="string">
            <text:p>TME</text:p>
          </table:table-cell>
          <table:table-cell table:style-name="ce150" table:formula="of:=IF([.G103]&lt;&gt;&quot;&quot;;MIN([.J103];[.M103];[.P103];[.T103];[.W103]);&quot;&quot;)" office:value-type="currency" office:currency="EUR" office:value="0.1635" calcext:value-type="currency">
            <text:p>0,164 €</text:p>
          </table:table-cell>
          <table:table-cell table:style-name="ce143" table:formula="of:=[.G103]" office:value-type="float" office:value="4" calcext:value-type="float">
            <text:p>4</text:p>
          </table:table-cell>
          <table:table-cell table:style-name="ce163" table:formula="of:=[.AB103]*[.AC103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2050HVCS8#PBF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4]=&quot;Power board&quot;;[.B104]*2;[.B104])" office:value-type="float" office:value="2" calcext:value-type="float">
            <text:p>2</text:p>
          </table:table-cell>
          <table:table-cell table:style-name="ce58" office:value-type="string" calcext:value-type="string">
            <text:p>1330903</text:p>
          </table:table-cell>
          <table:table-cell table:style-name="ce64" office:value-type="string" calcext:value-type="string">
            <text:p>LTC2050HVCS8#PBF</text:p>
          </table:table-cell>
          <table:table-cell table:style-name="ce67" office:value-type="float" office:value="2.11" calcext:value-type="float">
            <text:p>2,1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2050HVCS8#PBF-ND</text:p>
          </table:table-cell>
          <table:table-cell table:style-name="ce93" office:value-type="float" office:value="2.85" calcext:value-type="float">
            <text:p>2,8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822-6746</text:p>
          </table:table-cell>
          <table:table-cell table:style-name="ce86" office:value-type="string" calcext:value-type="string">
            <text:p>LTC2050HVCS8#PBF-ND</text:p>
          </table:table-cell>
          <table:table-cell table:style-name="ce93" office:value-type="float" office:value="2.155" calcext:value-type="float">
            <text:p>2,155</text:p>
          </table:table-cell>
          <table:table-cell table:style-name="ce101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4]&lt;&gt;&quot;&quot;;&quot;&quot;;[.G104])" office:value-type="float" office:value="2" calcext:value-type="float">
            <text:p>2</text:p>
          </table:table-cell>
          <table:table-cell table:style-name="ce144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51" table:formula="of:=IF([.G104]&lt;&gt;&quot;&quot;;MIN([.J104];[.M104];[.P104];[.T104];[.W104]);&quot;&quot;)" office:value-type="currency" office:currency="EUR" office:value="2.11" calcext:value-type="currency">
            <text:p>2,1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04]*[.AC104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CP23S17-E/SS</text:p>
          </table:table-cell>
          <table:table-cell table:style-name="ce30" office:value-type="string" calcext:value-type="string">
            <text:p>SSOP-28</text:p>
          </table:table-cell>
          <table:table-cell table:style-name="ce45" office:value-type="string" calcext:value-type="string">
            <text:p>IC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5]=&quot;Power board&quot;;[.B105]*2;[.B105])" office:value-type="float" office:value="2" calcext:value-type="float">
            <text:p>2</text:p>
          </table:table-cell>
          <table:table-cell table:style-name="ce18" office:value-type="string" calcext:value-type="string">
            <text:p>1467675</text:p>
          </table:table-cell>
          <table:table-cell table:style-name="ce30" office:value-type="string" calcext:value-type="string">
            <text:p>MCP23S17-E/SS</text:p>
          </table:table-cell>
          <table:table-cell table:style-name="ce66" office:value-type="float" office:value="1.28" calcext:value-type="float">
            <text:p>1,2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CP23S17-E/SS-ND </text:p>
          </table:table-cell>
          <table:table-cell table:style-name="ce92" office:value-type="float" office:value="1.27" calcext:value-type="float">
            <text:p>1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9-MCP23S17-E/SS</text:p>
          </table:table-cell>
          <table:table-cell table:style-name="ce92" office:value-type="float" office:value="1.32" calcext:value-type="float">
            <text:p>1,3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9-6452</text:p>
          </table:table-cell>
          <table:table-cell table:style-name="ce110" office:value-type="string" calcext:value-type="string">
            <text:p>MCP23S17-E/SS</text:p>
          </table:table-cell>
          <table:table-cell table:style-name="ce92" office:value-type="float" office:value="1.168" calcext:value-type="float">
            <text:p>1,16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CP23S17-E/SS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43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0" table:formula="of:=IF([.G105]&lt;&gt;&quot;&quot;;MIN([.J105];[.M105];[.P105];[.T105];[.W105]);&quot;&quot;)" office:value-type="currency" office:currency="EUR" office:value="1.168" calcext:value-type="currency">
            <text:p>1,168 €</text:p>
          </table:table-cell>
          <table:table-cell table:style-name="ce143" table:formula="of:=[.G105]" office:value-type="float" office:value="2" calcext:value-type="float">
            <text:p>2</text:p>
          </table:table-cell>
          <table:table-cell table:style-name="ce163" table:formula="of:=[.AB105]*[.AC105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EF5025AIDG4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6]=&quot;Power board&quot;;[.B106]*2;[.B106])" office:value-type="float" office:value="2" calcext:value-type="float">
            <text:p>2</text:p>
          </table:table-cell>
          <table:table-cell table:style-name="ce58" office:value-type="float" office:value="1439622" calcext:value-type="float">
            <text:p>1439622</text:p>
          </table:table-cell>
          <table:table-cell table:style-name="ce64" office:value-type="string" calcext:value-type="string">
            <text:p>REF5025AIDG4</text:p>
          </table:table-cell>
          <table:table-cell table:style-name="ce67" office:value-type="float" office:value="3.72" calcext:value-type="float">
            <text:p>3,7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EF5025AIDR</text:p>
          </table:table-cell>
          <table:table-cell table:style-name="ce93" office:value-type="float" office:value="2.99" calcext:value-type="float">
            <text:p>2,990</text:p>
          </table:table-cell>
          <table:table-cell table:style-name="ce101"/>
          <table:table-cell table:style-name="ce86" office:value-type="string" calcext:value-type="string">
            <text:p>REF5025AIDR</text:p>
          </table:table-cell>
          <table:table-cell table:style-name="ce93" office:value-type="float" office:value="2.91" calcext:value-type="float">
            <text:p>2,910</text:p>
          </table:table-cell>
          <table:table-cell table:style-name="ce101"/>
          <table:table-cell table:style-name="ce86" office:value-type="string" calcext:value-type="string">
            <text:p>404-304</text:p>
          </table:table-cell>
          <table:table-cell table:style-name="ce86" office:value-type="string" calcext:value-type="string">
            <text:p>REF5025AID</text:p>
          </table:table-cell>
          <table:table-cell table:style-name="ce93" office:value-type="float" office:value="3.5" calcext:value-type="float">
            <text:p>3,5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6]&lt;&gt;&quot;&quot;;&quot;&quot;;[.G106])" office:value-type="float" office:value="2" calcext:value-type="float">
            <text:p>2</text:p>
          </table:table-cell>
          <table:table-cell table:style-name="ce144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51" table:formula="of:=IF([.G106]&lt;&gt;&quot;&quot;;MIN([.J106];[.M106];[.P106];[.T106];[.W106]);&quot;&quot;)" office:value-type="currency" office:currency="EUR" office:value="2.91" calcext:value-type="currency">
            <text:p>2,9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06]*[.AC106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-726388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J2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107]=&quot;Power board&quot;;[.B107]*2;[.B107])" office:value-type="float" office:value="1" calcext:value-type="float">
            <text:p>1</text:p>
          </table:table-cell>
          <table:table-cell table:style-name="ce18" office:value-type="string" calcext:value-type="string">
            <text:p>2308760</text:p>
          </table:table-cell>
          <table:table-cell table:style-name="ce30" office:value-type="string" calcext:value-type="string">
            <text:p>1-726388-2</text:p>
          </table:table-cell>
          <table:table-cell table:style-name="ce66" office:value-type="float" office:value="0.0847" calcext:value-type="float">
            <text:p>0,08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A121493-ND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1-1-726388-2</text:p>
          </table:table-cell>
          <table:table-cell table:style-name="ce92" office:value-type="float" office:value="0.235" calcext:value-type="float">
            <text:p>0,2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0-5772</text:p>
          </table:table-cell>
          <table:table-cell table:style-name="ce110" office:value-type="string" calcext:value-type="string">
            <text:p>1-726388-2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1-726388-2</text:p>
          </table:table-cell>
          <table:table-cell table:style-name="ce66" office:value-type="float" office:value="0.0822" calcext:value-type="float">
            <text:p>0,082</text:p>
          </table:table-cell>
          <table:table-cell table:style-name="ce100" office:value-type="float" office:value="10" calcext:value-type="float">
            <text:p>10</text:p>
          </table:table-cell>
          <table:table-cell table:formula="of:=[.G107]" office:value-type="float" office:value="1" calcext:value-type="float">
            <text:p>1</text:p>
          </table:table-cell>
          <table:table-cell table:formula="of:=IF([.Y107]&lt;&gt;&quot;&quot;;&quot;&quot;;[.G107])">
            <text:p/>
          </table:table-cell>
          <table:table-cell table:style-name="ce143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50" table:formula="of:=IF([.G107]&lt;&gt;&quot;&quot;;MIN([.J107];[.M107];[.P107];[.T107];[.W107]);&quot;&quot;)" office:value-type="currency" office:currency="EUR" office:value="0.06" calcext:value-type="currency">
            <text:p>0,060 €</text:p>
          </table:table-cell>
          <table:table-cell table:style-name="ce143" table:formula="of:=[.G107]" office:value-type="float" office:value="1" calcext:value-type="float">
            <text:p>1</text:p>
          </table:table-cell>
          <table:table-cell table:style-name="ce163" table:formula="of:=[.AB107]*[.AC107]" office:value-type="float" office:value="0.06" calcext:value-type="float">
            <text:p>0,06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PAR, K_S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8]=&quot;Power board&quot;;[.B108]*2;[.B1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DOUT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09]=&quot;Power board&quot;;[.B109]*2;[.B10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8:.G109])" office:value-type="float" office:value="3" calcext:value-type="float">
            <text:p>3</text:p>
          </table:table-cell>
          <table:table-cell table:style-name="ce58" office:value-type="float" office:value="9950168" calcext:value-type="float">
            <text:p>9950168</text:p>
          </table:table-cell>
          <table:table-cell table:style-name="ce64" office:value-type="string" calcext:value-type="string">
            <text:p>G2RL-2 5DC</text:p>
          </table:table-cell>
          <table:table-cell table:style-name="ce67" office:value-type="float" office:value="3.94" calcext:value-type="float">
            <text:p>3,9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2.92" calcext:value-type="float">
            <text:p>2,920</text:p>
          </table:table-cell>
          <table:table-cell table:style-name="ce101"/>
          <table:table-cell table:style-name="ce86" office:value-type="string" calcext:value-type="string">
            <text:p>RTE24005</text:p>
          </table:table-cell>
          <table:table-cell table:style-name="ce93" office:value-type="float" office:value="2.85" calcext:value-type="float">
            <text:p>2,850</text:p>
          </table:table-cell>
          <table:table-cell table:style-name="ce101"/>
          <table:table-cell table:style-name="ce86" office:value-type="string" calcext:value-type="string">
            <text:p>198-6898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4.676" calcext:value-type="float">
            <text:p>4,6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RT424005</text:p>
          </table:table-cell>
          <table:table-cell table:style-name="ce125" office:value-type="float" office:value="1.26" calcext:value-type="float">
            <text:p>1,2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10]" office:value-type="float" office:value="3" calcext:value-type="float">
            <text:p>3</text:p>
          </table:table-cell>
          <table:table-cell table:style-name="ce101" table:formula="of:=IF([.Y110]&lt;&gt;&quot;&quot;;&quot;&quot;;[.G108])">
            <text:p/>
          </table:table-cell>
          <table:table-cell table:style-name="ce144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51" table:formula="of:=IF([.G108]&lt;&gt;&quot;&quot;;MIN([.J110];[.M110];[.P110];[.T110];[.W110]);&quot;&quot;)" office:value-type="currency" office:currency="EUR" office:value="1.26" calcext:value-type="currency">
            <text:p>1,260 €</text:p>
          </table:table-cell>
          <table:table-cell table:style-name="ce144" table:formula="of:=[.G110]" office:value-type="float" office:value="3" calcext:value-type="float">
            <text:p>3</text:p>
          </table:table-cell>
          <table:table-cell table:style-name="ce163" table:formula="of:=[.AB110]*[.AC110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G6K-2F-5DC</text:p>
          </table:table-cell>
          <table:table-cell table:style-name="ce31" office:value-type="string" calcext:value-type="string">
            <text:p>SMD, relay</text:p>
          </table:table-cell>
          <table:table-cell table:style-name="ce46" office:value-type="string" calcext:value-type="string">
            <text:p>K_S1, K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12]=&quot;Power board&quot;;[.B112]*2;[.B112])" office:value-type="float" office:value="2" calcext:value-type="float">
            <text:p>2</text:p>
          </table:table-cell>
          <table:table-cell table:style-name="ce58" office:value-type="float" office:value="4446185" calcext:value-type="float">
            <text:p>4446185</text:p>
          </table:table-cell>
          <table:table-cell table:style-name="ce64" office:value-type="string" calcext:value-type="string">
            <text:p>G6K-2F 5DC</text:p>
          </table:table-cell>
          <table:table-cell table:style-name="ce67" office:value-type="float" office:value="5.87" calcext:value-type="float">
            <text:p>5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6K-2F DC5</text:p>
          </table:table-cell>
          <table:table-cell table:style-name="ce93" office:value-type="float" office:value="3.86" calcext:value-type="float">
            <text:p>3,860</text:p>
          </table:table-cell>
          <table:table-cell table:style-name="ce101"/>
          <table:table-cell table:style-name="ce86" office:value-type="string" calcext:value-type="string">
            <text:p>G6K-2F-5DC</text:p>
          </table:table-cell>
          <table:table-cell table:style-name="ce93" office:value-type="float" office:value="4" calcext:value-type="float">
            <text:p>4,000</text:p>
          </table:table-cell>
          <table:table-cell table:style-name="ce101"/>
          <table:table-cell table:style-name="ce86" office:value-type="string" calcext:value-type="string">
            <text:p>683-9633</text:p>
          </table:table-cell>
          <table:table-cell table:style-name="ce86" office:value-type="string" calcext:value-type="string">
            <text:p>G6K2F5DC</text:p>
          </table:table-cell>
          <table:table-cell table:style-name="ce93" office:value-type="float" office:value="4.928" calcext:value-type="float">
            <text:p>4,92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G6K-2F-5DC</text:p>
          </table:table-cell>
          <table:table-cell table:style-name="ce125" office:value-type="float" office:value="2.49" calcext:value-type="float">
            <text:p>2,4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12]&lt;&gt;&quot;&quot;;&quot;&quot;;[.G112])" office:value-type="float" office:value="2" calcext:value-type="float">
            <text:p>2</text:p>
          </table:table-cell>
          <table:table-cell table:style-name="ce144" table:formula="of:=IF([.AB112]=[.J112];&quot;Farnell&quot;; IF([.AB112]=[.M112]; &quot;Digikey&quot;; IF([.AB112]=[.P112]; &quot;Mouser&quot;; IF([.AB112]=[.T112]; &quot;RS&quot;; IF([.AB112]=[.W112]; &quot;TME&quot;)))))" office:value-type="string" office:string-value="TME" calcext:value-type="string">
            <text:p>TME</text:p>
          </table:table-cell>
          <table:table-cell table:style-name="ce151" table:formula="of:=IF([.G112]&lt;&gt;&quot;&quot;;MIN([.J112];[.M112];[.P112];[.T112];[.W112]);&quot;&quot;)" office:value-type="currency" office:currency="EUR" office:value="2.49" calcext:value-type="currency">
            <text:p>2,4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2]*[.AC11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 145/37,5</text:p>
          </table:table-cell>
          <table:table-cell table:style-name="ce30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5" office:value-type="string" calcext:value-type="string">
            <text:p>K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3]=&quot;Power board&quot;;[.B113]*2;[.B113])" office:value-type="float" office:value="1" calcext:value-type="float">
            <text:p>1</text:p>
          </table:table-cell>
          <table:table-cell table:style-name="ce18" office:value-type="float" office:value="4621414" calcext:value-type="float">
            <text:p>4621414</text:p>
          </table:table-cell>
          <table:table-cell table:style-name="ce30" office:value-type="string" calcext:value-type="string">
            <text:p>SK 145/37,5 STS-220</text:p>
          </table:table-cell>
          <table:table-cell table:style-name="ce66" office:value-type="float" office:value="3.53" calcext:value-type="float">
            <text:p>3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13]" office:value-type="float" office:value="1" calcext:value-type="float">
            <text:p>1</text:p>
          </table:table-cell>
          <table:table-cell table:formula="of:=IF([.Y113]&lt;&gt;&quot;&quot;;&quot;&quot;;[.G113])">
            <text:p/>
          </table:table-cell>
          <table:table-cell table:style-name="ce143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 calcext:value-type="string">
            <text:p>Farnell</text:p>
          </table:table-cell>
          <table:table-cell table:style-name="ce150" table:formula="of:=IF([.G113]&lt;&gt;&quot;&quot;;MIN([.J113];[.M113];[.P113];[.T113];[.W113]);&quot;&quot;)" office:value-type="currency" office:currency="EUR" office:value="3.53" calcext:value-type="currency">
            <text:p>3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3]*[.AC113]" office:value-type="float" office:value="3.53" calcext:value-type="float">
            <text:p>3,530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4]=&quot;Power board&quot;; [.B114]*2;[.B11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117</text:p>
          </table:table-cell>
          <table:table-cell table:style-name="ce125" office:value-type="float" office:value="0.005" calcext:value-type="float">
            <text:p>0,00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1" table:formula="of:=IF([.G114]&lt;&gt;&quot;&quot;;MIN([.J114];[.M114];[.P114];[.T114];[.W114]);&quot;&quot;)" office:value-type="currency" office:currency="EUR" office:value="0.005" calcext:value-type="currency">
            <text:p>0,00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14]*[.AC114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5]=&quot;Power board&quot;; [.B115]*2;[.B115])" office:value-type="float" office:value="1" calcext:value-type="float">
            <text:p>1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0" office:value-type="string" calcext:value-type="string">
            <text:p>6797/3.0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789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50" table:formula="of:=IF([.G115]&lt;&gt;&quot;&quot;;MIN([.J115];[.M115];[.P115];[.T115];[.W115]);&quot;&quot;)" office:value-type="currency" office:currency="EUR" office:value="0.0082" calcext:value-type="currency">
            <text:p>0,008 €</text:p>
          </table:table-cell>
          <table:table-cell table:style-name="ce143" table:formula="of:=[.G115]" office:value-type="float" office:value="1" calcext:value-type="float">
            <text:p>1</text:p>
          </table:table-cell>
          <table:table-cell table:style-name="ce163" table:formula="of:=[.AB115]*[.AC115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For mouni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6]=&quot;Power board&quot;; [.B116]*2;[.B1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1" table:formula="of:=IF([.G116]&lt;&gt;&quot;&quot;;MIN([.J116];[.M116];[.P116];[.T116];[.W116]);&quot;&quot;)" office:value-type="currency" office:currency="EUR" office:value="0.01854" calcext:value-type="currency">
            <text:p>0,019 €</text:p>
          </table:table-cell>
          <table:table-cell table:style-name="ce144" table:formula="of:=[.G116]" office:value-type="float" office:value="1" calcext:value-type="float">
            <text:p>1</text:p>
          </table:table-cell>
          <table:table-cell table:style-name="ce163" table:formula="of:=[.AB116]*[.AC116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N112-4-02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L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7]=&quot;Power board&quot;;[.B117]*2;[.B117])" office:value-type="float" office:value="2" calcext:value-type="float">
            <text:p>2</text:p>
          </table:table-cell>
          <table:table-cell table:style-name="ce18" office:value-type="string" calcext:value-type="string">
            <text:p>1191474</text:p>
          </table:table-cell>
          <table:table-cell table:style-name="ce30" office:value-type="string" calcext:value-type="string">
            <text:p>RN112-4-02</text:p>
          </table:table-cell>
          <table:table-cell table:style-name="ce66" office:value-type="float" office:value="3.24" calcext:value-type="float">
            <text:p>3,2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817-1535-ND</text:p>
          </table:table-cell>
          <table:table-cell table:style-name="ce92" office:value-type="float" office:value="2.51" calcext:value-type="float">
            <text:p>2,5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31-RN112-4/02 </text:p>
          </table:table-cell>
          <table:table-cell table:style-name="ce92" office:value-type="float" office:value="2.29" calcext:value-type="float">
            <text:p>2,29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19-3261</text:p>
          </table:table-cell>
          <table:table-cell table:style-name="ce110" office:value-type="string" calcext:value-type="string">
            <text:p>RN112-4-02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17]" office:value-type="float" office:value="2" calcext:value-type="float">
            <text:p>2</text:p>
          </table:table-cell>
          <table:table-cell table:formula="of:=IF([.Y117]&lt;&gt;&quot;&quot;;&quot;&quot;;[.G117])">
            <text:p/>
          </table:table-cell>
          <table:table-cell table:style-name="ce143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 calcext:value-type="string">
            <text:p>Mouser</text:p>
          </table:table-cell>
          <table:table-cell table:style-name="ce150" table:formula="of:=IF([.G117]&lt;&gt;&quot;&quot;;MIN([.J117];[.M117];[.P117];[.T117];[.W117]);&quot;&quot;)" office:value-type="currency" office:currency="EUR" office:value="2.29" calcext:value-type="currency">
            <text:p>2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17]*[.AC117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uH</text:p>
          </table:table-cell>
          <table:table-cell table:style-name="ce31" office:value-type="string" calcext:value-type="string">
            <text:p>SMD; 7.3mm x 7.3mm</text:p>
          </table:table-cell>
          <table:table-cell table:style-name="ce46" office:value-type="string" calcext:value-type="string">
            <text:p>L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18]=&quot;Power board&quot;;[.B118]*2;[.B118])" office:value-type="float" office:value="1" calcext:value-type="float">
            <text:p>1</text:p>
          </table:table-cell>
          <table:table-cell table:style-name="ce58" office:value-type="float" office:value="2455059" calcext:value-type="float">
            <text:p>2455059</text:p>
          </table:table-cell>
          <table:table-cell table:style-name="ce64" office:value-type="string" calcext:value-type="string">
            <text:p>SRR0745A-471M</text:p>
          </table:table-cell>
          <table:table-cell table:style-name="ce67" office:value-type="float" office:value="0.918" calcext:value-type="float">
            <text:p>0,91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RR0745A-471M</text:p>
          </table:table-cell>
          <table:table-cell table:style-name="ce93" office:value-type="float" office:value="0.77" calcext:value-type="float">
            <text:p>0,770</text:p>
          </table:table-cell>
          <table:table-cell table:style-name="ce101"/>
          <table:table-cell table:style-name="ce86" office:value-type="string" calcext:value-type="string">
            <text:p>SRR0745A-471M</text:p>
          </table:table-cell>
          <table:table-cell table:style-name="ce93" office:value-type="float" office:value="0.814" calcext:value-type="float">
            <text:p>0,814</text:p>
          </table:table-cell>
          <table:table-cell table:style-name="ce101"/>
          <table:table-cell table:style-name="ce86" office:value-type="string" calcext:value-type="string">
            <text:p>770-1182</text:p>
          </table:table-cell>
          <table:table-cell table:style-name="ce86" office:value-type="string" calcext:value-type="string">
            <text:p>DR74-471-R</text:p>
          </table:table-cell>
          <table:table-cell table:style-name="ce93" office:value-type="float" office:value="0.977" calcext:value-type="float">
            <text:p>0,97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DE0704-470</text:p>
          </table:table-cell>
          <table:table-cell table:style-name="ce125" office:value-type="float" office:value="0.2537" calcext:value-type="float">
            <text:p>0,254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18]&lt;&gt;&quot;&quot;;&quot;&quot;;[.G118])" office:value-type="float" office:value="1" calcext:value-type="float">
            <text:p>1</text:p>
          </table:table-cell>
          <table:table-cell table:style-name="ce144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1" table:formula="of:=IF([.G118]&lt;&gt;&quot;&quot;;MIN([.J118];[.M118];[.P118];[.T118];[.W118]);&quot;&quot;)" office:value-type="currency" office:currency="EUR" office:value="0.2537" calcext:value-type="currency">
            <text:p>0,25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18]*[.AC118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3uH - 7443551331</text:p>
          </table:table-cell>
          <table:table-cell table:style-name="ce30" office:value-type="string" calcext:value-type="string">
            <text:p>SMD; 13.2mm x 12.8mm</text:p>
          </table:table-cell>
          <table:table-cell table:style-name="ce45" office:value-type="string" calcext:value-type="string">
            <text:p>L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9]=&quot;Power board&quot;;[.B119]*2;[.B119])" office:value-type="float" office:value="2" calcext:value-type="float">
            <text:p>2</text:p>
          </table:table-cell>
          <table:table-cell table:style-name="ce18" office:value-type="float" office:value="2211631" calcext:value-type="float">
            <text:p>2211631</text:p>
          </table:table-cell>
          <table:table-cell table:style-name="ce30" office:value-type="string" calcext:value-type="string">
            <text:p>Würth - 7443551331</text:p>
          </table:table-cell>
          <table:table-cell table:style-name="ce66" office:value-type="float" office:value="3.07" calcext:value-type="float">
            <text:p>3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3.38" calcext:value-type="float">
            <text:p>3,380</text:p>
          </table:table-cell>
          <table:table-cell table:style-name="ce100"/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2.97" calcext:value-type="float">
            <text:p>2,9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19]&lt;&gt;&quot;&quot;;&quot;&quot;;[.G119])" office:value-type="float" office:value="2" calcext:value-type="float">
            <text:p>2</text:p>
          </table:table-cell>
          <table:table-cell table:style-name="ce143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 calcext:value-type="string">
            <text:p>Mouser</text:p>
          </table:table-cell>
          <table:table-cell table:style-name="ce150" table:formula="of:=IF([.G119]&lt;&gt;&quot;&quot;;MIN([.J119];[.M119];[.P119];[.T119];[.W119]);&quot;&quot;)" office:value-type="currency" office:currency="EUR" office:value="2.97" calcext:value-type="currency">
            <text:p>2,97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19]*[.AC119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HLP2020CZER3R3M11</text:p>
          </table:table-cell>
          <table:table-cell table:style-name="ce31" office:value-type="string" calcext:value-type="string">
            <text:p>SMD; 5.49mm x 5.18mm</text:p>
          </table:table-cell>
          <table:table-cell table:style-name="ce46" office:value-type="string" calcext:value-type="string">
            <text:p>L3, L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20]=&quot;Power board&quot;;[.B120]*2;[.B120])" office:value-type="float" office:value="4" calcext:value-type="float">
            <text:p>4</text:p>
          </table:table-cell>
          <table:table-cell table:style-name="ce58" office:value-type="string" calcext:value-type="string">
            <text:p>1741325</text:p>
          </table:table-cell>
          <table:table-cell table:style-name="ce64" office:value-type="string" calcext:value-type="string">
            <text:p>IHLP2020CZER3R3M11</text:p>
          </table:table-cell>
          <table:table-cell table:style-name="ce67" office:value-type="float" office:value="1.41" calcext:value-type="float">
            <text:p>1,41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2.16" calcext:value-type="float">
            <text:p>2,160</text:p>
          </table:table-cell>
          <table:table-cell table:style-name="ce101"/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48-6912</text:p>
          </table:table-cell>
          <table:table-cell table:style-name="ce86" office:value-type="string" calcext:value-type="string">
            <text:p>IHLP2020CZER3R3M01</text:p>
          </table:table-cell>
          <table:table-cell table:style-name="ce93" office:value-type="float" office:value="1.518" calcext:value-type="float">
            <text:p>1,5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20]&lt;&gt;&quot;&quot;;&quot;&quot;;[.G120])" office:value-type="float" office:value="4" calcext:value-type="float">
            <text:p>4</text:p>
          </table:table-cell>
          <table:table-cell table:style-name="ce144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 calcext:value-type="string">
            <text:p>Mouser</text:p>
          </table:table-cell>
          <table:table-cell table:style-name="ce151" table:formula="of:=IF([.G120]&lt;&gt;&quot;&quot;;MIN([.J120];[.M120];[.P120];[.T120];[.W120]);&quot;&quot;)" office:value-type="currency" office:currency="EUR" office:value="1.03" calcext:value-type="currency">
            <text:p>1,030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20]*[.AC120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FT_320QVT</text:p>
          </table:table-cell>
          <table:table-cell table:style-name="ce30" office:value-type="string" calcext:value-type="string">
            <text:p>THT; 2x20-pin socket</text:p>
          </table:table-cell>
          <table:table-cell table:style-name="ce45" office:value-type="string" calcext:value-type="string">
            <text:p>LCD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1]=&quot;Power board&quot;;[.B121]*2;[.B121])" office:value-type="float" office:value="1" calcext:value-type="float">
            <text:p>1</text:p>
          </table:table-cell>
          <table:table-cell table:style-name="ce18" office:value-type="string" calcext:value-type="string">
            <text:p>7992033</text:p>
          </table:table-cell>
          <table:table-cell table:style-name="ce30" office:value-type="string" calcext:value-type="string">
            <text:p>M20-7832046</text:p>
          </table:table-cell>
          <table:table-cell table:style-name="ce66" office:value-type="float" office:value="2.75" calcext:value-type="float">
            <text:p>2,7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20-7832046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/>
          <table:table-cell table:style-name="ce85" office:value-type="string" calcext:value-type="string">
            <text:p>M20-7832046</text:p>
          </table:table-cell>
          <table:table-cell table:style-name="ce92" office:value-type="float" office:value="2.53" calcext:value-type="float">
            <text:p>2,530</text:p>
          </table:table-cell>
          <table:table-cell table:style-name="ce100"/>
          <table:table-cell table:style-name="ce110" office:value-type="string" calcext:value-type="string">
            <text:p>681-6851</text:p>
          </table:table-cell>
          <table:table-cell table:style-name="ce110" office:value-type="string" calcext:value-type="string">
            <text:p>M20-7832046</text:p>
          </table:table-cell>
          <table:table-cell table:style-name="ce92" office:value-type="float" office:value="3.027" calcext:value-type="float">
            <text:p>3,02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40DG</text:p>
          </table:table-cell>
          <table:table-cell table:style-name="ce66" office:value-type="float" office:value="0.3292" calcext:value-type="float">
            <text:p>0,329</text:p>
          </table:table-cell>
          <table:table-cell table:style-name="ce100" office:value-type="float" office:value="2" calcext:value-type="float">
            <text:p>2</text:p>
          </table:table-cell>
          <table:table-cell table:formula="of:=[.G121]" office:value-type="float" office:value="1" calcext:value-type="float">
            <text:p>1</text:p>
          </table:table-cell>
          <table:table-cell table:formula="of:=IF([.Y121]&lt;&gt;&quot;&quot;;&quot;&quot;;[.G121])">
            <text:p/>
          </table:table-cell>
          <table:table-cell table:style-name="ce143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50" table:formula="of:=IF([.G121]&lt;&gt;&quot;&quot;;MIN([.J121];[.M121];[.P121];[.T121];[.W121]);&quot;&quot;)" office:value-type="currency" office:currency="EUR" office:value="0.3292" calcext:value-type="currency">
            <text:p>0,32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1]*[.AC12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75" calcext:value-type="float">
            <text:p>7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SMG-C170</text:p>
          </table:table-cell>
          <table:table-cell table:style-name="ce31" office:value-type="string" calcext:value-type="string">
            <text:p>0805 Green</text:p>
          </table:table-cell>
          <table:table-cell table:style-name="ce46" office:value-type="string" calcext:value-type="string">
            <text:p>LED_O1, LED_O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2]=&quot;Power board&quot;;[.B122]*2;[.B122])" office:value-type="float" office:value="2" calcext:value-type="float">
            <text:p>2</text:p>
          </table:table-cell>
          <table:table-cell table:style-name="ce58" office:value-type="float" office:value="5790852" calcext:value-type="float">
            <text:p>5790852</text:p>
          </table:table-cell>
          <table:table-cell table:style-name="ce64" office:value-type="string" calcext:value-type="string">
            <text:p>HSMG-C170</text:p>
          </table:table-cell>
          <table:table-cell table:style-name="ce67" office:value-type="float" office:value="0.204" calcext:value-type="float">
            <text:p>0,20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49" calcext:value-type="float">
            <text:p>0,490</text:p>
          </table:table-cell>
          <table:table-cell table:style-name="ce101"/>
          <table:table-cell table:style-name="ce86" office:value-type="string" calcext:value-type="string">
            <text:p>630-HSMG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35-6767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206" calcext:value-type="float">
            <text:p>0,2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HSMG-C170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2]&lt;&gt;&quot;&quot;;&quot;&quot;;[.G122])" office:value-type="float" office:value="2" calcext:value-type="float">
            <text:p>2</text:p>
          </table:table-cell>
          <table:table-cell table:style-name="ce144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51" table:formula="of:=IF([.G122]&lt;&gt;&quot;&quot;;MIN([.J122];[.M122];[.P122];[.T122];[.W122]);&quot;&quot;)" office:value-type="currency" office:currency="EUR" office:value="0.06" calcext:value-type="currency">
            <text:p>0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22]*[.AC12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1">
          <table:table-cell table:style-name="ce3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HSMH-C170</text:p>
          </table:table-cell>
          <table:table-cell table:style-name="ce30" office:value-type="string" calcext:value-type="string">
            <text:p>0805 Red</text:p>
          </table:table-cell>
          <table:table-cell table:style-name="ce45" office:value-type="string" calcext:value-type="string">
            <text:p>LED_CC1, LED_CC2, LED_PROG1, LED_PROG2, LED_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3]=&quot;Power board&quot;;[.B123]*2;[.B123])" office:value-type="float" office:value="5" calcext:value-type="float">
            <text:p>5</text:p>
          </table:table-cell>
          <table:table-cell table:style-name="ce18" office:value-type="float" office:value="5790840" calcext:value-type="float">
            <text:p>5790840</text:p>
          </table:table-cell>
          <table:table-cell table:style-name="ce30" office:value-type="string" calcext:value-type="string">
            <text:p>HSMH-C170</text:p>
          </table:table-cell>
          <table:table-cell table:style-name="ce66" office:value-type="float" office:value="0.488" calcext:value-type="float">
            <text:p>0,48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H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H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468</text:p>
          </table:table-cell>
          <table:table-cell table:style-name="ce110" office:value-type="string" calcext:value-type="string">
            <text:p>HSMH-C170</text:p>
          </table:table-cell>
          <table:table-cell table:style-name="ce92" office:value-type="float" office:value="0.188" calcext:value-type="float">
            <text:p>0,18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H-C170</text:p>
          </table:table-cell>
          <table:table-cell table:style-name="ce66" office:value-type="float" office:value="0.0574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3]&lt;&gt;&quot;&quot;;&quot;&quot;;[.G123])" office:value-type="float" office:value="5" calcext:value-type="float">
            <text:p>5</text:p>
          </table:table-cell>
          <table:table-cell table:style-name="ce143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50" table:formula="of:=IF([.G123]&lt;&gt;&quot;&quot;;MIN([.J123];[.M123];[.P123];[.T123];[.W123]);&quot;&quot;)" office:value-type="currency" office:currency="EUR" office:value="0.0574" calcext:value-type="currency">
            <text:p>0,057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123]*[.AC12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HSMD-C170</text:p>
          </table:table-cell>
          <table:table-cell table:style-name="ce31" office:value-type="string" calcext:value-type="string">
            <text:p>0805 Orange</text:p>
          </table:table-cell>
          <table:table-cell table:style-name="ce46" office:value-type="string" calcext:value-type="string">
            <text:p>LED_PW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4]=&quot;Power board&quot;;[.B124]*2;[.B124])" office:value-type="float" office:value="1" calcext:value-type="float">
            <text:p>1</text:p>
          </table:table-cell>
          <table:table-cell table:style-name="ce58" office:value-type="string" calcext:value-type="string">
            <text:p>5790864</text:p>
          </table:table-cell>
          <table:table-cell table:style-name="ce64" office:value-type="string" calcext:value-type="string">
            <text:p>HSMD-C170</text:p>
          </table:table-cell>
          <table:table-cell table:style-name="ce67" office:value-type="float" office:value="0.24" calcext:value-type="float">
            <text:p>0,24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D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2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231" calcext:value-type="float">
            <text:p>0,23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D-C170</text:p>
          </table:table-cell>
          <table:table-cell table:style-name="ce125" office:value-type="float" office:value="0.0586" calcext:value-type="float">
            <text:p>0,059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4]&lt;&gt;&quot;&quot;;&quot;&quot;;[.G124])" office:value-type="float" office:value="1" calcext:value-type="float">
            <text:p>1</text:p>
          </table:table-cell>
          <table:table-cell table:style-name="ce144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51" table:formula="of:=IF([.G124]&lt;&gt;&quot;&quot;;MIN([.J124];[.M124];[.P124];[.T124];[.W124]);&quot;&quot;)" office:value-type="currency" office:currency="EUR" office:value="0.0586" calcext:value-type="currency">
            <text:p>0,05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24]*[.AC12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_CV1, LED_CV2, LED_S1, LED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5]=&quot;Power board&quot;;[.B125]*2;[.B125])" office:value-type="float" office:value="4" calcext:value-type="float">
            <text:p>4</text:p>
          </table:table-cell>
          <table:table-cell table:style-name="ce18" office:value-type="string" calcext:value-type="string">
            <text:p>5790876</text:p>
          </table:table-cell>
          <table:table-cell table:style-name="ce30" office:value-type="string" calcext:value-type="string">
            <text:p>HSMY-C170</text:p>
          </table:table-cell>
          <table:table-cell table:style-name="ce66" office:value-type="float" office:value="0.33" calcext:value-type="float">
            <text:p>0,33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Y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Y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19</text:p>
          </table:table-cell>
          <table:table-cell table:style-name="ce110" office:value-type="string" calcext:value-type="string">
            <text:p>HSMY-C170</text:p>
          </table:table-cell>
          <table:table-cell table:style-name="ce92" office:value-type="float" office:value="0.248" calcext:value-type="float">
            <text:p>0,24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Y-C170</text:p>
          </table:table-cell>
          <table:table-cell table:style-name="ce66" office:value-type="float" office:value="0.06" calcext:value-type="float">
            <text:p>0,060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5]&lt;&gt;&quot;&quot;;&quot;&quot;;[.G125])" office:value-type="float" office:value="4" calcext:value-type="float">
            <text:p>4</text:p>
          </table:table-cell>
          <table:table-cell table:style-name="ce143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50" table:formula="of:=IF([.G125]&lt;&gt;&quot;&quot;;MIN([.J125];[.M125];[.P125];[.T125];[.W125]);&quot;&quot;)" office:value-type="currency" office:currency="EUR" office:value="0.06" calcext:value-type="currency">
            <text:p>0,060 €</text:p>
          </table:table-cell>
          <table:table-cell table:style-name="ce143" table:formula="of:=[.G125]" office:value-type="float" office:value="4" calcext:value-type="float">
            <text:p>4</text:p>
          </table:table-cell>
          <table:table-cell table:style-name="ce163" table:formula="of:=[.AB125]*[.AC125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K/Beta:3570K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NT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26]=&quot;Power board&quot;;[.B126]*2;[.B126])" office:value-type="float" office:value="2" calcext:value-type="float">
            <text:p>2</text:p>
          </table:table-cell>
          <table:table-cell table:style-name="ce58" office:value-type="string" calcext:value-type="string">
            <text:p>1612623</text:p>
          </table:table-cell>
          <table:table-cell table:style-name="ce64" office:value-type="string" calcext:value-type="string">
            <text:p>NTCS0805E3103JMT</text:p>
          </table:table-cell>
          <table:table-cell table:style-name="ce67" office:value-type="float" office:value="0.413" calcext:value-type="float">
            <text:p>0,41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25" calcext:value-type="float">
            <text:p>0,250</text:p>
          </table:table-cell>
          <table:table-cell table:style-name="ce101"/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97-4601</text:p>
          </table:table-cell>
          <table:table-cell table:style-name="ce86" office:value-type="string" calcext:value-type="string">
            <text:p>NB12K00103JBB</text:p>
          </table:table-cell>
          <table:table-cell table:style-name="ce93" office:value-type="float" office:value="0.392" calcext:value-type="float">
            <text:p>0,39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NTCS0805E3103JMT</text:p>
          </table:table-cell>
          <table:table-cell table:style-name="ce125" office:value-type="float" office:value="0.19" calcext:value-type="float">
            <text:p>0,19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6]&lt;&gt;&quot;&quot;;&quot;&quot;;[.G126])" office:value-type="float" office:value="2" calcext:value-type="float">
            <text:p>2</text:p>
          </table:table-cell>
          <table:table-cell table:style-name="ce144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1" table:formula="of:=IF([.G126]&lt;&gt;&quot;&quot;;MIN([.J126];[.M126];[.P126];[.T126];[.W126]);&quot;&quot;)" office:value-type="currency" office:currency="EUR" office:value="0.145" calcext:value-type="currency">
            <text:p>0,14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26]*[.AC126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5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7]=&quot;Power board&quot;;[.B127]*2;[.B127])" office:value-type="float" office:value="1" calcext:value-type="float">
            <text:p>1</text:p>
          </table:table-cell>
          <table:table-cell table:style-name="ce18" office:value-type="float" office:value="2453236" calcext:value-type="float">
            <text:p>2453236</text:p>
          </table:table-cell>
          <table:table-cell table:style-name="ce30" office:value-type="string" calcext:value-type="string">
            <text:p>MOC3052SM</text:p>
          </table:table-cell>
          <table:table-cell table:style-name="ce66" office:value-type="float" office:value="0.884" calcext:value-type="float">
            <text:p>0,88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52SM</text:p>
          </table:table-cell>
          <table:table-cell table:style-name="ce92" office:value-type="float" office:value="0.91" calcext:value-type="float">
            <text:p>0,910</text:p>
          </table:table-cell>
          <table:table-cell table:style-name="ce100"/>
          <table:table-cell table:style-name="ce85" office:value-type="string" calcext:value-type="string">
            <text:p>MOC3052SM</text:p>
          </table:table-cell>
          <table:table-cell table:style-name="ce92" office:value-type="float" office:value="0.75" calcext:value-type="float">
            <text:p>0,750</text:p>
          </table:table-cell>
          <table:table-cell table:style-name="ce100"/>
          <table:table-cell table:style-name="ce110" office:value-type="string" calcext:value-type="string">
            <text:p>761-3690</text:p>
          </table:table-cell>
          <table:table-cell table:style-name="ce110" office:value-type="string" calcext:value-type="string">
            <text:p>MOC3052SM</text:p>
          </table:table-cell>
          <table:table-cell table:style-name="ce92" office:value-type="float" office:value="0.739" calcext:value-type="float">
            <text:p>0,73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OC3052SR2VM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27]&lt;&gt;&quot;&quot;;&quot;&quot;;[.G127])" office:value-type="float" office:value="1" calcext:value-type="float">
            <text:p>1</text:p>
          </table:table-cell>
          <table:table-cell table:style-name="ce143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0" table:formula="of:=IF([.G127]&lt;&gt;&quot;&quot;;MIN([.J127];[.M127];[.P127];[.T127];[.W127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7]*[.AC127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6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8]=&quot;Power board&quot;;[.B128]*2;[.B128])" office:value-type="float" office:value="1" calcext:value-type="float">
            <text:p>1</text:p>
          </table:table-cell>
          <table:table-cell table:style-name="ce58" office:value-type="float" office:value="2322554" calcext:value-type="float">
            <text:p>2322554</text:p>
          </table:table-cell>
          <table:table-cell table:style-name="ce64" office:value-type="string" calcext:value-type="string">
            <text:p>MOC3062SR2VM</text:p>
          </table:table-cell>
          <table:table-cell table:style-name="ce67" office:value-type="float" office:value="0.977" calcext:value-type="float">
            <text:p>0,9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/>
          <table:table-cell table:style-name="ce86" office:value-type="string" calcext:value-type="string">
            <text:p>MOC3062SM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/>
          <table:table-cell table:style-name="ce86" office:value-type="string" calcext:value-type="string">
            <text:p>806-6064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0.718" calcext:value-type="float">
            <text:p>0,7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OC3062XSM</text:p>
          </table:table-cell>
          <table:table-cell table:style-name="ce125" office:value-type="float" office:value="0.41" calcext:value-type="float">
            <text:p>0,41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28]&lt;&gt;&quot;&quot;;&quot;&quot;;[.G128])" office:value-type="float" office:value="1" calcext:value-type="float">
            <text:p>1</text:p>
          </table:table-cell>
          <table:table-cell table:style-name="ce144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1" table:formula="of:=IF([.G128]&lt;&gt;&quot;&quot;;MIN([.J128];[.M128];[.P128];[.T128];[.W128]);&quot;&quot;)" office:value-type="currency" office:currency="EUR" office:value="0.41" calcext:value-type="currency">
            <text:p>0,4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28]*[.AC128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3, OK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9]=&quot;Power board&quot;;[.B129]*2;[.B12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5, OK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30]=&quot;Power board&quot;;[.B130]*2;[.B13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29:.G130])" office:value-type="float" office:value="4" calcext:value-type="float">
            <text:p>4</text:p>
          </table:table-cell>
          <table:table-cell table:style-name="ce18" office:value-type="float" office:value="1244525" calcext:value-type="float">
            <text:p>1244525</text:p>
          </table:table-cell>
          <table:table-cell table:style-name="ce30" office:value-type="string" calcext:value-type="string">
            <text:p>HCPL-181-000E</text:p>
          </table:table-cell>
          <table:table-cell table:style-name="ce66" office:value-type="float" office:value="0.342" calcext:value-type="float">
            <text:p>0,34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HCPL-181-000E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HCPL-181-000E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110" office:value-type="string" calcext:value-type="string">
            <text:p>693-5277</text:p>
          </table:table-cell>
          <table:table-cell table:style-name="ce110" office:value-type="string" calcext:value-type="string">
            <text:p>HCPL-181-000E</text:p>
          </table:table-cell>
          <table:table-cell table:style-name="ce92" office:value-type="float" office:value="0.343" calcext:value-type="float">
            <text:p>0,34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HCPL-181-000E</text:p>
          </table:table-cell>
          <table:table-cell table:style-name="ce66" office:value-type="float" office:value="0.25" calcext:value-type="float">
            <text:p>0,25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31]&lt;&gt;&quot;&quot;;&quot;&quot;;[.G131])" office:value-type="float" office:value="4" calcext:value-type="float">
            <text:p>4</text:p>
          </table:table-cell>
          <table:table-cell table:style-name="ce143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 calcext:value-type="string">
            <text:p>Mouser</text:p>
          </table:table-cell>
          <table:table-cell table:style-name="ce150" table:formula="of:=IF([.G131]&lt;&gt;&quot;&quot;;MIN([.J131];[.M131];[.P131];[.T131];[.W131]);&quot;&quot;)" office:value-type="currency" office:currency="EUR" office:value="0.15" calcext:value-type="currency">
            <text:p>0,150 €</text:p>
          </table:table-cell>
          <table:table-cell table:style-name="ce143" table:formula="of:=[.G131]" office:value-type="float" office:value="4" calcext:value-type="float">
            <text:p>4</text:p>
          </table:table-cell>
          <table:table-cell table:style-name="ce163" table:formula="of:=[.AB131]*[.AC131]" office:value-type="float" office:value="0.6" calcext:value-type="float">
            <text:p>0,6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RFR5305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3]=&quot;Power board&quot;;[.B133]*2;[.B133])" office:value-type="float" office:value="4" calcext:value-type="float">
            <text:p>4</text:p>
          </table:table-cell>
          <table:table-cell table:style-name="ce18" office:value-type="string" calcext:value-type="string">
            <text:p>8649820</text:p>
          </table:table-cell>
          <table:table-cell table:style-name="ce30" office:value-type="string" calcext:value-type="string">
            <text:p>IRFR5305PBF</text:p>
          </table:table-cell>
          <table:table-cell table:style-name="ce66" office:value-type="float" office:value="0.994" calcext:value-type="float">
            <text:p>0,99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R5305PBF-ND</text:p>
          </table:table-cell>
          <table:table-cell table:style-name="ce92" office:value-type="float" office:value="0.81" calcext:value-type="float">
            <text:p>0,810</text:p>
          </table:table-cell>
          <table:table-cell table:style-name="ce100"/>
          <table:table-cell table:style-name="ce85" office:value-type="string" calcext:value-type="string">
            <text:p>942-IRFR5305PBF</text:p>
          </table:table-cell>
          <table:table-cell table:style-name="ce92" office:value-type="float" office:value="0.805" calcext:value-type="float">
            <text:p>0,805</text:p>
          </table:table-cell>
          <table:table-cell table:style-name="ce100"/>
          <table:table-cell table:style-name="ce110" office:value-type="string" calcext:value-type="string">
            <text:p><text:s/>543-2496</text:p>
          </table:table-cell>
          <table:table-cell table:style-name="ce110" office:value-type="string" calcext:value-type="string">
            <text:p>IRFR5305PBF</text:p>
          </table:table-cell>
          <table:table-cell table:style-name="ce92" office:value-type="float" office:value="0.994" calcext:value-type="float">
            <text:p>0,99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R5305PBF</text:p>
          </table:table-cell>
          <table:table-cell table:style-name="ce66" office:value-type="float" office:value="0.54" calcext:value-type="float">
            <text:p>0,5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33]&lt;&gt;&quot;&quot;;&quot;&quot;;[.G133])" office:value-type="float" office:value="4" calcext:value-type="float">
            <text:p>4</text:p>
          </table:table-cell>
          <table:table-cell table:style-name="ce143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50" table:formula="of:=IF([.G133]&lt;&gt;&quot;&quot;;MIN([.J133];[.M133];[.P133];[.T133];[.W133]);&quot;&quot;)" office:value-type="currency" office:currency="EUR" office:value="0.54" calcext:value-type="currency">
            <text:p>0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33]*[.AC13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 office:value-type="string" calcext:value-type="string">
            <text:p>Option #1: SPD30P06P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4]=&quot;Power board&quot;;[.B134]*2;[.B134])" office:value-type="float" office:value="0" calcext:value-type="float">
            <text:p>0</text:p>
          </table:table-cell>
          <table:table-cell table:style-name="ce58" office:value-type="string" calcext:value-type="string">
            <text:p>2480881</text:p>
          </table:table-cell>
          <table:table-cell table:style-name="ce64" office:value-type="string" calcext:value-type="string">
            <text:p>SPD30P06P G</text:p>
          </table:table-cell>
          <table:table-cell table:style-name="ce67" office:value-type="float" office:value="0.98" calcext:value-type="float">
            <text:p>0,9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PD30P06P GCT-ND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26-SPD30P06PG </text:p>
          </table:table-cell>
          <table:table-cell table:style-name="ce93" office:value-type="float" office:value="1.02" calcext:value-type="float">
            <text:p>1,020</text:p>
          </table:table-cell>
          <table:table-cell table:style-name="ce101"/>
          <table:table-cell table:style-name="ce86" office:value-type="string" calcext:value-type="string">
            <text:p>898-6864</text:p>
          </table:table-cell>
          <table:table-cell table:style-name="ce86" office:value-type="string" calcext:value-type="string">
            <text:p>SPD30P06P G</text:p>
          </table:table-cell>
          <table:table-cell table:style-name="ce93" office:value-type="float" office:value="0.861" calcext:value-type="float">
            <text:p>0,861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SPD30P06PGBTMA1</text:p>
          </table:table-cell>
          <table:table-cell table:style-name="ce125" office:value-type="float" office:value="0.78" calcext:value-type="float">
            <text:p>0,78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 office:value-type="string" calcext:value-type="string">
            <text:p>Option #2: SUD19P06-6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5]=&quot;Power board&quot;;[.B135]*2;[.B135])" office:value-type="float" office:value="0" calcext:value-type="float">
            <text:p>0</text:p>
          </table:table-cell>
          <table:table-cell table:style-name="ce18" office:value-type="string" calcext:value-type="string">
            <text:p>2101465</text:p>
          </table:table-cell>
          <table:table-cell table:style-name="ce30" office:value-type="string" calcext:value-type="string">
            <text:p>SUD19P06-60-GE3</text:p>
          </table:table-cell>
          <table:table-cell table:style-name="ce66" office:value-type="float" office:value="1.59" calcext:value-type="float">
            <text:p>1,59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UD19P06-60-GE3</text:p>
          </table:table-cell>
          <table:table-cell table:style-name="ce92" office:value-type="float" office:value="0.95" calcext:value-type="float">
            <text:p>0,950</text:p>
          </table:table-cell>
          <table:table-cell table:style-name="ce100"/>
          <table:table-cell table:style-name="ce85" office:value-type="string" calcext:value-type="string">
            <text:p>SUD19P06-60-GE3</text:p>
          </table:table-cell>
          <table:table-cell table:style-name="ce92" office:value-type="float" office:value="1.07" calcext:value-type="float">
            <text:p>1,0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MBT555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1, Q12, Q17, Q19, Q2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6]=&quot;Power board&quot;;[.B136]*2;[.B136])" office:value-type="float" office:value="10" calcext:value-type="float">
            <text:p>10</text:p>
          </table:table-cell>
          <table:table-cell table:style-name="ce58" office:value-type="float" office:value="1459109" calcext:value-type="float">
            <text:p>1459109</text:p>
          </table:table-cell>
          <table:table-cell table:style-name="ce64" office:value-type="string" calcext:value-type="string">
            <text:p>MMBT555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55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400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551</text:p>
          </table:table-cell>
          <table:table-cell table:style-name="ce125" office:value-type="float" office:value="0.0204" calcext:value-type="float">
            <text:p>0,02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36]&lt;&gt;&quot;&quot;;&quot;&quot;;[.G136])" office:value-type="float" office:value="10" calcext:value-type="float">
            <text:p>10</text:p>
          </table:table-cell>
          <table:table-cell table:style-name="ce144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51" table:formula="of:=IF([.G134]&lt;&gt;&quot;&quot;;MIN([.J136];[.M136];[.P136];[.T136];[.W136]);&quot;&quot;)" office:value-type="currency" office:currency="EUR" office:value="0.0204" calcext:value-type="currency">
            <text:p>0,020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36]*[.AC13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MBT540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, Q9, Q10, Q1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7]=&quot;Power board&quot;;[.B137]*2;[.B137])" office:value-type="float" office:value="8" calcext:value-type="float">
            <text:p>8</text:p>
          </table:table-cell>
          <table:table-cell table:style-name="ce18" office:value-type="float" office:value="1459108" calcext:value-type="float">
            <text:p>1459108</text:p>
          </table:table-cell>
          <table:table-cell table:style-name="ce30" office:value-type="string" calcext:value-type="string">
            <text:p>MMBT5401LT1G</text:p>
          </table:table-cell>
          <table:table-cell table:style-name="ce66" office:value-type="float" office:value="0.167" calcext:value-type="float">
            <text:p>0,16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MBT5401LT1G</text:p>
          </table:table-cell>
          <table:table-cell table:style-name="ce92" office:value-type="float" office:value="0.18" calcext:value-type="float">
            <text:p>0,180</text:p>
          </table:table-cell>
          <table:table-cell table:style-name="ce100"/>
          <table:table-cell table:style-name="ce85" office:value-type="string" calcext:value-type="string">
            <text:p>MMBT5401LT1G</text:p>
          </table:table-cell>
          <table:table-cell table:style-name="ce92" office:value-type="float" office:value="0.163" calcext:value-type="float">
            <text:p>0,163</text:p>
          </table:table-cell>
          <table:table-cell table:style-name="ce100"/>
          <table:table-cell table:style-name="ce110" office:value-type="string" calcext:value-type="string">
            <text:p>545-0393</text:p>
          </table:table-cell>
          <table:table-cell table:style-name="ce110" office:value-type="string" calcext:value-type="string">
            <text:p>MMBT5401LT1G</text:p>
          </table:table-cell>
          <table:table-cell table:style-name="ce92" office:value-type="float" office:value="0.151" calcext:value-type="float">
            <text:p>0,15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MBT5401</text:p>
          </table:table-cell>
          <table:table-cell table:style-name="ce66" office:value-type="float" office:value="0.0205" calcext:value-type="float">
            <text:p>0,021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37]&lt;&gt;&quot;&quot;;&quot;&quot;;[.G137])" office:value-type="float" office:value="8" calcext:value-type="float">
            <text:p>8</text:p>
          </table:table-cell>
          <table:table-cell table:style-name="ce143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0" table:formula="of:=IF([.G137]&lt;&gt;&quot;&quot;;MIN([.J137];[.M137];[.P137];[.T137];[.W137]);&quot;&quot;)" office:value-type="currency" office:currency="EUR" office:value="0.0205" calcext:value-type="currency">
            <text:p>0,021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137]*[.AC137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TA26-600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Q21, Q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38]=&quot;Power board&quot;;[.B138]*2;[.B138])" office:value-type="float" office:value="2" calcext:value-type="float">
            <text:p>2</text:p>
          </table:table-cell>
          <table:table-cell table:style-name="ce58" office:value-type="float" office:value="1057286" calcext:value-type="float">
            <text:p>1057286</text:p>
          </table:table-cell>
          <table:table-cell table:style-name="ce64" office:value-type="string" calcext:value-type="string">
            <text:p>BTA26-600BRG</text:p>
          </table:table-cell>
          <table:table-cell table:style-name="ce67" office:value-type="float" office:value="2.84" calcext:value-type="float">
            <text:p>2,8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TA26-600BRG</text:p>
          </table:table-cell>
          <table:table-cell table:style-name="ce93" office:value-type="float" office:value="2.93" calcext:value-type="float">
            <text:p>2,930</text:p>
          </table:table-cell>
          <table:table-cell table:style-name="ce101"/>
          <table:table-cell table:style-name="ce86" office:value-type="string" calcext:value-type="string">
            <text:p>BTA26-600BRG</text:p>
          </table:table-cell>
          <table:table-cell table:style-name="ce93" office:value-type="float" office:value="3.11" calcext:value-type="float">
            <text:p>3,110</text:p>
          </table:table-cell>
          <table:table-cell table:style-name="ce101"/>
          <table:table-cell table:style-name="ce86" office:value-type="string" calcext:value-type="string">
            <text:p>714-0515</text:p>
          </table:table-cell>
          <table:table-cell table:style-name="ce86" office:value-type="string" calcext:value-type="string">
            <text:p>BTA26-600BRG</text:p>
          </table:table-cell>
          <table:table-cell table:style-name="ce93" office:value-type="float" office:value="3.038" calcext:value-type="float">
            <text:p>3,03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BTA26-600BRG</text:p>
          </table:table-cell>
          <table:table-cell table:style-name="ce125" office:value-type="float" office:value="2.54" calcext:value-type="float">
            <text:p>2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38]" office:value-type="float" office:value="2" calcext:value-type="float">
            <text:p>2</text:p>
          </table:table-cell>
          <table:table-cell table:style-name="ce101" table:formula="of:=IF([.Y138]&lt;&gt;&quot;&quot;;&quot;&quot;;[.G138])">
            <text:p/>
          </table:table-cell>
          <table:table-cell table:style-name="ce144" table:formula="of:=IF([.AB138]=[.J138];&quot;Farnell&quot;; IF([.AB138]=[.M138]; &quot;Digikey&quot;; IF([.AB138]=[.P138]; &quot;Mouser&quot;; IF([.AB138]=[.T138]; &quot;RS&quot;; IF([.AB138]=[.W138]; &quot;TME&quot;)))))" office:value-type="string" office:string-value="TME" calcext:value-type="string">
            <text:p>TME</text:p>
          </table:table-cell>
          <table:table-cell table:style-name="ce151" table:formula="of:=IF([.G138]&lt;&gt;&quot;&quot;;MIN([.J138];[.M138];[.P138];[.T138];[.W138]);&quot;&quot;)" office:value-type="currency" office:currency="EUR" office:value="2.54" calcext:value-type="currency">
            <text:p>2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38]*[.AC138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9]=&quot;Power board&quot;;[.B139]*2;[.B13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40]=&quot;Power board&quot;;[.B140]*2;[.B140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39:.G140])" office:value-type="float" office:value="3" calcext:value-type="float">
            <text:p>3</text:p>
          </table:table-cell>
          <table:table-cell table:style-name="ce18" office:value-type="float" office:value="8651230" calcext:value-type="float">
            <text:p>8651230</text:p>
          </table:table-cell>
          <table:table-cell table:style-name="ce30" office:value-type="string" calcext:value-type="string">
            <text:p>IRLL2705PBF</text:p>
          </table:table-cell>
          <table:table-cell table:style-name="ce66" office:value-type="float" office:value="0.578" calcext:value-type="float">
            <text:p>0,57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L2705PBF-ND </text:p>
          </table:table-cell>
          <table:table-cell table:style-name="ce92" office:value-type="float" office:value="0.63" calcext:value-type="float">
            <text:p>0,6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942-IRLL2705PBF </text:p>
          </table:table-cell>
          <table:table-cell table:style-name="ce92" office:value-type="float" office:value="0.622" calcext:value-type="float">
            <text:p>0,62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40-9907</text:p>
          </table:table-cell>
          <table:table-cell table:style-name="ce110" office:value-type="string" calcext:value-type="string">
            <text:p>IRLL2705PBF</text:p>
          </table:table-cell>
          <table:table-cell table:style-name="ce92" office:value-type="float" office:value="0.26" calcext:value-type="float">
            <text:p>0,2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LL2705PBF</text:p>
          </table:table-cell>
          <table:table-cell table:style-name="ce66" office:value-type="float" office:value="0.307" calcext:value-type="float">
            <text:p>0,307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41]&lt;&gt;&quot;&quot;;&quot;&quot;;[.G141])" office:value-type="float" office:value="3" calcext:value-type="float">
            <text:p>3</text:p>
          </table:table-cell>
          <table:table-cell table:style-name="ce143" table:formula="of:=IF([.AB141]=[.J141];&quot;Farnell&quot;; IF([.AB141]=[.M141]; &quot;Digikey&quot;; IF([.AB141]=[.P141]; &quot;Mouser&quot;; IF([.AB141]=[.T141]; &quot;RS&quot;; IF([.AB141]=[.W141]; &quot;TME&quot;)))))" office:value-type="string" office:string-value="RS" calcext:value-type="string">
            <text:p>RS</text:p>
          </table:table-cell>
          <table:table-cell table:style-name="ce150" table:formula="of:=IF([.G141]&lt;&gt;&quot;&quot;;MIN([.J141];[.M141];[.P141];[.T141];[.W141]);&quot;&quot;)" office:value-type="currency" office:currency="EUR" office:value="0.26" calcext:value-type="currency">
            <text:p>0,260 €</text:p>
          </table:table-cell>
          <table:table-cell table:style-name="ce143" table:formula="of:=[.G141]" office:value-type="float" office:value="3" calcext:value-type="float">
            <text:p>3</text:p>
          </table:table-cell>
          <table:table-cell table:style-name="ce163" table:formula="of:=[.AB141]*[.AC141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R48ZPB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3]=&quot;Power board&quot;;[.B143]*2;[.B143])" office:value-type="float" office:value="2" calcext:value-type="float">
            <text:p>2</text:p>
          </table:table-cell>
          <table:table-cell table:style-name="ce18" office:value-type="string" calcext:value-type="string">
            <text:p>1013388</text:p>
          </table:table-cell>
          <table:table-cell table:style-name="ce30" office:value-type="string" calcext:value-type="string">
            <text:p>IRFR48ZPBF</text:p>
          </table:table-cell>
          <table:table-cell table:style-name="ce66" office:value-type="float" office:value="1.31" calcext:value-type="float">
            <text:p>1,3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R48ZTRLPBFCT-ND </text:p>
          </table:table-cell>
          <table:table-cell table:style-name="ce92" office:value-type="float" office:value="1.09" calcext:value-type="float">
            <text:p>1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942-IRFR48ZPBF</text:p>
          </table:table-cell>
          <table:table-cell table:style-name="ce92" office:value-type="float" office:value="1.11" calcext:value-type="float">
            <text:p>1,11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8-7055</text:p>
          </table:table-cell>
          <table:table-cell table:style-name="ce110" office:value-type="string" calcext:value-type="string">
            <text:p>IRFR48ZPBF</text:p>
          </table:table-cell>
          <table:table-cell table:style-name="ce92" office:value-type="float" office:value="1.234" calcext:value-type="float">
            <text:p>1,23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R48ZPBF</text:p>
          </table:table-cell>
          <table:table-cell table:style-name="ce66" office:value-type="float" office:value="0.54" calcext:value-type="float">
            <text:p>0,5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43]&lt;&gt;&quot;&quot;;&quot;&quot;;[.G143])" office:value-type="float" office:value="2" calcext:value-type="float">
            <text:p>2</text:p>
          </table:table-cell>
          <table:table-cell table:style-name="ce143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50" table:formula="of:=IF([.G143]&lt;&gt;&quot;&quot;;MIN([.J143];[.M143];[.P143];[.T143];[.W143]);&quot;&quot;)" office:value-type="currency" office:currency="EUR" office:value="0.54" calcext:value-type="currency">
            <text:p>0,540 €</text:p>
          </table:table-cell>
          <table:table-cell table:style-name="ce143" table:formula="of:=[.G143]" office:value-type="float" office:value="2" calcext:value-type="float">
            <text:p>2</text:p>
          </table:table-cell>
          <table:table-cell table:style-name="ce163" table:formula="of:=[.AB143]*[.AC14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0">
          <table:table-cell table:style-name="ce3" office:value-type="float" office:value="89" calcext:value-type="float">
            <text:p>89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6, Q27, Q28, Q29, Q3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4]=&quot;Power board&quot;;[.B144]*2;[.B144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0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5]=&quot;Power board&quot;;[.B145]*2;[.B14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4:.G145])" office:value-type="float" office:value="7" calcext:value-type="float">
            <text:p>7</text:p>
          </table:table-cell>
          <table:table-cell table:style-name="ce58" office:value-type="string" calcext:value-type="string">
            <text:p>1888166</text:p>
          </table:table-cell>
          <table:table-cell table:style-name="ce64" office:value-type="string" calcext:value-type="string">
            <text:p>IRLML2246TRPBF</text:p>
          </table:table-cell>
          <table:table-cell table:style-name="ce67" office:value-type="float" office:value="0.287" calcext:value-type="float">
            <text:p>0,28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ML2246TRPBF</text:p>
          </table:table-cell>
          <table:table-cell table:style-name="ce93" office:value-type="float" office:value="0.4" calcext:value-type="float">
            <text:p>0,400</text:p>
          </table:table-cell>
          <table:table-cell table:style-name="ce101"/>
          <table:table-cell table:style-name="ce86" office:value-type="string" calcext:value-type="string">
            <text:p>IRLML2246TRPBF</text:p>
          </table:table-cell>
          <table:table-cell table:style-name="ce93" office:value-type="float" office:value="0.389" calcext:value-type="float">
            <text:p>0,389</text:p>
          </table:table-cell>
          <table:table-cell table:style-name="ce101"/>
          <table:table-cell table:style-name="ce86" office:value-type="string" calcext:value-type="string">
            <text:p>760-4432</text:p>
          </table:table-cell>
          <table:table-cell table:style-name="ce86" office:value-type="string" calcext:value-type="string">
            <text:p>IRLML2246TRPBF</text:p>
          </table:table-cell>
          <table:table-cell table:style-name="ce93" office:value-type="float" office:value="0.322" calcext:value-type="float">
            <text:p>0,32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IRLML2246TRPBF</text:p>
          </table:table-cell>
          <table:table-cell table:style-name="ce125" office:value-type="float" office:value="0.1" calcext:value-type="float">
            <text:p>0,10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46]&lt;&gt;&quot;&quot;;&quot;&quot;;[.G146])" office:value-type="float" office:value="7" calcext:value-type="float">
            <text:p>7</text:p>
          </table:table-cell>
          <table:table-cell table:style-name="ce144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51" table:formula="of:=IF([.G146]&lt;&gt;&quot;&quot;;MIN([.J146];[.M146];[.P146];[.T146];[.W146]);&quot;&quot;)" office:value-type="currency" office:currency="EUR" office:value="0.1" calcext:value-type="currency">
            <text:p>0,100 €</text:p>
          </table:table-cell>
          <table:table-cell table:style-name="ce144" table:formula="of:=[.G146]" office:value-type="float" office:value="7" calcext:value-type="float">
            <text:p>7</text:p>
          </table:table-cell>
          <table:table-cell table:style-name="ce163" table:formula="of:=[.AB146]*[.AC146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0" calcext:value-type="float">
            <text:p>9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4, Q2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48]=&quot;Power board&quot;;[.B148]*2;[.B14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, Q1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9]=&quot;Power board&quot;;[.B149]*2;[.B14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0, Q32, Q3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50]=&quot;Power board&quot;;[.B150]*2;[.B150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8:.G150])" office:value-type="float" office:value="9" calcext:value-type="float">
            <text:p>9</text:p>
          </table:table-cell>
          <table:table-cell table:style-name="ce18" office:value-type="float" office:value="1713823" calcext:value-type="float">
            <text:p>1713823</text:p>
          </table:table-cell>
          <table:table-cell table:style-name="ce30" office:value-type="string" calcext:value-type="string">
            <text:p>2N7002-7-F</text:p>
          </table:table-cell>
          <table:table-cell table:style-name="ce66" office:value-type="float" office:value="0.135" calcext:value-type="float">
            <text:p>0,135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2N7002L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2N7002L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545-0012</text:p>
          </table:table-cell>
          <table:table-cell table:style-name="ce110" office:value-type="string" calcext:value-type="string">
            <text:p>2N7002LT1G</text:p>
          </table:table-cell>
          <table:table-cell table:style-name="ce92" office:value-type="float" office:value="0.108" calcext:value-type="float">
            <text:p>0,1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2N7002LT1G</text:p>
          </table:table-cell>
          <table:table-cell table:style-name="ce66" office:value-type="float" office:value="0.01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51]&lt;&gt;&quot;&quot;;&quot;&quot;;[.G151])" office:value-type="float" office:value="9" calcext:value-type="float">
            <text:p>9</text:p>
          </table:table-cell>
          <table:table-cell table:style-name="ce143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50" table:formula="of:=IF([.G151]&lt;&gt;&quot;&quot;;MIN([.J151];[.M151];[.P151];[.T151];[.W151]);&quot;&quot;)" office:value-type="currency" office:currency="EUR" office:value="0.019" calcext:value-type="currency">
            <text:p>0,019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151]*[.AC151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P250N</text:p>
          </table:table-cell>
          <table:table-cell table:style-name="ce30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5" office:value-type="string" calcext:value-type="string">
            <text:p>Q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3]=&quot;Power board&quot;;[.B153]*2;[.B153])" office:value-type="float" office:value="2" calcext:value-type="float">
            <text:p>2</text:p>
          </table:table-cell>
          <table:table-cell table:style-name="ce18" office:value-type="string" calcext:value-type="string">
            <text:p>8649260</text:p>
          </table:table-cell>
          <table:table-cell table:style-name="ce30" office:value-type="string" calcext:value-type="string">
            <text:p>IRFP250NPBF</text:p>
          </table:table-cell>
          <table:table-cell table:style-name="ce66" office:value-type="float" office:value="2.08" calcext:value-type="float">
            <text:p>2,0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P250NPBF</text:p>
          </table:table-cell>
          <table:table-cell table:style-name="ce92" office:value-type="float" office:value="1.87" calcext:value-type="float">
            <text:p>1,870</text:p>
          </table:table-cell>
          <table:table-cell table:style-name="ce100"/>
          <table:table-cell table:style-name="ce85" office:value-type="string" calcext:value-type="string">
            <text:p>IRFP250NPBF</text:p>
          </table:table-cell>
          <table:table-cell table:style-name="ce92" office:value-type="float" office:value="1.87" calcext:value-type="float">
            <text:p>1,870</text:p>
          </table:table-cell>
          <table:table-cell table:style-name="ce100"/>
          <table:table-cell table:style-name="ce110" office:value-type="string" calcext:value-type="string">
            <text:p>541-0042</text:p>
          </table:table-cell>
          <table:table-cell table:style-name="ce110" office:value-type="string" calcext:value-type="string">
            <text:p>IRFP250NPBF</text:p>
          </table:table-cell>
          <table:table-cell table:style-name="ce92" office:value-type="float" office:value="2.1" calcext:value-type="float">
            <text:p>2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P250NPBF</text:p>
          </table:table-cell>
          <table:table-cell table:style-name="ce66" office:value-type="float" office:value="1.06" calcext:value-type="float">
            <text:p>1,060</text:p>
          </table:table-cell>
          <table:table-cell table:style-name="ce100" office:value-type="float" office:value="1" calcext:value-type="float">
            <text:p>1</text:p>
          </table:table-cell>
          <table:table-cell table:formula="of:=[.G153]" office:value-type="float" office:value="2" calcext:value-type="float">
            <text:p>2</text:p>
          </table:table-cell>
          <table:table-cell table:formula="of:=IF([.Y153]&lt;&gt;&quot;&quot;;&quot;&quot;;[.G153])">
            <text:p/>
          </table:table-cell>
          <table:table-cell table:style-name="ce143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0" table:formula="of:=IF([.G153]&lt;&gt;&quot;&quot;;MIN([.J153];[.M153];[.P153];[.T153];[.W153]);&quot;&quot;)" office:value-type="currency" office:currency="EUR" office:value="1.06" calcext:value-type="currency">
            <text:p>1,0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53]*[.AC153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C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4]=&quot;Power board&quot;;[.B154]*2;[.B154])" office:value-type="float" office:value="2" calcext:value-type="float">
            <text:p>2</text:p>
          </table:table-cell>
          <table:table-cell table:style-name="ce58" office:value-type="string" calcext:value-type="string">
            <text:p>8734771</text:p>
          </table:table-cell>
          <table:table-cell table:style-name="ce64" office:value-type="string" calcext:value-type="string">
            <text:p>BC857C,215</text:p>
          </table:table-cell>
          <table:table-cell table:style-name="ce67" office:value-type="float" office:value="0.022" calcext:value-type="float">
            <text:p>0,02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BC857CLT1G</text:p>
          </table:table-cell>
          <table:table-cell table:style-name="ce93" office:value-type="float" office:value="0.12" calcext:value-type="float">
            <text:p>0,120</text:p>
          </table:table-cell>
          <table:table-cell table:style-name="ce101"/>
          <table:table-cell table:style-name="ce86" office:value-type="string" calcext:value-type="string">
            <text:p>BC857CLT1G</text:p>
          </table:table-cell>
          <table:table-cell table:style-name="ce93" office:value-type="float" office:value="0.109" calcext:value-type="float">
            <text:p>0,109</text:p>
          </table:table-cell>
          <table:table-cell table:style-name="ce101"/>
          <table:table-cell table:style-name="ce86" office:value-type="string" calcext:value-type="string">
            <text:p>690-0105</text:p>
          </table:table-cell>
          <table:table-cell table:style-name="ce86" office:value-type="string" calcext:value-type="string">
            <text:p>BC857CLT1G</text:p>
          </table:table-cell>
          <table:table-cell table:style-name="ce93" office:value-type="float" office:value="0.102" calcext:value-type="float">
            <text:p>0,10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C-DIO</text:p>
          </table:table-cell>
          <table:table-cell table:style-name="ce125" office:value-type="float" office:value="0.02" calcext:value-type="float">
            <text:p>0,02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4]&lt;&gt;&quot;&quot;;&quot;&quot;;[.G154])" office:value-type="float" office:value="2" calcext:value-type="float">
            <text:p>2</text:p>
          </table:table-cell>
          <table:table-cell table:style-name="ce144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51" table:formula="of:=IF([.G154]&lt;&gt;&quot;&quot;;MIN([.J154];[.M154];[.P154];[.T154];[.W154]);&quot;&quot;)" office:value-type="currency" office:currency="EUR" office:value="0.02" calcext:value-type="currency">
            <text:p>0,0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54]*[.AC15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CP56-16.115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6, Q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5]=&quot;Power board&quot;;[.B155]*2;[.B155])" office:value-type="float" office:value="4" calcext:value-type="float">
            <text:p>4</text:p>
          </table:table-cell>
          <table:table-cell table:style-name="ce18" office:value-type="string" calcext:value-type="string">
            <text:p>1081258</text:p>
          </table:table-cell>
          <table:table-cell table:style-name="ce30" office:value-type="string" calcext:value-type="string">
            <text:p>BCP56-16,115</text:p>
          </table:table-cell>
          <table:table-cell table:style-name="ce66" office:value-type="float" office:value="0.256" calcext:value-type="float">
            <text:p>0,256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BCP56-16T1G</text:p>
          </table:table-cell>
          <table:table-cell table:style-name="ce92" office:value-type="float" office:value="0.36" calcext:value-type="float">
            <text:p>0,360</text:p>
          </table:table-cell>
          <table:table-cell table:style-name="ce100"/>
          <table:table-cell table:style-name="ce85" office:value-type="string" calcext:value-type="string">
            <text:p>BCP56-16,115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110" office:value-type="string" calcext:value-type="string">
            <text:p>773-7633</text:p>
          </table:table-cell>
          <table:table-cell table:style-name="ce110" office:value-type="string" calcext:value-type="string">
            <text:p>BCP56-16T3G</text:p>
          </table:table-cell>
          <table:table-cell table:style-name="ce92" office:value-type="float" office:value="0.242" calcext:value-type="float">
            <text:p>0,24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BCP56-16.11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55]&lt;&gt;&quot;&quot;;&quot;&quot;;[.G155])" office:value-type="float" office:value="4" calcext:value-type="float">
            <text:p>4</text:p>
          </table:table-cell>
          <table:table-cell table:style-name="ce143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0" table:formula="of:=IF([.G155]&lt;&gt;&quot;&quot;;MIN([.J155];[.M155];[.P155];[.T155];[.W155]);&quot;&quot;)" office:value-type="currency" office:currency="EUR" office:value="0.106" calcext:value-type="currency">
            <text:p>0,106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55]*[.AC155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1, JP2, JP3, R5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6]=&quot;Power board&quot;;[.B156]*2;[.B156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4, JP5, JP6, JP7, JP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7]=&quot;Power board&quot;;[.B157]*2;[.B157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56:.G157])" office:value-type="float" office:value="13" calcext:value-type="float">
            <text:p>13</text:p>
          </table:table-cell>
          <table:table-cell table:style-name="ce58" office:value-type="float" office:value="9233750" calcext:value-type="float">
            <text:p>9233750</text:p>
          </table:table-cell>
          <table:table-cell table:style-name="ce64" office:value-type="string" calcext:value-type="string">
            <text:p>RC0805JR-070RL</text:p>
          </table:table-cell>
          <table:table-cell table:style-name="ce67" office:value-type="float" office:value="0.0095" calcext:value-type="float">
            <text:p>0,01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2012J000CS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RC0805JR-070RL</text:p>
          </table:table-cell>
          <table:table-cell table:style-name="ce93" office:value-type="float" office:value="0.012" calcext:value-type="float">
            <text:p>0,012</text:p>
          </table:table-cell>
          <table:table-cell table:style-name="ce101"/>
          <table:table-cell table:style-name="ce86" office:value-type="string" calcext:value-type="string">
            <text:p>679-0800</text:p>
          </table:table-cell>
          <table:table-cell table:style-name="ce86" office:value-type="string" calcext:value-type="string">
            <text:p>CRCW08050000Z0EA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0R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58]&lt;&gt;&quot;&quot;;&quot;&quot;;[.G158])" office:value-type="float" office:value="13" calcext:value-type="float">
            <text:p>13</text:p>
          </table:table-cell>
          <table:table-cell table:style-name="ce144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1" table:formula="of:=IF([.G158]&lt;&gt;&quot;&quot;;MIN([.J158];[.M158];[.P158];[.T158];[.W158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158]*[.AC158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95" calcext:value-type="float">
            <text:p>95</text:p>
          </table:table-cell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, R15, R22, R23, R73, R7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0]=&quot;Power board&quot;;[.B160]*2;[.B160])" office:value-type="float" office:value="12" calcext:value-type="float">
            <text:p>1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61]=&quot;Power board&quot;;[.B161]*2;[.B16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5, R14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2]=&quot;Power board&quot;;[.B162]*2;[.B16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0:.G162])" office:value-type="float" office:value="15" calcext:value-type="float">
            <text:p>15</text:p>
          </table:table-cell>
          <table:table-cell table:style-name="ce18" office:value-type="float" office:value="2352619" calcext:value-type="float">
            <text:p>2352619</text:p>
          </table:table-cell>
          <table:table-cell table:style-name="ce30" office:value-type="string" calcext:value-type="string">
            <text:p>RCV0805100KFKEA</text:p>
          </table:table-cell>
          <table:table-cell table:style-name="ce66" office:value-type="float" office:value="0.08" calcext:value-type="float">
            <text:p>0,08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691</text:p>
          </table:table-cell>
          <table:table-cell table:style-name="ce110" office:value-type="string" calcext:value-type="string">
            <text:p>CRG0805F100K</text:p>
          </table:table-cell>
          <table:table-cell table:style-name="ce92" office:value-type="float" office:value="0.007" calcext:value-type="float">
            <text:p>0,00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00K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63]&lt;&gt;&quot;&quot;;&quot;&quot;;[.G163])" office:value-type="float" office:value="15" calcext:value-type="float">
            <text:p>15</text:p>
          </table:table-cell>
          <table:table-cell table:style-name="ce143" table:formula="of:=IF([.AB163]=[.J163];&quot;Farnell&quot;; IF([.AB163]=[.M163]; &quot;Digikey&quot;; IF([.AB163]=[.P163]; &quot;Mouser&quot;; IF([.AB163]=[.T163]; &quot;RS&quot;; IF([.AB163]=[.W163]; &quot;TME&quot;)))))" office:value-type="string" office:string-value="RS" calcext:value-type="string">
            <text:p>RS</text:p>
          </table:table-cell>
          <table:table-cell table:style-name="ce150" table:formula="of:=IF([.G163]&lt;&gt;&quot;&quot;;MIN([.J163];[.M163];[.P163];[.T163];[.W163]);&quot;&quot;)" office:value-type="currency" office:currency="EUR" office:value="0.007" calcext:value-type="currency">
            <text:p>0,007 €</text:p>
          </table:table-cell>
          <table:table-cell table:style-name="ce143" table:formula="of:=[.G163]" office:value-type="float" office:value="15" calcext:value-type="float">
            <text:p>15</text:p>
          </table:table-cell>
          <table:table-cell table:style-name="ce163" table:formula="of:=[.AB163]*[.AC163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3, R5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5]=&quot;Power board&quot;;[.B165]*2;[.B165])" office:value-type="float" office:value="4" calcext:value-type="float">
            <text:p>4</text:p>
          </table:table-cell>
          <table:table-cell table:style-name="ce18" office:value-type="float" office:value="1577686" calcext:value-type="float">
            <text:p>1577686</text:p>
          </table:table-cell>
          <table:table-cell table:style-name="ce30" office:value-type="string" calcext:value-type="string">
            <text:p>ERA6AEB104V</text:p>
          </table:table-cell>
          <table:table-cell table:style-name="ce66" office:value-type="float" office:value="0.205" calcext:value-type="float">
            <text:p>0,205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RT0805BRD07100K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CPF0805B100KE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666-2673</text:p>
          </table:table-cell>
          <table:table-cell table:style-name="ce110" office:value-type="string" calcext:value-type="string">
            <text:p>CPF0805B100KE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100KBTDF</text:p>
          </table:table-cell>
          <table:table-cell table:style-name="ce66" office:value-type="float" office:value="0.513" calcext:value-type="float">
            <text:p>0,513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65]&lt;&gt;&quot;&quot;;&quot;&quot;;[.G165])" office:value-type="float" office:value="4" calcext:value-type="float">
            <text:p>4</text:p>
          </table:table-cell>
          <table:table-cell table:style-name="ce143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 calcext:value-type="string">
            <text:p>Mouser</text:p>
          </table:table-cell>
          <table:table-cell table:style-name="ce150" table:formula="of:=IF([.G165]&lt;&gt;&quot;&quot;;MIN([.J165];[.M165];[.P165];[.T165];[.W165]);&quot;&quot;)" office:value-type="currency" office:currency="EUR" office:value="0.095" calcext:value-type="currency">
            <text:p>0,095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65]*[.AC16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6]=&quot;Power board&quot;;[.B166]*2;[.B16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7]=&quot;Power board&quot;;[.B167]*2;[.B16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7, R8, R4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8]=&quot;Power board&quot;;[.B168]*2;[.B168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6:.G168])" office:value-type="float" office:value="8" calcext:value-type="float">
            <text:p>8</text:p>
          </table:table-cell>
          <table:table-cell table:style-name="ce18" office:value-type="string" calcext:value-type="string">
            <text:p>9332375</text:p>
          </table:table-cell>
          <table:table-cell table:style-name="ce30" office:value-type="string" calcext:value-type="string">
            <text:p>MC01W0805110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807</text:p>
          </table:table-cell>
          <table:table-cell table:style-name="ce110" office:value-type="string" calcext:value-type="string">
            <text:p>CRCW0805100RFKEA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0R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69]&lt;&gt;&quot;&quot;;&quot;&quot;;[.G169])" office:value-type="float" office:value="8" calcext:value-type="float">
            <text:p>8</text:p>
          </table:table-cell>
          <table:table-cell table:style-name="ce143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 calcext:value-type="string">
            <text:p>Farnell</text:p>
          </table:table-cell>
          <table:table-cell table:style-name="ce150" table:formula="of:=IF([.G169]&lt;&gt;&quot;&quot;;MIN([.J169];[.M169];[.P169];[.T169];[.W169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69]*[.AC16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1, R1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71]=&quot;Power board&quot;;[.B171]*2;[.B17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9, R145, R149, R157, R16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72]=&quot;Power board&quot;;[.B172]*2;[.B172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, R10, R11, R19, R27, R40, R49, R51, R58, R64, R69, R72, R74, R82, R91, R94, R95, R98, R10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73]=&quot;Power board&quot;;[.B173]*2;[.B173])" office:value-type="float" office:value="38" calcext:value-type="float">
            <text:p>3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1:.G173])" office:value-type="float" office:value="45" calcext:value-type="float">
            <text:p>45</text:p>
          </table:table-cell>
          <table:table-cell table:style-name="ce58" office:value-type="float" office:value="9237755" calcext:value-type="float">
            <text:p>9237755</text:p>
          </table:table-cell>
          <table:table-cell table:style-name="ce64" office:value-type="string" calcext:value-type="string">
            <text:p>RC0805FR-0710K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562</text:p>
          </table:table-cell>
          <table:table-cell table:style-name="ce86" office:value-type="string" calcext:value-type="string">
            <text:p>CRG0805F10K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74]&lt;&gt;&quot;&quot;;&quot;&quot;;[.G174])" office:value-type="float" office:value="45" calcext:value-type="float">
            <text:p>45</text:p>
          </table:table-cell>
          <table:table-cell table:style-name="ce144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51" table:formula="of:=IF([.G174]&lt;&gt;&quot;&quot;;MIN([.J174];[.M174];[.P174];[.T174];[.W174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50" calcext:value-type="float">
            <text:p>50</text:p>
          </table:table-cell>
          <table:table-cell table:style-name="ce163" table:formula="of:=[.AB174]*[.AC174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4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76]=&quot;Power board&quot;;[.B176]*2;[.B17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9, R33, R8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77]=&quot;Power board&quot;;[.B177]*2;[.B177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6:.G177])" office:value-type="float" office:value="7" calcext:value-type="float">
            <text:p>7</text:p>
          </table:table-cell>
          <table:table-cell table:style-name="ce58" office:value-type="string" calcext:value-type="string">
            <text:p>9236643</text:p>
          </table:table-cell>
          <table:table-cell table:style-name="ce64" office:value-type="string" calcext:value-type="string">
            <text:p>RC1206FR-0710RL</text:p>
          </table:table-cell>
          <table:table-cell table:style-name="ce67" office:value-type="float" office:value="0.017" calcext:value-type="float">
            <text:p>0,01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1206FR-0710RL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RC1206FR-0710RL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/>
          <table:table-cell table:style-name="ce86" office:value-type="string" calcext:value-type="string">
            <text:p>740-9085</text:p>
          </table:table-cell>
          <table:table-cell table:style-name="ce86" office:value-type="string" calcext:value-type="string">
            <text:p>CR1206-FX-10R0ELF</text:p>
          </table:table-cell>
          <table:table-cell table:style-name="ce93" office:value-type="float" office:value="0.028" calcext:value-type="float">
            <text:p>0,02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RCW120610R0FKTABC</text:p>
          </table:table-cell>
          <table:table-cell table:style-name="ce125" office:value-type="float" office:value="0.0137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78]&lt;&gt;&quot;&quot;;&quot;&quot;;[.G178])" office:value-type="float" office:value="7" calcext:value-type="float">
            <text:p>7</text:p>
          </table:table-cell>
          <table:table-cell table:style-name="ce144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1" table:formula="of:=IF([.G178]&lt;&gt;&quot;&quot;;MIN([.J178];[.M178];[.P178];[.T178];[.W178]);&quot;&quot;)" office:value-type="currency" office:currency="EUR" office:value="0.0137" calcext:value-type="currency">
            <text:p>0,01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78]*[.AC178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4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4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0]=&quot;Power board&quot;;[.B180]*2;[.B180])" office:value-type="float" office:value="1" calcext:value-type="float">
            <text:p>1</text:p>
          </table:table-cell>
          <table:table-cell table:style-name="ce58" office:value-type="float" office:value="2141850" calcext:value-type="float">
            <text:p>2141850</text:p>
          </table:table-cell>
          <table:table-cell table:style-name="ce64" office:value-type="string" calcext:value-type="string">
            <text:p>MC01W0805112K4</text:p>
          </table:table-cell>
          <table:table-cell table:style-name="ce67" office:value-type="float" office:value="0.0023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2K4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2K4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679-0863</text:p>
          </table:table-cell>
          <table:table-cell table:style-name="ce86" office:value-type="string" calcext:value-type="string">
            <text:p>CRCW080512K4FKEA</text:p>
          </table:table-cell>
          <table:table-cell table:style-name="ce93" office:value-type="float" office:value="0.008" calcext:value-type="float">
            <text:p>0,0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80]&lt;&gt;&quot;&quot;;&quot;&quot;;[.G180])" office:value-type="float" office:value="1" calcext:value-type="float">
            <text:p>1</text:p>
          </table:table-cell>
          <table:table-cell table:style-name="ce144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 calcext:value-type="string">
            <text:p>Farnell</text:p>
          </table:table-cell>
          <table:table-cell table:style-name="ce151" table:formula="of:=IF([.G180]&lt;&gt;&quot;&quot;;MIN([.J180];[.M180];[.P180];[.T180];[.W180]);&quot;&quot;)" office:value-type="currency" office:currency="EUR" office:value="0.0023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80]*[.AC180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8-22R / 7W</text:p>
          </table:table-cell>
          <table:table-cell table:style-name="ce30" office:value-type="string" calcext:value-type="string">
            <text:p>THT, RM 5mm, radial, max. Height 40 mm</text:p>
          </table:table-cell>
          <table:table-cell table:style-name="ce45" office:value-type="string" calcext:value-type="string">
            <text:p>R10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81]=&quot;Power board&quot;;[.B181]*2;[.B181])" office:value-type="float" office:value="1" calcext:value-type="float">
            <text:p>1</text:p>
          </table:table-cell>
          <table:table-cell table:style-name="ce18" office:value-type="float" office:value="1687978" calcext:value-type="float">
            <text:p>1687978</text:p>
          </table:table-cell>
          <table:table-cell table:style-name="ce30" office:value-type="string" calcext:value-type="string">
            <text:p>SQM7-22RJI</text:p>
          </table:table-cell>
          <table:table-cell table:style-name="ce66" office:value-type="float" office:value="0.474" calcext:value-type="float">
            <text:p>0,47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QMW722RJ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280-PRM7-20-RC</text:p>
          </table:table-cell>
          <table:table-cell table:style-name="ce92" office:value-type="float" office:value="0.378" calcext:value-type="float">
            <text:p>0,378</text:p>
          </table:table-cell>
          <table:table-cell table:style-name="ce100"/>
          <table:table-cell table:style-name="ce110" office:value-type="string" calcext:value-type="string">
            <text:p>199-8087</text:p>
          </table:table-cell>
          <table:table-cell table:style-name="ce110" office:value-type="string" calcext:value-type="string">
            <text:p>SQMW722RJ</text:p>
          </table:table-cell>
          <table:table-cell table:style-name="ce92" office:value-type="float" office:value="0.725" calcext:value-type="float">
            <text:p>0,72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81]" office:value-type="float" office:value="1" calcext:value-type="float">
            <text:p>1</text:p>
          </table:table-cell>
          <table:table-cell/>
          <table:table-cell table:style-name="ce143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50" table:formula="of:=IF([.G181]&lt;&gt;&quot;&quot;;MIN([.J181];[.M181];[.P181];[.T181];[.W181]);&quot;&quot;)" office:value-type="currency" office:currency="EUR" office:value="0.378" calcext:value-type="currency">
            <text:p>0,37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81]*[.AC181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2" calcext:value-type="float">
            <text:p>10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6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, R3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2]=&quot;Power board&quot;;[.B182]*2;[.B182])" office:value-type="float" office:value="4" calcext:value-type="float">
            <text:p>4</text:p>
          </table:table-cell>
          <table:table-cell table:style-name="ce58" office:value-type="string" calcext:value-type="string">
            <text:p>9332677</text:p>
          </table:table-cell>
          <table:table-cell table:style-name="ce64" office:value-type="string" calcext:value-type="string">
            <text:p>MC01W0805116K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6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6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920</text:p>
          </table:table-cell>
          <table:table-cell table:style-name="ce86" office:value-type="string" calcext:value-type="string">
            <text:p>CRCW080516K0FKEA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6K-1%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2]&lt;&gt;&quot;&quot;;&quot;&quot;;[.G182])" office:value-type="float" office:value="4" calcext:value-type="float">
            <text:p>4</text:p>
          </table:table-cell>
          <table:table-cell table:style-name="ce144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 calcext:value-type="string">
            <text:p>Farnell</text:p>
          </table:table-cell>
          <table:table-cell table:style-name="ce151" table:formula="of:=IF([.G182]&lt;&gt;&quot;&quot;;MIN([.J182];[.M182];[.P182];[.T182];[.W182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82]*[.AC18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18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4, R147, R148, R15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3]=&quot;Power board&quot;;[.B183]*2;[.B183])" office:value-type="float" office:value="4" calcext:value-type="float">
            <text:p>4</text:p>
          </table:table-cell>
          <table:table-cell table:style-name="ce18" office:value-type="float" office:value="2447583" calcext:value-type="float">
            <text:p>2447583</text:p>
          </table:table-cell>
          <table:table-cell table:style-name="ce30" office:value-type="string" calcext:value-type="string">
            <text:p>MCWR08X1800FTL</text:p>
          </table:table-cell>
          <table:table-cell table:style-name="ce66" office:value-type="float" office:value="0.0064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8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8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26</text:p>
          </table:table-cell>
          <table:table-cell table:style-name="ce110" office:value-type="string" calcext:value-type="string">
            <text:p>CRG0805F180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80R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3]&lt;&gt;&quot;&quot;;&quot;&quot;;[.G183])" office:value-type="float" office:value="4" calcext:value-type="float">
            <text:p>4</text:p>
          </table:table-cell>
          <table:table-cell table:style-name="ce143" office:value-type="string" calcext:value-type="string">
            <text:p>Farnell</text:p>
          </table:table-cell>
          <table:table-cell table:style-name="ce150" table:formula="of:=IF([.G183]&lt;&gt;&quot;&quot;;MIN([.J183];[.M183];[.P183];[.T183];[.W183])*[.G183];&quot;&quot;)" office:value-type="currency" office:currency="EUR" office:value="0.024" calcext:value-type="currency">
            <text:p>0,02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3]*[.AC18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4, R12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4]=&quot;Power board&quot;;[.B184]*2;[.B18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3, R16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5]=&quot;Power board&quot;;[.B185]*2;[.B18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8, R38, R68, R78, R9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6]=&quot;Power board&quot;;[.B186]*2;[.B186])" office:value-type="float" office:value="10" calcext:value-type="float">
            <text:p>10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4:.G186])" office:value-type="float" office:value="14" calcext:value-type="float">
            <text:p>14</text:p>
          </table:table-cell>
          <table:table-cell table:style-name="ce18" office:value-type="float" office:value="1099800" calcext:value-type="float">
            <text:p>1099800</text:p>
          </table:table-cell>
          <table:table-cell table:style-name="ce30" office:value-type="string" calcext:value-type="string">
            <text:p>WCR0805-1K0FI</text:p>
          </table:table-cell>
          <table:table-cell table:style-name="ce66" office:value-type="float" office:value="0.0179" calcext:value-type="float">
            <text:p>0,018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427</text:p>
          </table:table-cell>
          <table:table-cell table:style-name="ce110" office:value-type="string" calcext:value-type="string">
            <text:p>CRG0805F1K0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7]&lt;&gt;&quot;&quot;;&quot;&quot;;[.G187])" office:value-type="float" office:value="14" calcext:value-type="float">
            <text:p>14</text:p>
          </table:table-cell>
          <table:table-cell table:style-name="ce143" table:formula="of:=IF([.AB187]=[.J187];&quot;Farnell&quot;; IF([.AB187]=[.M187]; &quot;Digikey&quot;; IF([.AB187]=[.P187]; &quot;Mouser&quot;; IF([.AB187]=[.T187]; &quot;RS&quot;; IF([.AB187]=[.W187]; &quot;TME&quot;)))))" office:value-type="string" office:string-value="TME" calcext:value-type="string">
            <text:p>TME</text:p>
          </table:table-cell>
          <table:table-cell table:style-name="ce150" table:formula="of:=IF([.G187]&lt;&gt;&quot;&quot;;MIN([.J187];[.M187];[.P187];[.T187];[.W187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3" table:formula="of:=[.AB187]*[.AC18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4, R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9]=&quot;Power board&quot;;[.B189]*2;[.B18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0, R15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0]=&quot;Power board&quot;;[.B190]*2;[.B19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9:.G190])" office:value-type="float" office:value="6" calcext:value-type="float">
            <text:p>6</text:p>
          </table:table-cell>
          <table:table-cell table:style-name="ce18" office:value-type="float" office:value="2447595" calcext:value-type="float">
            <text:p>2447595</text:p>
          </table:table-cell>
          <table:table-cell table:style-name="ce30" office:value-type="string" calcext:value-type="string">
            <text:p>MCWR08X18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K8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K8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033</text:p>
          </table:table-cell>
          <table:table-cell table:style-name="ce110" office:value-type="string" calcext:value-type="string">
            <text:p>CRCW08051K80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K8-1%</text:p>
          </table:table-cell>
          <table:table-cell table:style-name="ce66" office:value-type="float" office:value="0.0081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6" calcext:value-type="float">
            <text:p>6</text:p>
          </table:table-cell>
          <table:table-cell table:style-name="ce143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 calcext:value-type="string">
            <text:p>Farnell</text:p>
          </table:table-cell>
          <table:table-cell table:style-name="ce150" table:formula="of:=IF([.G191]&lt;&gt;&quot;&quot;;MIN([.J191];[.M191];[.P191];[.T191];[.W191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91]*[.AC19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9, R13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3]=&quot;Power board&quot;;[.B193]*2;[.B1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4]=&quot;Power board&quot;;[.B194]*2;[.B1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3:.G194])" office:value-type="float" office:value="4" calcext:value-type="float">
            <text:p>4</text:p>
          </table:table-cell>
          <table:table-cell table:style-name="ce18" office:value-type="float" office:value="2141629" calcext:value-type="float">
            <text:p>2141629</text:p>
          </table:table-cell>
          <table:table-cell table:style-name="ce30" office:value-type="string" calcext:value-type="string">
            <text:p>MC01W080511R0</text:p>
          </table:table-cell>
          <table:table-cell table:style-name="ce66" office:value-type="float" office:value="0.002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R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R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721-5631</text:p>
          </table:table-cell>
          <table:table-cell table:style-name="ce110" office:value-type="string" calcext:value-type="string">
            <text:p>ERJ6BQF1R0V</text:p>
          </table:table-cell>
          <table:table-cell table:style-name="ce92" office:value-type="float" office:value="0.246" calcext:value-type="float">
            <text:p>0,24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C0805FR-071R</text:p>
          </table:table-cell>
          <table:table-cell table:style-name="ce66" office:value-type="float" office:value="0.00934" calcext:value-type="float">
            <text:p>0,009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5]&lt;&gt;&quot;&quot;;&quot;&quot;;[.G195])" office:value-type="float" office:value="4" calcext:value-type="float">
            <text:p>4</text:p>
          </table:table-cell>
          <table:table-cell table:style-name="ce143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0" table:formula="of:=IF([.G195]&lt;&gt;&quot;&quot;;MIN([.J195];[.M195];[.P195];[.T195];[.W195]);&quot;&quot;)" office:value-type="currency" office:currency="EUR" office:value="0.002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95]*[.AC1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4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4, R5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7]=&quot;Power board&quot;;[.B197]*2;[.B197])" office:value-type="float" office:value="4" calcext:value-type="float">
            <text:p>4</text:p>
          </table:table-cell>
          <table:table-cell table:style-name="ce18" office:value-type="string" calcext:value-type="string">
            <text:p>1670195</text:p>
          </table:table-cell>
          <table:table-cell table:style-name="ce30" office:value-type="string" calcext:value-type="string">
            <text:p>ERA3AEB243V</text:p>
          </table:table-cell>
          <table:table-cell table:style-name="ce66" office:value-type="float" office:value="0.184" calcext:value-type="float">
            <text:p>0,1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YAG1843CT-ND</text:p>
          </table:table-cell>
          <table:table-cell table:style-name="ce92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0-RN732ATTD2402B25</text:p>
          </table:table-cell>
          <table:table-cell table:style-name="ce92" office:value-type="float" office:value="0.292" calcext:value-type="float">
            <text:p>0,292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AR0805-24K-0.1% </text:p>
          </table:table-cell>
          <table:table-cell table:style-name="ce66" office:value-type="float" office:value="0.1106" calcext:value-type="float">
            <text:p>0,11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97]&lt;&gt;&quot;&quot;;&quot;&quot;;[.G197])" office:value-type="float" office:value="4" calcext:value-type="float">
            <text:p>4</text:p>
          </table:table-cell>
          <table:table-cell table:style-name="ce143" table:formula="of:=IF([.AB197]=[.J197];&quot;Farnell&quot;; IF([.AB197]=[.M197]; &quot;Digikey&quot;; IF([.AB197]=[.P197]; &quot;Mouser&quot;; IF([.AB197]=[.T197]; &quot;RS&quot;; IF([.AB197]=[.W197]; &quot;TME&quot;)))))" office:value-type="string" office:string-value="TME" calcext:value-type="string">
            <text:p>TME</text:p>
          </table:table-cell>
          <table:table-cell table:style-name="ce150" table:formula="of:=IF([.G197]&lt;&gt;&quot;&quot;;MIN([.J197];[.M197];[.P197];[.T197];[.W197]);&quot;&quot;)" office:value-type="currency" office:currency="EUR" office:value="0.1106" calcext:value-type="currency">
            <text:p>0,111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97]*[.AC197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4, R12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98]=&quot;Power board&quot;;[.B198]*2;[.B198])" office:value-type="float" office:value="2" calcext:value-type="float">
            <text:p>2</text:p>
          </table:table-cell>
          <table:table-cell table:style-name="ce58" office:value-type="string" calcext:value-type="string">
            <text:p>2447609</text:p>
          </table:table-cell>
          <table:table-cell table:style-name="ce64" office:value-type="string" calcext:value-type="string">
            <text:p>MCWR08X22R0FTL</text:p>
          </table:table-cell>
          <table:table-cell table:style-name="ce67" office:value-type="float" office:value="0.0069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0603YC104KAT2A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22R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203</text:p>
          </table:table-cell>
          <table:table-cell table:style-name="ce86" office:value-type="string" calcext:value-type="string">
            <text:p>CRG0805F22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2R-1%</text:p>
          </table:table-cell>
          <table:table-cell table:style-name="ce125" office:value-type="float" office:value="0.00843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8]&lt;&gt;&quot;&quot;;&quot;&quot;;[.G198])" office:value-type="float" office:value="2" calcext:value-type="float">
            <text:p>2</text:p>
          </table:table-cell>
          <table:table-cell table:style-name="ce144" table:formula="of:=IF([.AB198]=[.J198];&quot;Farnell&quot;; IF([.AB198]=[.M198]; &quot;Digikey&quot;; IF([.AB198]=[.P198]; &quot;Mouser&quot;; IF([.AB198]=[.T198]; &quot;RS&quot;; IF([.AB198]=[.W198]; &quot;TME&quot;)))))" office:value-type="string" office:string-value="RS" calcext:value-type="string">
            <text:p>RS</text:p>
          </table:table-cell>
          <table:table-cell table:style-name="ce151" table:formula="of:=IF([.G198]&lt;&gt;&quot;&quot;;MIN([.J198];[.M198];[.P198];[.T198];[.W198]);&quot;&quot;)" office:value-type="currency" office:currency="EUR" office:value="0.006" calcext:value-type="currency">
            <text:p>0,006 €</text:p>
          </table:table-cell>
          <table:table-cell table:style-name="ce144" table:formula="of:=[.G198]" office:value-type="float" office:value="2" calcext:value-type="float">
            <text:p>2</text:p>
          </table:table-cell>
          <table:table-cell table:style-name="ce163" table:formula="of:=[.AB198]*[.AC198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1, R31, R35, R36, R41, R47, R57, R76, R77, R79, R8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9]=&quot;Power board&quot;;[.B199]*2;[.B199])" office:value-type="float" office:value="22" calcext:value-type="float">
            <text:p>2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 table:formula="of:=[.AB199]*[.AC199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0, R113, R11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0]=&quot;Power board&quot;;[.B200]*2;[.B200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6, R17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01]=&quot;Power board&quot;;[.B201]*2;[.B20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9:.G201])" office:value-type="float" office:value="27" calcext:value-type="float">
            <text:p>27</text:p>
          </table:table-cell>
          <table:table-cell table:style-name="ce58" office:value-type="string" calcext:value-type="string">
            <text:p>1099795</text:p>
          </table:table-cell>
          <table:table-cell table:style-name="ce64" office:value-type="string" calcext:value-type="string">
            <text:p>WCR0805-220RFI</text:p>
          </table:table-cell>
          <table:table-cell table:style-name="ce67" office:value-type="float" office:value="0.024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32</text:p>
          </table:table-cell>
          <table:table-cell table:style-name="ce86" office:value-type="string" calcext:value-type="string">
            <text:p>CRG0805F22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220R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2]&lt;&gt;&quot;&quot;;&quot;&quot;;[.G202])" office:value-type="float" office:value="27" calcext:value-type="float">
            <text:p>27</text:p>
          </table:table-cell>
          <table:table-cell table:style-name="ce144" table:formula="of:=IF([.AB202]=[.J202];&quot;Farnell&quot;; IF([.AB202]=[.M202]; &quot;Digikey&quot;; IF([.AB202]=[.P202]; &quot;Mouser&quot;; IF([.AB202]=[.T202]; &quot;RS&quot;; IF([.AB202]=[.W202]; &quot;TME&quot;)))))" office:value-type="string" office:string-value="TME" calcext:value-type="string">
            <text:p>TME</text:p>
          </table:table-cell>
          <table:table-cell table:style-name="ce151" table:formula="of:=IF([.G202]&lt;&gt;&quot;&quot;;MIN([.J202];[.M202];[.P202];[.T202];[.W202]);&quot;&quot;)" office:value-type="currency" office:currency="EUR" office:value="0.00714" calcext:value-type="currency">
            <text:p>0,007 €</text:p>
          </table:table-cell>
          <table:table-cell table:style-name="ce144" office:value-type="float" office:value="50" calcext:value-type="float">
            <text:p>50</text:p>
          </table:table-cell>
          <table:table-cell table:style-name="ce163" table:formula="of:=[.AB202]*[.AC202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60, R7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4]=&quot;Power board&quot;;[.B204]*2;[.B204])" office:value-type="float" office:value="4" calcext:value-type="float">
            <text:p>4</text:p>
          </table:table-cell>
          <table:table-cell table:style-name="ce58" office:value-type="string" calcext:value-type="string">
            <text:p>1670231</text:p>
          </table:table-cell>
          <table:table-cell table:style-name="ce64" office:value-type="string" calcext:value-type="string">
            <text:p>ERA6AEB202V</text:p>
          </table:table-cell>
          <table:table-cell table:style-name="ce67" office:value-type="float" office:value="0.259" calcext:value-type="float">
            <text:p>0,25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2.0KDA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202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28-0554</text:p>
          </table:table-cell>
          <table:table-cell table:style-name="ce86" office:value-type="string" calcext:value-type="string">
            <text:p>ERA6AEB202V</text:p>
          </table:table-cell>
          <table:table-cell table:style-name="ce93" office:value-type="float" office:value="0.23" calcext:value-type="float">
            <text:p>0,23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2K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4]&lt;&gt;&quot;&quot;;&quot;&quot;;[.G204])" office:value-type="float" office:value="4" calcext:value-type="float">
            <text:p>4</text:p>
          </table:table-cell>
          <table:table-cell table:style-name="ce144" table:formula="of:=IF([.AB204]=[.J204];&quot;Farnell&quot;; IF([.AB204]=[.M204]; &quot;Digikey&quot;; IF([.AB204]=[.P204]; &quot;Mouser&quot;; IF([.AB204]=[.T204]; &quot;RS&quot;; IF([.AB204]=[.W204]; &quot;TME&quot;)))))" office:value-type="string" office:string-value="TME" calcext:value-type="string">
            <text:p>TME</text:p>
          </table:table-cell>
          <table:table-cell table:style-name="ce151" table:formula="of:=IF([.G204]&lt;&gt;&quot;&quot;;MIN([.J204];[.M204];[.P204];[.T204];[.W204]);&quot;&quot;)" office:value-type="currency" office:currency="EUR" office:value="0.113" calcext:value-type="currency">
            <text:p>0,113 €</text:p>
          </table:table-cell>
          <table:table-cell table:style-name="ce144" table:formula="of:=[.G204]" office:value-type="float" office:value="4" calcext:value-type="float">
            <text:p>4</text:p>
          </table:table-cell>
          <table:table-cell table:style-name="ce163" table:formula="of:=[.AB204]*[.AC204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6, R107, R11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5]=&quot;Power board&quot;;[.B205]*2;[.B205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9, R30, R32, R45, R59, R61, R90, R9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6]=&quot;Power board&quot;;[.B206]*2;[.B206])" office:value-type="float" office:value="16" calcext:value-type="float">
            <text:p>1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05:.G206])" office:value-type="float" office:value="19" calcext:value-type="float">
            <text:p>19</text:p>
          </table:table-cell>
          <table:table-cell table:style-name="ce18" office:value-type="string" calcext:value-type="string">
            <text:p>9237534</text:p>
          </table:table-cell>
          <table:table-cell table:style-name="ce30" office:value-type="string" calcext:value-type="string">
            <text:p>RC0805FR-072K2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K2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K2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207</text:p>
          </table:table-cell>
          <table:table-cell table:style-name="ce110" office:value-type="string" calcext:value-type="string">
            <text:p>CRCW08052K20FKEA</text:p>
          </table:table-cell>
          <table:table-cell table:style-name="ce92" office:value-type="float" office:value="0.027" calcext:value-type="float">
            <text:p>0,02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K2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7]&lt;&gt;&quot;&quot;;&quot;&quot;;[.G207])" office:value-type="float" office:value="19" calcext:value-type="float">
            <text:p>19</text:p>
          </table:table-cell>
          <table:table-cell table:style-name="ce143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50" table:formula="of:=IF([.G207]&lt;&gt;&quot;&quot;;MIN([.J207];[.M207];[.P207];[.T207];[.W207]);&quot;&quot;)" office:value-type="currency" office:currency="EUR" office:value="0.00807" calcext:value-type="currency">
            <text:p>0,008 €</text:p>
          </table:table-cell>
          <table:table-cell table:style-name="ce143" office:value-type="float" office:value="30" calcext:value-type="float">
            <text:p>30</text:p>
          </table:table-cell>
          <table:table-cell table:style-name="ce163" table:formula="of:=[.AB207]*[.AC207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R2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2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9]=&quot;Power board&quot;;[.B209]*2;[.B209])" office:value-type="float" office:value="2" calcext:value-type="float">
            <text:p>2</text:p>
          </table:table-cell>
          <table:table-cell table:style-name="ce18" office:value-type="float" office:value="1376975" calcext:value-type="float">
            <text:p>1376975</text:p>
          </table:table-cell>
          <table:table-cell table:style-name="ce30" office:value-type="string" calcext:value-type="string">
            <text:p>RC2512JK-7W2R2L</text:p>
          </table:table-cell>
          <table:table-cell table:style-name="ce66" office:value-type="float" office:value="0.557" calcext:value-type="float">
            <text:p>0,55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M2512-JW-2R2ELF</text:p>
          </table:table-cell>
          <table:table-cell table:style-name="ce92" office:value-type="float" office:value="0.32" calcext:value-type="float">
            <text:p>0,320</text:p>
          </table:table-cell>
          <table:table-cell table:style-name="ce100"/>
          <table:table-cell table:style-name="ce85" office:value-type="string" calcext:value-type="string">
            <text:p>CRM2512-JW-2R2ELF</text:p>
          </table:table-cell>
          <table:table-cell table:style-name="ce92" office:value-type="float" office:value="0.341" calcext:value-type="float">
            <text:p>0,341</text:p>
          </table:table-cell>
          <table:table-cell table:style-name="ce100"/>
          <table:table-cell table:style-name="ce110" office:value-type="string" calcext:value-type="string">
            <text:p>720-3231</text:p>
          </table:table-cell>
          <table:table-cell table:style-name="ce110" office:value-type="string" calcext:value-type="string">
            <text:p>CRM2512-JW-2R2ELF</text:p>
          </table:table-cell>
          <table:table-cell table:style-name="ce92" office:value-type="float" office:value="0.406" calcext:value-type="float">
            <text:p>0,40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WF25P-2R2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09]&lt;&gt;&quot;&quot;;&quot;&quot;;[.G209])" office:value-type="float" office:value="2" calcext:value-type="float">
            <text:p>2</text:p>
          </table:table-cell>
          <table:table-cell table:style-name="ce143" table:formula="of:=IF([.AB209]=[.J209];&quot;Farnell&quot;; IF([.AB209]=[.M209]; &quot;Digikey&quot;; IF([.AB209]=[.P209]; &quot;Mouser&quot;; IF([.AB209]=[.T209]; &quot;RS&quot;; IF([.AB209]=[.W209]; &quot;TME&quot;)))))" office:value-type="string" office:string-value="TME" calcext:value-type="string">
            <text:p>TME</text:p>
          </table:table-cell>
          <table:table-cell table:style-name="ce150" table:formula="of:=IF([.G209]&lt;&gt;&quot;&quot;;MIN([.J209];[.M209];[.P209];[.T209];[.W209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09]*[.AC20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3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, R20, R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0]=&quot;Power board&quot;;[.B210]*2;[.B210])" office:value-type="float" office:value="6" calcext:value-type="float">
            <text:p>6</text:p>
          </table:table-cell>
          <table:table-cell table:style-name="ce58" office:value-type="string" calcext:value-type="string">
            <text:p>9333070</text:p>
          </table:table-cell>
          <table:table-cell table:style-name="ce64" office:value-type="string" calcext:value-type="string">
            <text:p>MC01W08051330K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9-1272</text:p>
          </table:table-cell>
          <table:table-cell table:style-name="ce86" office:value-type="string" calcext:value-type="string">
            <text:p>CRCW0805330KFKEA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K</text:p>
          </table:table-cell>
          <table:table-cell table:style-name="ce125" office:value-type="float" office:value="0.00746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0]&lt;&gt;&quot;&quot;;&quot;&quot;;[.G210])" office:value-type="float" office:value="6" calcext:value-type="float">
            <text:p>6</text:p>
          </table:table-cell>
          <table:table-cell table:style-name="ce144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 calcext:value-type="string">
            <text:p>Farnell</text:p>
          </table:table-cell>
          <table:table-cell table:style-name="ce151" table:formula="of:=IF([.G210]&lt;&gt;&quot;&quot;;MIN([.J210];[.M210];[.P210];[.T210];[.W210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0]*[.AC21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33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3, R10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1]=&quot;Power board&quot;;[.B211]*2;[.B211])" office:value-type="float" office:value="4" calcext:value-type="float">
            <text:p>4</text:p>
          </table:table-cell>
          <table:table-cell table:style-name="ce18" office:value-type="string" calcext:value-type="string">
            <text:p>9333037</text:p>
          </table:table-cell>
          <table:table-cell table:style-name="ce30" office:value-type="string" calcext:value-type="string">
            <text:p>MC01W0805133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R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330R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740-9022</text:p>
          </table:table-cell>
          <table:table-cell table:style-name="ce110" office:value-type="string" calcext:value-type="string">
            <text:p>CR0805-FX-3300GLF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R</text:p>
          </table:table-cell>
          <table:table-cell table:style-name="ce66" office:value-type="float" office:value="0.0069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4" calcext:value-type="float">
            <text:p>4</text:p>
          </table:table-cell>
          <table:table-cell table:style-name="ce143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0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30R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104, R105, R108, R1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12]=&quot;Power board&quot;;[.B212]*2;[.B212])" office:value-type="float" office:value="4" calcext:value-type="float">
            <text:p>4</text:p>
          </table:table-cell>
          <table:table-cell table:style-name="ce58" office:value-type="string" calcext:value-type="string">
            <text:p>1265196</text:p>
          </table:table-cell>
          <table:table-cell table:style-name="ce64" office:value-type="string" calcext:value-type="string">
            <text:p>3520330RJT</text:p>
          </table:table-cell>
          <table:table-cell table:style-name="ce67" office:value-type="float" office:value="0.122" calcext:value-type="float">
            <text:p>0,12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HC2512FT330R</text:p>
          </table:table-cell>
          <table:table-cell table:style-name="ce93" office:value-type="float" office:value="0.76" calcext:value-type="float">
            <text:p>0,760</text:p>
          </table:table-cell>
          <table:table-cell table:style-name="ce101"/>
          <table:table-cell table:style-name="ce86" office:value-type="string" calcext:value-type="string">
            <text:p>3521330RFT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/>
          <table:table-cell table:style-name="ce86" office:value-type="string" calcext:value-type="string">
            <text:p>755-1224</text:p>
          </table:table-cell>
          <table:table-cell table:style-name="ce86" office:value-type="string" calcext:value-type="string">
            <text:p>3521330RFT</text:p>
          </table:table-cell>
          <table:table-cell table:style-name="ce93" office:value-type="float" office:value="0.182" calcext:value-type="float">
            <text:p>0,18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WF25P-330R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12]&lt;&gt;&quot;&quot;;&quot;&quot;;[.G212])" office:value-type="float" office:value="4" calcext:value-type="float">
            <text:p>4</text:p>
          </table:table-cell>
          <table:table-cell table:style-name="ce144" table:formula="of:=IF([.AB212]=[.J212];&quot;Farnell&quot;; IF([.AB212]=[.M212]; &quot;Digikey&quot;; IF([.AB212]=[.P212]; &quot;Mouser&quot;; IF([.AB212]=[.T212]; &quot;RS&quot;; IF([.AB212]=[.W212]; &quot;TME&quot;)))))" office:value-type="string" office:string-value="TME" calcext:value-type="string">
            <text:p>TME</text:p>
          </table:table-cell>
          <table:table-cell table:style-name="ce151" table:formula="of:=IF([.G212]&lt;&gt;&quot;&quot;;MIN([.J212];[.M212];[.P212];[.T212];[.W212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2]*[.AC21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7, R5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3]=&quot;Power board&quot;;[.B213]*2;[.B213])" office:value-type="float" office:value="4" calcext:value-type="float">
            <text:p>4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30" office:value-type="string" calcext:value-type="string">
            <text:p>WCR0805-470RFI</text:p>
          </table:table-cell>
          <table:table-cell table:style-name="ce66" office:value-type="float" office:value="0.0239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76</text:p>
          </table:table-cell>
          <table:table-cell table:style-name="ce110" office:value-type="string" calcext:value-type="string">
            <text:p>CRG0805F47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0R</text:p>
          </table:table-cell>
          <table:table-cell table:style-name="ce66" office:value-type="float" office:value="0.00727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3]&lt;&gt;&quot;&quot;;&quot;&quot;;[.G213])" office:value-type="float" office:value="4" calcext:value-type="float">
            <text:p>4</text:p>
          </table:table-cell>
          <table:table-cell table:style-name="ce143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0" table:formula="of:=IF([.G213]&lt;&gt;&quot;&quot;;MIN([.J213];[.M213];[.P213];[.T213];[.W213]);&quot;&quot;)" office:value-type="currency" office:currency="EUR" office:value="0.00727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3]*[.AC21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4, R15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14]=&quot;Power board&quot;;[.B214]*2;[.B2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5, R66, R67, R85, R86, R87, R10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5]=&quot;Power board&quot;;[.B215]*2;[.B2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4:.G215])" office:value-type="float" office:value="16" calcext:value-type="float">
            <text:p>16</text:p>
          </table:table-cell>
          <table:table-cell table:style-name="ce58" office:value-type="string" calcext:value-type="string">
            <text:p>2447664</text:p>
          </table:table-cell>
          <table:table-cell table:style-name="ce64" office:value-type="string" calcext:value-type="string">
            <text:p>MCWR08X4702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434</text:p>
          </table:table-cell>
          <table:table-cell table:style-name="ce86" office:value-type="string" calcext:value-type="string">
            <text:p>CRCW080547K0FKEA</text:p>
          </table:table-cell>
          <table:table-cell table:style-name="ce93" office:value-type="float" office:value="0.01" calcext:value-type="float">
            <text:p>0,01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K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6]&lt;&gt;&quot;&quot;;&quot;&quot;;[.G216])" office:value-type="float" office:value="16" calcext:value-type="float">
            <text:p>16</text:p>
          </table:table-cell>
          <table:table-cell table:style-name="ce144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51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216]*[.AC21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6, R127, R128, R131, R133, R136, R137, R156, R159, R161, R16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18]=&quot;Power board&quot;;[.B218]*2;[.B218])" office:value-type="float" office:value="11" calcext:value-type="float">
            <text:p>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9]=&quot;Power board&quot;;[.B219]*2;[.B21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8:.G219])" office:value-type="float" office:value="13" calcext:value-type="float">
            <text:p>13</text:p>
          </table:table-cell>
          <table:table-cell table:style-name="ce58" office:value-type="string" calcext:value-type="string">
            <text:p>9333266</text:p>
          </table:table-cell>
          <table:table-cell table:style-name="ce64" office:value-type="string" calcext:value-type="string">
            <text:p>MC01W080514K7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K7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K7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528</text:p>
          </table:table-cell>
          <table:table-cell table:style-name="ce86" office:value-type="string" calcext:value-type="string">
            <text:p>CRG0805F4K7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K7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0]&lt;&gt;&quot;&quot;;&quot;&quot;;[.G220])" office:value-type="float" office:value="13" calcext:value-type="float">
            <text:p>13</text:p>
          </table:table-cell>
          <table:table-cell table:style-name="ce144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1" table:formula="of:=IF([.G220]&lt;&gt;&quot;&quot;;MIN([.J220];[.M220];[.P220];[.T220];[.W220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220]*[.AC220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8, R140, R141, R14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22]=&quot;Power board&quot;;[.B222]*2;[.B222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9, R1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3]=&quot;Power board&quot;;[.B223]*2;[.B22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8" office:value-type="float" office:value="2141727" calcext:value-type="float">
            <text:p>2141727</text:p>
          </table:table-cell>
          <table:table-cell table:style-name="ce64" office:value-type="string" calcext:value-type="string">
            <text:p>MC01W0805149R9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9R9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9R9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462</text:p>
          </table:table-cell>
          <table:table-cell table:style-name="ce86" office:value-type="string" calcext:value-type="string">
            <text:p>CRCW080549R9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9R9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4]&lt;&gt;&quot;&quot;;&quot;&quot;;[.G224])" office:value-type="float" office:value="6" calcext:value-type="float">
            <text:p>6</text:p>
          </table:table-cell>
          <table:table-cell table:style-name="ce144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1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4]*[.AC22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0" calcext:value-type="float">
            <text:p>12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6]=&quot;Power board&quot;;[.B226]*2;[.B226])" office:value-type="float" office:value="2" calcext:value-type="float">
            <text:p>2</text:p>
          </table:table-cell>
          <table:table-cell table:style-name="ce58" office:value-type="string" calcext:value-type="string">
            <text:p>9334653</text:p>
          </table:table-cell>
          <table:table-cell table:style-name="ce64" office:value-type="string" calcext:value-type="string">
            <text:p>MC01W0805551K</text:p>
          </table:table-cell>
          <table:table-cell table:style-name="ce67" office:value-type="float" office:value="0.0147" calcext:value-type="float">
            <text:p>0,01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25</text:p>
          </table:table-cell>
          <table:table-cell table:style-name="ce86" office:value-type="string" calcext:value-type="string">
            <text:p>CRCW080551K0FKEA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1K</text:p>
          </table:table-cell>
          <table:table-cell table:style-name="ce125" office:value-type="float" office:value="0.00605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6]&lt;&gt;&quot;&quot;;&quot;&quot;;[.G226])" office:value-type="float" office:value="2" calcext:value-type="float">
            <text:p>2</text:p>
          </table:table-cell>
          <table:table-cell table:style-name="ce144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51" table:formula="of:=IF([.G226]&lt;&gt;&quot;&quot;;MIN([.J226];[.M226];[.P226];[.T226];[.W226]);&quot;&quot;)" office:value-type="currency" office:currency="EUR" office:value="0.00605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6]*[.AC22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1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8, R84, R9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7]=&quot;Power board&quot;;[.B227]*2;[.B227])" office:value-type="float" office:value="4" calcext:value-type="float">
            <text:p>4</text:p>
          </table:table-cell>
          <table:table-cell table:style-name="ce18" office:value-type="float" office:value="9333320" calcext:value-type="float">
            <text:p>9333320</text:p>
          </table:table-cell>
          <table:table-cell table:style-name="ce30" office:value-type="string" calcext:value-type="string">
            <text:p>MC01W080515K1</text:p>
          </table:table-cell>
          <table:table-cell table:style-name="ce66" office:value-type="float" office:value="0.0021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1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1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69</text:p>
          </table:table-cell>
          <table:table-cell table:style-name="ce110" office:value-type="string" calcext:value-type="string">
            <text:p>CRCW08055K10FKEA</text:p>
          </table:table-cell>
          <table:table-cell table:style-name="ce92" office:value-type="float" office:value="0.027" calcext:value-type="float">
            <text:p>0,02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K1</text:p>
          </table:table-cell>
          <table:table-cell table:style-name="ce66" office:value-type="float" office:value="0.0065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4" calcext:value-type="float">
            <text:p>4</text:p>
          </table:table-cell>
          <table:table-cell table:style-name="ce143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50" table:formula="of:=IF([.G227]&lt;&gt;&quot;&quot;;MIN([.J227];[.M227];[.P227];[.T227];[.W227]);&quot;&quot;)" office:value-type="currency" office:currency="EUR" office:value="0.0021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7]*[.AC22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5, R1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28]=&quot;Power board&quot;;[.B228]*2;[.B22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8, R9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9]=&quot;Power board&quot;;[.B229]*2;[.B22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28:.G229])" office:value-type="float" office:value="6" calcext:value-type="float">
            <text:p>6</text:p>
          </table:table-cell>
          <table:table-cell table:style-name="ce58" office:value-type="float" office:value="2447693" calcext:value-type="float">
            <text:p>2447693</text:p>
          </table:table-cell>
          <table:table-cell table:style-name="ce64" office:value-type="string" calcext:value-type="string">
            <text:p>MCWR08X56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6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6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72</text:p>
          </table:table-cell>
          <table:table-cell table:style-name="ce86" office:value-type="string" calcext:value-type="string">
            <text:p>CRCW08055K60FKEA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5K6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0]&lt;&gt;&quot;&quot;;&quot;&quot;;[.G230])" office:value-type="float" office:value="6" calcext:value-type="float">
            <text:p>6</text:p>
          </table:table-cell>
          <table:table-cell table:style-name="ce144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51" table:formula="of:=IF([.G230]&lt;&gt;&quot;&quot;;MIN([.J230];[.M230];[.P230];[.T230];[.W230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30]*[.AC230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6, R89, R9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2]=&quot;Power board&quot;;[.B232]*2;[.B232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2, R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3]=&quot;Power board&quot;;[.B233]*2;[.B23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32:.G233])" office:value-type="float" office:value="8" calcext:value-type="float">
            <text:p>8</text:p>
          </table:table-cell>
          <table:table-cell table:style-name="ce58" office:value-type="string" calcext:value-type="string">
            <text:p>9333525</text:p>
          </table:table-cell>
          <table:table-cell table:style-name="ce64" office:value-type="string" calcext:value-type="string">
            <text:p>MC01W0805175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75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75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660</text:p>
          </table:table-cell>
          <table:table-cell table:style-name="ce86" office:value-type="string" calcext:value-type="string">
            <text:p>CRCW0805750RFKEA</text:p>
          </table:table-cell>
          <table:table-cell table:style-name="ce93" office:value-type="float" office:value="0.01" calcext:value-type="float">
            <text:p>0,01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RCW0805750RFKTABC</text:p>
          </table:table-cell>
          <table:table-cell table:style-name="ce125" office:value-type="float" office:value="0.0116" calcext:value-type="float">
            <text:p>0,012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4]&lt;&gt;&quot;&quot;;&quot;&quot;;[.G234])" office:value-type="float" office:value="8" calcext:value-type="float">
            <text:p>8</text:p>
          </table:table-cell>
          <table:table-cell table:style-name="ce144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1" table:formula="of:=IF([.G234]&lt;&gt;&quot;&quot;;MIN([.J234];[.M234];[.P234];[.T234];[.W234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234]*[.AC23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K5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9, R5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6]=&quot;Power board&quot;;[.B236]*2;[.B236])" office:value-type="float" office:value="4" calcext:value-type="float">
            <text:p>4</text:p>
          </table:table-cell>
          <table:table-cell table:style-name="ce58" office:value-type="float" office:value="1670239" calcext:value-type="float">
            <text:p>1670239</text:p>
          </table:table-cell>
          <table:table-cell table:style-name="ce64" office:value-type="string" calcext:value-type="string">
            <text:p>ERA6AEB752V</text:p>
          </table:table-cell>
          <table:table-cell table:style-name="ce67" office:value-type="float" office:value="0.312" calcext:value-type="float">
            <text:p>0,31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T0805BRD077K5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RT0805BRD077K5L</text:p>
          </table:table-cell>
          <table:table-cell table:style-name="ce93" office:value-type="float" office:value="0.357" calcext:value-type="float">
            <text:p>0,357</text:p>
          </table:table-cell>
          <table:table-cell table:style-name="ce101"/>
          <table:table-cell table:style-name="ce86" office:value-type="string" calcext:value-type="string">
            <text:p>666-2588</text:p>
          </table:table-cell>
          <table:table-cell table:style-name="ce86" office:value-type="string" calcext:value-type="string">
            <text:p>CPF0805B7K5E</text:p>
          </table:table-cell>
          <table:table-cell table:style-name="ce93" office:value-type="float" office:value="0.28" calcext:value-type="float">
            <text:p>0,28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7K5BTDF</text:p>
          </table:table-cell>
          <table:table-cell table:style-name="ce125" office:value-type="float" office:value="0.52" calcext:value-type="float">
            <text:p>0,52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36]&lt;&gt;&quot;&quot;;&quot;&quot;;[.G236])" office:value-type="float" office:value="4" calcext:value-type="float">
            <text:p>4</text:p>
          </table:table-cell>
          <table:table-cell table:style-name="ce144" table:formula="of:=IF([.AB236]=[.J236];&quot;Farnell&quot;; IF([.AB236]=[.M236]; &quot;Digikey&quot;; IF([.AB236]=[.P236]; &quot;Mouser&quot;; IF([.AB236]=[.T236]; &quot;RS&quot;; IF([.AB236]=[.W236]; &quot;TME&quot;)))))" office:value-type="string" office:string-value="RS" calcext:value-type="string">
            <text:p>RS</text:p>
          </table:table-cell>
          <table:table-cell table:style-name="ce151" table:formula="of:=IF([.G236]&lt;&gt;&quot;&quot;;MIN([.J236];[.M236];[.P236];[.T236];[.W236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36]*[.AC236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82R <text:span text:style-name="T2">0.1%</text:span>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R62, R7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7]=&quot;Power board&quot;;[.B237]*2;[.B237])" office:value-type="float" office:value="4" calcext:value-type="float">
            <text:p>4</text:p>
          </table:table-cell>
          <table:table-cell table:style-name="ce18" office:value-type="string" calcext:value-type="string">
            <text:p>1577592</text:p>
          </table:table-cell>
          <table:table-cell table:style-name="ce30" office:value-type="string" calcext:value-type="string">
            <text:p>ERA3AEB820V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82DB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820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65-863</text:p>
          </table:table-cell>
          <table:table-cell table:style-name="ce110" office:value-type="string" calcext:value-type="string">
            <text:p>ERA6AEB820V</text:p>
          </table:table-cell>
          <table:table-cell table:style-name="ce92" office:value-type="float" office:value="0.046" calcext:value-type="float">
            <text:p>0,04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82R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37]&lt;&gt;&quot;&quot;;&quot;&quot;;[.G237])" office:value-type="float" office:value="4" calcext:value-type="float">
            <text:p>4</text:p>
          </table:table-cell>
          <table:table-cell table:style-name="ce143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0" table:formula="of:=IF([.G237]&lt;&gt;&quot;&quot;;MIN([.J237];[.M237];[.P237];[.T237];[.W237]);&quot;&quot;)" office:value-type="currency" office:currency="EUR" office:value="0.046" calcext:value-type="currency">
            <text:p>0,04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37]*[.AC237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10 1% / 2W</text:p>
          </table:table-cell>
          <table:table-cell table:style-name="ce31" office:value-type="string" calcext:value-type="string">
            <text:p>2512 or 1206 / min 1W</text:p>
          </table:table-cell>
          <table:table-cell table:style-name="ce46" office:value-type="string" calcext:value-type="string">
            <text:p>R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8]=&quot;Power board&quot;;[.B238]*2;[.B238])" office:value-type="float" office:value="2" calcext:value-type="float">
            <text:p>2</text:p>
          </table:table-cell>
          <table:table-cell table:style-name="ce58" office:value-type="float" office:value="1435947" calcext:value-type="float">
            <text:p>1435947</text:p>
          </table:table-cell>
          <table:table-cell table:style-name="ce64" office:value-type="string" calcext:value-type="string">
            <text:p>CRA2512-FZ-R010ELF</text:p>
          </table:table-cell>
          <table:table-cell table:style-name="ce67" office:value-type="float" office:value="0.484" calcext:value-type="float">
            <text:p>0,4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1</text:p>
          </table:table-cell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15" calcext:value-type="float">
            <text:p>0,51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RP2512-R010-1%</text:p>
          </table:table-cell>
          <table:table-cell table:style-name="ce125" office:value-type="float" office:value="0.150806" calcext:value-type="float">
            <text:p>0,151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38]&lt;&gt;&quot;&quot;;&quot;&quot;;[.G238])" office:value-type="float" office:value="2" calcext:value-type="float">
            <text:p>2</text:p>
          </table:table-cell>
          <table:table-cell table:style-name="ce144" table:formula="of:=IF([.AB238]=[.J238];&quot;Farnell&quot;; IF([.AB238]=[.M238]; &quot;Digikey&quot;; IF([.AB238]=[.P238]; &quot;Mouser&quot;; IF([.AB238]=[.T238]; &quot;RS&quot;; IF([.AB238]=[.W238]; &quot;TME&quot;)))))" office:value-type="string" office:string-value="TME" calcext:value-type="string">
            <text:p>TME</text:p>
          </table:table-cell>
          <table:table-cell table:style-name="ce151" table:formula="of:=IF([.G238]&lt;&gt;&quot;&quot;;MIN([.J238];[.M238];[.P238];[.T238];[.W238]);&quot;&quot;)" office:value-type="currency" office:currency="EUR" office:value="0.150806" calcext:value-type="currency">
            <text:p>0,151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38]*[.AC238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20 1% / 2W</text:p>
          </table:table-cell>
          <table:table-cell table:style-name="ce30" office:value-type="string" calcext:value-type="string">
            <text:p>2512, 2W</text:p>
          </table:table-cell>
          <table:table-cell table:style-name="ce45" office:value-type="string" calcext:value-type="string">
            <text:p>R6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9]=&quot;Power board&quot;;[.B239]*2;[.B239])" office:value-type="float" office:value="2" calcext:value-type="float">
            <text:p>2</text:p>
          </table:table-cell>
          <table:table-cell table:style-name="ce18" office:value-type="float" office:value="2079436" calcext:value-type="float">
            <text:p>2079436</text:p>
          </table:table-cell>
          <table:table-cell table:style-name="ce30" office:value-type="string" calcext:value-type="string">
            <text:p>LRMAM2512-R02FT4</text:p>
          </table:table-cell>
          <table:table-cell table:style-name="ce66" office:value-type="float" office:value="0.25" calcext:value-type="float">
            <text:p>0,25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2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2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4</text:p>
          </table:table-cell>
          <table:table-cell table:style-name="ce110" office:value-type="string" calcext:value-type="string">
            <text:p>CRA2512-FZ-R020ELF</text:p>
          </table:table-cell>
          <table:table-cell table:style-name="ce92" office:value-type="float" office:value="0.507" calcext:value-type="float">
            <text:p>0,50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WW25NR020FTL</text:p>
          </table:table-cell>
          <table:table-cell table:style-name="ce66" office:value-type="float" office:value="0.189" calcext:value-type="float">
            <text:p>0,189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39]&lt;&gt;&quot;&quot;;&quot;&quot;;[.G239])" office:value-type="float" office:value="2" calcext:value-type="float">
            <text:p>2</text:p>
          </table:table-cell>
          <table:table-cell table:style-name="ce143" table:formula="of:=IF([.AB239]=[.J239];&quot;Farnell&quot;; IF([.AB239]=[.M239]; &quot;Digikey&quot;; IF([.AB239]=[.P239]; &quot;Mouser&quot;; IF([.AB239]=[.T239]; &quot;RS&quot;; IF([.AB239]=[.W239]; &quot;TME&quot;)))))" office:value-type="string" office:string-value="TME" calcext:value-type="string">
            <text:p>TME</text:p>
          </table:table-cell>
          <table:table-cell table:style-name="ce150" table:formula="of:=IF([.G239]&lt;&gt;&quot;&quot;;MIN([.J239];[.M239];[.P239];[.T239];[.W239]);&quot;&quot;)" office:value-type="currency" office:currency="EUR" office:value="0.189" calcext:value-type="currency">
            <text:p>0,18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9]*[.AC23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16 1%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R6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0]=&quot;Power board&quot;;[.B240]*2;[.B240])" office:value-type="float" office:value="2" calcext:value-type="float">
            <text:p>2</text:p>
          </table:table-cell>
          <table:table-cell table:style-name="ce58" office:value-type="string" calcext:value-type="string">
            <text:p>2503067</text:p>
          </table:table-cell>
          <table:table-cell table:style-name="ce64" office:value-type="string" calcext:value-type="string">
            <text:p>WW10PR160FTL</text:p>
          </table:table-cell>
          <table:table-cell table:style-name="ce67" office:value-type="float" office:value="0.626" calcext:value-type="float">
            <text:p>0,62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L1206-FW-R160ELFCT-ND</text:p>
          </table:table-cell>
          <table:table-cell table:style-name="ce93" office:value-type="float" office:value="0.38" calcext:value-type="float">
            <text:p>0,3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52-CRL1206FWR160ELF</text:p>
          </table:table-cell>
          <table:table-cell table:style-name="ce93" office:value-type="float" office:value="0.341" calcext:value-type="float">
            <text:p>0,34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94-4207</text:p>
          </table:table-cell>
          <table:table-cell table:style-name="ce86" office:value-type="string" calcext:value-type="string">
            <text:p>CRL1206-FW-R160ELF</text:p>
          </table:table-cell>
          <table:table-cell table:style-name="ce93" office:value-type="float" office:value="0.071" calcext:value-type="float">
            <text:p>0,07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S1206N2-0R16-1%</text:p>
          </table:table-cell>
          <table:table-cell table:style-name="ce125" office:value-type="float" office:value="0.06091" calcext:value-type="float">
            <text:p>0,06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40]&lt;&gt;&quot;&quot;;&quot;&quot;;[.G240])" office:value-type="float" office:value="2" calcext:value-type="float">
            <text:p>2</text:p>
          </table:table-cell>
          <table:table-cell table:style-name="ce144" table:formula="of:=IF([.AB240]=[.J240];&quot;Farnell&quot;; IF([.AB240]=[.M240]; &quot;Digikey&quot;; IF([.AB240]=[.P240]; &quot;Mouser&quot;; IF([.AB240]=[.T240]; &quot;RS&quot;; IF([.AB240]=[.W240]; &quot;TME&quot;)))))" office:value-type="string" office:string-value="TME" calcext:value-type="string">
            <text:p>TME</text:p>
          </table:table-cell>
          <table:table-cell table:style-name="ce151" table:formula="of:=IF([.G240]&lt;&gt;&quot;&quot;;MIN([.J240];[.M240];[.P240];[.T240];[.W240]);&quot;&quot;)" office:value-type="currency" office:currency="EUR" office:value="0.06091" calcext:value-type="currency">
            <text:p>0,061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40]*[.AC240]" office:value-type="float" office:value="0.30455" calcext:value-type="float">
            <text:p>0,305</text:p>
          </table:table-cell>
          <table:table-cell table:number-columns-repeated="994"/>
        </table:table-row>
        <table:table-row table:style-name="ro5">
          <table:table-cell table:style-name="ce3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M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1]=&quot;Power board&quot;;[.B241]*2;[.B241])" office:value-type="float" office:value="1" calcext:value-type="float">
            <text:p>1</text:p>
          </table:table-cell>
          <table:table-cell table:style-name="ce18" office:value-type="string" calcext:value-type="string">
            <text:p>2447596</text:p>
          </table:table-cell>
          <table:table-cell table:style-name="ce30" office:value-type="string" calcext:value-type="string">
            <text:p>MCWR08X1004FTL</text:p>
          </table:table-cell>
          <table:table-cell table:style-name="ce66" office:value-type="float" office:value="0.0058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11-1.00MCRCT-ND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03-RC0805FR-071ML</text:p>
          </table:table-cell>
          <table:table-cell table:style-name="ce92" office:value-type="float" office:value="0.094" calcext:value-type="float">
            <text:p>0,0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23-0821</text:p>
          </table:table-cell>
          <table:table-cell table:style-name="ce110" office:value-type="string" calcext:value-type="string">
            <text:p>CRG0805F1M0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M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1]&lt;&gt;&quot;&quot;;&quot;&quot;;[.G241])" office:value-type="float" office:value="1" calcext:value-type="float">
            <text:p>1</text:p>
          </table:table-cell>
          <table:table-cell table:style-name="ce143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50" table:formula="of:=IF([.G241]&lt;&gt;&quot;&quot;;MIN([.J241];[.M241];[.P241];[.T241];[.W241]);&quot;&quot;)" office:value-type="currency" office:currency="EUR" office:value="0.0058" calcext:value-type="currency">
            <text:p>0,006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41]*[.AC241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6">
          <table:table-cell table:style-name="ce3" office:value-type="float" office:value="130" calcext:value-type="float">
            <text:p>1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x10K <text:s/>5%</text:p>
          </table:table-cell>
          <table:table-cell table:style-name="ce31" office:value-type="string" calcext:value-type="string">
            <text:p>1206; resistor array</text:p>
          </table:table-cell>
          <table:table-cell table:style-name="ce46" office:value-type="string" calcext:value-type="string">
            <text:p>RN1, RN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2]=&quot;Power board&quot;;[.B242]*2;[.B242])" office:value-type="float" office:value="2" calcext:value-type="float">
            <text:p>2</text:p>
          </table:table-cell>
          <table:table-cell table:style-name="ce58" office:value-type="string" calcext:value-type="string">
            <text:p>1770137</text:p>
          </table:table-cell>
          <table:table-cell table:style-name="ce64" office:value-type="string" calcext:value-type="string">
            <text:p>CAY16-103J4LF</text:p>
          </table:table-cell>
          <table:table-cell table:style-name="ce67" office:value-type="float" office:value="0.11" calcext:value-type="float">
            <text:p>0,11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AY16-103J4LF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CAY16-103J4LF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522-5585</text:p>
          </table:table-cell>
          <table:table-cell table:style-name="ce86" office:value-type="string" calcext:value-type="string">
            <text:p>CAY16-103J4LF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DR1206-10K-4/8</text:p>
          </table:table-cell>
          <table:table-cell table:style-name="ce125" office:value-type="float" office:value="0.0067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2]&lt;&gt;&quot;&quot;;&quot;&quot;;[.G242])" office:value-type="float" office:value="2" calcext:value-type="float">
            <text:p>2</text:p>
          </table:table-cell>
          <table:table-cell table:style-name="ce144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1" table:formula="of:=IF([.G242]&lt;&gt;&quot;&quot;;MIN([.J242];[.M242];[.P242];[.T242];[.W242]);&quot;&quot;)" office:value-type="currency" office:currency="EUR" office:value="0.00673" calcext:value-type="currency">
            <text:p>0,007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42]*[.AC242]" office:value-type="float" office:value="0.01346" calcext:value-type="float">
            <text:p>0,013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G2-470L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A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3]=&quot;Power board&quot;;[.B243]*2;[.B243])" office:value-type="float" office:value="1" calcext:value-type="float">
            <text:p>1</text:p>
          </table:table-cell>
          <table:table-cell table:style-name="ce18" office:value-type="float" office:value="1846854" calcext:value-type="float">
            <text:p>1846854</text:p>
          </table:table-cell>
          <table:table-cell table:style-name="ce30" office:value-type="string" calcext:value-type="string">
            <text:p>2027-47-BLF</text:p>
          </table:table-cell>
          <table:table-cell table:style-name="ce66" office:value-type="float" office:value="1.85" calcext:value-type="float">
            <text:p>1,8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027-47-BLF</text:p>
          </table:table-cell>
          <table:table-cell table:style-name="ce92" office:value-type="float" office:value="1.27" calcext:value-type="float">
            <text:p>1,270</text:p>
          </table:table-cell>
          <table:table-cell table:style-name="ce100"/>
          <table:table-cell table:style-name="ce85" office:value-type="string" calcext:value-type="string">
            <text:p>2027-47-BLF</text:p>
          </table:table-cell>
          <table:table-cell table:style-name="ce92" office:value-type="float" office:value="1.34" calcext:value-type="float">
            <text:p>1,340</text:p>
          </table:table-cell>
          <table:table-cell table:style-name="ce100"/>
          <table:table-cell table:style-name="ce110" office:value-type="string" calcext:value-type="string">
            <text:p>878-3652</text:p>
          </table:table-cell>
          <table:table-cell table:style-name="ce110" office:value-type="string" calcext:value-type="string">
            <text:p>CG2-470L</text:p>
          </table:table-cell>
          <table:table-cell table:style-name="ce92" office:value-type="float" office:value="2.279" calcext:value-type="float">
            <text:p>2,27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G2-470L</text:p>
          </table:table-cell>
          <table:table-cell table:style-name="ce66" office:value-type="float" office:value="1.45" calcext:value-type="float">
            <text:p>1,450</text:p>
          </table:table-cell>
          <table:table-cell table:style-name="ce100" office:value-type="float" office:value="1.45" calcext:value-type="float">
            <text:p>1</text:p>
          </table:table-cell>
          <table:table-cell table:formula="of:=[.G243]" office:value-type="float" office:value="1" calcext:value-type="float">
            <text:p>1</text:p>
          </table:table-cell>
          <table:table-cell/>
          <table:table-cell table:style-name="ce143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 calcext:value-type="string">
            <text:p>Digikey</text:p>
          </table:table-cell>
          <table:table-cell table:style-name="ce150" table:formula="of:=IF([.G243]&lt;&gt;&quot;&quot;;MIN([.J243];[.M243];[.P243];[.T243];[.W243]);&quot;&quot;)" office:value-type="currency" office:currency="EUR" office:value="1.27" calcext:value-type="currency">
            <text:p>1,2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3]*[.AC243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-BZEN-090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P1 Buzz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4]=&quot;Power board&quot;;[.B244]*2;[.B24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TE092703-6</text:p>
          </table:table-cell>
          <table:table-cell table:style-name="ce93" office:value-type="float" office:value="2.2" calcext:value-type="float">
            <text:p>2,2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D-BZEN-0903</text:p>
          </table:table-cell>
          <table:table-cell table:style-name="ce125" office:value-type="float" office:value="0.504" calcext:value-type="float">
            <text:p>0,504</text:p>
          </table:table-cell>
          <table:table-cell table:style-name="ce101" office:value-type="float" office:value="3" calcext:value-type="float">
            <text:p>3</text:p>
          </table:table-cell>
          <table:table-cell table:style-name="ce133" table:formula="of:=[.G244]" office:value-type="float" office:value="1" calcext:value-type="float">
            <text:p>1</text:p>
          </table:table-cell>
          <table:table-cell table:style-name="ce101" table:formula="of:=IF([.Y244]&lt;&gt;&quot;&quot;;&quot;&quot;;[.G244])">
            <text:p/>
          </table:table-cell>
          <table:table-cell table:style-name="ce144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1" table:formula="of:=IF([.G244]&lt;&gt;&quot;&quot;;MIN([.J244];[.M244];[.P244];[.T244];[.W244]);&quot;&quot;)" office:value-type="currency" office:currency="EUR" office:value="0.504" calcext:value-type="currency">
            <text:p>0,504 €</text:p>
          </table:table-cell>
          <table:table-cell table:style-name="ce144" office:value-type="float" office:value="3" calcext:value-type="float">
            <text:p>3</text:p>
          </table:table-cell>
          <table:table-cell table:style-name="ce163" table:formula="of:=[.AB244]*[.AC24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101SYCQ04</text:p>
          </table:table-cell>
          <table:table-cell table:style-name="ce30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5" office:value-type="string" calcext:value-type="string">
            <text:p>SW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5]=&quot;Power board&quot;;[.B245]*2;[.B245])" office:value-type="float" office:value="1" calcext:value-type="float">
            <text:p>1</text:p>
          </table:table-cell>
          <table:table-cell table:style-name="ce18" office:value-type="string" calcext:value-type="string">
            <text:p>2292959</text:p>
          </table:table-cell>
          <table:table-cell table:style-name="ce30" office:value-type="string" calcext:value-type="string">
            <text:p>A101SYCQ04</text:p>
          </table:table-cell>
          <table:table-cell table:style-name="ce66" office:value-type="float" office:value="2.76" calcext:value-type="float">
            <text:p>2,7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101SYCQ04</text:p>
          </table:table-cell>
          <table:table-cell table:style-name="ce92" office:value-type="float" office:value="3" calcext:value-type="float">
            <text:p>3,000</text:p>
          </table:table-cell>
          <table:table-cell table:style-name="ce100"/>
          <table:table-cell table:style-name="ce85" office:value-type="string" calcext:value-type="string">
            <text:p>A101SYCQ04</text:p>
          </table:table-cell>
          <table:table-cell table:style-name="ce92" office:value-type="float" office:value="2.64" calcext:value-type="float">
            <text:p>2,640</text:p>
          </table:table-cell>
          <table:table-cell table:style-name="ce100"/>
          <table:table-cell table:style-name="ce110" office:value-type="string" calcext:value-type="string">
            <text:p>710-9788</text:p>
          </table:table-cell>
          <table:table-cell table:style-name="ce110" office:value-type="string" calcext:value-type="string">
            <text:p>A101SYCQ04</text:p>
          </table:table-cell>
          <table:table-cell table:style-name="ce92" office:value-type="float" office:value="2.576" calcext:value-type="float">
            <text:p>2,57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5]" office:value-type="float" office:value="1" calcext:value-type="float">
            <text:p>1</text:p>
          </table:table-cell>
          <table:table-cell table:formula="of:=IF([.Y245]&lt;&gt;&quot;&quot;;&quot;&quot;;[.G245])">
            <text:p/>
          </table:table-cell>
          <table:table-cell table:style-name="ce143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0" table:formula="of:=IF([.G245]&lt;&gt;&quot;&quot;;MIN([.J245];[.M245];[.P245];[.T245];[.W245]);&quot;&quot;)" office:value-type="currency" office:currency="EUR" office:value="2.576" calcext:value-type="currency">
            <text:p>2,576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5]*[.AC24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EC12R-4225F-S0024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W2 incremental encoder, shaft length 25 mm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6]=&quot;Power board&quot;;[.B246]*2;[.B246])" office:value-type="float" office:value="1" calcext:value-type="float">
            <text:p>1</text:p>
          </table:table-cell>
          <table:table-cell table:style-name="ce58" office:value-type="string" calcext:value-type="string">
            <text:p>2663533</text:p>
          </table:table-cell>
          <table:table-cell table:style-name="ce64" office:value-type="string" calcext:value-type="string">
            <text:p>PEC12R-4225F-S0024</text:p>
          </table:table-cell>
          <table:table-cell table:style-name="ce67" office:value-type="float" office:value="1.58" calcext:value-type="float">
            <text:p>1,5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EC12R-4225F-S0024-ND</text:p>
          </table:table-cell>
          <table:table-cell table:style-name="ce93" office:value-type="float" office:value="1.18" calcext:value-type="float">
            <text:p>1,1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52-PEC12R-4225F-S24</text:p>
          </table:table-cell>
          <table:table-cell table:style-name="ce93" office:value-type="float" office:value="1.15" calcext:value-type="float">
            <text:p>1,1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1-6811</text:p>
          </table:table-cell>
          <table:table-cell table:style-name="ce86" office:value-type="string" calcext:value-type="string">
            <text:p>PEC12R-4225F-S0024</text:p>
          </table:table-cell>
          <table:table-cell table:style-name="ce93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 office:value-type="float" office:value="1" calcext:value-type="float">
            <text:p>1</text:p>
          </table:table-cell>
          <table:table-cell table:style-name="ce133" table:formula="of:=[.G246]" office:value-type="float" office:value="1" calcext:value-type="float">
            <text:p>1</text:p>
          </table:table-cell>
          <table:table-cell table:style-name="ce101"/>
          <table:table-cell table:style-name="ce144" table:formula="of:=IF([.AB246]=[.J246];&quot;Farnell&quot;; IF([.AB246]=[.M246]; &quot;Digikey&quot;; IF([.AB246]=[.P246]; &quot;Mouser&quot;; IF([.AB246]=[.T246]; &quot;RS&quot;; IF([.AB246]=[.W246]; &quot;TME&quot;)))))" office:value-type="string" office:string-value="RS" calcext:value-type="string">
            <text:p>RS</text:p>
          </table:table-cell>
          <table:table-cell table:style-name="ce151" table:formula="of:=IF([.G246]&lt;&gt;&quot;&quot;;MIN([.J246];[.M246];[.P246];[.T246];[.W246]);&quot;&quot;)" office:value-type="currency" office:currency="EUR" office:value="1.12" calcext:value-type="currency">
            <text:p>1,12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6]*[.AC246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301.9316</text:p>
          </table:table-cell>
          <table:table-cell table:style-name="ce30" office:value-type="string" calcext:value-type="string">
            <text:p>SMD; tactile switch</text:p>
          </table:table-cell>
          <table:table-cell table:style-name="ce45" office:value-type="string" calcext:value-type="string">
            <text:p>SW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7]=&quot;Power board&quot;;[.B247]*2;[.B247])" office:value-type="float" office:value="1" calcext:value-type="float">
            <text:p>1</text:p>
          </table:table-cell>
          <table:table-cell table:style-name="ce18" office:value-type="float" office:value="1217765" calcext:value-type="float">
            <text:p>1217765</text:p>
          </table:table-cell>
          <table:table-cell table:style-name="ce30" office:value-type="string" calcext:value-type="string">
            <text:p>1301.9316</text:p>
          </table:table-cell>
          <table:table-cell table:style-name="ce66" office:value-type="float" office:value="0.302" calcext:value-type="float">
            <text:p>0,30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FSM6JSMA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1301.9316</text:p>
          </table:table-cell>
          <table:table-cell table:style-name="ce92" office:value-type="float" office:value="0.27" calcext:value-type="float">
            <text:p>0,270</text:p>
          </table:table-cell>
          <table:table-cell table:style-name="ce100"/>
          <table:table-cell table:style-name="ce110" office:value-type="string" calcext:value-type="string">
            <text:p>718-2443</text:p>
          </table:table-cell>
          <table:table-cell table:style-name="ce110" office:value-type="string" calcext:value-type="string">
            <text:p>FSM6JSMATR</text:p>
          </table:table-cell>
          <table:table-cell table:style-name="ce92" office:value-type="float" office:value="0.818" calcext:value-type="float">
            <text:p>0,81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1301.9316</text:p>
          </table:table-cell>
          <table:table-cell table:style-name="ce66" office:value-type="float" office:value="0.22" calcext:value-type="float">
            <text:p>0,22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47]&lt;&gt;&quot;&quot;;&quot;&quot;;[.G247])" office:value-type="float" office:value="1" calcext:value-type="float">
            <text:p>1</text:p>
          </table:table-cell>
          <table:table-cell table:style-name="ce143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 calcext:value-type="string">
            <text:p>Digikey</text:p>
          </table:table-cell>
          <table:table-cell table:style-name="ce150" table:formula="of:=IF([.G247]&lt;&gt;&quot;&quot;;MIN([.J247];[.M247];[.P247];[.T247];[.W247]);&quot;&quot;)" office:value-type="currency" office:currency="EUR" office:value="0.21" calcext:value-type="currency">
            <text:p>0,2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7]*[.AC247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6" calcext:value-type="float">
            <text:p>13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TX-214-005-051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T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8]=&quot;Power board&quot;;[.B248]*2;[.B248])" office:value-type="float" office:value="1" calcext:value-type="float">
            <text:p>1</text:p>
          </table:table-cell>
          <table:table-cell table:style-name="ce58" office:value-type="string" calcext:value-type="string">
            <text:p>2627176</text:p>
          </table:table-cell>
          <table:table-cell table:style-name="ce64" office:value-type="string" calcext:value-type="string">
            <text:p>VTX-214-005-0512</text:p>
          </table:table-cell>
          <table:table-cell table:style-name="ce67" office:value-type="float" office:value="5.98" calcext:value-type="float">
            <text:p>5,9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8]" office:value-type="float" office:value="1" calcext:value-type="float">
            <text:p>1</text:p>
          </table:table-cell>
          <table:table-cell table:style-name="ce101"/>
          <table:table-cell table:style-name="ce144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51" table:formula="of:=IF([.G248]&lt;&gt;&quot;&quot;;MIN([.J248];[.M248];[.P248];[.T248];[.W248]);&quot;&quot;)" office:value-type="currency" office:currency="EUR" office:value="5.98" calcext:value-type="currency">
            <text:p>5,9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8]*[.AC248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4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1, VAR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9]=&quot;Power board&quot;;[.B249]*2;[.B249])" office:value-type="float" office:value="2" calcext:value-type="float">
            <text:p>2</text:p>
          </table:table-cell>
          <table:table-cell table:style-name="ce18" office:value-type="string" calcext:value-type="string">
            <text:p>2291852</text:p>
          </table:table-cell>
          <table:table-cell table:style-name="ce30" office:value-type="string" calcext:value-type="string">
            <text:p>ERZE14A431</text:p>
          </table:table-cell>
          <table:table-cell table:style-name="ce66" office:value-type="float" office:value="0.546" calcext:value-type="float">
            <text:p>0,54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5589-ND</text:p>
          </table:table-cell>
          <table:table-cell table:style-name="ce92" office:value-type="float" office:value="0.99" calcext:value-type="float">
            <text:p>0,9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4A431 </text:p>
          </table:table-cell>
          <table:table-cell table:style-name="ce92" office:value-type="float" office:value="0.905" calcext:value-type="float">
            <text:p>0,9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60</text:p>
          </table:table-cell>
          <table:table-cell table:style-name="ce110" office:value-type="string" calcext:value-type="string">
            <text:p>ERZE14A431</text:p>
          </table:table-cell>
          <table:table-cell table:style-name="ce92" office:value-type="float" office:value="0.928" calcext:value-type="float">
            <text:p>0,92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9]" office:value-type="float" office:value="2" calcext:value-type="float">
            <text:p>2</text:p>
          </table:table-cell>
          <table:table-cell/>
          <table:table-cell table:style-name="ce143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0" table:formula="of:=IF([.G249]&lt;&gt;&quot;&quot;;MIN([.J249];[.M249];[.P249];[.T249];[.W249]);&quot;&quot;)" office:value-type="currency" office:currency="EUR" office:value="0.546" calcext:value-type="currency">
            <text:p>0,54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49]*[.AC249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1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3, VAR4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0]=&quot;Power board&quot;;[.B250]*2;[.B250])" office:value-type="float" office:value="2" calcext:value-type="float">
            <text:p>2</text:p>
          </table:table-cell>
          <table:table-cell table:style-name="ce58" office:value-type="string" calcext:value-type="string">
            <text:p>2291831</text:p>
          </table:table-cell>
          <table:table-cell table:style-name="ce64" office:value-type="string" calcext:value-type="string">
            <text:p>ERZE11A431</text:p>
          </table:table-cell>
          <table:table-cell table:style-name="ce67" office:value-type="float" office:value="0.418" calcext:value-type="float">
            <text:p>0,41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6688-ND</text:p>
          </table:table-cell>
          <table:table-cell table:style-name="ce93" office:value-type="float" office:value="0.47" calcext:value-type="float">
            <text:p>0,4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1A431</text:p>
          </table:table-cell>
          <table:table-cell table:style-name="ce93" office:value-type="float" office:value="0.472" calcext:value-type="float">
            <text:p>0,47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04</text:p>
          </table:table-cell>
          <table:table-cell table:style-name="ce86" office:value-type="string" calcext:value-type="string">
            <text:p>ERZE11A431</text:p>
          </table:table-cell>
          <table:table-cell table:style-name="ce93" office:value-type="float" office:value="0.249" calcext:value-type="float">
            <text:p>0,249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0]" office:value-type="float" office:value="2" calcext:value-type="float">
            <text:p>2</text:p>
          </table:table-cell>
          <table:table-cell table:style-name="ce101"/>
          <table:table-cell table:style-name="ce144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1" table:formula="of:=IF([.G250]&lt;&gt;&quot;&quot;;MIN([.J250];[.M250];[.P250];[.T250];[.W250]);&quot;&quot;)" office:value-type="currency" office:currency="EUR" office:value="0.249" calcext:value-type="currency">
            <text:p>0,24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0]*[.AC250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30-1039</text:p>
          </table:table-cell>
          <table:table-cell table:style-name="ce30" office:value-type="string" calcext:value-type="string">
            <text:p>THT <text:s/>4,2mm 3-pin</text:p>
          </table:table-cell>
          <table:table-cell table:style-name="ce45" office:value-type="string" calcext:value-type="string">
            <text:p>X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1]=&quot;Power board&quot;;[.B251]*2;[.B251])" office:value-type="float" office:value="2" calcext:value-type="float">
            <text:p>2</text:p>
          </table:table-cell>
          <table:table-cell table:style-name="ce18" office:value-type="string" calcext:value-type="string">
            <text:p>2425045</text:p>
          </table:table-cell>
          <table:table-cell table:style-name="ce30" office:value-type="string" calcext:value-type="string">
            <text:p>39-30-1039</text:p>
          </table:table-cell>
          <table:table-cell table:style-name="ce66" office:value-type="float" office:value="0.55" calcext:value-type="float">
            <text:p>0,5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WM18442-ND </text:p>
          </table:table-cell>
          <table:table-cell table:style-name="ce92" office:value-type="float" office:value="0.63" calcext:value-type="float">
            <text:p>0,6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8-39-30-1039</text:p>
          </table:table-cell>
          <table:table-cell table:style-name="ce92" office:value-type="float" office:value="0.585" calcext:value-type="float">
            <text:p>0,58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0-5751</text:p>
          </table:table-cell>
          <table:table-cell table:style-name="ce110" office:value-type="string" calcext:value-type="string">
            <text:p>39-30-1039</text:p>
          </table:table-cell>
          <table:table-cell table:style-name="ce92" office:value-type="float" office:value="0.55" calcext:value-type="float">
            <text:p>0,55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66-03A3</text:p>
          </table:table-cell>
          <table:table-cell table:style-name="ce66" office:value-type="float" office:value="0.498" calcext:value-type="float">
            <text:p>0,498</text:p>
          </table:table-cell>
          <table:table-cell table:style-name="ce100" office:value-type="float" office:value="1" calcext:value-type="float">
            <text:p>1</text:p>
          </table:table-cell>
          <table:table-cell table:formula="of:=[.G251]" office:value-type="float" office:value="2" calcext:value-type="float">
            <text:p>2</text:p>
          </table:table-cell>
          <table:table-cell table:formula="of:=IF([.Y251]&lt;&gt;&quot;&quot;;&quot;&quot;;[.G251])">
            <text:p/>
          </table:table-cell>
          <table:table-cell table:style-name="ce143" table:formula="of:=IF([.AB251]=[.J251];&quot;Farnell&quot;; IF([.AB251]=[.M251]; &quot;Digikey&quot;; IF([.AB251]=[.P251]; &quot;Mouser&quot;; IF([.AB251]=[.T251]; &quot;RS&quot;; IF([.AB251]=[.W251]; &quot;TME&quot;)))))" office:value-type="string" office:string-value="TME" calcext:value-type="string">
            <text:p>TME</text:p>
          </table:table-cell>
          <table:table-cell table:style-name="ce150" table:formula="of:=IF([.G251]&lt;&gt;&quot;&quot;;MIN([.J251];[.M251];[.P251];[.T251];[.W251]);&quot;&quot;)" office:value-type="currency" office:currency="EUR" office:value="0.498" calcext:value-type="currency">
            <text:p>0,49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1]*[.AC251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411-01</text:p>
          </table:table-cell>
          <table:table-cell table:style-name="ce31" office:value-type="string" calcext:value-type="string">
            <text:p>THT, solder on the bottom layer!</text:p>
          </table:table-cell>
          <table:table-cell table:style-name="ce46" office:value-type="string" calcext:value-type="string">
            <text:p>X11 USB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2]=&quot;Power board&quot;;[.B252]*2;[.B252])" office:value-type="float" office:value="1" calcext:value-type="float">
            <text:p>1</text:p>
          </table:table-cell>
          <table:table-cell table:style-name="ce58" office:value-type="float" office:value="1177884" calcext:value-type="float">
            <text:p>1177884</text:p>
          </table:table-cell>
          <table:table-cell table:style-name="ce64" office:value-type="string" calcext:value-type="string">
            <text:p>2411-01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952-1767-ND</text:p>
          </table:table-cell>
          <table:table-cell table:style-name="ce93" office:value-type="float" office:value="0.73" calcext:value-type="float">
            <text:p>0,730</text:p>
          </table:table-cell>
          <table:table-cell table:style-name="ce101"/>
          <table:table-cell table:style-name="ce86" office:value-type="string" calcext:value-type="string">
            <text:p>710-61400413321</text:p>
          </table:table-cell>
          <table:table-cell table:style-name="ce93" office:value-type="float" office:value="1.2" calcext:value-type="float">
            <text:p>1,2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2411-01</text:p>
          </table:table-cell>
          <table:table-cell table:style-name="ce125" office:value-type="float" office:value="0.66" calcext:value-type="float">
            <text:p>0,6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2]" office:value-type="float" office:value="1" calcext:value-type="float">
            <text:p>1</text:p>
          </table:table-cell>
          <table:table-cell table:style-name="ce101" table:formula="of:=IF([.Y252]&lt;&gt;&quot;&quot;;&quot;&quot;;[.G252])">
            <text:p/>
          </table:table-cell>
          <table:table-cell table:style-name="ce144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1" table:formula="of:=IF([.G252]&lt;&gt;&quot;&quot;;MIN([.J252];[.M252];[.P252];[.T252];[.W252]);&quot;&quot;)" office:value-type="currency" office:currency="EUR" office:value="0.66" calcext:value-type="currency">
            <text:p>0,66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2]*[.AC252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ZL305-08 (or similar with 0.1” raster and <text:span text:style-name="T3">5mm</text:span> height)</text:p>
          </table:table-cell>
          <table:table-cell table:style-name="ce30" office:value-type="string" calcext:value-type="string">
            <text:p>THT, <text:span text:style-name="T3">solder on the bottom layer</text:span>! Two headers per one connector.</text:p>
          </table:table-cell>
          <table:table-cell table:style-name="ce45" office:value-type="string" calcext:value-type="string">
            <text:p>X12, X14 Front Treminal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3]=&quot;Power board&quot;;[.B253]*2;[.B253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ZL305-08</text:p>
          </table:table-cell>
          <table:table-cell table:style-name="ce66" office:value-type="float" office:value="0.56" calcext:value-type="float">
            <text:p>0,560</text:p>
          </table:table-cell>
          <table:table-cell table:style-name="ce100" office:value-type="float" office:value="1" calcext:value-type="float">
            <text:p>1</text:p>
          </table:table-cell>
          <table:table-cell table:formula="of:=[.G253]" office:value-type="float" office:value="4" calcext:value-type="float">
            <text:p>4</text:p>
          </table:table-cell>
          <table:table-cell table:formula="of:=IF([.Y253]&lt;&gt;&quot;&quot;;&quot;&quot;;[.G253])">
            <text:p/>
          </table:table-cell>
          <table:table-cell table:style-name="ce143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0" table:formula="of:=IF([.G253]&lt;&gt;&quot;&quot;;MIN([.J253];[.M253];[.P253];[.T253];[.W253]);&quot;&quot;)" office:value-type="currency" office:currency="EUR" office:value="0.56" calcext:value-type="currency">
            <text:p>0,560 €</text:p>
          </table:table-cell>
          <table:table-cell table:style-name="ce143" table:formula="of:=[.G253]" office:value-type="float" office:value="4" calcext:value-type="float">
            <text:p>4</text:p>
          </table:table-cell>
          <table:table-cell table:style-name="ce163" table:formula="of:=[.AB253]*[.AC253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SW-113-07-F-D</text:p>
          </table:table-cell>
          <table:table-cell table:style-name="ce31" office:value-type="string" calcext:value-type="string">
            <text:p>THT; 2x13-pin header</text:p>
          </table:table-cell>
          <table:table-cell table:style-name="ce46" office:value-type="string" calcext:value-type="string">
            <text:p>X13, X15 Power board main connectors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4]=&quot;Power board&quot;;[.B254]*2;[.B254])" office:value-type="float" office:value="2" calcext:value-type="float">
            <text:p>2</text:p>
          </table:table-cell>
          <table:table-cell table:style-name="ce58" office:value-type="string" calcext:value-type="string">
            <text:p>2025182</text:p>
          </table:table-cell>
          <table:table-cell table:style-name="ce64" office:value-type="string" calcext:value-type="string">
            <text:p>TSW-113-07-F-D</text:p>
          </table:table-cell>
          <table:table-cell table:style-name="ce67" office:value-type="float" office:value="2.24" calcext:value-type="float">
            <text:p>2,24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SW-113-07-L-D</text:p>
          </table:table-cell>
          <table:table-cell table:style-name="ce93" office:value-type="float" office:value="2.47" calcext:value-type="float">
            <text:p>2,470</text:p>
          </table:table-cell>
          <table:table-cell table:style-name="ce101"/>
          <table:table-cell table:style-name="ce86" office:value-type="string" calcext:value-type="string">
            <text:p>710-61302621121</text:p>
          </table:table-cell>
          <table:table-cell table:style-name="ce93" office:value-type="float" office:value="1.41" calcext:value-type="float">
            <text:p>1,41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4]" office:value-type="float" office:value="2" calcext:value-type="float">
            <text:p>2</text:p>
          </table:table-cell>
          <table:table-cell table:style-name="ce101" table:formula="of:=IF([.Y254]&lt;&gt;&quot;&quot;;&quot;&quot;;[.G254])">
            <text:p/>
          </table:table-cell>
          <table:table-cell table:style-name="ce144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 calcext:value-type="string">
            <text:p>Mouser</text:p>
          </table:table-cell>
          <table:table-cell table:style-name="ce151" table:formula="of:=IF([.G254]&lt;&gt;&quot;&quot;;MIN([.J254];[.M254];[.P254];[.T254];[.W254]);&quot;&quot;)" office:value-type="currency" office:currency="EUR" office:value="1.41" calcext:value-type="currency">
            <text:p>1,4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4]*[.AC25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2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7 AUX tem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5]=&quot;Power board&quot;;[.B255]*2;[.B255])" office:value-type="float" office:value="1" calcext:value-type="float">
            <text:p>1</text:p>
          </table:table-cell>
          <table:table-cell table:style-name="ce18" office:value-type="float" office:value="1462926" calcext:value-type="float">
            <text:p>1462926</text:p>
          </table:table-cell>
          <table:table-cell table:style-name="ce30" office:value-type="string" calcext:value-type="string">
            <text:p>22-23-2021</text:p>
          </table:table-cell>
          <table:table-cell table:style-name="ce66" office:value-type="float" office:value="0.1" calcext:value-type="float">
            <text:p>0,1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2-23-2021</text:p>
          </table:table-cell>
          <table:table-cell table:style-name="ce92" office:value-type="float" office:value="0.14" calcext:value-type="float">
            <text:p>0,140</text:p>
          </table:table-cell>
          <table:table-cell table:style-name="ce100"/>
          <table:table-cell table:style-name="ce85" office:value-type="string" calcext:value-type="string">
            <text:p>22-23-2021</text:p>
          </table:table-cell>
          <table:table-cell table:style-name="ce92" office:value-type="float" office:value="0.141" calcext:value-type="float">
            <text:p>0,141</text:p>
          </table:table-cell>
          <table:table-cell table:style-name="ce100"/>
          <table:table-cell table:style-name="ce110" office:value-type="string" calcext:value-type="string">
            <text:p>679-5583</text:p>
          </table:table-cell>
          <table:table-cell table:style-name="ce110" office:value-type="string" calcext:value-type="string">
            <text:p>22-23-2021</text:p>
          </table:table-cell>
          <table:table-cell table:style-name="ce92" office:value-type="float" office:value="0.087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X-22-23-2021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255]" office:value-type="float" office:value="1" calcext:value-type="float">
            <text:p>1</text:p>
          </table:table-cell>
          <table:table-cell table:formula="of:=IF([.Y255]&lt;&gt;&quot;&quot;;&quot;&quot;;[.G255])">
            <text:p/>
          </table:table-cell>
          <table:table-cell table:style-name="ce143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0" table:formula="of:=IF([.G255]&lt;&gt;&quot;&quot;;MIN([.J255];[.M255];[.P255];[.T255];[.W255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55]*[.AC255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SW-113-02-T-D-RA</text:p>
          </table:table-cell>
          <table:table-cell table:style-name="ce31" office:value-type="string" calcext:value-type="string">
            <text:p>THT; 2x13-pin socket</text:p>
          </table:table-cell>
          <table:table-cell table:style-name="ce46" office:value-type="string" calcext:value-type="string">
            <text:p>X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6]=&quot;Power board&quot;;[.B256]*2;[.B256])" office:value-type="float" office:value="2" calcext:value-type="float">
            <text:p>2</text:p>
          </table:table-cell>
          <table:table-cell table:style-name="ce58" office:value-type="float" office:value="1805583" calcext:value-type="float">
            <text:p>1805583</text:p>
          </table:table-cell>
          <table:table-cell table:style-name="ce64" office:value-type="string" calcext:value-type="string">
            <text:p>SSW-113-02-G-D-RA</text:p>
          </table:table-cell>
          <table:table-cell table:style-name="ce67" office:value-type="float" office:value="5.7" calcext:value-type="float">
            <text:p>5,700</text:p>
          </table:table-cell>
          <table:table-cell table:style-name="ce74" office:value-type="float" office:value="2" calcext:value-type="float">
            <text:p>2</text:p>
          </table:table-cell>
          <table:table-cell table:style-name="ce86" office:value-type="string" calcext:value-type="string">
            <text:p>SSW-113-02-G-D-RA</text:p>
          </table:table-cell>
          <table:table-cell table:style-name="ce93" office:value-type="float" office:value="5.34" calcext:value-type="float">
            <text:p>5,34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263-26DG</text:p>
          </table:table-cell>
          <table:table-cell table:style-name="ce125" office:value-type="float" office:value="0.399" calcext:value-type="float">
            <text:p>0,39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56]" office:value-type="float" office:value="2" calcext:value-type="float">
            <text:p>2</text:p>
          </table:table-cell>
          <table:table-cell table:style-name="ce101" table:formula="of:=IF([.Y256]&lt;&gt;&quot;&quot;;&quot;&quot;;[.G256])">
            <text:p/>
          </table:table-cell>
          <table:table-cell table:style-name="ce144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1" table:formula="of:=IF([.G256]&lt;&gt;&quot;&quot;;MIN([.J256];[.M256];[.P256];[.T256];[.W256]);&quot;&quot;)" office:value-type="currency" office:currency="EUR" office:value="0.399" calcext:value-type="currency">
            <text:p>0,39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6]*[.AC256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30-3055</text:p>
          </table:table-cell>
          <table:table-cell table:style-name="ce30" office:value-type="string" calcext:value-type="string">
            <text:p>THT <text:s/>4,2mm 5pin</text:p>
          </table:table-cell>
          <table:table-cell table:style-name="ce45" office:value-type="string" calcext:value-type="string">
            <text:p>X3 AC I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7]=&quot;Power board&quot;;[.B257]*2;[.B257])" office:value-type="float" office:value="1" calcext:value-type="float">
            <text:p>1</text:p>
          </table:table-cell>
          <table:table-cell table:style-name="ce18" office:value-type="string" calcext:value-type="string">
            <text:p>9963561</text:p>
          </table:table-cell>
          <table:table-cell table:style-name="ce30" office:value-type="string" calcext:value-type="string">
            <text:p>39303055</text:p>
          </table:table-cell>
          <table:table-cell table:style-name="ce66" office:value-type="float" office:value="0.53" calcext:value-type="float">
            <text:p>0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30-3055</text:p>
          </table:table-cell>
          <table:table-cell table:style-name="ce92" office:value-type="float" office:value="1.18" calcext:value-type="float">
            <text:p>1,180</text:p>
          </table:table-cell>
          <table:table-cell table:style-name="ce100"/>
          <table:table-cell table:style-name="ce85" office:value-type="string" calcext:value-type="string">
            <text:p>39-30-3055</text:p>
          </table:table-cell>
          <table:table-cell table:style-name="ce92" office:value-type="float" office:value="0.923" calcext:value-type="float">
            <text:p>0,923</text:p>
          </table:table-cell>
          <table:table-cell table:style-name="ce100"/>
          <table:table-cell table:style-name="ce110" office:value-type="string" calcext:value-type="string">
            <text:p>670-5861</text:p>
          </table:table-cell>
          <table:table-cell table:style-name="ce110" office:value-type="string" calcext:value-type="string">
            <text:p>39-30-3055</text:p>
          </table:table-cell>
          <table:table-cell table:style-name="ce92" office:value-type="float" office:value="0.563" calcext:value-type="float">
            <text:p>0,56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7]" office:value-type="float" office:value="1" calcext:value-type="float">
            <text:p>1</text:p>
          </table:table-cell>
          <table:table-cell table:formula="of:=IF([.Y257]&lt;&gt;&quot;&quot;;&quot;&quot;;[.G257])">
            <text:p/>
          </table:table-cell>
          <table:table-cell table:style-name="ce143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 calcext:value-type="string">
            <text:p>Farnell</text:p>
          </table:table-cell>
          <table:table-cell table:style-name="ce150" table:formula="of:=IF([.G257]&lt;&gt;&quot;&quot;;MIN([.J257];[.M257];[.P257];[.T257];[.W257]);&quot;&quot;)" office:value-type="currency" office:currency="EUR" office:value="0.53" calcext:value-type="currency">
            <text:p>0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57]*[.AC257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8]=&quot;Power board&quot;;[.B258]*2;[.B25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1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9]=&quot;Power board&quot;;[.B259]*2;[.B25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58:.G259])" office:value-type="float" office:value="2" calcext:value-type="float">
            <text:p>2</text:p>
          </table:table-cell>
          <table:table-cell table:style-name="ce58" office:value-type="string" calcext:value-type="string">
            <text:p>1096985</text:p>
          </table:table-cell>
          <table:table-cell table:style-name="ce64" office:value-type="string" calcext:value-type="string">
            <text:p>09 18 510 7324</text:p>
          </table:table-cell>
          <table:table-cell table:style-name="ce67" office:value-type="float" office:value="1.22" calcext:value-type="float">
            <text:p>1,2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740-7108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42" calcext:value-type="float">
            <text:p>1,44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821-1-10-S1</text:p>
          </table:table-cell>
          <table:table-cell table:style-name="ce125" office:value-type="float" office:value="0.29" calcext:value-type="float">
            <text:p>0,290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60]" office:value-type="float" office:value="2" calcext:value-type="float">
            <text:p>2</text:p>
          </table:table-cell>
          <table:table-cell table:style-name="ce101" table:formula="of:=IF([.Y260]&lt;&gt;&quot;&quot;;&quot;&quot;;[.G260])">
            <text:p/>
          </table:table-cell>
          <table:table-cell table:style-name="ce144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1" table:formula="of:=IF([.G260]&lt;&gt;&quot;&quot;;MIN([.J260];[.M260];[.P260];[.T260];[.W260]);&quot;&quot;)" office:value-type="currency" office:currency="EUR" office:value="0.29" calcext:value-type="currency">
            <text:p>0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60]*[.AC260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261]&lt;&gt;&quot;&quot;;MIN([.J261];[.M261];[.P261];[.T261];[.W261])*[.G261];&quot;&quot;)">
            <text:p/>
          </table:table-cell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4 FAN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2]=&quot;Power board&quot;;[.B262]*2;[.B262])" office:value-type="float" office:value="1" calcext:value-type="float">
            <text:p>1</text:p>
          </table:table-cell>
          <table:table-cell table:style-name="ce58" office:value-type="float" office:value="1462950" calcext:value-type="float">
            <text:p>1462950</text:p>
          </table:table-cell>
          <table:table-cell table:style-name="ce64" office:value-type="string" calcext:value-type="string">
            <text:p>22-23-2031</text:p>
          </table:table-cell>
          <table:table-cell table:style-name="ce67" office:value-type="float" office:value="0.0808" calcext:value-type="float">
            <text:p>0,08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22-23-2031</text:p>
          </table:table-cell>
          <table:table-cell table:style-name="ce93" office:value-type="float" office:value="0.198" calcext:value-type="float">
            <text:p>0,198</text:p>
          </table:table-cell>
          <table:table-cell table:style-name="ce101"/>
          <table:table-cell table:style-name="ce86" office:value-type="string" calcext:value-type="string">
            <text:p>679-5587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083" calcext:value-type="float">
            <text:p>0,08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31</text:p>
          </table:table-cell>
          <table:table-cell table:style-name="ce125" office:value-type="float" office:value="0.08" calcext:value-type="float">
            <text:p>0,08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2]" office:value-type="float" office:value="1" calcext:value-type="float">
            <text:p>1</text:p>
          </table:table-cell>
          <table:table-cell table:style-name="ce101" table:formula="of:=IF([.Y262]&lt;&gt;&quot;&quot;;&quot;&quot;;[.G262])">
            <text:p/>
          </table:table-cell>
          <table:table-cell table:style-name="ce144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51" table:formula="of:=IF([.G262]&lt;&gt;&quot;&quot;;MIN([.J262];[.M262];[.P262];[.T262];[.W262]);&quot;&quot;)" office:value-type="currency" office:currency="EUR" office:value="0.08" calcext:value-type="currency">
            <text:p>0,0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62]*[.AC262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300/3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6 DOUT2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3]=&quot;Power board&quot;;[.B263]*2;[.B263])" office:value-type="float" office:value="1" calcext:value-type="float">
            <text:p>1</text:p>
          </table:table-cell>
          <table:table-cell table:style-name="ce18" office:value-type="string" calcext:value-type="string">
            <text:p>3882044</text:p>
          </table:table-cell>
          <table:table-cell table:style-name="ce30" office:value-type="string" calcext:value-type="string">
            <text:p>CTB9300/3A</text:p>
          </table:table-cell>
          <table:table-cell table:style-name="ce66" office:value-type="float" office:value="0.176" calcext:value-type="float">
            <text:p>0,17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D2800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10-691311700103 </text:p>
          </table:table-cell>
          <table:table-cell table:style-name="ce92" office:value-type="float" office:value="0.62" calcext:value-type="float">
            <text:p>0,6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G-5.0-PW-3P </text:p>
          </table:table-cell>
          <table:table-cell table:style-name="ce66" office:value-type="float" office:value="0.1141" calcext:value-type="float">
            <text:p>0,114</text:p>
          </table:table-cell>
          <table:table-cell table:style-name="ce100"/>
          <table:table-cell table:formula="of:=[.G263]"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43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50" table:formula="of:=IF([.G263]&lt;&gt;&quot;&quot;;MIN([.J263];[.M263];[.P263];[.T263];[.W263]);&quot;&quot;)" office:value-type="currency" office:currency="EUR" office:value="0.1141" calcext:value-type="currency">
            <text:p>0,11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3]*[.AC263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MJ2138812S0LOT6C or WE 74990101210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X7 RJ45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4]=&quot;Power board&quot;;[.B264]*2;[.B264])" office:value-type="float" office:value="1" calcext:value-type="float">
            <text:p>1</text:p>
          </table:table-cell>
          <table:table-cell table:style-name="ce58" office:value-type="string" calcext:value-type="string">
            <text:p>2356129</text:p>
          </table:table-cell>
          <table:table-cell table:style-name="ce64" office:value-type="string" calcext:value-type="string">
            <text:p>74990101210</text:p>
          </table:table-cell>
          <table:table-cell table:style-name="ce67" office:value-type="float" office:value="7.11" calcext:value-type="float">
            <text:p>7,1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732-4497-5-ND</text:p>
          </table:table-cell>
          <table:table-cell table:style-name="ce93" office:value-type="float" office:value="9.45" calcext:value-type="float">
            <text:p>9,4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74990101210</text:p>
          </table:table-cell>
          <table:table-cell table:style-name="ce93" office:value-type="float" office:value="6.96" calcext:value-type="float">
            <text:p>6,9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<text:s/>814-9875</text:p>
          </table:table-cell>
          <table:table-cell table:style-name="ce86" office:value-type="string" calcext:value-type="string">
            <text:p>74990101210</text:p>
          </table:table-cell>
          <table:table-cell table:style-name="ce93" office:value-type="float" office:value="7.18" calcext:value-type="float">
            <text:p>7,1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LMJ2138812S0LOT6C</text:p>
          </table:table-cell>
          <table:table-cell table:style-name="ce125" office:value-type="float" office:value="2.95" calcext:value-type="float">
            <text:p>2,95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64]" office:value-type="float" office:value="1" calcext:value-type="float">
            <text:p>1</text:p>
          </table:table-cell>
          <table:table-cell table:style-name="ce101" table:formula="of:=IF([.Y264]&lt;&gt;&quot;&quot;;&quot;&quot;;[.G264])">
            <text:p/>
          </table:table-cell>
          <table:table-cell table:style-name="ce144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1" table:formula="of:=IF([.G264]&lt;&gt;&quot;&quot;;MIN([.J264];[.M264];[.P264];[.T264];[.W264]);&quot;&quot;)" office:value-type="currency" office:currency="EUR" office:value="2.95" calcext:value-type="currency">
            <text:p>2,95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64]*[.AC264]" office:value-type="float" office:value="2.95" calcext:value-type="float">
            <text:p>2,95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X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5]=&quot;Power board&quot;;[.B265]*2;[.B26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MCU-ADCL, MCU-ADCH, MCU-COMM, MCU-PWML, MCU-PWMH, X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66]=&quot;Power board&quot;;[.B266]*2;[.B266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65:.G266])" office:value-type="float" office:value="7" calcext:value-type="float">
            <text:p>7</text:p>
          </table:table-cell>
          <table:table-cell table:style-name="ce18" office:value-type="float" office:value="1022256" calcext:value-type="float">
            <text:p>1022256</text:p>
          </table:table-cell>
          <table:table-cell table:style-name="ce30" office:value-type="string" calcext:value-type="string">
            <text:p>M20-9990845</text:p>
          </table:table-cell>
          <table:table-cell table:style-name="ce66" office:value-type="float" office:value="0.117" calcext:value-type="float">
            <text:p>0,1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9990845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M20-9990845</text:p>
          </table:table-cell>
          <table:table-cell table:style-name="ce92" office:value-type="float" office:value="0.317" calcext:value-type="float">
            <text:p>0,317</text:p>
          </table:table-cell>
          <table:table-cell table:style-name="ce100"/>
          <table:table-cell table:style-name="ce110" office:value-type="string" calcext:value-type="string">
            <text:p>681-2997</text:p>
          </table:table-cell>
          <table:table-cell table:style-name="ce110" office:value-type="string" calcext:value-type="string">
            <text:p>M20-9990845</text:p>
          </table:table-cell>
          <table:table-cell table:style-name="ce92" office:value-type="float" office:value="0.125" calcext:value-type="float">
            <text:p>0,12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8G</text:p>
          </table:table-cell>
          <table:table-cell table:style-name="ce66" office:value-type="float" office:value="0.06486" calcext:value-type="float">
            <text:p>0,065</text:p>
          </table:table-cell>
          <table:table-cell table:style-name="ce100" office:value-type="float" office:value="10" calcext:value-type="float">
            <text:p>10</text:p>
          </table:table-cell>
          <table:table-cell table:formula="of:=[.G267]" office:value-type="float" office:value="7" calcext:value-type="float">
            <text:p>7</text:p>
          </table:table-cell>
          <table:table-cell table:formula="of:=IF([.Y267]&lt;&gt;&quot;&quot;;&quot;&quot;;[.G267])">
            <text:p/>
          </table:table-cell>
          <table:table-cell table:style-name="ce143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0" table:formula="of:=IF([.G267]&lt;&gt;&quot;&quot;;MIN([.J267];[.M267];[.P267];[.T267];[.W267]);&quot;&quot;)" office:value-type="currency" office:currency="EUR" office:value="0.06486" calcext:value-type="currency">
            <text:p>0,06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67]*[.AC267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6</text:p>
          </table:table-cell>
          <table:table-cell table:style-name="ce30" office:value-type="string" calcext:value-type="string">
            <text:p>THT <text:s/>6-Pin Header</text:p>
          </table:table-cell>
          <table:table-cell table:style-name="ce45" office:value-type="string" calcext:value-type="string">
            <text:p>MCU-POW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9]=&quot;Power board&quot;;[.B269]*2;[.B269])" office:value-type="float" office:value="1" calcext:value-type="float">
            <text:p>1</text:p>
          </table:table-cell>
          <table:table-cell table:style-name="ce18" office:value-type="string" calcext:value-type="string">
            <text:p>1022255</text:p>
          </table:table-cell>
          <table:table-cell table:style-name="ce30" office:value-type="string" calcext:value-type="string">
            <text:p>M20-9990646</text:p>
          </table:table-cell>
          <table:table-cell table:style-name="ce66" office:value-type="float" office:value="0.161" calcext:value-type="float">
            <text:p>0,16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70-ND </text:p>
          </table:table-cell>
          <table:table-cell table:style-name="ce92" office:value-type="float" office:value="0.22" calcext:value-type="float">
            <text:p>0,2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9990646 </text:p>
          </table:table-cell>
          <table:table-cell table:style-name="ce92" office:value-type="float" office:value="0.226" calcext:value-type="float">
            <text:p>0,226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45-7062</text:p>
          </table:table-cell>
          <table:table-cell table:style-name="ce110" office:value-type="string" calcext:value-type="string">
            <text:p>M20-9990646</text:p>
          </table:table-cell>
          <table:table-cell table:style-name="ce92" office:value-type="float" office:value="0.244" calcext:value-type="float">
            <text:p>0,24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6G</text:p>
          </table:table-cell>
          <table:table-cell table:style-name="ce66" office:value-type="float" office:value="0.03722" calcext:value-type="float">
            <text:p>0,037</text:p>
          </table:table-cell>
          <table:table-cell table:style-name="ce100" office:value-type="float" office:value="10" calcext:value-type="float">
            <text:p>10</text:p>
          </table:table-cell>
          <table:table-cell table:formula="of:=[.G269]" office:value-type="float" office:value="1" calcext:value-type="float">
            <text:p>1</text:p>
          </table:table-cell>
          <table:table-cell/>
          <table:table-cell table:style-name="ce143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0" table:formula="of:=IF([.G269]&lt;&gt;&quot;&quot;;MIN([.J269];[.M269];[.P269];[.T269];[.W269]);&quot;&quot;)" office:value-type="currency" office:currency="EUR" office:value="0.03722" calcext:value-type="currency">
            <text:p>0,037 €</text:p>
          </table:table-cell>
          <table:table-cell table:style-name="ce143" table:formula="of:=[.G269]" office:value-type="float" office:value="1" calcext:value-type="float">
            <text:p>1</text:p>
          </table:table-cell>
          <table:table-cell table:style-name="ce163" table:formula="of:=[.AB269]*[.AC269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-89-7361</text:p>
          </table:table-cell>
          <table:table-cell table:style-name="ce31" office:value-type="string" calcext:value-type="string">
            <text:p>THT <text:s/>2x18-Pin Header</text:p>
          </table:table-cell>
          <table:table-cell table:style-name="ce46" office:value-type="string" calcext:value-type="string">
            <text:p>MCU-DIGIT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0]=&quot;Power board&quot;;[.B270]*2;[.B270])" office:value-type="float" office:value="1" calcext:value-type="float">
            <text:p>1</text:p>
          </table:table-cell>
          <table:table-cell table:style-name="ce58" office:value-type="string" calcext:value-type="string">
            <text:p>2356147</text:p>
          </table:table-cell>
          <table:table-cell table:style-name="ce64" office:value-type="string" calcext:value-type="string">
            <text:p>61303621121</text:p>
          </table:table-cell>
          <table:table-cell table:style-name="ce67" office:value-type="float" office:value="1.58" calcext:value-type="float">
            <text:p>1,5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50022-36-ND </text:p>
          </table:table-cell>
          <table:table-cell table:style-name="ce93" office:value-type="float" office:value="3.02" calcext:value-type="float">
            <text:p>3,0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10-89-7361 </text:p>
          </table:table-cell>
          <table:table-cell table:style-name="ce93" office:value-type="float" office:value="1.68" calcext:value-type="float">
            <text:p>1,6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28-1569</text:p>
          </table:table-cell>
          <table:table-cell table:style-name="ce86" office:value-type="string" calcext:value-type="string">
            <text:p>61303621121</text:p>
          </table:table-cell>
          <table:table-cell table:style-name="ce93" office:value-type="float" office:value="1.626" calcext:value-type="float">
            <text:p>1,62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/>
          <table:table-cell table:style-name="ce144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 calcext:value-type="string">
            <text:p>Farnell</text:p>
          </table:table-cell>
          <table:table-cell table:style-name="ce151" table:formula="of:=IF([.G270]&lt;&gt;&quot;&quot;;MIN([.J270];[.M270];[.P270];[.T270];[.W270]);&quot;&quot;)" office:value-type="currency" office:currency="EUR" office:value="1.58" calcext:value-type="currency">
            <text:p>1,580 €</text:p>
          </table:table-cell>
          <table:table-cell table:style-name="ce144" table:formula="of:=[.G270]" office:value-type="float" office:value="1" calcext:value-type="float">
            <text:p>1</text:p>
          </table:table-cell>
          <table:table-cell table:style-name="ce163" table:formula="of:=[.AB270]*[.AC270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0" office:value-type="string" calcext:value-type="string">
            <text:p>THT <text:s/>5-Pin Header</text:p>
          </table:table-cell>
          <table:table-cell table:style-name="ce45" office:value-type="string" calcext:value-type="string">
            <text:p>X1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1]=&quot;Power board&quot;;[.B271]*2;[.B271])" office:value-type="float" office:value="1" calcext:value-type="float">
            <text:p>1</text:p>
          </table:table-cell>
          <table:table-cell table:style-name="ce18" office:value-type="string" calcext:value-type="string">
            <text:p>2452473</text:p>
          </table:table-cell>
          <table:table-cell table:style-name="ce30" office:value-type="string" calcext:value-type="string">
            <text:p>826629-5</text:p>
          </table:table-cell>
          <table:table-cell table:style-name="ce66" office:value-type="float" office:value="0.631" calcext:value-type="float">
            <text:p>0,631</text:p>
          </table:table-cell>
          <table:table-cell table:style-name="ce73" office:value-type="float" office:value="50" calcext:value-type="float">
            <text:p>50</text:p>
          </table:table-cell>
          <table:table-cell table:style-name="ce85" office:value-type="string" calcext:value-type="string">
            <text:p>826629-5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/>
          <table:table-cell table:style-name="ce85" office:value-type="string" calcext:value-type="string">
            <text:p>M20-9990545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/>
          <table:table-cell table:style-name="ce110" office:value-type="string" calcext:value-type="string">
            <text:p>681-2981</text:p>
          </table:table-cell>
          <table:table-cell table:style-name="ce110" office:value-type="string" calcext:value-type="string">
            <text:p>M20-9990545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5G</text:p>
          </table:table-cell>
          <table:table-cell table:style-name="ce66" office:value-type="float" office:value="0.03165" calcext:value-type="float">
            <text:p>0,032</text:p>
          </table:table-cell>
          <table:table-cell table:style-name="ce100" office:value-type="float" office:value="25" calcext:value-type="float">
            <text:p>25</text:p>
          </table:table-cell>
          <table:table-cell table:formula="of:=[.G271]" office:value-type="float" office:value="1" calcext:value-type="float">
            <text:p>1</text:p>
          </table:table-cell>
          <table:table-cell table:formula="of:=IF([.Y271]&lt;&gt;&quot;&quot;;&quot;&quot;;[.G271])">
            <text:p/>
          </table:table-cell>
          <table:table-cell table:style-name="ce143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0" table:formula="of:=IF([.G271]&lt;&gt;&quot;&quot;;MIN([.J271];[.M271];[.P271];[.T271];[.W271]);&quot;&quot;)" office:value-type="currency" office:currency="EUR" office:value="0.03165" calcext:value-type="currency">
            <text:p>0,03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1]*[.AC271]" office:value-type="float" office:value="0.03165" calcext:value-type="float">
            <text:p>0,03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2.768kHz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Y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2]=&quot;Power board&quot;;[.B272]*2;[.B272])" office:value-type="float" office:value="1" calcext:value-type="float">
            <text:p>1</text:p>
          </table:table-cell>
          <table:table-cell table:style-name="ce58" office:value-type="string" calcext:value-type="string">
            <text:p>1611828</text:p>
          </table:table-cell>
          <table:table-cell table:style-name="ce64" office:value-type="string" calcext:value-type="string">
            <text:p>AB38T-32.768KHZ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5" calcext:value-type="float">
            <text:p>0,155</text:p>
          </table:table-cell>
          <table:table-cell table:style-name="ce101"/>
          <table:table-cell table:style-name="ce86" office:value-type="string" calcext:value-type="string">
            <text:p>226-1443</text:p>
          </table:table-cell>
          <table:table-cell table:style-name="ce86" office:value-type="string" calcext:value-type="string">
            <text:p>LFXTAL002995</text:p>
          </table:table-cell>
          <table:table-cell table:style-name="ce93" office:value-type="float" office:value="0.532" calcext:value-type="float">
            <text:p>0,53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32.768K-TC38</text:p>
          </table:table-cell>
          <table:table-cell table:style-name="ce125" office:value-type="float" office:value="0.1444" calcext:value-type="float">
            <text:p>0,144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272]" office:value-type="float" office:value="1" calcext:value-type="float">
            <text:p>1</text:p>
          </table:table-cell>
          <table:table-cell table:style-name="ce101" table:formula="of:=IF([.Y272]&lt;&gt;&quot;&quot;;&quot;&quot;;[.G272])">
            <text:p/>
          </table:table-cell>
          <table:table-cell table:style-name="ce144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1" table:formula="of:=IF([.G272]&lt;&gt;&quot;&quot;;MIN([.J272];[.M272];[.P272];[.T272];[.W272]);&quot;&quot;)" office:value-type="currency" office:currency="EUR" office:value="0.1444" calcext:value-type="currency">
            <text:p>0,14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2]*[.AC272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1">
          <table:table-cell table:style-name="ce3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5MHz</text:p>
          </table:table-cell>
          <table:table-cell table:style-name="ce30" office:value-type="string" calcext:value-type="string">
            <text:p>SMD, 11.5mm x 4.7mm</text:p>
          </table:table-cell>
          <table:table-cell table:style-name="ce45" office:value-type="string" calcext:value-type="string">
            <text:p>Y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3]=&quot;Power board&quot;;[.B273]*2;[.B273])" office:value-type="float" office:value="1" calcext:value-type="float">
            <text:p>1</text:p>
          </table:table-cell>
          <table:table-cell table:style-name="ce18" office:value-type="string" calcext:value-type="string">
            <text:p>2467741</text:p>
          </table:table-cell>
          <table:table-cell table:style-name="ce30" office:value-type="string" calcext:value-type="string">
            <text:p>ABLS-25.000MHZ-B4-F-T</text:p>
          </table:table-cell>
          <table:table-cell table:style-name="ce66" office:value-type="float" office:value="0.393" calcext:value-type="float">
            <text:p>0,3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LS-25.000MHZ-B4-F-T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ABLS-25.0M-F-T</text:p>
          </table:table-cell>
          <table:table-cell table:style-name="ce92" office:value-type="float" office:value="0.26" calcext:value-type="float">
            <text:p>0,260</text:p>
          </table:table-cell>
          <table:table-cell table:style-name="ce100"/>
          <table:table-cell table:style-name="ce110" office:value-type="string" calcext:value-type="string">
            <text:p>814-9550</text:p>
          </table:table-cell>
          <table:table-cell table:style-name="ce110" office:value-type="string" calcext:value-type="string">
            <text:p>QCS25.0000F18B23R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25.00M-SMDHC49S</text:p>
          </table:table-cell>
          <table:table-cell table:style-name="ce66" office:value-type="float" office:value="0.3732" calcext:value-type="float">
            <text:p>0,373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73]&lt;&gt;&quot;&quot;;&quot;&quot;;[.G273])" office:value-type="float" office:value="1" calcext:value-type="float">
            <text:p>1</text:p>
          </table:table-cell>
          <table:table-cell table:style-name="ce143" table:formula="of:=IF([.AB273]=[.J273];&quot;Farnell&quot;; IF([.AB273]=[.M273]; &quot;Digikey&quot;; IF([.AB273]=[.P273]; &quot;Mouser&quot;; IF([.AB273]=[.T273]; &quot;RS&quot;; IF([.AB273]=[.W273]; &quot;TME&quot;)))))" office:value-type="string" office:string-value="RS" calcext:value-type="string">
            <text:p>RS</text:p>
          </table:table-cell>
          <table:table-cell table:style-name="ce150" table:formula="of:=IF([.G273]&lt;&gt;&quot;&quot;;MIN([.J273];[.M273];[.P273];[.T273];[.W273]);&quot;&quot;)" office:value-type="currency" office:currency="EUR" office:value="0.217" calcext:value-type="currency">
            <text:p>0,2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3]*[.AC273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51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74]=&quot;Power board&quot;;[.B274]*2;[.B274])" office:value-type="float" office:value="2" calcext:value-type="float">
            <text:p>2</text:p>
          </table:table-cell>
          <table:table-cell table:style-name="ce58" office:value-type="string" calcext:value-type="string">
            <text:p>1578999</text:p>
          </table:table-cell>
          <table:table-cell table:style-name="ce64" office:value-type="string" calcext:value-type="string">
            <text:p>SMAJ51A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MAJ51ALF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6-SMAJ51A</text:p>
          </table:table-cell>
          <table:table-cell table:style-name="ce93" office:value-type="float" office:value="0.405" calcext:value-type="float">
            <text:p>0,4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7-3309</text:p>
          </table:table-cell>
          <table:table-cell table:style-name="ce86" office:value-type="string" calcext:value-type="string">
            <text:p>SMAJ51A R3</text:p>
          </table:table-cell>
          <table:table-cell table:style-name="ce93" office:value-type="float" office:value="0.073" calcext:value-type="float">
            <text:p>0,07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SMAJ51A-LF </text:p>
          </table:table-cell>
          <table:table-cell table:style-name="ce125" office:value-type="float" office:value="0.175" calcext:value-type="float">
            <text:p>0,17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274]&lt;&gt;&quot;&quot;;&quot;&quot;;[.G274])" office:value-type="float" office:value="2" calcext:value-type="float">
            <text:p>2</text:p>
          </table:table-cell>
          <table:table-cell table:style-name="ce144" table:formula="of:=IF([.AB274]=[.J274];&quot;Farnell&quot;; IF([.AB274]=[.M274]; &quot;Digikey&quot;; IF([.AB274]=[.P274]; &quot;Mouser&quot;; IF([.AB274]=[.T274]; &quot;RS&quot;; IF([.AB274]=[.W274]; &quot;TME&quot;)))))" office:value-type="string" office:string-value="RS" calcext:value-type="string">
            <text:p>RS</text:p>
          </table:table-cell>
          <table:table-cell table:style-name="ce151" table:formula="of:=IF([.G274]&lt;&gt;&quot;&quot;;MIN([.J274];[.M274];[.P274];[.T274];[.W274]);&quot;&quot;)" office:value-type="currency" office:currency="EUR" office:value="0.073" calcext:value-type="currency">
            <text:p>0,073 €</text:p>
          </table:table-cell>
          <table:table-cell table:style-name="ce144" table:formula="of:=[.G274]" office:value-type="float" office:value="2" calcext:value-type="float">
            <text:p>2</text:p>
          </table:table-cell>
          <table:table-cell table:style-name="ce163" table:formula="of:=[.AB274]*[.AC274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8, ZD9, ZD11, ZD12, ZD1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5]=&quot;Power board&quot;;[.B275]*2;[.B27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76]=&quot;Power board&quot;;[.B276]*2;[.B27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75:.G276])" office:value-type="float" office:value="6" calcext:value-type="float">
            <text:p>6</text:p>
          </table:table-cell>
          <table:table-cell table:style-name="ce18" office:value-type="string" calcext:value-type="string">
            <text:p>1749305</text:p>
          </table:table-cell>
          <table:table-cell table:style-name="ce30" office:value-type="string" calcext:value-type="string">
            <text:p>SMAJ18A-TR</text:p>
          </table:table-cell>
          <table:table-cell table:style-name="ce66" office:value-type="float" office:value="0.07" calcext:value-type="float">
            <text:p>0,07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SMA6J1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6J18A-TR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/>
          <table:table-cell table:style-name="ce110" office:value-type="string" calcext:value-type="string">
            <text:p>795-9268</text:p>
          </table:table-cell>
          <table:table-cell table:style-name="ce110" office:value-type="string" calcext:value-type="string">
            <text:p>SMA6J18A-TR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18A-DIO</text:p>
          </table:table-cell>
          <table:table-cell table:style-name="ce66" office:value-type="float" office:value="0.105" calcext:value-type="float">
            <text:p>0,10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77]&lt;&gt;&quot;&quot;;&quot;&quot;;[.G277])" office:value-type="float" office:value="6" calcext:value-type="float">
            <text:p>6</text:p>
          </table:table-cell>
          <table:table-cell table:style-name="ce143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 calcext:value-type="string">
            <text:p>Farnell</text:p>
          </table:table-cell>
          <table:table-cell table:style-name="ce150" table:formula="of:=IF([.G275]&lt;&gt;&quot;&quot;;MIN([.J277];[.M277];[.P277];[.T277];[.W277]);&quot;&quot;)" office:value-type="currency" office:currency="EUR" office:value="0.07" calcext:value-type="currency">
            <text:p>0,070 €</text:p>
          </table:table-cell>
          <table:table-cell table:style-name="ce143" table:formula="of:=[.G277]" office:value-type="float" office:value="6" calcext:value-type="float">
            <text:p>6</text:p>
          </table:table-cell>
          <table:table-cell table:style-name="ce163" table:formula="of:=[.AB277]*[.AC277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4V3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1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9]=&quot;Power board&quot;;[.B279]*2;[.B279])" office:value-type="float" office:value="1" calcext:value-type="float">
            <text:p>1</text:p>
          </table:table-cell>
          <table:table-cell table:style-name="ce18" office:value-type="float" office:value="8735697" calcext:value-type="float">
            <text:p>8735697</text:p>
          </table:table-cell>
          <table:table-cell table:style-name="ce30" office:value-type="string" calcext:value-type="string">
            <text:p>BZX384-C4V3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4V3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BZX384-C4V3,115</text:p>
          </table:table-cell>
          <table:table-cell table:style-name="ce92" office:value-type="float" office:value="0.11" calcext:value-type="float">
            <text:p>0,110</text:p>
          </table:table-cell>
          <table:table-cell table:style-name="ce100"/>
          <table:table-cell table:style-name="ce110" office:value-type="string" calcext:value-type="string">
            <text:p>508-696</text:p>
          </table:table-cell>
          <table:table-cell table:style-name="ce110" office:value-type="string" calcext:value-type="string">
            <text:p>BZX384-C4V3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BZT52C4V3-DIO</text:p>
          </table:table-cell>
          <table:table-cell table:style-name="ce66" office:value-type="float" office:value="0.018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79]&lt;&gt;&quot;&quot;;&quot;&quot;;[.G279])" office:value-type="float" office:value="1" calcext:value-type="float">
            <text:p>1</text:p>
          </table:table-cell>
          <table:table-cell table:style-name="ce143" table:formula="of:=IF([.AB279]=[.J279];&quot;Farnell&quot;; IF([.AB279]=[.M279]; &quot;Digikey&quot;; IF([.AB279]=[.P279]; &quot;Mouser&quot;; IF([.AB279]=[.T279]; &quot;RS&quot;; IF([.AB279]=[.W279]; &quot;TME&quot;)))))" office:value-type="string" office:string-value="RS" calcext:value-type="string">
            <text:p>RS</text:p>
          </table:table-cell>
          <table:table-cell table:style-name="ce150" table:formula="of:=IF([.G279]&lt;&gt;&quot;&quot;;MIN([.J279];[.M279];[.P279];[.T279];[.W279]);&quot;&quot;)" office:value-type="currency" office:currency="EUR" office:value="0.013" calcext:value-type="currency">
            <text:p>0,0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9]*[.AC279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15.115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0]=&quot;Power board&quot;;[.B280]*2;[.B280])" office:value-type="float" office:value="2" calcext:value-type="float">
            <text:p>2</text:p>
          </table:table-cell>
          <table:table-cell table:style-name="ce58" office:value-type="string" calcext:value-type="string">
            <text:p>8735506</text:p>
          </table:table-cell>
          <table:table-cell table:style-name="ce64" office:value-type="string" calcext:value-type="string">
            <text:p>BZX384-C15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15V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15V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802-4568</text:p>
          </table:table-cell>
          <table:table-cell table:style-name="ce86" office:value-type="string" calcext:value-type="string">
            <text:p>MM3Z15VST1G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200" calcext:value-type="float">
            <text:p>200</text:p>
          </table:table-cell>
          <table:table-cell table:style-name="ce123" office:value-type="string" calcext:value-type="string">
            <text:p>BZX384-C15.115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0]&lt;&gt;&quot;&quot;;&quot;&quot;;[.G280])" office:value-type="float" office:value="2" calcext:value-type="float">
            <text:p>2</text:p>
          </table:table-cell>
          <table:table-cell table:style-name="ce144" table:formula="of:=IF([.AB280]=[.J280];&quot;Farnell&quot;; IF([.AB280]=[.M280]; &quot;Digikey&quot;; IF([.AB280]=[.P280]; &quot;Mouser&quot;; IF([.AB280]=[.T280]; &quot;RS&quot;; IF([.AB280]=[.W280]; &quot;TME&quot;)))))" office:value-type="string" office:string-value="RS" calcext:value-type="string">
            <text:p>RS</text:p>
          </table:table-cell>
          <table:table-cell table:style-name="ce151" table:formula="of:=IF([.G280]&lt;&gt;&quot;&quot;;MIN([.J280];[.M280];[.P280];[.T280];[.W280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80]*[.AC280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DZ6.2B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1]=&quot;Power board&quot;;[.B281]*2;[.B281])" office:value-type="float" office:value="2" calcext:value-type="float">
            <text:p>2</text:p>
          </table:table-cell>
          <table:table-cell table:style-name="ce18" office:value-type="string" calcext:value-type="string">
            <text:p>1757863</text:p>
          </table:table-cell>
          <table:table-cell table:style-name="ce30" office:value-type="string" calcext:value-type="string">
            <text:p>PDZ6.2B,115</text:p>
          </table:table-cell>
          <table:table-cell table:style-name="ce66" office:value-type="float" office:value="0.266" calcext:value-type="float">
            <text:p>0,266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6V2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6V2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725-8247</text:p>
          </table:table-cell>
          <table:table-cell table:style-name="ce110" office:value-type="string" calcext:value-type="string">
            <text:p>PDZ6.2B,115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PDZ6.2B</text:p>
          </table:table-cell>
          <table:table-cell table:style-name="ce66" office:value-type="float" office:value="0.0187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1]&lt;&gt;&quot;&quot;;&quot;&quot;;[.G281])" office:value-type="float" office:value="2" calcext:value-type="float">
            <text:p>2</text:p>
          </table:table-cell>
          <table:table-cell table:style-name="ce143" table:formula="of:=IF([.AB281]=[.J281];&quot;Farnell&quot;; IF([.AB281]=[.M281]; &quot;Digikey&quot;; IF([.AB281]=[.P281]; &quot;Mouser&quot;; IF([.AB281]=[.T281]; &quot;RS&quot;; IF([.AB281]=[.W281]; &quot;TME&quot;)))))" office:value-type="string" office:string-value="RS" calcext:value-type="string">
            <text:p>RS</text:p>
          </table:table-cell>
          <table:table-cell table:style-name="ce150" table:formula="of:=IF([.G281]&lt;&gt;&quot;&quot;;MIN([.J281];[.M281];[.P281];[.T281];[.W281]);&quot;&quot;)" office:value-type="currency" office:currency="EUR" office:value="0.014" calcext:value-type="currency">
            <text:p>0,01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1]*[.AC281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P4SMAJ4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7, ZD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82]=&quot;Power board&quot;;[.B282]*2;[.B282])" office:value-type="float" office:value="2" calcext:value-type="float">
            <text:p>2</text:p>
          </table:table-cell>
          <table:table-cell table:style-name="ce58" office:value-type="string" calcext:value-type="string">
            <text:p>1749310</text:p>
          </table:table-cell>
          <table:table-cell table:style-name="ce64" office:value-type="string" calcext:value-type="string">
            <text:p>SMAJ48A-TR</text:p>
          </table:table-cell>
          <table:table-cell table:style-name="ce67" office:value-type="float" office:value="0.264" calcext:value-type="float">
            <text:p>0,26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687-3286</text:p>
          </table:table-cell>
          <table:table-cell table:style-name="ce86" office:value-type="string" calcext:value-type="string">
            <text:p>SMAJ48A</text:p>
          </table:table-cell>
          <table:table-cell table:style-name="ce93" office:value-type="float" office:value="0.098" calcext:value-type="float">
            <text:p>0,09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48A-DIO</text:p>
          </table:table-cell>
          <table:table-cell table:style-name="ce125" office:value-type="float" office:value="0.102" calcext:value-type="float">
            <text:p>0,10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82]&lt;&gt;&quot;&quot;;&quot;&quot;;[.G282])" office:value-type="float" office:value="2" calcext:value-type="float">
            <text:p>2</text:p>
          </table:table-cell>
          <table:table-cell table:style-name="ce144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1" table:formula="of:=IF([.G282]&lt;&gt;&quot;&quot;;MIN([.J282];[.M282];[.P282];[.T282];[.W282]);&quot;&quot;)" office:value-type="currency" office:currency="EUR" office:value="0.098" calcext:value-type="currency">
            <text:p>0,0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82]*[.AC282]" office:value-type="float" office:value="0.196" calcext:value-type="float">
            <text:p>0,196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.5KE400C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ZD4, ZD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83]=&quot;Power board&quot;;[.B283]*2;[.B283])" office:value-type="float" office:value="2" calcext:value-type="float">
            <text:p>2</text:p>
          </table:table-cell>
          <table:table-cell table:style-name="ce18" office:value-type="float" office:value="2341650" calcext:value-type="float">
            <text:p>2341650</text:p>
          </table:table-cell>
          <table:table-cell table:style-name="ce30" office:value-type="string" calcext:value-type="string">
            <text:p>1.5KE400CARL</text:p>
          </table:table-cell>
          <table:table-cell table:style-name="ce66" office:value-type="float" office:value="0.777" calcext:value-type="float">
            <text:p>0,7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1.5KE400CA-TP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1.5KE400CA-TP</text:p>
          </table:table-cell>
          <table:table-cell table:style-name="ce92" office:value-type="float" office:value="0.549" calcext:value-type="float">
            <text:p>0,549</text:p>
          </table:table-cell>
          <table:table-cell table:style-name="ce100"/>
          <table:table-cell table:style-name="ce110" office:value-type="string" calcext:value-type="string">
            <text:p>486-4381</text:p>
          </table:table-cell>
          <table:table-cell table:style-name="ce110" office:value-type="string" calcext:value-type="string">
            <text:p>1.5KE400CA</text:p>
          </table:table-cell>
          <table:table-cell table:style-name="ce92" office:value-type="float" office:value="0.781" calcext:value-type="float">
            <text:p>0,78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1.5KE400CA</text:p>
          </table:table-cell>
          <table:table-cell table:style-name="ce66" office:value-type="float" office:value="0.256" calcext:value-type="float">
            <text:p>0,256</text:p>
          </table:table-cell>
          <table:table-cell table:style-name="ce100" office:value-type="float" office:value="3" calcext:value-type="float">
            <text:p>3</text:p>
          </table:table-cell>
          <table:table-cell table:formula="of:=[.G283]" office:value-type="float" office:value="2" calcext:value-type="float">
            <text:p>2</text:p>
          </table:table-cell>
          <table:table-cell/>
          <table:table-cell table:style-name="ce143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50" table:formula="of:=IF([.G283]&lt;&gt;&quot;&quot;;MIN([.J283];[.M283];[.P283];[.T283];[.W283]);&quot;&quot;)" office:value-type="currency" office:currency="EUR" office:value="0.256" calcext:value-type="currency">
            <text:p>0,256 €</text:p>
          </table:table-cell>
          <table:table-cell table:style-name="ce143" table:formula="of:=[.G283]" office:value-type="float" office:value="2" calcext:value-type="float">
            <text:p>2</text:p>
          </table:table-cell>
          <table:table-cell table:style-name="ce163" table:formula="of:=[.AB283]*[.AC283]" office:value-type="float" office:value="0.512" calcext:value-type="float">
            <text:p>0,512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3])" office:value-type="float" office:value="57" calcext:value-type="float">
            <text:p>57</text:p>
          </table:table-cell>
          <table:table-cell table:style-name="ce136" table:formula="of:=SUM([.Z3:.Z283])" office:value-type="float" office:value="659" calcext:value-type="float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4" table:formula="of:=SUM([.AD3:.AD283])" office:value-type="currency" office:currency="EUR" office:value="200.25556" calcext:value-type="currency">
            <text:p>200,26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8]=&quot;Power board&quot;;[.B288]*2;[.B28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9]=&quot;Power board&quot;;[.B289]*2;[.B28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0]=&quot;Power board&quot;;[.B290]*2;[.B290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1]=&quot;Power board&quot;;[.B291]*2;[.B29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4]=&quot;Power board&quot;;[.B294]*2;[.B2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5]=&quot;Power board&quot;;[.B295]*2;[.B2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6]=&quot;Power board&quot;;[.B296]*2;[.B29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297]=&quot;Power board&quot;;[.B297]*2;[.B2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77, C8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99]=&quot;Power board&quot;;[.B299]*2;[.B29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1" office:value-type="string" calcext:value-type="string">
            <text:p>DO-214AA</text:p>
          </table:table-cell>
          <table:table-cell table:style-name="ce46" office:value-type="string" calcext:value-type="string">
            <text:p>D1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22, D23, D24, D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1]=&quot;Power board&quot;;[.B301]*2;[.B301])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 calcext:value-type="float">
            <text:p>8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1" office:value-type="string" calcext:value-type="string">
            <text:p>TSSOP-5</text:p>
          </table:table-cell>
          <table:table-cell table:style-name="ce46" office:value-type="string" calcext:value-type="string">
            <text:p>IC33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2]=&quot;Power board&quot;;[.B302]*2;[.B30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0" office:value-type="string" calcext:value-type="string">
            <text:p>MSOP-8</text:p>
          </table:table-cell>
          <table:table-cell table:style-name="ce45" office:value-type="string" calcext:value-type="string">
            <text:p>IC3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1" office:value-type="string" calcext:value-type="string">
            <text:p>Micro SD card</text:p>
          </table:table-cell>
          <table:table-cell table:style-name="ce46" office:value-type="string" calcext:value-type="string">
            <text:p>J7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4]=&quot;Power board&quot;;[.B304]*2;[.B30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5]=&quot;Power board&quot;;[.B305]*2;[.B30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6]=&quot;Power board&quot;;[.B306]*2;[.B30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6A, R140A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9, R17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2, R17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, R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4]=&quot;Power board&quot;;[.B314]*2;[.B31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 calcext:value-type="float">
            <text:p>4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2, if used mount SP1 on this position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16]=&quot;Power board&quot;;[.B316]*2;[.B3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82836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7]=&quot;Power board&quot;;[.B317]*2;[.B31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2" calcext:value-type="float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8]=&quot;Power board&quot;;[.B318]*2;[.B3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FC 20-pin cable 150 mm</text:p>
          </table:table-cell>
          <table:table-cell table:style-name="ce30"/>
          <table:table-cell table:style-name="ce45" office:value-type="string" calcext:value-type="string">
            <text:p>3.5” Riverdi TFT LCD</text:p>
          </table:table-cell>
          <table:table-cell table:style-name="ce30" office:value-type="string" calcext:value-type="string">
            <text:p>Arduino board</text:p>
          </table:table-cell>
          <table:table-cell table:style-name="ce51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/>
          <table:table-cell table:style-name="ce46" office:value-type="string" calcext:value-type="string">
            <text:p>ZD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0]=&quot;Power board&quot;;[.B320]*2;[.B32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0]&lt;&gt;&quot;&quot;;&quot;&quot;;[.G32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9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3]=&quot;Power board&quot;;[.B323]*2;[.B323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9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4]=&quot;Power board&quot;;[.B324]*2;[.B324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9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5]=&quot;Power board&quot;;[.B325]*2;[.B325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5]&lt;&gt;&quot;&quot;;&quot;&quot;;[.G325])">
            <text:p/>
          </table:table-cell>
          <table:table-cell table:style-name="ce143" table:formula="of:=IF([.AB325]=[.J325];&quot;Farnell&quot;; IF([.AB325]=[.M325]; &quot;Digikey&quot;; IF([.AB325]=[.P325]; &quot;Mouser&quot;; IF([.AB325]=[.T325]; &quot;RS&quot;; IF([.AB325]=[.W325]; &quot;TME&quot;)))))" office:value-type="string" office:string-value="TME" calcext:value-type="string">
            <text:p>TME</text:p>
          </table:table-cell>
          <table:table-cell table:style-name="ce150" table:formula="of:=IF([.G325]&lt;&gt;&quot;&quot;;MIN([.J325];[.M325];[.P325];[.T325];[.W325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325]*[.AC325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6]=&quot;Power board&quot;;[.B326]*2;[.B326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6]&lt;&gt;&quot;&quot;;&quot;&quot;;[.G326])" office:value-type="float" office:value="8" calcext:value-type="float">
            <text:p>8</text:p>
          </table:table-cell>
          <table:table-cell table:style-name="ce144" table:formula="of:=IF([.AB326]=[.J326];&quot;Farnell&quot;; IF([.AB326]=[.M326]; &quot;Digikey&quot;; IF([.AB326]=[.P326]; &quot;Mouser&quot;; IF([.AB326]=[.T326]; &quot;RS&quot;; IF([.AB326]=[.W326]; &quot;TME&quot;)))))" office:value-type="string" office:string-value="Mouser" calcext:value-type="string">
            <text:p>Mouser</text:p>
          </table:table-cell>
          <table:table-cell table:style-name="ce151" table:formula="of:=IF([.G326]&lt;&gt;&quot;&quot;;MIN([.J326];[.M326];[.P326];[.T326];[.W326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3" table:formula="of:=[.AB326]*[.AC326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7]=&quot;Power board&quot;;[.B327]*2;[.B327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7]&lt;&gt;&quot;&quot;;&quot;&quot;;[.G327])" office:value-type="float" office:value="2" calcext:value-type="float">
            <text:p>2</text:p>
          </table:table-cell>
          <table:table-cell table:style-name="ce143" table:formula="of:=IF([.AB327]=[.J327];&quot;Farnell&quot;; IF([.AB327]=[.M327]; &quot;Digikey&quot;; IF([.AB327]=[.P327]; &quot;Mouser&quot;; IF([.AB327]=[.T327]; &quot;RS&quot;; IF([.AB327]=[.W327]; &quot;TME&quot;)))))" office:value-type="string" office:string-value="TME" calcext:value-type="string">
            <text:p>TME</text:p>
          </table:table-cell>
          <table:table-cell table:style-name="ce150" table:formula="of:=IF([.G327]&lt;&gt;&quot;&quot;;MIN([.J327];[.M327];[.P327];[.T327];[.W327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27]*[.AC327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8]=&quot;Power board&quot;;[.B328]*2;[.B328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28]&lt;&gt;&quot;&quot;;&quot;&quot;;[.G328])">
            <text:p/>
          </table:table-cell>
          <table:table-cell table:style-name="ce144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1" table:formula="of:=IF([.G328]&lt;&gt;&quot;&quot;;MIN([.J328];[.M328];[.P328];[.T328];[.W328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28]*[.AC328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29]=&quot;Power board&quot;;[.B329]*2;[.B329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29]&lt;&gt;&quot;&quot;;&quot;&quot;;[.G329])">
            <text:p/>
          </table:table-cell>
          <table:table-cell table:style-name="ce143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0" table:formula="of:=IF([.G329]&lt;&gt;&quot;&quot;;MIN([.J329];[.M329];[.P329];[.T329];[.W329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29]*[.AC329]" office:value-type="float" office:value="36.5" calcext:value-type="float">
            <text:p>36,5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3]=&quot;Power board&quot;;[.B333]*2;[.B333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50" table:formula="of:=IF([.G333]&lt;&gt;&quot;&quot;;MIN([.J333];[.M333];[.P333];[.T333];[.W333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33]*[.AC333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4]=&quot;Power board&quot;;[.B334]*2;[.B334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5]=&quot;Power board&quot;;[.B335]*2;[.B335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 table:formula="of:=[.AB335]*[.AC335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6]=&quot;Power board&quot;;[.B336]*2;[.B336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51" table:formula="of:=IF([.G336]&lt;&gt;&quot;&quot;;MIN([.J336];[.M336];[.P336];[.T336];[.W336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36]*[.AC336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7]=&quot;Power board&quot;;[.B337]*2;[.B33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0" table:formula="of:=IF([.G337]&lt;&gt;&quot;&quot;;MIN([.J337];[.M337];[.P337];[.T337];[.W337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37]*[.AC337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8]=&quot;Power board&quot;;[.B338]*2;[.B33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39]=&quot;Power board&quot;;[.B339]*2;[.B33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 table:formula="of:=SUM([.AD333:.AD339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7">
          <table:table-cell table:style-name="ce7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3]=&quot;Power board&quot;;[.B343]*2;[.B34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50" table:formula="of:=IF([.G343]&lt;&gt;&quot;&quot;;MIN([.J343];[.M343];[.P343];[.T343];[.W343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3]*[.AC343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4]=&quot;Power board&quot;;[.B344]*2;[.B34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1" table:formula="of:=IF([.G344]&lt;&gt;&quot;&quot;;MIN([.J344];[.M344];[.P344];[.T344];[.W344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44]*[.AC344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5]=&quot;Power board&quot;;[.B345]*2;[.B345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0" table:formula="of:=IF([.G345]&lt;&gt;&quot;&quot;;MIN([.J345];[.M345];[.P345];[.T345];[.W345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5]*[.AC345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4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6]=&quot;Power board&quot;;[.B346]*2;[.B346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6]=[.J346];&quot;Farnell&quot;; IF([.AB346]=[.M346]; &quot;Digikey&quot;; IF([.AB346]=[.P346]; &quot;Mouser&quot;; IF([.AB346]=[.T346]; &quot;RS&quot;; IF([.AB346]=[.W346]; &quot;TME&quot;)))))" office:value-type="string" office:string-value="Farnell" calcext:value-type="string">
            <text:p>Farnell</text:p>
          </table:table-cell>
          <table:table-cell table:style-name="ce151" table:formula="of:=IF([.G346]&lt;&gt;&quot;&quot;;MIN([.J346];[.M346];[.P346];[.T346];[.W346]);&quot;&quot;)" office:value-type="currency" office:currency="EUR" office:value="1.9" calcext:value-type="currency">
            <text:p>1,900 €</text:p>
          </table:table-cell>
          <table:table-cell table:style-name="ce144" table:formula="of:=[.G346]" office:value-type="float" office:value="2" calcext:value-type="float">
            <text:p>2</text:p>
          </table:table-cell>
          <table:table-cell table:style-name="ce163" table:formula="of:=[.AB346]*[.AC346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7]=&quot;Power board&quot;;[.B347]*2;[.B34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7]=[.J347];&quot;Farnell&quot;; IF([.AB347]=[.M347]; &quot;Digikey&quot;; IF([.AB347]=[.P347]; &quot;Mouser&quot;; IF([.AB347]=[.T347]; &quot;RS&quot;; IF([.AB347]=[.W347]; &quot;TME&quot;)))))" office:value-type="string" office:string-value="TME" calcext:value-type="string">
            <text:p>TME</text:p>
          </table:table-cell>
          <table:table-cell table:style-name="ce150" table:formula="of:=IF([.G347]&lt;&gt;&quot;&quot;;MIN([.J347];[.M347];[.P347];[.T347];[.W347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347]*[.AC347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15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<text:a xlink:href="http://sz3ks.en.alibaba.com/" xlink:type="simple" office:target-frame-name="_blank">Shenzhen 3KS Electronic Material Co., Ltd.</text:a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8]=&quot;Power board&quot;;[.B348]*2;[.B34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49]=&quot;Power board&quot;; [.B349]*2;[.B34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9]=[.J349];&quot;Farnell&quot;; IF([.AB349]=[.M349]; &quot;Digikey&quot;; IF([.AB349]=[.P349]; &quot;Mouser&quot;; IF([.AB349]=[.T349]; &quot;RS&quot;; IF([.AB349]=[.W349]; &quot;TME&quot;)))))" office:value-type="string" office:string-value="TME" calcext:value-type="string">
            <text:p>TME</text:p>
          </table:table-cell>
          <table:table-cell table:style-name="ce150" table:formula="of:=IF([.G349]&lt;&gt;&quot;&quot;;MIN([.J349];[.M349];[.P349];[.T349];[.W349]);&quot;&quot;)" office:value-type="currency" office:currency="EUR" office:value="1.12" calcext:value-type="currency">
            <text:p>1,120 €</text:p>
          </table:table-cell>
          <table:table-cell table:style-name="ce143" table:formula="of:=[.G349]" office:value-type="float" office:value="2" calcext:value-type="float">
            <text:p>2</text:p>
          </table:table-cell>
          <table:table-cell table:style-name="ce163" table:formula="of:=[.AB349]*[.AC349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0]=&quot;Power board&quot;; [.B350]*2;[.B35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1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4" table:formula="of:=[.G350]" office:value-type="float" office:value="1" calcext:value-type="float">
            <text:p>1</text:p>
          </table:table-cell>
          <table:table-cell table:style-name="ce163" table:formula="of:=[.AB350]*[.AC350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1]=&quot;Power board&quot;; [.B351]*2;[.B35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0" table:formula="of:=IF([.G351]&lt;&gt;&quot;&quot;;MIN([.J351];[.M351];[.P351];[.T351];[.W351]);&quot;&quot;)" office:value-type="currency" office:currency="EUR" office:value="1.14" calcext:value-type="currency">
            <text:p>1,140 €</text:p>
          </table:table-cell>
          <table:table-cell table:style-name="ce143" table:formula="of:=[.G351]" office:value-type="float" office:value="2" calcext:value-type="float">
            <text:p>2</text:p>
          </table:table-cell>
          <table:table-cell table:style-name="ce163" table:formula="of:=[.AB351]*[.AC351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2]=&quot;Power board&quot;; [.B352]*2;[.B352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1" table:formula="of:=IF([.G352]&lt;&gt;&quot;&quot;;MIN([.J352];[.M352];[.P352];[.T352];[.W352]);&quot;&quot;)" office:value-type="currency" office:currency="EUR" office:value="0.0097" calcext:value-type="currency">
            <text:p>0,010 €</text:p>
          </table:table-cell>
          <table:table-cell table:style-name="ce144" table:formula="of:=[.G352]" office:value-type="float" office:value="5" calcext:value-type="float">
            <text:p>5</text:p>
          </table:table-cell>
          <table:table-cell table:style-name="ce163" table:formula="of:=[.AB352]*[.AC352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14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, bottom ho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4]=&quot;Power board&quot;;[.B354]*2;[.B35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Display mounting rail to front panel top ho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5]=&quot;Power board&quot;;[.B355]*2;[.B35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6]=&quot;Power board&quot;;[.B356]*2;[.B35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, side ho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7]=&quot;Power board&quot;; [.B357]*2;[.B357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heatsink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8]=&quot;Power board&quot;;[.B358]*2;[.B358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3:.G358])" office:value-type="float" office:value="25" calcext:value-type="float">
            <text:p>25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59]=&quot;-&quot;; [.G359]=&quot;&quot;);&quot;&quot;;[.G359]*[.I359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50" table:formula="of:=IF([.G359]&lt;&gt;&quot;&quot;;MIN([.J359];[.M359];[.P359];[.T359];[.W359]);&quot;&quot;)" office:value-type="currency" office:currency="EUR" office:value="0.01322" calcext:value-type="currency">
            <text:p>0,013 €</text:p>
          </table:table-cell>
          <table:table-cell table:style-name="ce143" table:formula="of:=[.G359]" office:value-type="float" office:value="25" calcext:value-type="float">
            <text:p>25</text:p>
          </table:table-cell>
          <table:table-cell table:style-name="ce163" table:formula="of:=[.AB359]*[.AC359]" office:value-type="float" office:value="0.3305" calcext:value-type="float">
            <text:p>0,331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1]=&quot;Power board&quot;; [.B361]*2;[.B361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1]=[.J361];&quot;Farnell&quot;; IF([.AB361]=[.M361]; &quot;Digikey&quot;; IF([.AB361]=[.P361]; &quot;Mouser&quot;; IF([.AB361]=[.T361]; &quot;RS&quot;; IF([.AB361]=[.W361]; &quot;TME&quot;)))))" office:value-type="string" office:string-value="TME" calcext:value-type="string">
            <text:p>TME</text:p>
          </table:table-cell>
          <table:table-cell table:style-name="ce150" table:formula="of:=IF([.G361]&lt;&gt;&quot;&quot;;MIN([.J361];[.M361];[.P361];[.T361];[.W361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3" table:formula="of:=[.AB361]*[.AC36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2]=&quot;Power board&quot;; [.B362]*2;[.B36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3]=&quot;Power board&quot;; [.B363]*2;[.B36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2:.G363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4]=[.J364];&quot;Farnell&quot;; IF([.AB364]=[.M364]; &quot;Digikey&quot;; IF([.AB364]=[.P364]; &quot;Mouser&quot;; IF([.AB364]=[.T364]; &quot;RS&quot;; IF([.AB364]=[.W364]; &quot;TME&quot;)))))" office:value-type="string" office:string-value="TME" calcext:value-type="string">
            <text:p>TME</text:p>
          </table:table-cell>
          <table:table-cell table:style-name="ce151" table:formula="of:=IF([.G364]&lt;&gt;&quot;&quot;;MIN([.J364];[.M364];[.P364];[.T364];[.W364]);&quot;&quot;)" office:value-type="currency" office:currency="EUR" office:value="0.0082" calcext:value-type="currency">
            <text:p>0,008 €</text:p>
          </table:table-cell>
          <table:table-cell table:style-name="ce144" table:formula="of:=[.G364]" office:value-type="float" office:value="3" calcext:value-type="float">
            <text:p>3</text:p>
          </table:table-cell>
          <table:table-cell table:style-name="ce163" table:formula="of:=[.AB364]*[.AC364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6]=&quot;Power board&quot;; [.B366]*2;[.B36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6]=[.J366];&quot;Farnell&quot;; IF([.AB366]=[.M366]; &quot;Digikey&quot;; IF([.AB366]=[.P366]; &quot;Mouser&quot;; IF([.AB366]=[.T366]; &quot;RS&quot;; IF([.AB366]=[.W366]; &quot;TME&quot;)))))" office:value-type="string" office:string-value="TME" calcext:value-type="string">
            <text:p>TME</text:p>
          </table:table-cell>
          <table:table-cell table:style-name="ce151" table:formula="of:=IF([.G366]&lt;&gt;&quot;&quot;;MIN([.J366];[.M366];[.P366];[.T366];[.W366]);&quot;&quot;)" office:value-type="currency" office:currency="EUR" office:value="0.0256" calcext:value-type="currency">
            <text:p>0,026 €</text:p>
          </table:table-cell>
          <table:table-cell table:style-name="ce144" table:formula="of:=[.G366]" office:value-type="float" office:value="2" calcext:value-type="float">
            <text:p>2</text:p>
          </table:table-cell>
          <table:table-cell table:style-name="ce163" table:formula="of:=[.AB366]*[.AC366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7]=&quot;Power board&quot;; [.B367]*2;[.B367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0" table:formula="of:=IF([.G367]&lt;&gt;&quot;&quot;;MIN([.J367];[.M367];[.P367];[.T367];[.W367]);&quot;&quot;)" office:value-type="currency" office:currency="EUR" office:value="0.02586" calcext:value-type="currency">
            <text:p>0,026 €</text:p>
          </table:table-cell>
          <table:table-cell table:style-name="ce143" table:formula="of:=[.G367]" office:value-type="float" office:value="4" calcext:value-type="float">
            <text:p>4</text:p>
          </table:table-cell>
          <table:table-cell table:style-name="ce163" table:formula="of:=[.AB367]*[.AC367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68]=&quot;Power board&quot;; [.B368]*2;[.B368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69]=&quot;Power board&quot;; [.B369]*2;[.B36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0]=&quot;Power board&quot;; [.B370]*2;[.B370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1]=&quot;Power board&quot;; [.B371]*2;[.B371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8:.G371])" office:value-type="float" office:value="21" calcext:value-type="float">
            <text:p>2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2]=[.J372];&quot;Farnell&quot;; IF([.AB372]=[.M372]; &quot;Digikey&quot;; IF([.AB372]=[.P372]; &quot;Mouser&quot;; IF([.AB372]=[.T372]; &quot;RS&quot;; IF([.AB372]=[.W372]; &quot;TME&quot;)))))" office:value-type="string" office:string-value="TME" calcext:value-type="string">
            <text:p>TME</text:p>
          </table:table-cell>
          <table:table-cell table:style-name="ce151" table:formula="of:=IF([.G372]&lt;&gt;&quot;&quot;;MIN([.J372];[.M372];[.P372];[.T372];[.W372]);&quot;&quot;)" office:value-type="currency" office:currency="EUR" office:value="0.01854" calcext:value-type="currency">
            <text:p>0,019 €</text:p>
          </table:table-cell>
          <table:table-cell table:style-name="ce144" table:formula="of:=[.G372]" office:value-type="float" office:value="21" calcext:value-type="float">
            <text:p>21</text:p>
          </table:table-cell>
          <table:table-cell table:style-name="ce163" table:formula="of:=[.AB372]*[.AC372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4]=&quot;Power board&quot;; [.B374]*2;[.B374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TFT display to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5]=&quot;Power board&quot;; [.B375]*2;[.B375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C/DC terminals cover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6]=&quot;Power board&quot;; [.B376]*2;[.B37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7]=&quot;Power board&quot;; [.B377]*2;[.B377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4:.G377])" office:value-type="float" office:value="14" calcext:value-type="float">
            <text:p>1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5/D7985 </text:p>
          </table:table-cell>
          <table:table-cell table:style-name="ce125" office:value-type="float" office:value="0.01268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8]=[.J378];&quot;Farnell&quot;; IF([.AB378]=[.M378]; &quot;Digikey&quot;; IF([.AB378]=[.P378]; &quot;Mouser&quot;; IF([.AB378]=[.T378]; &quot;RS&quot;; IF([.AB378]=[.W378]; &quot;TME&quot;)))))" office:value-type="string" office:string-value="TME" calcext:value-type="string">
            <text:p>TME</text:p>
          </table:table-cell>
          <table:table-cell table:style-name="ce151" table:formula="of:=IF([.G378]&lt;&gt;&quot;&quot;;MIN([.J378];[.M378];[.P378];[.T378];[.W378]);&quot;&quot;)" office:value-type="currency" office:currency="EUR" office:value="0.01268" calcext:value-type="currency">
            <text:p>0,013 €</text:p>
          </table:table-cell>
          <table:table-cell table:style-name="ce144" table:formula="of:=[.G378]" office:value-type="float" office:value="14" calcext:value-type="float">
            <text:p>14</text:p>
          </table:table-cell>
          <table:table-cell table:style-name="ce163" table:formula="of:=[.AB378]*[.AC378]" office:value-type="float" office:value="0.17752" calcext:value-type="float">
            <text:p>0,178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0]=&quot;Power board&quot;; [.B380]*2;[.B38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F-M3X40/DR124</text:p>
          </table:table-cell>
          <table:table-cell table:style-name="ce125" office:value-type="float" office:value="0.1558" calcext:value-type="float">
            <text:p>0,15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51" table:formula="of:=IF([.G380]&lt;&gt;&quot;&quot;;MIN([.J380];[.M380];[.P380];[.T380];[.W380]);&quot;&quot;)" office:value-type="currency" office:currency="EUR" office:value="0.1558" calcext:value-type="currency">
            <text:p>0,156 €</text:p>
          </table:table-cell>
          <table:table-cell table:style-name="ce144" table:formula="of:=[.G380]" office:value-type="float" office:value="2" calcext:value-type="float">
            <text:p>2</text:p>
          </table:table-cell>
          <table:table-cell table:style-name="ce163" table:formula="of:=[.AB380]*[.AC380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1]=&quot;Power board&quot;; [.B381]*2;[.B381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0" table:formula="of:=IF([.G381]&lt;&gt;&quot;&quot;;MIN([.J381];[.M381];[.P381];[.T381];[.W381]);&quot;&quot;)" office:value-type="currency" office:currency="EUR" office:value="0.3094" calcext:value-type="currency">
            <text:p>0,309 €</text:p>
          </table:table-cell>
          <table:table-cell table:style-name="ce143" table:formula="of:=[.G381]" office:value-type="float" office:value="5" calcext:value-type="float">
            <text:p>5</text:p>
          </table:table-cell>
          <table:table-cell table:style-name="ce163" table:formula="of:=[.AB381]*[.AC381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2]=&quot;Power board&quot;; [.B382]*2;[.B382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M-M5X8/DR218</text:p>
          </table:table-cell>
          <table:table-cell table:style-name="ce125" office:value-type="float" office:value="0.1868" calcext:value-type="float">
            <text:p>0,18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51" table:formula="of:=IF([.G382]&lt;&gt;&quot;&quot;;MIN([.J382];[.M382];[.P382];[.T382];[.W382]);&quot;&quot;)" office:value-type="currency" office:currency="EUR" office:value="0.1868" calcext:value-type="currency">
            <text:p>0,187 €</text:p>
          </table:table-cell>
          <table:table-cell table:style-name="ce144" table:formula="of:=[.G382]" office:value-type="float" office:value="5" calcext:value-type="float">
            <text:p>5</text:p>
          </table:table-cell>
          <table:table-cell table:style-name="ce163" table:formula="of:=[.AB382]*[.AC382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3]=&quot;Power board&quot;; [.B383]*2;[.B383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3]=[.J383];&quot;Farnell&quot;; IF([.AB383]=[.M383]; &quot;Digikey&quot;; IF([.AB383]=[.P383]; &quot;Mouser&quot;; IF([.AB383]=[.T383]; &quot;RS&quot;; IF([.AB383]=[.W383]; &quot;TME&quot;)))))" office:value-type="string" office:string-value="TME" calcext:value-type="string">
            <text:p>TME</text:p>
          </table:table-cell>
          <table:table-cell table:style-name="ce150" table:formula="of:=IF([.G383]&lt;&gt;&quot;&quot;;MIN([.J383];[.M383];[.P383];[.T383];[.W383]);&quot;&quot;)" office:value-type="currency" office:currency="EUR" office:value="0.057" calcext:value-type="currency">
            <text:p>0,057 €</text:p>
          </table:table-cell>
          <table:table-cell table:style-name="ce143" table:formula="of:=[.G383]" office:value-type="float" office:value="8" calcext:value-type="float">
            <text:p>8</text:p>
          </table:table-cell>
          <table:table-cell table:style-name="ce163" table:formula="of:=[.AB383]*[.AC383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IX-3-2</text:p>
          </table:table-cell>
          <table:table-cell table:style-name="ce31" office:value-type="string" calcext:value-type="string">
            <text:p>2mm spacer between TFT display and display mounting frame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4]=&quot;Power board&quot;; [.B384]*2;[.B384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FIX-3-2</text:p>
          </table:table-cell>
          <table:table-cell table:style-name="ce125" office:value-type="float" office:value="0.0159" calcext:value-type="float">
            <text:p>0,01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1" table:formula="of:=IF([.G384]&lt;&gt;&quot;&quot;;MIN([.J384];[.M384];[.P384];[.T384];[.W384]);&quot;&quot;)" office:value-type="currency" office:currency="EUR" office:value="0.0159" calcext:value-type="currency">
            <text:p>0,016 €</text:p>
          </table:table-cell>
          <table:table-cell table:style-name="ce144" table:formula="of:=[.G384]" office:value-type="float" office:value="4" calcext:value-type="float">
            <text:p>4</text:p>
          </table:table-cell>
          <table:table-cell table:style-name="ce163" table:formula="of:=[.AB384]*[.AC384]" office:value-type="float" office:value="0.0636" calcext:value-type="float">
            <text:p>0,06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5]=&quot;Power board&quot;; [.B385]*2;[.B385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0" table:formula="of:=IF([.G385]&lt;&gt;&quot;&quot;;MIN([.J385];[.M385];[.P385];[.T385];[.W385]);&quot;&quot;)" office:value-type="currency" office:currency="EUR" office:value="0.331" calcext:value-type="currency">
            <text:p>0,331 €</text:p>
          </table:table-cell>
          <table:table-cell table:style-name="ce143" table:formula="of:=[.G385]" office:value-type="float" office:value="12" calcext:value-type="float">
            <text:p>12</text:p>
          </table:table-cell>
          <table:table-cell table:style-name="ce163" table:formula="of:=[.AB385]*[.AC385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6]=&quot;Power board&quot;; [.B386]*2;[.B386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486-1084-ND</text:p>
          </table:table-cell>
          <table:table-cell table:style-name="ce93" office:value-type="float" office:value="13.08" calcext:value-type="float">
            <text:p>13,0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93-4304.6090 </text:p>
          </table:table-cell>
          <table:table-cell table:style-name="ce93" office:value-type="float" office:value="11.76" calcext:value-type="float">
            <text:p>11,7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67-7308</text:p>
          </table:table-cell>
          <table:table-cell table:style-name="ce86" office:value-type="string" calcext:value-type="string">
            <text:p>4304.6090</text:p>
          </table:table-cell>
          <table:table-cell table:style-name="ce93" office:value-type="float" office:value="9.05" calcext:value-type="float">
            <text:p>9,05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4304.6090</text:p>
          </table:table-cell>
          <table:table-cell table:style-name="ce125" office:value-type="float" office:value="3.594" calcext:value-type="float">
            <text:p>3,594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1" table:formula="of:=IF([.G386]&lt;&gt;&quot;&quot;;MIN([.J386];[.M386];[.P386];[.T386];[.W386]);&quot;&quot;)" office:value-type="currency" office:currency="EUR" office:value="3.594" calcext:value-type="currency">
            <text:p>3,594 €</text:p>
          </table:table-cell>
          <table:table-cell table:style-name="ce144" table:formula="of:=[.G386]" office:value-type="float" office:value="1" calcext:value-type="float">
            <text:p>1</text:p>
          </table:table-cell>
          <table:table-cell table:style-name="ce163" table:formula="of:=[.AB386]*[.AC386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7]=&quot;Power board&quot;; [.B387]*2;[.B38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0" table:formula="of:=IF([.G387]&lt;&gt;&quot;&quot;;MIN([.J387];[.M387];[.P387];[.T387];[.W387]);&quot;&quot;)" office:value-type="currency" office:currency="EUR" office:value="0.0946" calcext:value-type="currency">
            <text:p>0,095 €</text:p>
          </table:table-cell>
          <table:table-cell table:style-name="ce143" table:formula="of:=[.G387]" office:value-type="float" office:value="2" calcext:value-type="float">
            <text:p>2</text:p>
          </table:table-cell>
          <table:table-cell table:style-name="ce163" table:formula="of:=[.AB387]*[.AC387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8A/125V </text:p>
          </table:table-cell>
          <table:table-cell table:style-name="ce125" office:value-type="float" office:value="0.0939" calcext:value-type="float">
            <text:p>0,09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1" table:formula="of:=IF([.G388]&lt;&gt;&quot;&quot;;MIN([.J388];[.M388];[.P388];[.T388];[.W388]);&quot;&quot;)" office:value-type="currency" office:currency="EUR" office:value="0.0939" calcext:value-type="currency">
            <text:p>0,094 €</text:p>
          </table:table-cell>
          <table:table-cell table:style-name="ce144" table:formula="of:=[.G388]" office:value-type="float" office:value="0" calcext:value-type="float">
            <text:p>0</text:p>
          </table:table-cell>
          <table:table-cell table:style-name="ce163" table:formula="of:=[.AB388]*[.AC388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9]=&quot;Power board&quot;; [.B389]*2;[.B389])" office:value-type="float" office:value="0.05" calcext:value-type="float">
            <text:p>0,05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0" table:formula="of:=IF([.G389]&lt;&gt;&quot;&quot;;MIN([.J389];[.M389];[.P389];[.T389];[.W389]);&quot;&quot;)" office:value-type="currency" office:currency="EUR" office:value="1.241" calcext:value-type="currency">
            <text:p>1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89]*[.AC389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0]=&quot;Power board&quot;; [.B390]*2;[.B39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116068</text:p>
          </table:table-cell>
          <table:table-cell table:style-name="ce125" office:value-type="float" office:value="1.49536" calcext:value-type="float">
            <text:p>1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1" table:formula="of:=IF([.G390]&lt;&gt;&quot;&quot;;MIN([.J390];[.M390];[.P390];[.T390];[.W390]);&quot;&quot;)" office:value-type="currency" office:currency="EUR" office:value="1.49536" calcext:value-type="currency">
            <text:p>1,4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0]*[.AC390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1]=&quot;Power board&quot;; [.B391]*2;[.B391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0" table:formula="of:=IF([.G391]&lt;&gt;&quot;&quot;;MIN([.J391];[.M391];[.P391];[.T391];[.W391]);&quot;&quot;)" office:value-type="currency" office:currency="EUR" office:value="0.5631" calcext:value-type="currency">
            <text:p>0,56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1]*[.AC391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2]=&quot;Power board&quot;; [.B392]*2;[.B39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908-AP8GSDHC4-B</text:p>
          </table:table-cell>
          <table:table-cell table:style-name="ce93" office:value-type="float" office:value="8.71" calcext:value-type="float">
            <text:p>8,71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S400-0080R11</text:p>
          </table:table-cell>
          <table:table-cell table:style-name="ce125" office:value-type="float" office:value="3.84" calcext:value-type="float">
            <text:p>3,8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1" table:formula="of:=IF([.G392]&lt;&gt;&quot;&quot;;MIN([.J392];[.M392];[.P392];[.T392];[.W392]);&quot;&quot;)" office:value-type="currency" office:currency="EUR" office:value="3.84" calcext:value-type="currency">
            <text:p>3,8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2]*[.AC392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3]=&quot;Power board&quot;; [.B393]*2;[.B393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50" table:formula="of:=IF([.G393]&lt;&gt;&quot;&quot;;MIN([.J393];[.M393];[.P393];[.T393];[.W393]);&quot;&quot;)" office:value-type="currency" office:currency="EUR" office:value="0.42" calcext:value-type="currency">
            <text:p>0,4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3]*[.AC393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7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4" table:formula="of:=SUM([.AD349:.AD389])" office:value-type="currency" office:currency="EUR" office:value="19.0735" calcext:value-type="currency">
            <text:p>19,07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7]=&quot;Power board&quot;;[.B397]*2;[.B397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397]=[.J397];&quot;Farnell&quot;; IF([.AB397]=[.M397]; &quot;Digikey&quot;; IF([.AB397]=[.P397]; &quot;Mouser&quot;; IF([.AB397]=[.T397]; &quot;RS&quot;; IF([.AB397]=[.W397]; &quot;TME&quot;)))))" office:value-type="string" office:string-value="Mouser" calcext:value-type="string">
            <text:p>Mouser</text:p>
          </table:table-cell>
          <table:table-cell table:style-name="ce150" table:formula="of:=IF([.G397]&lt;&gt;&quot;&quot;;MIN([.J397];[.M397];[.P397];[.T397];[.W397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7]*[.AC397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16">
          <table:table-cell table:style-name="ce5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98]=&quot;Power board&quot;;[.B398]*2;[.B398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51" table:formula="of:=IF([.G398]&lt;&gt;&quot;&quot;;MIN([.J398];[.M398];[.P398];[.T398];[.W398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8]*[.AC398]" office:value-type="float" office:value="1.295" calcext:value-type="float">
            <text:p>1,29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99]=&quot;Power board&quot;;[.B399]*2;[.B399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99]=[.J399];&quot;Farnell&quot;; IF([.AB399]=[.M399]; &quot;Digikey&quot;; IF([.AB399]=[.P399]; &quot;Mouser&quot;; IF([.AB399]=[.T399]; &quot;RS&quot;; IF([.AB399]=[.W399]; &quot;TME&quot;)))))" office:value-type="string" office:string-value="TME" calcext:value-type="string">
            <text:p>TME</text:p>
          </table:table-cell>
          <table:table-cell table:style-name="ce150" table:formula="of:=IF([.G399]&lt;&gt;&quot;&quot;;MIN([.J399];[.M399];[.P399];[.T399];[.W399]);&quot;&quot;)" office:value-type="currency" office:currency="EUR" office:value="0.132" calcext:value-type="currency">
            <text:p>0,132 €</text:p>
          </table:table-cell>
          <table:table-cell table:style-name="ce143" table:formula="of:=[.G399]" office:value-type="float" office:value="2" calcext:value-type="float">
            <text:p>2</text:p>
          </table:table-cell>
          <table:table-cell table:style-name="ce163" table:formula="of:=[.AB399]*[.AC399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0]=&quot;Power board&quot;;[.B400]*2;[.B400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400]=[.J400];&quot;Farnell&quot;; IF([.AB400]=[.M400]; &quot;Digikey&quot;; IF([.AB400]=[.P400]; &quot;Mouser&quot;; IF([.AB400]=[.T400]; &quot;RS&quot;; IF([.AB400]=[.W400]; &quot;TME&quot;)))))" office:value-type="string" office:string-value="RS" calcext:value-type="string">
            <text:p>RS</text:p>
          </table:table-cell>
          <table:table-cell table:style-name="ce151" table:formula="of:=IF([.G400]&lt;&gt;&quot;&quot;;MIN([.J400];[.M400];[.P400];[.T400];[.W400]);&quot;&quot;)" office:value-type="currency" office:currency="EUR" office:value="0.188" calcext:value-type="currency">
            <text:p>0,188 €</text:p>
          </table:table-cell>
          <table:table-cell table:style-name="ce144" table:formula="of:=[.G400]" office:value-type="float" office:value="1" calcext:value-type="float">
            <text:p>1</text:p>
          </table:table-cell>
          <table:table-cell table:style-name="ce163" table:formula="of:=[.AB400]*[.AC400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1]=&quot;Power board&quot;;[.B401]*2;[.B401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0" table:formula="of:=IF([.G401]&lt;&gt;&quot;&quot;;MIN([.J401];[.M401];[.P401];[.T401];[.W401]);&quot;&quot;)" office:value-type="currency" office:currency="EUR" office:value="0.0504" calcext:value-type="currency">
            <text:p>0,050 €</text:p>
          </table:table-cell>
          <table:table-cell table:style-name="ce143" table:formula="of:=[.G401]" office:value-type="float" office:value="1" calcext:value-type="float">
            <text:p>1</text:p>
          </table:table-cell>
          <table:table-cell table:style-name="ce163" table:formula="of:=[.AB401]*[.AC401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2]=&quot;Power board&quot;;[.B402]*2;[.B402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 office:value-type="string" calcext:value-type="string">
            <text:p>538-22-01-2025 </text:p>
          </table:table-cell>
          <table:table-cell table:style-name="ce96" office:value-type="float" office:value="0.236" calcext:value-type="float">
            <text:p>0,236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1" table:formula="of:=IF([.G402]&lt;&gt;&quot;&quot;;MIN([.J402];[.M402];[.P402];[.T402];[.W402]);&quot;&quot;)" office:value-type="currency" office:currency="EUR" office:value="0.048" calcext:value-type="currency">
            <text:p>0,048 €</text:p>
          </table:table-cell>
          <table:table-cell table:style-name="ce144" table:formula="of:=[.G402]" office:value-type="float" office:value="1" calcext:value-type="float">
            <text:p>1</text:p>
          </table:table-cell>
          <table:table-cell table:style-name="ce163" table:formula="of:=[.AB402]*[.AC402]" office:value-type="float" office:value="0.048" calcext:value-type="float">
            <text:p>0,048</text:p>
          </table:table-cell>
          <table:table-cell table:number-columns-repeated="994"/>
        </table:table-row>
        <table:table-row table:style-name="ro1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3]=&quot;Power board&quot;;[.B403]*2;[.B403])" office:value-type="float" office:value="2" calcext:value-type="float">
            <text:p>2</text:p>
          </table:table-cell>
          <table:table-cell table:style-name="ce18" office:value-type="string" calcext:value-type="string">
            <text:p>865667</text:p>
          </table:table-cell>
          <table:table-cell table:style-name="ce30" office:value-type="string" calcext:value-type="string">
            <text:p>M20-1060800 </text:p>
          </table:table-cell>
          <table:table-cell table:style-name="ce66" office:value-type="float" office:value="0.231" calcext:value-type="float">
            <text:p>0,23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34-ND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1060800 </text:p>
          </table:table-cell>
          <table:table-cell table:style-name="ce95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3]=[.J403];&quot;Farnell&quot;; IF([.AB403]=[.M403]; &quot;Digikey&quot;; IF([.AB403]=[.P403]; &quot;Mouser&quot;; IF([.AB403]=[.T403]; &quot;RS&quot;; IF([.AB403]=[.W403]; &quot;TME&quot;)))))" office:value-type="string" office:string-value="TME" calcext:value-type="string">
            <text:p>TME</text:p>
          </table:table-cell>
          <table:table-cell table:style-name="ce150" table:formula="of:=IF([.G403]&lt;&gt;&quot;&quot;;MIN([.J403];[.M403];[.P403];[.T403];[.W403]);&quot;&quot;)" office:value-type="currency" office:currency="EUR" office:value="0.08659" calcext:value-type="currency">
            <text:p>0,087 €</text:p>
          </table:table-cell>
          <table:table-cell table:style-name="ce143" table:formula="of:=[.G403]" office:value-type="float" office:value="2" calcext:value-type="float">
            <text:p>2</text:p>
          </table:table-cell>
          <table:table-cell table:style-name="ce163" table:formula="of:=[.AB403]*[.AC403]" office:value-type="float" office:value="0.17318" calcext:value-type="float">
            <text:p>0,173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SDR-KEY</text:p>
          </table:table-cell>
          <table:table-cell table:style-name="ce31" office:value-type="string" calcext:value-type="string">
            <text:p>Polarising key</text:p>
          </table:table-cell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4]=&quot;Power board&quot;;[.B404]*2;[.B404])" office:value-type="float" office:value="1" calcext:value-type="float">
            <text:p>1</text:p>
          </table:table-cell>
          <table:table-cell table:style-name="ce58" office:value-type="string" calcext:value-type="string">
            <text:p>512023</text:p>
          </table:table-cell>
          <table:table-cell table:style-name="ce64" office:value-type="string" calcext:value-type="string">
            <text:p>M20-003</text:p>
          </table:table-cell>
          <table:table-cell table:style-name="ce67" table:formula="of:=14.9/100" office:value-type="float" office:value="0.149" calcext:value-type="float">
            <text:p>0,149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360-ND </text:p>
          </table:table-cell>
          <table:table-cell table:style-name="ce96" office:value-type="float" office:value="0.25" calcext:value-type="float">
            <text:p>0,2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003</text:p>
          </table:table-cell>
          <table:table-cell table:style-name="ce96" office:value-type="float" office:value="0.245" calcext:value-type="float">
            <text:p>0,245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NSDR-KEY</text:p>
          </table:table-cell>
          <table:table-cell table:style-name="ce125" office:value-type="float" office:value="0.035" calcext:value-type="float">
            <text:p>0,035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04]=[.J404];&quot;Farnell&quot;; IF([.AB404]=[.M404]; &quot;Digikey&quot;; IF([.AB404]=[.P404]; &quot;Mouser&quot;; IF([.AB404]=[.T404]; &quot;RS&quot;; IF([.AB404]=[.W404]; &quot;TME&quot;)))))" office:value-type="string" office:string-value="TME" calcext:value-type="string">
            <text:p>TME</text:p>
          </table:table-cell>
          <table:table-cell table:style-name="ce151" table:formula="of:=IF([.G404]&lt;&gt;&quot;&quot;;MIN([.J404];[.M404];[.P404];[.T404];[.W404]);&quot;&quot;)" office:value-type="currency" office:currency="EUR" office:value="0.035" calcext:value-type="currency">
            <text:p>0,035 €</text:p>
          </table:table-cell>
          <table:table-cell table:style-name="ce144" table:formula="of:=[.G404]" office:value-type="float" office:value="1" calcext:value-type="float">
            <text:p>1</text:p>
          </table:table-cell>
          <table:table-cell table:style-name="ce163" table:formula="of:=[.AB404]*[.AC404]" office:value-type="float" office:value="0.035" calcext:value-type="float">
            <text:p>0,035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0" office:value-type="string" calcext:value-type="string">
            <text:p>Pins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05]=&quot;Power board&quot;;[.B405]*2;[.B405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1" office:value-type="string" calcext:value-type="string">
            <text:p>Pins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6]=&quot;Power board&quot;;[.B406]*2;[.B406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7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05:.G406])" office:value-type="float" office:value="11" calcext:value-type="float">
            <text:p>11</text:p>
          </table:table-cell>
          <table:table-cell table:style-name="ce18" office:value-type="string" calcext:value-type="string">
            <text:p>9732675</text:p>
          </table:table-cell>
          <table:table-cell table:style-name="ce30" office:value-type="string" calcext:value-type="string">
            <text:p>39-00-0078 100pc</text:p>
          </table:table-cell>
          <table:table-cell table:style-name="ce66" office:value-type="float" office:value="13.3" calcext:value-type="float">
            <text:p>13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0-0078</text:p>
          </table:table-cell>
          <table:table-cell table:style-name="ce95" office:value-type="float" office:value="0.144" calcext:value-type="float">
            <text:p>0,144</text:p>
          </table:table-cell>
          <table:table-cell table:style-name="ce100"/>
          <table:table-cell table:style-name="ce85" office:value-type="string" calcext:value-type="string">
            <text:p>39-00-0078</text:p>
          </table:table-cell>
          <table:table-cell table:style-name="ce95" office:value-type="float" office:value="0.112" calcext:value-type="float">
            <text:p>0,112</text:p>
          </table:table-cell>
          <table:table-cell table:style-name="ce100"/>
          <table:table-cell table:style-name="ce110" office:value-type="string" calcext:value-type="string">
            <text:p>215-5887</text:p>
          </table:table-cell>
          <table:table-cell table:style-name="ce110" office:value-type="string" calcext:value-type="string">
            <text:p>39-00-0078 100pc</text:p>
          </table:table-cell>
          <table:table-cell table:style-name="ce92" office:value-type="float" office:value="14.1" calcext:value-type="float">
            <text:p>14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MX-5556-T3L</text:p>
          </table:table-cell>
          <table:table-cell table:style-name="ce66" office:value-type="float" office:value="0.0742" calcext:value-type="float">
            <text:p>0,07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7]=[.J407];&quot;Farnell&quot;; IF([.AB407]=[.M407]; &quot;Digikey&quot;; IF([.AB407]=[.P407]; &quot;Mouser&quot;; IF([.AB407]=[.T407]; &quot;RS&quot;; IF([.AB407]=[.W407]; &quot;TME&quot;)))))" office:value-type="string" office:string-value="TME" calcext:value-type="string">
            <text:p>TME</text:p>
          </table:table-cell>
          <table:table-cell table:style-name="ce150" table:formula="of:=IF([.G407]&lt;&gt;&quot;&quot;;MIN([.J407];[.M407];[.P407];[.T407];[.W407]);&quot;&quot;)" office:value-type="currency" office:currency="EUR" office:value="0.0742" calcext:value-type="currency">
            <text:p>0,074 €</text:p>
          </table:table-cell>
          <table:table-cell table:style-name="ce143" table:formula="of:=[.G407]" office:value-type="float" office:value="11" calcext:value-type="float">
            <text:p>11</text:p>
          </table:table-cell>
          <table:table-cell table:style-name="ce163" table:formula="of:=[.AB407]*[.AC407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0" office:value-type="string" calcext:value-type="string">
            <text:p>Pins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[.B409]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1" office:value-type="string" calcext:value-type="string">
            <text:p>Pins for X17</text:p>
          </table:table-cell>
          <table:table-cell table:style-name="ce31" office:value-type="string" calcext:value-type="string">
            <text:p>MAIN temperature sensor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[.B410]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09:.G410])" office:value-type="float" office:value="5" calcext:value-type="float">
            <text:p>5</text:p>
          </table:table-cell>
          <table:table-cell table:style-name="ce18" office:value-type="float" office:value="2063734" calcext:value-type="float">
            <text:p>2063734</text:p>
          </table:table-cell>
          <table:table-cell table:style-name="ce30" office:value-type="string" calcext:value-type="string">
            <text:p>08-50-0114</text:p>
          </table:table-cell>
          <table:table-cell table:style-name="ce66" office:value-type="float" office:value="0.0299" calcext:value-type="float">
            <text:p>0,03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8-50-0114</text:p>
          </table:table-cell>
          <table:table-cell table:style-name="ce95" office:value-type="float" office:value="0.17" calcext:value-type="float">
            <text:p>0,170</text:p>
          </table:table-cell>
          <table:table-cell table:style-name="ce100"/>
          <table:table-cell table:style-name="ce85" office:value-type="string" calcext:value-type="string">
            <text:p>08-50-0114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0"/>
          <table:table-cell table:style-name="ce110" office:value-type="string" calcext:value-type="string">
            <text:p>172-9178</text:p>
          </table:table-cell>
          <table:table-cell table:style-name="ce110" office:value-type="string" calcext:value-type="string">
            <text:p>08-50-0114</text:p>
          </table:table-cell>
          <table:table-cell table:style-name="ce92" office:value-type="float" office:value="0.085" calcext:value-type="float">
            <text:p>0,085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MX-0850-0114</text:p>
          </table:table-cell>
          <table:table-cell table:style-name="ce66" office:value-type="float" office:value="0.0472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1]=[.J411];&quot;Farnell&quot;; IF([.AB411]=[.M411]; &quot;Digikey&quot;; IF([.AB411]=[.P411]; &quot;Mouser&quot;; IF([.AB411]=[.T411]; &quot;RS&quot;; IF([.AB411]=[.W411]; &quot;TME&quot;)))))" office:value-type="string" office:string-value="Farnell" calcext:value-type="string">
            <text:p>Farnell</text:p>
          </table:table-cell>
          <table:table-cell table:style-name="ce150" table:formula="of:=IF([.G411]&lt;&gt;&quot;&quot;;MIN([.J411];[.M411];[.P411];[.T411];[.W411]);&quot;&quot;)" office:value-type="currency" office:currency="EUR" office:value="0.0299" calcext:value-type="currency">
            <text:p>0,030 €</text:p>
          </table:table-cell>
          <table:table-cell table:style-name="ce143" table:formula="of:=[.G411]" office:value-type="float" office:value="5" calcext:value-type="float">
            <text:p>5</text:p>
          </table:table-cell>
          <table:table-cell table:style-name="ce163" table:formula="of:=[.AB411]*[.AC411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7">
          <table:table-cell table:style-name="ce5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0" office:value-type="string" calcext:value-type="string">
            <text:p>Contact; female; 28÷22AWG; NSR/NDR; tinned</text:p>
          </table:table-cell>
          <table:table-cell table:style-name="ce45" office:value-type="string" calcext:value-type="string">
            <text:p>X8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[.B413]" office:value-type="float" office:value="21" calcext:value-type="float">
            <text:p>21</text:p>
          </table:table-cell>
          <table:table-cell table:style-name="ce18" office:value-type="string" calcext:value-type="string">
            <text:p>1022219</text:p>
          </table:table-cell>
          <table:table-cell table:style-name="ce30" office:value-type="string" calcext:value-type="string">
            <text:p>M20-1180042</text:p>
          </table:table-cell>
          <table:table-cell table:style-name="ce66" table:formula="of:=6.43/100" office:value-type="float" office:value="0.0643" calcext:value-type="float">
            <text:p>0,064</text:p>
          </table:table-cell>
          <table:table-cell table:style-name="ce73" office:value-type="float" office:value="100" calcext:value-type="float">
            <text:p>100</text:p>
          </table:table-cell>
          <table:table-cell table:style-name="ce85" office:value-type="string" calcext:value-type="string">
            <text:p>952-2158-ND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855-M20-1180042</text:p>
          </table:table-cell>
          <table:table-cell table:style-name="ce95" office:value-type="float" office:value="0.127" calcext:value-type="float">
            <text:p>0,12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1-2887</text:p>
          </table:table-cell>
          <table:table-cell table:style-name="ce110" office:value-type="string" calcext:value-type="string">
            <text:p>122-4777</text:p>
          </table:table-cell>
          <table:table-cell table:style-name="ce92" office:value-type="float" office:value="0.041" calcext:value-type="float">
            <text:p>0,041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NDR-T</text:p>
          </table:table-cell>
          <table:table-cell table:style-name="ce66" office:value-type="float" office:value="0.02696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13]=[.J413];&quot;Farnell&quot;; IF([.AB413]=[.M413]; &quot;Digikey&quot;; IF([.AB413]=[.P413]; &quot;Mouser&quot;; IF([.AB413]=[.T413]; &quot;RS&quot;; IF([.AB413]=[.W413]; &quot;TME&quot;)))))" office:value-type="string" office:string-value="TME" calcext:value-type="string">
            <text:p>TME</text:p>
          </table:table-cell>
          <table:table-cell table:style-name="ce150" table:formula="of:=IF([.G413]&lt;&gt;&quot;&quot;;MIN([.J413];[.M413];[.P413];[.T413];[.W413]);&quot;&quot;)" office:value-type="currency" office:currency="EUR" office:value="0.02696" calcext:value-type="currency">
            <text:p>0,027 €</text:p>
          </table:table-cell>
          <table:table-cell table:style-name="ce143" table:formula="of:=[.G413]" office:value-type="float" office:value="21" calcext:value-type="float">
            <text:p>21</text:p>
          </table:table-cell>
          <table:table-cell table:style-name="ce163" table:formula="of:=[.AB413]*[.AC413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1" office:value-type="string" calcext:value-type="string">
            <text:p>Ring terminal; M3; 0.5÷1 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4]=&quot;Power board&quot;;[.B414]*2;[.B414])" office:value-type="float" office:value="1" calcext:value-type="float">
            <text:p>1</text:p>
          </table:table-cell>
          <table:table-cell table:style-name="ce58" office:value-type="string" calcext:value-type="string">
            <text:p>7356528</text:p>
          </table:table-cell>
          <table:table-cell table:style-name="ce64" office:value-type="string" calcext:value-type="string">
            <text:p>LRB-1.0T-M3 </text:p>
          </table:table-cell>
          <table:table-cell table:style-name="ce67" office:value-type="float" office:value="0.102" calcext:value-type="float">
            <text:p>0,102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 91103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4]=[.J414];&quot;Farnell&quot;; IF([.AB414]=[.M414]; &quot;Digikey&quot;; IF([.AB414]=[.P414]; &quot;Mouser&quot;; IF([.AB414]=[.T414]; &quot;RS&quot;; IF([.AB414]=[.W414]; &quot;TME&quot;)))))" office:value-type="string" office:string-value="TME" calcext:value-type="string">
            <text:p>TME</text:p>
          </table:table-cell>
          <table:table-cell table:style-name="ce151" table:formula="of:=IF([.G414]&lt;&gt;&quot;&quot;;MIN([.J414];[.M414];[.P414];[.T414];[.W414]);&quot;&quot;)" office:value-type="currency" office:currency="EUR" office:value="0.048" calcext:value-type="currency">
            <text:p>0,04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14]*[.AC414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AC inlet Earth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6]=&quot;Power board&quot;;[.B416]*2;[.B41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Lower AC/DC module power input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7]=&quot;Power board&quot;;[.B417]*2;[.B41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18]=&quot;Power board&quot;;[.B418]*2;[.B41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15:.G418])" office:value-type="float" office:value="6" calcext:value-type="float">
            <text:p>6</text:p>
          </table:table-cell>
          <table:table-cell table:style-name="ce18" office:value-type="string" calcext:value-type="string">
            <text:p>3625424</text:p>
          </table:table-cell>
          <table:table-cell table:style-name="ce30" office:value-type="string" calcext:value-type="string">
            <text:p>STO-1.0T-187N-8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01148</text:p>
          </table:table-cell>
          <table:table-cell table:style-name="ce66" office:value-type="float" office:value="0.0469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9]=[.J419];&quot;Farnell&quot;; IF([.AB419]=[.M419]; &quot;Digikey&quot;; IF([.AB419]=[.P419]; &quot;Mouser&quot;; IF([.AB419]=[.T419]; &quot;RS&quot;; IF([.AB419]=[.W419]; &quot;TME&quot;)))))" office:value-type="string" office:string-value="TME" calcext:value-type="string">
            <text:p>TME</text:p>
          </table:table-cell>
          <table:table-cell table:style-name="ce150" table:formula="of:=IF([.G419]&lt;&gt;&quot;&quot;;MIN([.J419];[.M419];[.P419];[.T419];[.W419]);&quot;&quot;)" office:value-type="currency" office:currency="EUR" office:value="0.0469" calcext:value-type="currency">
            <text:p>0,047 €</text:p>
          </table:table-cell>
          <table:table-cell table:style-name="ce143" table:formula="of:=[.G419]" office:value-type="float" office:value="6" calcext:value-type="float">
            <text:p>6</text:p>
          </table:table-cell>
          <table:table-cell table:style-name="ce163" table:formula="of:=[.AB419]*[.AC419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0]=&quot;Power board&quot;;[.B420]*2;[.B42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1]=&quot;Power board&quot;;[.B421]*2;[.B421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20:.G421])" office:value-type="float" office:value="6" calcext:value-type="float">
            <text:p>6</text:p>
          </table:table-cell>
          <table:table-cell table:style-name="ce58" office:value-type="string" calcext:value-type="string">
            <text:p>841195</text:p>
          </table:table-cell>
          <table:table-cell table:style-name="ce64" office:value-type="string" calcext:value-type="string">
            <text:p>H0,75/14.</text:p>
          </table:table-cell>
          <table:table-cell table:style-name="ce67" table:formula="of:=13.49/[.K422]" office:value-type="float" office:value="0.1349" calcext:value-type="float">
            <text:p>0,135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4D/GY</text:p>
          </table:table-cell>
          <table:table-cell table:style-name="ce125" office:value-type="float" office:value="0.02337" calcext:value-type="float">
            <text:p>0,023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22]=[.J422];&quot;Farnell&quot;; IF([.AB422]=[.M422]; &quot;Digikey&quot;; IF([.AB422]=[.P422]; &quot;Mouser&quot;; IF([.AB422]=[.T422]; &quot;RS&quot;; IF([.AB422]=[.W422]; &quot;TME&quot;)))))" office:value-type="string" office:string-value="TME" calcext:value-type="string">
            <text:p>TME</text:p>
          </table:table-cell>
          <table:table-cell table:style-name="ce151" table:formula="of:=IF([.G420]&lt;&gt;&quot;&quot;;MIN([.J422];[.M422];[.P422];[.T422];[.W422]);&quot;&quot;)" office:value-type="currency" office:currency="EUR" office:value="0.02337" calcext:value-type="currency">
            <text:p>0,023 €</text:p>
          </table:table-cell>
          <table:table-cell table:style-name="ce144" table:formula="of:=[.G422]" office:value-type="float" office:value="6" calcext:value-type="float">
            <text:p>6</text:p>
          </table:table-cell>
          <table:table-cell table:style-name="ce163" table:formula="of:=[.AB422]*[.AC422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4]=&quot;Power board&quot;;[.B424]*2;[.B42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5]=&quot;Power board&quot;;[.B425]*2;[.B425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24:.G425])" office:value-type="float" office:value="5" calcext:value-type="float">
            <text:p>5</text:p>
          </table:table-cell>
          <table:table-cell table:style-name="ce58" office:value-type="string" calcext:value-type="string">
            <text:p>1121751</text:p>
          </table:table-cell>
          <table:table-cell table:style-name="ce64" office:value-type="string" calcext:value-type="string">
            <text:p>9037410000</text:p>
          </table:table-cell>
          <table:table-cell table:style-name="ce67" table:formula="of:=11.97/[.K426]" office:value-type="float" office:value="0.1197" calcext:value-type="float">
            <text:p>0,12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5D2/GY</text:p>
          </table:table-cell>
          <table:table-cell table:style-name="ce125" office:value-type="float" office:value="0.03609" calcext:value-type="float">
            <text:p>0,03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26]=[.J426];&quot;Farnell&quot;; IF([.AB426]=[.M426]; &quot;Digikey&quot;; IF([.AB426]=[.P426]; &quot;Mouser&quot;; IF([.AB426]=[.T426]; &quot;RS&quot;; IF([.AB426]=[.W426]; &quot;TME&quot;)))))" office:value-type="string" office:string-value="TME" calcext:value-type="string">
            <text:p>TME</text:p>
          </table:table-cell>
          <table:table-cell table:style-name="ce151" table:formula="of:=IF([.G426]&lt;&gt;&quot;&quot;;MIN([.J426];[.M426];[.P426];[.T426];[.W426]);&quot;&quot;)" office:value-type="currency" office:currency="EUR" office:value="0.03609" calcext:value-type="currency">
            <text:p>0,036 €</text:p>
          </table:table-cell>
          <table:table-cell table:style-name="ce144" table:formula="of:=[.G426]" office:value-type="float" office:value="5" calcext:value-type="float">
            <text:p>5</text:p>
          </table:table-cell>
          <table:table-cell table:style-name="ce163" table:formula="of:=[.AB426]*[.AC426]" office:value-type="float" office:value="0.18045" calcext:value-type="float">
            <text:p>0,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1"/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28]=&quot;Power board&quot;;[.B428]*2;[.B428])" office:value-type="float" office:value="1" calcext:value-type="float">
            <text:p>1</text:p>
          </table:table-cell>
          <table:table-cell table:style-name="ce58" office:value-type="string" calcext:value-type="string">
            <text:p>1734894</text:p>
          </table:table-cell>
          <table:table-cell table:style-name="ce64" office:value-type="string" calcext:value-type="string">
            <text:p>PS11029</text:p>
          </table:table-cell>
          <table:table-cell table:style-name="ce67" office:value-type="float" office:value="1.12" calcext:value-type="float">
            <text:p>1,12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CA00600.00C01</text:p>
          </table:table-cell>
          <table:table-cell table:style-name="ce125" office:value-type="float" office:value="6.8" calcext:value-type="float">
            <text:p>6,80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28]=[.J428];&quot;Farnell&quot;; IF([.AB428]=[.M428]; &quot;Digikey&quot;; IF([.AB428]=[.P428]; &quot;Mouser&quot;; IF([.AB428]=[.T428]; &quot;RS&quot;; IF([.AB428]=[.W428]; &quot;TME&quot;)))))" office:value-type="string" office:string-value="Farnell" calcext:value-type="string">
            <text:p>Farnell</text:p>
          </table:table-cell>
          <table:table-cell table:style-name="ce151" table:formula="of:=IF([.G428]&lt;&gt;&quot;&quot;;MIN([.J428];[.M428];[.P428];[.T428];[.W428]);&quot;&quot;)" office:value-type="currency" office:currency="EUR" office:value="1.12" calcext:value-type="currency">
            <text:p>1,120 €</text:p>
          </table:table-cell>
          <table:table-cell table:style-name="ce144" table:formula="of:=[.G428]" office:value-type="float" office:value="1" calcext:value-type="float">
            <text:p>1</text:p>
          </table:table-cell>
          <table:table-cell table:style-name="ce163" table:formula="of:=[.AB428]*[.AC428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9]=&quot;Power board&quot;;[.B429]*2;[.B429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0]=&quot;Power board&quot;;[.B430]*2;[.B430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1]=&quot;Power board&quot;;[.B431]*2;[.B431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2]=&quot;Power board&quot;;[.B432]*2;[.B432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29:.G432])" office:value-type="float" office:value="0.425" calcext:value-type="float">
            <text:p>0,425</text:p>
          </table:table-cell>
          <table:table-cell table:style-name="ce18" office:value-type="string" calcext:value-type="string">
            <text:p>2528103</text:p>
          </table:table-cell>
          <table:table-cell table:style-name="ce30" office:value-type="string" calcext:value-type="string">
            <text:p>PP001205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3]=[.J433];&quot;Farnell&quot;; IF([.AB433]=[.M433]; &quot;Digikey&quot;; IF([.AB433]=[.P433]; &quot;Mouser&quot;; IF([.AB433]=[.T433]; &quot;RS&quot;; IF([.AB433]=[.W433]; &quot;TME&quot;)))))" office:value-type="string" office:string-value="Farnell" calcext:value-type="string">
            <text:p>Farnell</text:p>
          </table:table-cell>
          <table:table-cell table:style-name="ce150" table:formula="of:=IF([.G433]&lt;&gt;&quot;&quot;;MIN([.J433];[.M433];[.P433];[.T433];[.W433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3]*[.AC433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5]=&quot;Power board&quot;;[.B435]*2;[.B435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6]=&quot;Power board&quot;;[.B436]*2;[.B436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7]=&quot;Power board&quot;;[.B437]*2;[.B437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8]=&quot;Power board&quot;;[.B438]*2;[.B438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35:.G438])" office:value-type="float" office:value="0.425" calcext:value-type="float">
            <text:p>0,425</text:p>
          </table:table-cell>
          <table:table-cell table:style-name="ce18" office:value-type="string" calcext:value-type="string">
            <text:p>2528092</text:p>
          </table:table-cell>
          <table:table-cell table:style-name="ce30" office:value-type="string" calcext:value-type="string">
            <text:p>PP001196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L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9]=[.J439];&quot;Farnell&quot;; IF([.AB439]=[.M439]; &quot;Digikey&quot;; IF([.AB439]=[.P439]; &quot;Mouser&quot;; IF([.AB439]=[.T439]; &quot;RS&quot;; IF([.AB439]=[.W439]; &quot;TME&quot;)))))" office:value-type="string" office:string-value="Farnell" calcext:value-type="string">
            <text:p>Farnell</text:p>
          </table:table-cell>
          <table:table-cell table:style-name="ce150" table:formula="of:=IF([.G439]&lt;&gt;&quot;&quot;;MIN([.J439];[.M439];[.P439];[.T439];[.W439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9]*[.AC439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1]=&quot;Power board&quot;;[.B441]*2;[.B441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2]=&quot;Power board&quot;;[.B442]*2;[.B442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1:.G442])" office:value-type="float" office:value="0.75" calcext:value-type="float">
            <text:p>0,75</text:p>
          </table:table-cell>
          <table:table-cell table:style-name="ce18" office:value-type="string" calcext:value-type="string">
            <text:p>2528175</text:p>
          </table:table-cell>
          <table:table-cell table:style-name="ce30" office:value-type="string" calcext:value-type="string">
            <text:p>PP001270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RD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3]=[.J443];&quot;Farnell&quot;; IF([.AB443]=[.M443]; &quot;Digikey&quot;; IF([.AB443]=[.P443]; &quot;Mouser&quot;; IF([.AB443]=[.T443]; &quot;RS&quot;; IF([.AB443]=[.W443]; &quot;TME&quot;)))))" office:value-type="string" office:string-value="TME" calcext:value-type="string">
            <text:p>TME</text:p>
          </table:table-cell>
          <table:table-cell table:style-name="ce150" table:formula="of:=IF([.G443]&lt;&gt;&quot;&quot;;MIN([.J443];[.M443];[.P443];[.T443];[.W443]);&quot;&quot;)" office:value-type="currency" office:currency="EUR" office:value="0.34" calcext:value-type="currency">
            <text:p>0,340 €</text:p>
          </table:table-cell>
          <table:table-cell table:style-name="ce143" table:formula="of:=[.G443]" office:value-type="float" office:value="0.75" calcext:value-type="float">
            <text:p>1</text:p>
          </table:table-cell>
          <table:table-cell table:style-name="ce163" table:formula="of:=[.AB443]*[.AC443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5]=&quot;Power board&quot;;[.B445]*2;[.B445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6]=&quot;Power board&quot;;[.B446]*2;[.B446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5:.G446])" office:value-type="float" office:value="0.75" calcext:value-type="float">
            <text:p>0,75</text:p>
          </table:table-cell>
          <table:table-cell table:style-name="ce18" office:value-type="string" calcext:value-type="string">
            <text:p>2528082</text:p>
          </table:table-cell>
          <table:table-cell table:style-name="ce30" office:value-type="string" calcext:value-type="string">
            <text:p>PP001186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K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7]=[.J447];&quot;Farnell&quot;; IF([.AB447]=[.M447]; &quot;Digikey&quot;; IF([.AB447]=[.P447]; &quot;Mouser&quot;; IF([.AB447]=[.T447]; &quot;RS&quot;; IF([.AB447]=[.W447]; &quot;TME&quot;)))))" office:value-type="string" office:string-value="TME" calcext:value-type="string">
            <text:p>TME</text:p>
          </table:table-cell>
          <table:table-cell table:style-name="ce150" table:formula="of:=IF([.G447]&lt;&gt;&quot;&quot;;MIN([.J447];[.M447];[.P447];[.T447];[.W447]);&quot;&quot;)" office:value-type="currency" office:currency="EUR" office:value="0.34" calcext:value-type="currency">
            <text:p>0,340 €</text:p>
          </table:table-cell>
          <table:table-cell table:style-name="ce143" table:formula="of:=[.G447]" office:value-type="float" office:value="0.75" calcext:value-type="float">
            <text:p>1</text:p>
          </table:table-cell>
          <table:table-cell table:style-name="ce163" table:formula="of:=[.AB447]*[.AC447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9]=&quot;Power board&quot;;[.B449]*2;[.B449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0]=&quot;Power board&quot;;[.B450]*2;[.B450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1]=&quot;Power board&quot;;[.B451]*2;[.B451])" office:value-type="float" office:value="0.17" calcext:value-type="float">
            <text:p>0,1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office:value-type="float" office:value="0.35" calcext:value-type="float">
            <text:p>0,3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rduino Shield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2]=&quot;Power board&quot;;[.B452]*2;[.B452])" office:value-type="float" office:value="0.35" calcext:value-type="float">
            <text:p>0,3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3]=&quot;Power board&quot;;[.B453]*2;[.B453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5"/>
          <table:table-cell office:value-type="float" office:value="0.115" calcext:value-type="float">
            <text:p>0,11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4]=&quot;Power board&quot;;[.B454]*2;[.B454])" office:value-type="float" office:value="0.115" calcext:value-type="float">
            <text:p>0,1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UX PS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5]=&quot;Power board&quot;;[.B455]*2;[.B455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49:.G455])" office:value-type="float" office:value="1.605" calcext:value-type="float">
            <text:p>1,605</text:p>
          </table:table-cell>
          <table:table-cell table:style-name="ce58" office:value-type="string" calcext:value-type="string">
            <text:p>2528140</text:p>
          </table:table-cell>
          <table:table-cell table:style-name="ce64" office:value-type="string" calcext:value-type="string">
            <text:p>PP001239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YL/G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6]=[.J456];&quot;Farnell&quot;; IF([.AB456]=[.M456]; &quot;Digikey&quot;; IF([.AB456]=[.P456]; &quot;Mouser&quot;; IF([.AB456]=[.T456]; &quot;RS&quot;; IF([.AB456]=[.W456]; &quot;TME&quot;)))))" office:value-type="string" office:string-value="TME" calcext:value-type="string">
            <text:p>TME</text:p>
          </table:table-cell>
          <table:table-cell table:style-name="ce151" table:formula="of:=IF([.G456]&lt;&gt;&quot;&quot;;MIN([.J456];[.M456];[.P456];[.T456];[.W456]);&quot;&quot;)" office:value-type="currency" office:currency="EUR" office:value="0.34" calcext:value-type="currency">
            <text:p>0,340 €</text:p>
          </table:table-cell>
          <table:table-cell table:style-name="ce144" table:formula="of:=[.G456]" office:value-type="float" office:value="1.605" calcext:value-type="float">
            <text:p>2</text:p>
          </table:table-cell>
          <table:table-cell table:style-name="ce163" table:formula="of:=[.AB456]*[.AC456]" office:value-type="float" office:value="0.5457" calcext:value-type="float">
            <text:p>0,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table:formula="of:=0.145*2" office:value-type="float" office:value="0.29" calcext:value-type="float">
            <text:p>0,29</text:p>
          </table:table-cell>
          <table:table-cell table:style-name="ce18" office:value-type="string" calcext:value-type="string">
            <text:p>LGY0.35/25-BR</text:p>
          </table:table-cell>
          <table:table-cell table:style-name="ce31" office:value-type="string" calcext:value-type="string">
            <text:p>Insulated wire, stranded, <text:span text:style-name="T3">any color</text:span>, max. 0.35 mm2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58]=&quot;Power board&quot;;[.B458]*2;[.B458])" office:value-type="float" office:value="0.29" calcext:value-type="float">
            <text:p>0,29</text:p>
          </table:table-cell>
          <table:table-cell table:style-name="ce58" office:value-type="float" office:value="2425402" calcext:value-type="float">
            <text:p>2425402</text:p>
          </table:table-cell>
          <table:table-cell table:style-name="ce64" office:value-type="string" calcext:value-type="string">
            <text:p>MC6A-7/0.2T2-BN-100</text:p>
          </table:table-cell>
          <table:table-cell table:style-name="ce67" office:value-type="float" office:value="0.0949" calcext:value-type="float">
            <text:p>0,095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35/25-BR</text:p>
          </table:table-cell>
          <table:table-cell table:style-name="ce125" office:value-type="float" office:value="0.21" calcext:value-type="float">
            <text:p>0,21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8]=[.J458];&quot;Farnell&quot;; IF([.AB458]=[.M458]; &quot;Digikey&quot;; IF([.AB458]=[.P458]; &quot;Mouser&quot;; IF([.AB458]=[.T458]; &quot;RS&quot;; IF([.AB458]=[.W458]; &quot;TME&quot;)))))" office:value-type="string" office:string-value="Farnell" calcext:value-type="string">
            <text:p>Farnell</text:p>
          </table:table-cell>
          <table:table-cell table:style-name="ce151" table:formula="of:=IF([.G458]&lt;&gt;&quot;&quot;;MIN([.J458];[.M458];[.P458];[.T458];[.W458]);&quot;&quot;)" office:value-type="currency" office:currency="EUR" office:value="0.0949" calcext:value-type="currency">
            <text:p>0,0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58]*[.AC458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0" office:value-type="string" calcext:value-type="string">
            <text:p>USB micro to 5-pin receptacle cable, 30 or 50 cm</text:p>
          </table:table-cell>
          <table:table-cell table:style-name="ce45" office:value-type="string" calcext:value-type="string">
            <text:p><text:a xlink:href="https://wonderwing.en.alibaba.com/" xlink:type="simple" office:target-frame-name="_blank">Shenzhen Wonderwing Electronics Ltd</text:a>. </text:p>
            <text:p>Or search <text:a xlink:href="https://www.aliexpress.com/item/Free-Shipping-50CM-micro-usb-5pin-male-to-1x-5Pin-Female-0-1-USB-header-PCB/32233605468.html" xlink:type="simple" office:target-frame-name="_blank">Aliexpress</text:a></text:p>
          </table:table-cell>
          <table:table-cell table:style-name="ce30"/>
          <table:table-cell table:style-name="ce51" table:formula="of:=IF([.F459]=&quot;Power board&quot;;[.B459]*2;[.B45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 table:formula="of:=IF([.AB459]=[.J459];&quot;Farnell&quot;; IF([.AB459]=[.M459]; &quot;Digikey&quot;; IF([.AB459]=[.P459]; &quot;Mouser&quot;; IF([.AB459]=[.T459]; &quot;RS&quot;; IF([.AB459]=[.W459]; &quot;TME&quot;)))))" office:value-type="string" office:string-value="Farnell" calcext:value-type="string">
            <text:p>Farnell</text:p>
          </table:table-cell>
          <table:table-cell table:style-name="ce150" table:formula="of:=IF([.G459]&lt;&gt;&quot;&quot;;MIN([.J459];[.M459];[.P459];[.T459];[.W459]);&quot;&quot;)" office:value-type="currency" office:currency="EUR" office:value="0" calcext:value-type="currency">
            <text:p>0,000 €</text:p>
          </table:table-cell>
          <table:table-cell table:style-name="ce143" table:formula="of:=[.G459]" office:value-type="float" office:value="1" calcext:value-type="float">
            <text:p>1</text:p>
          </table:table-cell>
          <table:table-cell table:style-name="ce163" table:formula="of:=[.AB459]*[.AC459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1" office:value-type="string" calcext:value-type="string">
            <text:p>Ribbon cable with IDC connectors, 30 cm</text:p>
          </table:table-cell>
          <table:table-cell table:style-name="ce31"/>
          <table:table-cell table:style-name="ce48" office:value-type="string" calcext:value-type="string">
            <text:p>Arduino Shield</text:p>
          </table:table-cell>
          <table:table-cell table:style-name="ce52" table:formula="of:=IF([.F460]=&quot;Power board&quot;;[.B460]*2;[.B46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FC10300-0</text:p>
          </table:table-cell>
          <table:table-cell table:style-name="ce125" office:value-type="float" office:value="1.04" calcext:value-type="float">
            <text:p>1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60]=[.J460];&quot;Farnell&quot;; IF([.AB460]=[.M460]; &quot;Digikey&quot;; IF([.AB460]=[.P460]; &quot;Mouser&quot;; IF([.AB460]=[.T460]; &quot;RS&quot;; IF([.AB460]=[.W460]; &quot;TME&quot;)))))" office:value-type="string" office:string-value="TME" calcext:value-type="string">
            <text:p>TME</text:p>
          </table:table-cell>
          <table:table-cell table:style-name="ce151" table:formula="of:=IF([.G460]&lt;&gt;&quot;&quot;;MIN([.J460];[.M460];[.P460];[.T460];[.W460]);&quot;&quot;)" office:value-type="currency" office:currency="EUR" office:value="1.04" calcext:value-type="currency">
            <text:p>1,040 €</text:p>
          </table:table-cell>
          <table:table-cell table:style-name="ce144" table:formula="of:=[.G460]" office:value-type="float" office:value="1" calcext:value-type="float">
            <text:p>1</text:p>
          </table:table-cell>
          <table:table-cell table:style-name="ce163" table:formula="of:=[.AB460]*[.AC460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4" table:formula="of:=SUM([.AD397:.AD460])" office:value-type="currency" office:currency="EUR" office:value="8.26911" calcext:value-type="currency">
            <text:p>8,27 €</text:p>
          </table:table-cell>
          <table:table-cell table:number-columns-repeated="994"/>
        </table:table-row>
        <table:table-row table:style-name="ro13">
          <table:table-cell table:style-name="ce5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8">
          <table:table-cell table:style-name="ce5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59" office:value-type="string" calcext:value-type="string">
            <text:p>Total</text:p>
          </table:table-cell>
          <table:table-cell table:style-name="ce166" table:formula="of:=[.AD284]+[.AD340]+[.AD394]+[.AD461]" office:value-type="currency" office:currency="EUR" office:value="289.41817" calcext:value-type="currency">
            <text:p>289,42 €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40" calcext:value-type="float">
            <text:p>40,00</text:p>
          </table:table-cell>
          <table:table-cell table:number-columns-repeated="994"/>
        </table:table-row>
        <table:table-row table:style-name="ro19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30" calcext:value-type="float">
            <text:p>30,00</text:p>
          </table:table-cell>
          <table:table-cell table:number-columns-repeated="994"/>
        </table:table-row>
        <table:table-row table:style-name="ro19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51" calcext:value-type="float">
            <text:p>51,00</text:p>
          </table:table-cell>
          <table:table-cell table:number-columns-repeated="994"/>
        </table:table-row>
        <table:table-row table:style-name="ro19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 table:formula="of:=SUM([.AD465:.AD467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19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1" office:value-type="string" calcext:value-type="string">
            <text:p>Estimated total (no shipping costs included):</text:p>
          </table:table-cell>
          <table:table-cell table:style-name="ce166" table:formula="of:=[.AD463]+[.AD468]" office:value-type="currency" office:currency="EUR" office:value="410.41817" calcext:value-type="currency">
            <text:p>410,42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9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20" table:number-rows-repeated="268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1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number:number-style style:name="N185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.00.0000</text:date>, <text:time style:data-style-name="N2" text:time-value="11:01:47.316435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3-29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3-29T14:19:30.227106264</dc:date>
    <meta:editing-cycles>1769</meta:editing-cycles>
    <meta:editing-duration>P12DT8H59M7S</meta:editing-duration>
    <meta:generator>LibreOffice/5.2.3.3$Linux_X86_64 LibreOffice_project/d54a8868f08a7b39642414cf2c8ef2f228f780cf</meta:generator>
    <meta:document-statistic meta:table-count="1" meta:cell-count="639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